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等线" svg:font-family="等线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office:value-type="string" calcext:value-type="string">
            <text:p>N/T</text:p>
          </table:table-cell>
          <table:table-cell/>
          <table:table-cell table:style-name="ce2" office:value-type="string" calcext:value-type="string">
            <text:p>%identificador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bloqu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entero</text:p>
          </table:table-cell>
          <table:table-cell table:style-name="ce2" office:value-type="string" calcext:value-type="string">
            <text:p>cadena</text:p>
          </table:table-cell>
          <table:table-cell table:style-name="ce2" office:value-type="string" calcext:value-type="string">
            <text:p>logico</text:p>
          </table:table-cell>
          <table:table-cell table:style-name="ce2" office:value-type="string" calcext:value-type="string">
            <text:p>lista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mientras</text:p>
          </table:table-cell>
          <table:table-cell table:style-name="ce2" office:value-type="string" calcext:value-type="string">
            <text:p>ciclo</text:p>
          </table:table-cell>
          <table:table-cell table:style-name="ce2" office:value-type="string" calcext:value-type="string">
            <text:p>repetir</text:p>
          </table:table-cell>
          <table:table-cell table:style-name="ce2" office:value-type="string" calcext:value-type="string">
            <text:p>para</text:p>
          </table:table-cell>
          <table:table-cell table:style-name="ce2" office:value-type="string" calcext:value-type="string">
            <text:p>dentr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imprimir</text:p>
          </table:table-cell>
          <table:table-cell table:style-name="ce2" office:value-type="string" calcext:value-type="string">
            <text:p>longitud</text:p>
          </table:table-cell>
          <table:table-cell table:style-name="ce2" office:value-type="string" calcext:value-type="string">
            <text:p>esentero</text:p>
          </table:table-cell>
          <table:table-cell table:style-name="ce2" office:value-type="string" calcext:value-type="string">
            <text:p>esdecimal</text:p>
          </table:table-cell>
          <table:table-cell table:style-name="ce2" office:value-type="string" calcext:value-type="string">
            <text:p>entero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leer</text:p>
          </table:table-cell>
          <table:table-cell table:style-name="ce2" office:value-type="string" calcext:value-type="string">
            <text:p>absoluto</text:p>
          </table:table-cell>
          <table:table-cell table:style-name="ce2" office:value-type="string" calcext:value-type="string">
            <text:p>redondear</text:p>
          </table:table-cell>
          <table:table-cell table:style-name="ce2" office:value-type="string" calcext:value-type="string">
            <text:p>potencia</text:p>
          </table:table-cell>
          <table:table-cell table:style-name="ce2" office:value-type="string" calcext:value-type="string">
            <text:p>sumar</text:p>
          </table:table-cell>
          <table:table-cell table:style-name="ce2" office:value-type="string" calcext:value-type="string">
            <text:p>minimo</text:p>
          </table:table-cell>
          <table:table-cell table:style-name="ce2" office:value-type="string" calcext:value-type="string">
            <text:p>maximo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sino</text:p>
          </table:table-cell>
          <table:table-cell table:style-name="ce2" office:value-type="string" calcext:value-type="string">
            <text:p>otr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ang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//{</text:p>
          </table:table-cell>
          <table:table-cell table:style-name="ce2" office:value-type="string" calcext:value-type="string">
            <text:p>//}</text:p>
          </table:table-cell>
          <table:table-cell table:style-name="ce2" office:value-type="string" calcext:value-type="string">
            <text:p>::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:=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~~</text:p>
          </table:table-cell>
          <table:table-cell table:style-name="ce2" office:value-type="string" calcext:value-type="string">
            <text:p>+:</text:p>
          </table:table-cell>
          <table:table-cell table:style-name="ce2" office:value-type="string" calcext:value-type="string">
            <text:p>-:</text:p>
          </table:table-cell>
          <table:table-cell table:style-name="ce2" office:value-type="string" calcext:value-type="string">
            <text:p>/:</text:p>
          </table:table-cell>
          <table:table-cell table:style-name="ce2" office:value-type="string" calcext:value-type="string">
            <text:p>*:</text:p>
          </table:table-cell>
          <table:table-cell table:style-name="ce2" office:value-type="string" calcext:value-type="string">
            <text:p>&lt;:</text:p>
          </table:table-cell>
          <table:table-cell table:style-name="ce2" office:value-type="string" calcext:value-type="string">
            <text:p>&gt;: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:=:=</text:p>
          </table:table-cell>
          <table:table-cell table:style-name="ce2" office:value-type="string" calcext:value-type="string">
            <text:p>:!=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1">
          <table:table-cell table:style-name="ce1" office:value-type="string" calcext:value-type="string">
            <text:p>PROGRAMA</text:p>
          </table:table-cell>
          <table:table-cell table:style-name="ce1"/>
          <table:table-cell table:number-columns-repeated="45" table:style-name="ce3"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DECLARACIONVARIABLES</text:p>
          </table:table-cell>
          <table:table-cell table:style-name="ce1"/>
          <table:table-cell table:style-name="ce3" office:value-type="string" calcext:value-type="string">
            <text:p>erro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style-name="ce1"/>
          <table:table-cell table:number-columns-repeated="40" table:style-name="ce3" office:value-type="string" calcext:value-type="string">
            <text:p>error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error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2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LISTAVARIABLES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number-columns-repeated="64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LISTAVARIABLESPRIMA</text:p>
          </table:table-cell>
          <table:table-cell table:style-name="ce1"/>
          <table:table-cell table:number-columns-repeated="41" table:style-name="ce3" office:value-type="string" calcext:value-type="string">
            <text:p>error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error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0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style-name="ce1"/>
          <table:table-cell table:number-columns-repeated="45" table:style-name="ce3" office:value-type="string" calcext:value-type="string">
            <text:p>error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9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/>
          <table:table-cell table:number-columns-repeated="4" table:style-name="ce3" office:value-type="string" calcext:value-type="string">
            <text:p>err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56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DECLARACIONFUNCIONES</text:p>
          </table:table-cell>
          <table:table-cell table:style-name="ce1"/>
          <table:table-cell table:number-columns-repeated="42" table:style-name="ce3" office:value-type="string" calcext:value-type="string">
            <text:p>error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1" table:style-name="ce3" office:value-type="string" calcext:value-type="string">
            <text:p>error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ELCARAFUNCION</text:p>
          </table:table-cell>
          <table:table-cell table:style-name="ce1"/>
          <table:table-cell table:number-columns-repeated="42" table:style-name="ce3" office:value-type="string" calcext:value-type="string">
            <text:p>error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1" table:style-name="ce3" office:value-type="string" calcext:value-type="string">
            <text:p>error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BLOQUE</text:p>
          </table:table-cell>
          <table:table-cell table:style-name="ce1"/>
          <table:table-cell table:number-columns-repeated="9" table:style-name="ce3" office:value-type="string" calcext:value-type="string">
            <text:p>error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55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PARAMETROS</text:p>
          </table:table-cell>
          <table:table-cell table:style-name="ce1"/>
          <table:table-cell table:number-columns-repeated="62" table:style-name="ce3" office:value-type="string" calcext:value-type="string">
            <text:p>error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LISTAPARAMETROS</text:p>
          </table:table-cell>
          <table:table-cell table:style-name="ce1"/>
          <table:table-cell table:style-name="ce4" office:value-type="float" office:value="20" calcext:value-type="float">
            <text:p>20</text:p>
          </table:table-cell>
          <table:table-cell table:number-columns-repeated="47" table:style-name="ce3" office:value-type="string" calcext:value-type="string">
            <text:p>error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4" table:style-name="ce3" office:value-type="string" calcext:value-type="string">
            <text:p>error</text:p>
          </table:table-cell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LISTAPARAMETROSPRIMA</text:p>
          </table:table-cell>
          <table:table-cell table:style-name="ce1"/>
          <table:table-cell table:number-columns-repeated="44" table:style-name="ce3" office:value-type="string" calcext:value-type="string">
            <text:p>error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3" table:style-name="ce3" office:value-type="string" calcext:value-type="string">
            <text:p>error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4" table:style-name="ce3" office:value-type="string" calcext:value-type="string">
            <text:p>error</text:p>
          </table:table-cell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error</text:p>
          </table:table-cell>
        </table:table-row>
        <table:table-row table:style-name="ro2">
          <table:table-cell table:style-name="ce1" office:value-type="string" calcext:value-type="string">
            <text:p>RETURN</text:p>
          </table:table-cell>
          <table:table-cell table:style-name="ce1"/>
          <table:table-cell table:number-columns-repeated="11" table:style-name="ce3" office:value-type="string" calcext:value-type="string">
            <text:p>error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53" table:style-name="ce3" office:value-type="string" calcext:value-type="string">
            <text:p>error</text:p>
          </table:table-cell>
        </table:table-row>
        <table:table-row table:style-name="ro2">
          <table:table-cell table:style-name="ce1" office:value-type="string" calcext:value-type="string">
            <text:p>LISTARETURN</text:p>
          </table:table-cell>
          <table:table-cell table:style-name="ce1"/>
          <table:table-cell table:style-name="ce5" office:value-type="float" office:value="25" calcext:value-type="float">
            <text:p>25</text:p>
          </table:table-cell>
          <table:table-cell table:number-columns-repeated="64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LISTARETURNPRIMA</text:p>
          </table:table-cell>
          <table:table-cell table:style-name="ce1"/>
          <table:table-cell table:style-name="ce4" office:value-type="float" office:value="26" calcext:value-type="float">
            <text:p>26</text:p>
          </table:table-cell>
          <table:table-cell table:number-columns-repeated="41" table:style-name="ce3" office:value-type="string" calcext:value-type="string">
            <text:p>error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1" table:style-name="ce3" office:value-type="string" calcext:value-type="string">
            <text:p>error</text:p>
          </table:table-cell>
          <table:table-cell table:style-name="ce6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/>
          <table:table-cell table:style-name="ce4" office:value-type="float" office:value="28" calcext:value-type="float">
            <text:p>28</text:p>
          </table:table-cell>
          <table:table-cell table:number-columns-repeated="9" table:style-name="ce3" office:value-type="string" calcext:value-type="string">
            <text:p>error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string" calcext:value-type="string">
            <text:p>error</text:p>
          </table:table-cell>
          <table:table-cell table:number-columns-repeated="4" table:style-name="ce4" office:value-type="float" office:value="28" calcext:value-type="float">
            <text:p>28</text:p>
          </table:table-cell>
          <table:table-cell table:style-name="ce3" office:value-type="string" calcext:value-type="string">
            <text:p>error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46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INSTRUCCION</text:p>
          </table:table-cell>
          <table:table-cell table:style-name="ce1"/>
          <table:table-cell table:style-name="ce4" office:value-type="float" office:value="30" calcext:value-type="float">
            <text:p>30</text:p>
          </table:table-cell>
          <table:table-cell table:number-columns-repeated="11" table:style-name="ce3" office:value-type="string" calcext:value-type="string">
            <text:p>error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string" calcext:value-type="string">
            <text:p>error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6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LLAMADAFUNCION</text:p>
          </table:table-cell>
          <table:table-cell table:style-name="ce1"/>
          <table:table-cell office:value-type="float" office:value="37" calcext:value-type="float">
            <text:p>37</text:p>
          </table:table-cell>
          <table:table-cell table:number-columns-repeated="4" table:style-name="ce3" office:value-type="string" calcext:value-type="string">
            <text:p>error</text:p>
          </table:table-cell>
          <table:table-cell office:value-type="float" office:value="38" calcext:value-type="float">
            <text:p>38</text:p>
          </table:table-cell>
          <table:table-cell table:number-columns-repeated="13" table:style-name="ce3" office:value-type="string" calcext:value-type="string">
            <text:p>error</text:p>
          </table:table-cell>
          <table:table-cell table:number-columns-repeated="12" office:value-type="float" office:value="38" calcext:value-type="float">
            <text:p>38</text:p>
          </table:table-cell>
          <table:table-cell table:number-columns-repeated="34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FUNCTION_BUILT_IN</text:p>
          </table:table-cell>
          <table:table-cell table:style-name="ce1"/>
          <table:table-cell table:number-columns-repeated="5" table:style-name="ce3" office:value-type="string" calcext:value-type="string">
            <text:p>error</text:p>
          </table:table-cell>
          <table:table-cell office:value-type="float" office:value="46" calcext:value-type="float">
            <text:p>46</text:p>
          </table:table-cell>
          <table:table-cell table:number-columns-repeated="13" table:style-name="ce3" office:value-type="string" calcext:value-type="string">
            <text:p>erro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4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VARIABLESIMPRIMIR</text:p>
          </table:table-cell>
          <table:table-cell table:style-name="ce1"/>
          <table:table-cell office:value-type="float" office:value="52" calcext:value-type="float">
            <text:p>52</text:p>
          </table:table-cell>
          <table:table-cell table:number-columns-repeated="30" table:style-name="ce3" office:value-type="string" calcext:value-type="string">
            <text:p>error</text:p>
          </table:table-cell>
          <table:table-cell office:value-type="float" office:value="53" calcext:value-type="float">
            <text:p>53</text:p>
          </table:table-cell>
          <table:table-cell table:number-columns-repeated="3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VARIABLESPRIMA</text:p>
          </table:table-cell>
          <table:table-cell table:style-name="ce1"/>
          <table:table-cell table:number-columns-repeated="43" table:style-name="ce3" office:value-type="string" calcext:value-type="string">
            <text:p>error</text:p>
          </table:table-cell>
          <table:table-cell office:value-type="float" office:value="55" calcext:value-type="float">
            <text:p>55</text:p>
          </table:table-cell>
          <table:table-cell table:number-columns-repeated="6" table:style-name="ce3" office:value-type="string" calcext:value-type="string">
            <text:p>error</text:p>
          </table:table-cell>
          <table:table-cell office:value-type="float" office:value="54" calcext:value-type="float">
            <text:p>54</text:p>
          </table:table-cell>
          <table:table-cell table:number-columns-repeated="14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ELSEIF</text:p>
          </table:table-cell>
          <table:table-cell table:style-name="ce1"/>
          <table:table-cell office:value-type="float" office:value="57" calcext:value-type="float">
            <text:p>57</text:p>
          </table:table-cell>
          <table:table-cell table:number-columns-repeated="9" table:style-name="ce3" office:value-type="string" calcext:value-type="string">
            <text:p>error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error</text:p>
          </table:table-cell>
          <table:table-cell table:number-columns-repeated="4" office:value-type="float" office:value="57" calcext:value-type="float">
            <text:p>57</text:p>
          </table:table-cell>
          <table:table-cell table:style-name="ce3" office:value-type="string" calcext:value-type="string">
            <text:p>error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3" table:style-name="ce3" office:value-type="string" calcext:value-type="string">
            <text:p>error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31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table:number-columns-repeated="9" table:style-name="ce3" office:value-type="string" calcext:value-type="string">
            <text:p>error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error</text:p>
          </table:table-cell>
          <table:table-cell table:number-columns-repeated="4" office:value-type="float" office:value="58" calcext:value-type="float">
            <text:p>58</text:p>
          </table:table-cell>
          <table:table-cell table:style-name="ce3" office:value-type="string" calcext:value-type="string">
            <text:p>error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4" table:style-name="ce3" office:value-type="string" calcext:value-type="string">
            <text:p>error</text:p>
          </table:table-cell>
          <table:table-cell office:value-type="float" office:value="59" calcext:value-type="float">
            <text:p>59</text:p>
          </table:table-cell>
          <table:table-cell table:number-columns-repeated="31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RANGO</text:p>
          </table:table-cell>
          <table:table-cell table:style-name="ce1"/>
          <table:table-cell table:number-columns-repeated="36" table:style-name="ce3" office:value-type="string" calcext:value-type="string">
            <text:p>error</text:p>
          </table:table-cell>
          <table:table-cell office:value-type="float" office:value="60" calcext:value-type="float">
            <text:p>60</text:p>
          </table:table-cell>
          <table:table-cell table:number-columns-repeated="28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VALOR1</text:p>
          </table:table-cell>
          <table:table-cell table:style-name="ce1"/>
          <table:table-cell office:value-type="float" office:value="61" calcext:value-type="float">
            <text:p>61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61" calcext:value-type="float">
            <text:p>61</text:p>
          </table:table-cell>
          <table:table-cell table:number-columns-repeated="27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VALOR2</text:p>
          </table:table-cell>
          <table:table-cell table:style-name="ce1"/>
          <table:table-cell table:number-columns-repeated="43" table:style-name="ce3" office:value-type="string" calcext:value-type="string">
            <text:p>error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0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VALOR3</text:p>
          </table:table-cell>
          <table:table-cell table:style-name="ce1"/>
          <table:table-cell table:number-columns-repeated="43" table:style-name="ce3" office:value-type="string" calcext:value-type="string">
            <text:p>error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0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BOOLEXP</text:p>
          </table:table-cell>
          <table:table-cell table:style-name="ce1"/>
          <table:table-cell office:value-type="float" office:value="66" calcext:value-type="float">
            <text:p>66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66" calcext:value-type="float">
            <text:p>66</text:p>
          </table:table-cell>
          <table:table-cell table:number-columns-repeated="4" table:style-name="ce3" office:value-type="string" calcext:value-type="string">
            <text:p>error</text:p>
          </table:table-cell>
          <table:table-cell office:value-type="float" office:value="66" calcext:value-type="float">
            <text:p>66</text:p>
          </table:table-cell>
          <table:table-cell table:number-columns-repeated="8" table:style-name="ce3" office:value-type="string" calcext:value-type="string">
            <text:p>error</text:p>
          </table:table-cell>
          <table:table-cell office:value-type="float" office:value="66" calcext:value-type="float">
            <text:p>66</text:p>
          </table:table-cell>
          <table:table-cell table:number-columns-repeated="1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BOOLEXP_PRIMA</text:p>
          </table:table-cell>
          <table:table-cell table:style-name="ce1"/>
          <table:table-cell office:value-type="float" office:value="68" calcext:value-type="float">
            <text:p>68</text:p>
          </table:table-cell>
          <table:table-cell table:number-columns-repeated="8" table:style-name="ce3" office:value-type="string" calcext:value-type="string">
            <text:p>error</text:p>
          </table:table-cell>
          <table:table-cell table:number-columns-repeated="2" office:value-type="float" office:value="68" calcext:value-type="float">
            <text:p>68</text:p>
          </table:table-cell>
          <table:table-cell table:style-name="ce3" office:value-type="string" calcext:value-type="string">
            <text:p>error</text:p>
          </table:table-cell>
          <table:table-cell table:number-columns-repeated="4" office:value-type="float" office:value="68" calcext:value-type="float">
            <text:p>68</text:p>
          </table:table-cell>
          <table:table-cell table:style-name="ce3" office:value-type="string" calcext:value-type="string">
            <text:p>error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6" table:style-name="ce3" office:value-type="string" calcext:value-type="string">
            <text:p>error</text:p>
          </table:table-cell>
          <table:table-cell office:value-type="float" office:value="67" calcext:value-type="float">
            <text:p>67</text:p>
          </table:table-cell>
          <table:table-cell table:number-columns-repeated="29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BOOLTERM</text:p>
          </table:table-cell>
          <table:table-cell table:style-name="ce1"/>
          <table:table-cell office:value-type="float" office:value="69" calcext:value-type="float">
            <text:p>69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69" calcext:value-type="float">
            <text:p>69</text:p>
          </table:table-cell>
          <table:table-cell table:number-columns-repeated="4" table:style-name="ce3" office:value-type="string" calcext:value-type="string">
            <text:p>error</text:p>
          </table:table-cell>
          <table:table-cell office:value-type="float" office:value="69" calcext:value-type="float">
            <text:p>69</text:p>
          </table:table-cell>
          <table:table-cell table:number-columns-repeated="8" table:style-name="ce3" office:value-type="string" calcext:value-type="string">
            <text:p>error</text:p>
          </table:table-cell>
          <table:table-cell office:value-type="float" office:value="69" calcext:value-type="float">
            <text:p>69</text:p>
          </table:table-cell>
          <table:table-cell table:number-columns-repeated="1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BOOLTERM_PRIMA</text:p>
          </table:table-cell>
          <table:table-cell table:style-name="ce1"/>
          <table:table-cell office:value-type="float" office:value="71" calcext:value-type="float">
            <text:p>71</text:p>
          </table:table-cell>
          <table:table-cell table:number-columns-repeated="8" table:style-name="ce3" office:value-type="string" calcext:value-type="string">
            <text:p>error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3" office:value-type="string" calcext:value-type="string">
            <text:p>error</text:p>
          </table:table-cell>
          <table:table-cell table:number-columns-repeated="4" office:value-type="float" office:value="71" calcext:value-type="float">
            <text:p>71</text:p>
          </table:table-cell>
          <table:table-cell table:style-name="ce3" office:value-type="string" calcext:value-type="string">
            <text:p>error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5" table:style-name="ce3" office:value-type="string" calcext:value-type="string">
            <text:p>error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9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BOOLFACTOR</text:p>
          </table:table-cell>
          <table:table-cell table:style-name="ce1"/>
          <table:table-cell office:value-type="float" office:value="74" calcext:value-type="float">
            <text:p>74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74" calcext:value-type="float">
            <text:p>74</text:p>
          </table:table-cell>
          <table:table-cell table:number-columns-repeated="4" table:style-name="ce3" office:value-type="string" calcext:value-type="string">
            <text:p>error</text:p>
          </table:table-cell>
          <table:table-cell office:value-type="float" office:value="73" calcext:value-type="float">
            <text:p>73</text:p>
          </table:table-cell>
          <table:table-cell table:number-columns-repeated="8" table:style-name="ce3" office:value-type="string" calcext:value-type="string">
            <text:p>error</text:p>
          </table:table-cell>
          <table:table-cell office:value-type="float" office:value="72" calcext:value-type="float">
            <text:p>72</text:p>
          </table:table-cell>
          <table:table-cell table:number-columns-repeated="1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RELTERMP</text:p>
          </table:table-cell>
          <table:table-cell table:style-name="ce1"/>
          <table:table-cell office:value-type="float" office:value="76" calcext:value-type="float">
            <text:p>76</text:p>
          </table:table-cell>
          <table:table-cell table:number-columns-repeated="8" table:style-name="ce3" office:value-type="string" calcext:value-type="string">
            <text:p>error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3" office:value-type="string" calcext:value-type="string">
            <text:p>error</text:p>
          </table:table-cell>
          <table:table-cell table:number-columns-repeated="4" office:value-type="float" office:value="76" calcext:value-type="float">
            <text:p>76</text:p>
          </table:table-cell>
          <table:table-cell table:style-name="ce3" office:value-type="string" calcext:value-type="string">
            <text:p>error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5" table:style-name="ce3" office:value-type="string" calcext:value-type="string">
            <text:p>error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7" table:style-name="ce3" office:value-type="string" calcext:value-type="string">
            <text:p>error</text:p>
          </table:table-cell>
          <table:table-cell office:value-type="float" office:value="76" calcext:value-type="float">
            <text:p>76</text:p>
          </table:table-cell>
          <table:table-cell table:number-columns-repeated="12" table:style-name="ce3" office:value-type="string" calcext:value-type="string">
            <text:p>error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RELTERM</text:p>
          </table:table-cell>
          <table:table-cell table:style-name="ce1"/>
          <table:table-cell office:value-type="float" office:value="77" calcext:value-type="float">
            <text:p>77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77" calcext:value-type="float">
            <text:p>77</text:p>
          </table:table-cell>
          <table:table-cell table:number-columns-repeated="27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EXPARITM</text:p>
          </table:table-cell>
          <table:table-cell table:style-name="ce1"/>
          <table:table-cell office:value-type="float" office:value="78" calcext:value-type="float">
            <text:p>78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78" calcext:value-type="float">
            <text:p>78</text:p>
          </table:table-cell>
          <table:table-cell table:number-columns-repeated="27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EXPPRIMA</text:p>
          </table:table-cell>
          <table:table-cell table:style-name="ce1"/>
          <table:table-cell office:value-type="float" office:value="81" calcext:value-type="float">
            <text:p>81</text:p>
          </table:table-cell>
          <table:table-cell table:number-columns-repeated="8" table:style-name="ce3" office:value-type="string" calcext:value-type="string">
            <text:p>error</text:p>
          </table:table-cell>
          <table:table-cell table:number-columns-repeated="2" office:value-type="float" office:value="81" calcext:value-type="float">
            <text:p>81</text:p>
          </table:table-cell>
          <table:table-cell table:style-name="ce3" office:value-type="string" calcext:value-type="string">
            <text:p>error</text:p>
          </table:table-cell>
          <table:table-cell table:number-columns-repeated="4" office:value-type="float" office:value="81" calcext:value-type="float">
            <text:p>81</text:p>
          </table:table-cell>
          <table:table-cell table:style-name="ce3" office:value-type="string" calcext:value-type="string">
            <text:p>error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5" table:style-name="ce3" office:value-type="string" calcext:value-type="string">
            <text:p>error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7" table:style-name="ce3" office:value-type="string" calcext:value-type="string">
            <text:p>error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7" table:style-name="ce3" office:value-type="string" calcext:value-type="string">
            <text:p>error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error</text:p>
          </table:table-cell>
          <table:table-cell table:number-columns-repeated="6" office:value-type="float" office:value="81" calcext:value-type="float">
            <text:p>81</text:p>
          </table:table-cell>
          <table:table-cell table:number-columns-repeated="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TERMINO</text:p>
          </table:table-cell>
          <table:table-cell table:style-name="ce1"/>
          <table:table-cell office:value-type="float" office:value="82" calcext:value-type="float">
            <text:p>82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82" calcext:value-type="float">
            <text:p>82</text:p>
          </table:table-cell>
          <table:table-cell table:number-columns-repeated="27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TERMPRIMO</text:p>
          </table:table-cell>
          <table:table-cell table:style-name="ce1"/>
          <table:table-cell office:value-type="float" office:value="85" calcext:value-type="float">
            <text:p>85</text:p>
          </table:table-cell>
          <table:table-cell table:number-columns-repeated="8" table:style-name="ce3" office:value-type="string" calcext:value-type="string">
            <text:p>error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3" office:value-type="string" calcext:value-type="string">
            <text:p>error</text:p>
          </table:table-cell>
          <table:table-cell table:number-columns-repeated="4" office:value-type="float" office:value="85" calcext:value-type="float">
            <text:p>85</text:p>
          </table:table-cell>
          <table:table-cell table:style-name="ce3" office:value-type="string" calcext:value-type="string">
            <text:p>error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5" table:style-name="ce3" office:value-type="string" calcext:value-type="string">
            <text:p>error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7" table:style-name="ce3" office:value-type="string" calcext:value-type="string">
            <text:p>error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7" table:style-name="ce3" office:value-type="string" calcext:value-type="string">
            <text:p>erro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85" calcext:value-type="float">
            <text:p>85</text:p>
          </table:table-cell>
          <table:table-cell table:number-columns-repeated="3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/>
          <table:table-cell office:value-type="float" office:value="86" calcext:value-type="float">
            <text:p>86</text:p>
          </table:table-cell>
          <table:table-cell table:number-columns-repeated="36" table:style-name="ce3" office:value-type="string" calcext:value-type="string">
            <text:p>error</text:p>
          </table:table-cell>
          <table:table-cell office:value-type="float" office:value="87" calcext:value-type="float">
            <text:p>87</text:p>
          </table:table-cell>
          <table:table-cell table:number-columns-repeated="27" table:style-name="ce3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OPERADOR</text:p>
          </table:table-cell>
          <table:table-cell table:style-name="ce1"/>
          <table:table-cell table:number-columns-repeated="56" table:style-name="ce3" office:value-type="string" calcext:value-type="string">
            <text:p>error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3" table:style-name="ce3"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dentificador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bloqu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entero</text:p>
          </table:table-cell>
          <table:table-cell table:style-name="ce2" office:value-type="string" calcext:value-type="string">
            <text:p>cadena</text:p>
          </table:table-cell>
          <table:table-cell table:style-name="ce2" office:value-type="string" calcext:value-type="string">
            <text:p>logico</text:p>
          </table:table-cell>
          <table:table-cell table:style-name="ce2" office:value-type="string" calcext:value-type="string">
            <text:p>lista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mientras</text:p>
          </table:table-cell>
          <table:table-cell table:style-name="ce2" office:value-type="string" calcext:value-type="string">
            <text:p>ciclo</text:p>
          </table:table-cell>
          <table:table-cell table:style-name="ce2" office:value-type="string" calcext:value-type="string">
            <text:p>repetir</text:p>
          </table:table-cell>
          <table:table-cell table:style-name="ce2" office:value-type="string" calcext:value-type="string">
            <text:p>para</text:p>
          </table:table-cell>
          <table:table-cell table:style-name="ce2" office:value-type="string" calcext:value-type="string">
            <text:p>dentr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imprimir</text:p>
          </table:table-cell>
          <table:table-cell table:style-name="ce2" office:value-type="string" calcext:value-type="string">
            <text:p>longitud</text:p>
          </table:table-cell>
          <table:table-cell table:style-name="ce2" office:value-type="string" calcext:value-type="string">
            <text:p>esentero</text:p>
          </table:table-cell>
          <table:table-cell table:style-name="ce2" office:value-type="string" calcext:value-type="string">
            <text:p>esdecimal</text:p>
          </table:table-cell>
          <table:table-cell table:style-name="ce2" office:value-type="string" calcext:value-type="string">
            <text:p>entero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leer</text:p>
          </table:table-cell>
          <table:table-cell table:style-name="ce2" office:value-type="string" calcext:value-type="string">
            <text:p>absoluto</text:p>
          </table:table-cell>
          <table:table-cell table:style-name="ce2" office:value-type="string" calcext:value-type="string">
            <text:p>redondear</text:p>
          </table:table-cell>
          <table:table-cell table:style-name="ce2" office:value-type="string" calcext:value-type="string">
            <text:p>potencia</text:p>
          </table:table-cell>
          <table:table-cell table:style-name="ce2" office:value-type="string" calcext:value-type="string">
            <text:p>sumar</text:p>
          </table:table-cell>
          <table:table-cell table:style-name="ce2" office:value-type="string" calcext:value-type="string">
            <text:p>minimo</text:p>
          </table:table-cell>
          <table:table-cell table:style-name="ce2" office:value-type="string" calcext:value-type="string">
            <text:p>maximo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sino</text:p>
          </table:table-cell>
          <table:table-cell table:style-name="ce2" office:value-type="string" calcext:value-type="string">
            <text:p>otr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ang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//{</text:p>
          </table:table-cell>
          <table:table-cell table:style-name="ce2" office:value-type="string" calcext:value-type="string">
            <text:p>//}</text:p>
          </table:table-cell>
          <table:table-cell table:style-name="ce2" office:value-type="string" calcext:value-type="string">
            <text:p>::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:=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~~</text:p>
          </table:table-cell>
          <table:table-cell table:style-name="ce2" office:value-type="string" calcext:value-type="string">
            <text:p>+:</text:p>
          </table:table-cell>
          <table:table-cell table:style-name="ce2" office:value-type="string" calcext:value-type="string">
            <text:p>-:</text:p>
          </table:table-cell>
          <table:table-cell table:style-name="ce2" office:value-type="string" calcext:value-type="string">
            <text:p>/:</text:p>
          </table:table-cell>
          <table:table-cell table:style-name="ce2" office:value-type="string" calcext:value-type="string">
            <text:p>*:</text:p>
          </table:table-cell>
          <table:table-cell table:style-name="ce2" office:value-type="string" calcext:value-type="string">
            <text:p>&lt;:</text:p>
          </table:table-cell>
          <table:table-cell table:style-name="ce2" office:value-type="string" calcext:value-type="string">
            <text:p>&gt;: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:=:=</text:p>
          </table:table-cell>
          <table:table-cell table:style-name="ce2" office:value-type="string" calcext:value-type="string">
            <text:p>:!=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number-columns-repeated="2"/>
          <table:table-cell table:formula="of:=CONCATENATE(&quot;[&quot;;&quot;'&quot;;[.C2];&quot;'&quot;;&quot;,&quot;)" office:value-type="string" office:string-value="['error'," calcext:value-type="string">
            <text:p>['error',</text:p>
          </table:table-cell>
          <table:table-cell table:formula="of:=CONCATENATE(&quot;'&quot;;[.D2];&quot;'&quot;;&quot;,&quot;)" office:value-type="string" office:string-value="'error'," calcext:value-type="string">
            <text:p>'error',</text:p>
          </table:table-cell>
          <table:table-cell table:formula="of:=CONCATENATE(&quot;'&quot;;[.E2];&quot;'&quot;;&quot;,&quot;)" office:value-type="string" office:string-value="'error'," calcext:value-type="string">
            <text:p>'error',</text:p>
          </table:table-cell>
          <table:table-cell table:formula="of:=CONCATENATE(&quot;'&quot;;[.F2];&quot;'&quot;;&quot;,&quot;)" office:value-type="string" office:string-value="'error'," calcext:value-type="string">
            <text:p>'error',</text:p>
          </table:table-cell>
          <table:table-cell table:formula="of:=CONCATENATE(&quot;'&quot;;[.G2];&quot;'&quot;;&quot;,&quot;)" office:value-type="string" office:string-value="'error'," calcext:value-type="string">
            <text:p>'error',</text:p>
          </table:table-cell>
          <table:table-cell table:formula="of:=CONCATENATE(&quot;'&quot;;[.H2];&quot;'&quot;;&quot;,&quot;)" office:value-type="string" office:string-value="'error'," calcext:value-type="string">
            <text:p>'error',</text:p>
          </table:table-cell>
          <table:table-cell table:formula="of:=CONCATENATE(&quot;'&quot;;[.I2];&quot;'&quot;;&quot;,&quot;)" office:value-type="string" office:string-value="'error'," calcext:value-type="string">
            <text:p>'error',</text:p>
          </table:table-cell>
          <table:table-cell table:formula="of:=CONCATENATE(&quot;'&quot;;[.J2];&quot;'&quot;;&quot;,&quot;)" office:value-type="string" office:string-value="'error'," calcext:value-type="string">
            <text:p>'error',</text:p>
          </table:table-cell>
          <table:table-cell table:formula="of:=CONCATENATE(&quot;'&quot;;[.K2];&quot;'&quot;;&quot;,&quot;)" office:value-type="string" office:string-value="'error'," calcext:value-type="string">
            <text:p>'error',</text:p>
          </table:table-cell>
          <table:table-cell table:formula="of:=CONCATENATE(&quot;'&quot;;[.L2];&quot;'&quot;;&quot;,&quot;)" office:value-type="string" office:string-value="'error'," calcext:value-type="string">
            <text:p>'error',</text:p>
          </table:table-cell>
          <table:table-cell table:formula="of:=CONCATENATE(&quot;'&quot;;[.M2];&quot;'&quot;;&quot;,&quot;)" office:value-type="string" office:string-value="'error'," calcext:value-type="string">
            <text:p>'error',</text:p>
          </table:table-cell>
          <table:table-cell table:formula="of:=CONCATENATE(&quot;'&quot;;[.N2];&quot;'&quot;;&quot;,&quot;)" office:value-type="string" office:string-value="'error'," calcext:value-type="string">
            <text:p>'error',</text:p>
          </table:table-cell>
          <table:table-cell table:formula="of:=CONCATENATE(&quot;'&quot;;[.O2];&quot;'&quot;;&quot;,&quot;)" office:value-type="string" office:string-value="'error'," calcext:value-type="string">
            <text:p>'error',</text:p>
          </table:table-cell>
          <table:table-cell table:formula="of:=CONCATENATE(&quot;'&quot;;[.P2];&quot;'&quot;;&quot;,&quot;)" office:value-type="string" office:string-value="'error'," calcext:value-type="string">
            <text:p>'error',</text:p>
          </table:table-cell>
          <table:table-cell table:formula="of:=CONCATENATE(&quot;'&quot;;[.Q2];&quot;'&quot;;&quot;,&quot;)" office:value-type="string" office:string-value="'error'," calcext:value-type="string">
            <text:p>'error',</text:p>
          </table:table-cell>
          <table:table-cell table:formula="of:=CONCATENATE(&quot;'&quot;;[.R2];&quot;'&quot;;&quot;,&quot;)" office:value-type="string" office:string-value="'error'," calcext:value-type="string">
            <text:p>'error',</text:p>
          </table:table-cell>
          <table:table-cell table:formula="of:=CONCATENATE(&quot;'&quot;;[.S2];&quot;'&quot;;&quot;,&quot;)" office:value-type="string" office:string-value="'error'," calcext:value-type="string">
            <text:p>'error',</text:p>
          </table:table-cell>
          <table:table-cell table:formula="of:=CONCATENATE(&quot;'&quot;;[.T2];&quot;'&quot;;&quot;,&quot;)" office:value-type="string" office:string-value="'error'," calcext:value-type="string">
            <text:p>'error',</text:p>
          </table:table-cell>
          <table:table-cell table:formula="of:=CONCATENATE(&quot;'&quot;;[.U2];&quot;'&quot;;&quot;,&quot;)" office:value-type="string" office:string-value="'error'," calcext:value-type="string">
            <text:p>'error',</text:p>
          </table:table-cell>
          <table:table-cell table:formula="of:=CONCATENATE(&quot;'&quot;;[.V2];&quot;'&quot;;&quot;,&quot;)" office:value-type="string" office:string-value="'error'," calcext:value-type="string">
            <text:p>'error',</text:p>
          </table:table-cell>
          <table:table-cell table:formula="of:=CONCATENATE(&quot;'&quot;;[.W2];&quot;'&quot;;&quot;,&quot;)" office:value-type="string" office:string-value="'error'," calcext:value-type="string">
            <text:p>'error',</text:p>
          </table:table-cell>
          <table:table-cell table:formula="of:=CONCATENATE(&quot;'&quot;;[.X2];&quot;'&quot;;&quot;,&quot;)" office:value-type="string" office:string-value="'error'," calcext:value-type="string">
            <text:p>'error',</text:p>
          </table:table-cell>
          <table:table-cell table:formula="of:=CONCATENATE(&quot;'&quot;;[.Y2];&quot;'&quot;;&quot;,&quot;)" office:value-type="string" office:string-value="'error'," calcext:value-type="string">
            <text:p>'error',</text:p>
          </table:table-cell>
          <table:table-cell table:formula="of:=CONCATENATE(&quot;'&quot;;[.Z2];&quot;'&quot;;&quot;,&quot;)" office:value-type="string" office:string-value="'error'," calcext:value-type="string">
            <text:p>'error',</text:p>
          </table:table-cell>
          <table:table-cell table:formula="of:=CONCATENATE(&quot;'&quot;;[.AA2];&quot;'&quot;;&quot;,&quot;)" office:value-type="string" office:string-value="'error'," calcext:value-type="string">
            <text:p>'error',</text:p>
          </table:table-cell>
          <table:table-cell table:formula="of:=CONCATENATE(&quot;'&quot;;[.AB2];&quot;'&quot;;&quot;,&quot;)" office:value-type="string" office:string-value="'error'," calcext:value-type="string">
            <text:p>'error',</text:p>
          </table:table-cell>
          <table:table-cell table:formula="of:=CONCATENATE(&quot;'&quot;;[.AC2];&quot;'&quot;;&quot;,&quot;)" office:value-type="string" office:string-value="'error'," calcext:value-type="string">
            <text:p>'error',</text:p>
          </table:table-cell>
          <table:table-cell table:formula="of:=CONCATENATE(&quot;'&quot;;[.AD2];&quot;'&quot;;&quot;,&quot;)" office:value-type="string" office:string-value="'error'," calcext:value-type="string">
            <text:p>'error',</text:p>
          </table:table-cell>
          <table:table-cell table:formula="of:=CONCATENATE(&quot;'&quot;;[.AE2];&quot;'&quot;;&quot;,&quot;)" office:value-type="string" office:string-value="'error'," calcext:value-type="string">
            <text:p>'error',</text:p>
          </table:table-cell>
          <table:table-cell table:formula="of:=CONCATENATE(&quot;'&quot;;[.AF2];&quot;'&quot;;&quot;,&quot;)" office:value-type="string" office:string-value="'error'," calcext:value-type="string">
            <text:p>'error',</text:p>
          </table:table-cell>
          <table:table-cell table:formula="of:=CONCATENATE(&quot;'&quot;;[.AG2];&quot;'&quot;;&quot;,&quot;)" office:value-type="string" office:string-value="'error'," calcext:value-type="string">
            <text:p>'error',</text:p>
          </table:table-cell>
          <table:table-cell table:formula="of:=CONCATENATE(&quot;'&quot;;[.AH2];&quot;'&quot;;&quot;,&quot;)" office:value-type="string" office:string-value="'error'," calcext:value-type="string">
            <text:p>'error',</text:p>
          </table:table-cell>
          <table:table-cell table:formula="of:=CONCATENATE(&quot;'&quot;;[.AI2];&quot;'&quot;;&quot;,&quot;)" office:value-type="string" office:string-value="'error'," calcext:value-type="string">
            <text:p>'error',</text:p>
          </table:table-cell>
          <table:table-cell table:formula="of:=CONCATENATE(&quot;'&quot;;[.AJ2];&quot;'&quot;;&quot;,&quot;)" office:value-type="string" office:string-value="'error'," calcext:value-type="string">
            <text:p>'error',</text:p>
          </table:table-cell>
          <table:table-cell table:formula="of:=CONCATENATE(&quot;'&quot;;[.AK2];&quot;'&quot;;&quot;,&quot;)" office:value-type="string" office:string-value="'error'," calcext:value-type="string">
            <text:p>'error',</text:p>
          </table:table-cell>
          <table:table-cell table:formula="of:=CONCATENATE(&quot;'&quot;;[.AL2];&quot;'&quot;;&quot;,&quot;)" office:value-type="string" office:string-value="'error'," calcext:value-type="string">
            <text:p>'error',</text:p>
          </table:table-cell>
          <table:table-cell table:formula="of:=CONCATENATE(&quot;'&quot;;[.AM2];&quot;'&quot;;&quot;,&quot;)" office:value-type="string" office:string-value="'error'," calcext:value-type="string">
            <text:p>'error',</text:p>
          </table:table-cell>
          <table:table-cell table:formula="of:=CONCATENATE(&quot;'&quot;;[.AN2];&quot;'&quot;;&quot;,&quot;)" office:value-type="string" office:string-value="'error'," calcext:value-type="string">
            <text:p>'error',</text:p>
          </table:table-cell>
          <table:table-cell table:formula="of:=CONCATENATE(&quot;'&quot;;[.AO2];&quot;'&quot;;&quot;,&quot;)" office:value-type="string" office:string-value="'error'," calcext:value-type="string">
            <text:p>'error',</text:p>
          </table:table-cell>
          <table:table-cell table:formula="of:=CONCATENATE(&quot;'&quot;;[.AP2];&quot;'&quot;;&quot;,&quot;)" office:value-type="string" office:string-value="'error'," calcext:value-type="string">
            <text:p>'error',</text:p>
          </table:table-cell>
          <table:table-cell table:formula="of:=CONCATENATE(&quot;'&quot;;[.AQ2];&quot;'&quot;;&quot;,&quot;)" office:value-type="string" office:string-value="'error'," calcext:value-type="string">
            <text:p>'error',</text:p>
          </table:table-cell>
          <table:table-cell table:formula="of:=CONCATENATE(&quot;'&quot;;[.AR2];&quot;'&quot;;&quot;,&quot;)" office:value-type="string" office:string-value="'error'," calcext:value-type="string">
            <text:p>'error',</text:p>
          </table:table-cell>
          <table:table-cell table:formula="of:=CONCATENATE(&quot;'&quot;;[.AS2];&quot;'&quot;;&quot;,&quot;)" office:value-type="string" office:string-value="'error'," calcext:value-type="string">
            <text:p>'error',</text:p>
          </table:table-cell>
          <table:table-cell table:formula="of:=CONCATENATE(&quot;'&quot;;[.AT2];&quot;'&quot;;&quot;,&quot;)" office:value-type="string" office:string-value="'error'," calcext:value-type="string">
            <text:p>'error',</text:p>
          </table:table-cell>
          <table:table-cell table:formula="of:=CONCATENATE(&quot;'&quot;;[.AU2];&quot;'&quot;;&quot;,&quot;)" office:value-type="string" office:string-value="'error'," calcext:value-type="string">
            <text:p>'error',</text:p>
          </table:table-cell>
          <table:table-cell table:formula="of:=CONCATENATE(&quot;'&quot;;[.AV2];&quot;'&quot;;&quot;,&quot;)" office:value-type="string" office:string-value="'1'," calcext:value-type="string">
            <text:p>'1',</text:p>
          </table:table-cell>
          <table:table-cell table:formula="of:=CONCATENATE(&quot;'&quot;;[.AW2];&quot;'&quot;;&quot;,&quot;)" office:value-type="string" office:string-value="'error'," calcext:value-type="string">
            <text:p>'error',</text:p>
          </table:table-cell>
          <table:table-cell table:formula="of:=CONCATENATE(&quot;'&quot;;[.AX2];&quot;'&quot;;&quot;,&quot;)" office:value-type="string" office:string-value="'error'," calcext:value-type="string">
            <text:p>'error',</text:p>
          </table:table-cell>
          <table:table-cell table:formula="of:=CONCATENATE(&quot;'&quot;;[.AY2];&quot;'&quot;;&quot;,&quot;)" office:value-type="string" office:string-value="'error'," calcext:value-type="string">
            <text:p>'error',</text:p>
          </table:table-cell>
          <table:table-cell table:formula="of:=CONCATENATE(&quot;'&quot;;[.AZ2];&quot;'&quot;;&quot;,&quot;)" office:value-type="string" office:string-value="'error'," calcext:value-type="string">
            <text:p>'error',</text:p>
          </table:table-cell>
          <table:table-cell table:formula="of:=CONCATENATE(&quot;'&quot;;[.BA2];&quot;'&quot;;&quot;,&quot;)" office:value-type="string" office:string-value="'error'," calcext:value-type="string">
            <text:p>'error',</text:p>
          </table:table-cell>
          <table:table-cell table:formula="of:=CONCATENATE(&quot;'&quot;;[.BB2];&quot;'&quot;;&quot;,&quot;)" office:value-type="string" office:string-value="'error'," calcext:value-type="string">
            <text:p>'error',</text:p>
          </table:table-cell>
          <table:table-cell table:formula="of:=CONCATENATE(&quot;'&quot;;[.BC2];&quot;'&quot;;&quot;,&quot;)" office:value-type="string" office:string-value="'error'," calcext:value-type="string">
            <text:p>'error',</text:p>
          </table:table-cell>
          <table:table-cell table:formula="of:=CONCATENATE(&quot;'&quot;;[.BD2];&quot;'&quot;;&quot;,&quot;)" office:value-type="string" office:string-value="'error'," calcext:value-type="string">
            <text:p>'error',</text:p>
          </table:table-cell>
          <table:table-cell table:formula="of:=CONCATENATE(&quot;'&quot;;[.BE2];&quot;'&quot;;&quot;,&quot;)" office:value-type="string" office:string-value="'error'," calcext:value-type="string">
            <text:p>'error',</text:p>
          </table:table-cell>
          <table:table-cell table:formula="of:=CONCATENATE(&quot;'&quot;;[.BF2];&quot;'&quot;;&quot;,&quot;)" office:value-type="string" office:string-value="'error'," calcext:value-type="string">
            <text:p>'error',</text:p>
          </table:table-cell>
          <table:table-cell table:formula="of:=CONCATENATE(&quot;'&quot;;[.BG2];&quot;'&quot;;&quot;,&quot;)" office:value-type="string" office:string-value="'error'," calcext:value-type="string">
            <text:p>'error',</text:p>
          </table:table-cell>
          <table:table-cell table:formula="of:=CONCATENATE(&quot;'&quot;;[.BH2];&quot;'&quot;;&quot;,&quot;)" office:value-type="string" office:string-value="'error'," calcext:value-type="string">
            <text:p>'error',</text:p>
          </table:table-cell>
          <table:table-cell table:formula="of:=CONCATENATE(&quot;'&quot;;[.BI2];&quot;'&quot;;&quot;,&quot;)" office:value-type="string" office:string-value="'error'," calcext:value-type="string">
            <text:p>'error',</text:p>
          </table:table-cell>
          <table:table-cell table:formula="of:=CONCATENATE(&quot;'&quot;;[.BJ2];&quot;'&quot;;&quot;,&quot;)" office:value-type="string" office:string-value="'error'," calcext:value-type="string">
            <text:p>'error',</text:p>
          </table:table-cell>
          <table:table-cell table:formula="of:=CONCATENATE(&quot;'&quot;;[.BK2];&quot;'&quot;;&quot;,&quot;)" office:value-type="string" office:string-value="'error'," calcext:value-type="string">
            <text:p>'error',</text:p>
          </table:table-cell>
          <table:table-cell table:formula="of:=CONCATENATE(&quot;'&quot;;[.BL2];&quot;'&quot;;&quot;,&quot;)" office:value-type="string" office:string-value="'error'," calcext:value-type="string">
            <text:p>'error',</text:p>
          </table:table-cell>
          <table:table-cell table:formula="of:=CONCATENATE(&quot;'&quot;;[.BM2];&quot;'&quot;;&quot;,&quot;)" office:value-type="string" office:string-value="'error'," calcext:value-type="string">
            <text:p>'error',</text:p>
          </table:table-cell>
          <table:table-cell table:formula="of:=CONCATENATE(&quot;'&quot;;[.BN2];&quot;'&quot;;&quot;,&quot;)" office:value-type="string" office:string-value="'error'," calcext:value-type="string">
            <text:p>'error',</text:p>
          </table:table-cell>
          <table:table-cell table:formula="of:=CONCATENATE(&quot;'&quot;;[.BO2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];&quot;'&quot;;&quot;,&quot;)" office:value-type="string" office:string-value="['error'," calcext:value-type="string">
            <text:p>['error',</text:p>
          </table:table-cell>
          <table:table-cell table:formula="of:=CONCATENATE(&quot;'&quot;;[.D3];&quot;'&quot;;&quot;,&quot;)" office:value-type="string" office:string-value="'2'," calcext:value-type="string">
            <text:p>'2',</text:p>
          </table:table-cell>
          <table:table-cell table:formula="of:=CONCATENATE(&quot;'&quot;;[.E3];&quot;'&quot;;&quot;,&quot;)" office:value-type="string" office:string-value="'error'," calcext:value-type="string">
            <text:p>'error',</text:p>
          </table:table-cell>
          <table:table-cell table:formula="of:=CONCATENATE(&quot;'&quot;;[.F3];&quot;'&quot;;&quot;,&quot;)" office:value-type="string" office:string-value="'error'," calcext:value-type="string">
            <text:p>'error',</text:p>
          </table:table-cell>
          <table:table-cell table:formula="of:=CONCATENATE(&quot;'&quot;;[.G3];&quot;'&quot;;&quot;,&quot;)" office:value-type="string" office:string-value="'error'," calcext:value-type="string">
            <text:p>'error',</text:p>
          </table:table-cell>
          <table:table-cell table:formula="of:=CONCATENATE(&quot;'&quot;;[.H3];&quot;'&quot;;&quot;,&quot;)" office:value-type="string" office:string-value="'error'," calcext:value-type="string">
            <text:p>'error',</text:p>
          </table:table-cell>
          <table:table-cell table:formula="of:=CONCATENATE(&quot;'&quot;;[.I3];&quot;'&quot;;&quot;,&quot;)" office:value-type="string" office:string-value="'error'," calcext:value-type="string">
            <text:p>'error',</text:p>
          </table:table-cell>
          <table:table-cell table:formula="of:=CONCATENATE(&quot;'&quot;;[.J3];&quot;'&quot;;&quot;,&quot;)" office:value-type="string" office:string-value="'error'," calcext:value-type="string">
            <text:p>'error',</text:p>
          </table:table-cell>
          <table:table-cell table:formula="of:=CONCATENATE(&quot;'&quot;;[.K3];&quot;'&quot;;&quot;,&quot;)" office:value-type="string" office:string-value="'error'," calcext:value-type="string">
            <text:p>'error',</text:p>
          </table:table-cell>
          <table:table-cell table:formula="of:=CONCATENATE(&quot;'&quot;;[.L3];&quot;'&quot;;&quot;,&quot;)" office:value-type="string" office:string-value="'error'," calcext:value-type="string">
            <text:p>'error',</text:p>
          </table:table-cell>
          <table:table-cell table:formula="of:=CONCATENATE(&quot;'&quot;;[.M3];&quot;'&quot;;&quot;,&quot;)" office:value-type="string" office:string-value="'error'," calcext:value-type="string">
            <text:p>'error',</text:p>
          </table:table-cell>
          <table:table-cell table:formula="of:=CONCATENATE(&quot;'&quot;;[.N3];&quot;'&quot;;&quot;,&quot;)" office:value-type="string" office:string-value="'error'," calcext:value-type="string">
            <text:p>'error',</text:p>
          </table:table-cell>
          <table:table-cell table:formula="of:=CONCATENATE(&quot;'&quot;;[.O3];&quot;'&quot;;&quot;,&quot;)" office:value-type="string" office:string-value="'error'," calcext:value-type="string">
            <text:p>'error',</text:p>
          </table:table-cell>
          <table:table-cell table:formula="of:=CONCATENATE(&quot;'&quot;;[.P3];&quot;'&quot;;&quot;,&quot;)" office:value-type="string" office:string-value="'error'," calcext:value-type="string">
            <text:p>'error',</text:p>
          </table:table-cell>
          <table:table-cell table:formula="of:=CONCATENATE(&quot;'&quot;;[.Q3];&quot;'&quot;;&quot;,&quot;)" office:value-type="string" office:string-value="'error'," calcext:value-type="string">
            <text:p>'error',</text:p>
          </table:table-cell>
          <table:table-cell table:formula="of:=CONCATENATE(&quot;'&quot;;[.R3];&quot;'&quot;;&quot;,&quot;)" office:value-type="string" office:string-value="'error'," calcext:value-type="string">
            <text:p>'error',</text:p>
          </table:table-cell>
          <table:table-cell table:formula="of:=CONCATENATE(&quot;'&quot;;[.S3];&quot;'&quot;;&quot;,&quot;)" office:value-type="string" office:string-value="'error'," calcext:value-type="string">
            <text:p>'error',</text:p>
          </table:table-cell>
          <table:table-cell table:formula="of:=CONCATENATE(&quot;'&quot;;[.T3];&quot;'&quot;;&quot;,&quot;)" office:value-type="string" office:string-value="'error'," calcext:value-type="string">
            <text:p>'error',</text:p>
          </table:table-cell>
          <table:table-cell table:formula="of:=CONCATENATE(&quot;'&quot;;[.U3];&quot;'&quot;;&quot;,&quot;)" office:value-type="string" office:string-value="'error'," calcext:value-type="string">
            <text:p>'error',</text:p>
          </table:table-cell>
          <table:table-cell table:formula="of:=CONCATENATE(&quot;'&quot;;[.V3];&quot;'&quot;;&quot;,&quot;)" office:value-type="string" office:string-value="'error'," calcext:value-type="string">
            <text:p>'error',</text:p>
          </table:table-cell>
          <table:table-cell table:formula="of:=CONCATENATE(&quot;'&quot;;[.W3];&quot;'&quot;;&quot;,&quot;)" office:value-type="string" office:string-value="'error'," calcext:value-type="string">
            <text:p>'error',</text:p>
          </table:table-cell>
          <table:table-cell table:formula="of:=CONCATENATE(&quot;'&quot;;[.X3];&quot;'&quot;;&quot;,&quot;)" office:value-type="string" office:string-value="'error'," calcext:value-type="string">
            <text:p>'error',</text:p>
          </table:table-cell>
          <table:table-cell table:formula="of:=CONCATENATE(&quot;'&quot;;[.Y3];&quot;'&quot;;&quot;,&quot;)" office:value-type="string" office:string-value="'error'," calcext:value-type="string">
            <text:p>'error',</text:p>
          </table:table-cell>
          <table:table-cell table:formula="of:=CONCATENATE(&quot;'&quot;;[.Z3];&quot;'&quot;;&quot;,&quot;)" office:value-type="string" office:string-value="'error'," calcext:value-type="string">
            <text:p>'error',</text:p>
          </table:table-cell>
          <table:table-cell table:formula="of:=CONCATENATE(&quot;'&quot;;[.AA3];&quot;'&quot;;&quot;,&quot;)" office:value-type="string" office:string-value="'error'," calcext:value-type="string">
            <text:p>'error',</text:p>
          </table:table-cell>
          <table:table-cell table:formula="of:=CONCATENATE(&quot;'&quot;;[.AB3];&quot;'&quot;;&quot;,&quot;)" office:value-type="string" office:string-value="'error'," calcext:value-type="string">
            <text:p>'error',</text:p>
          </table:table-cell>
          <table:table-cell table:formula="of:=CONCATENATE(&quot;'&quot;;[.AC3];&quot;'&quot;;&quot;,&quot;)" office:value-type="string" office:string-value="'error'," calcext:value-type="string">
            <text:p>'error',</text:p>
          </table:table-cell>
          <table:table-cell table:formula="of:=CONCATENATE(&quot;'&quot;;[.AD3];&quot;'&quot;;&quot;,&quot;)" office:value-type="string" office:string-value="'error'," calcext:value-type="string">
            <text:p>'error',</text:p>
          </table:table-cell>
          <table:table-cell table:formula="of:=CONCATENATE(&quot;'&quot;;[.AE3];&quot;'&quot;;&quot;,&quot;)" office:value-type="string" office:string-value="'error'," calcext:value-type="string">
            <text:p>'error',</text:p>
          </table:table-cell>
          <table:table-cell table:formula="of:=CONCATENATE(&quot;'&quot;;[.AF3];&quot;'&quot;;&quot;,&quot;)" office:value-type="string" office:string-value="'error'," calcext:value-type="string">
            <text:p>'error',</text:p>
          </table:table-cell>
          <table:table-cell table:formula="of:=CONCATENATE(&quot;'&quot;;[.AG3];&quot;'&quot;;&quot;,&quot;)" office:value-type="string" office:string-value="'error'," calcext:value-type="string">
            <text:p>'error',</text:p>
          </table:table-cell>
          <table:table-cell table:formula="of:=CONCATENATE(&quot;'&quot;;[.AH3];&quot;'&quot;;&quot;,&quot;)" office:value-type="string" office:string-value="'error'," calcext:value-type="string">
            <text:p>'error',</text:p>
          </table:table-cell>
          <table:table-cell table:formula="of:=CONCATENATE(&quot;'&quot;;[.AI3];&quot;'&quot;;&quot;,&quot;)" office:value-type="string" office:string-value="'error'," calcext:value-type="string">
            <text:p>'error',</text:p>
          </table:table-cell>
          <table:table-cell table:formula="of:=CONCATENATE(&quot;'&quot;;[.AJ3];&quot;'&quot;;&quot;,&quot;)" office:value-type="string" office:string-value="'error'," calcext:value-type="string">
            <text:p>'error',</text:p>
          </table:table-cell>
          <table:table-cell table:formula="of:=CONCATENATE(&quot;'&quot;;[.AK3];&quot;'&quot;;&quot;,&quot;)" office:value-type="string" office:string-value="'error'," calcext:value-type="string">
            <text:p>'error',</text:p>
          </table:table-cell>
          <table:table-cell table:formula="of:=CONCATENATE(&quot;'&quot;;[.AL3];&quot;'&quot;;&quot;,&quot;)" office:value-type="string" office:string-value="'error'," calcext:value-type="string">
            <text:p>'error',</text:p>
          </table:table-cell>
          <table:table-cell table:formula="of:=CONCATENATE(&quot;'&quot;;[.AM3];&quot;'&quot;;&quot;,&quot;)" office:value-type="string" office:string-value="'error'," calcext:value-type="string">
            <text:p>'error',</text:p>
          </table:table-cell>
          <table:table-cell table:formula="of:=CONCATENATE(&quot;'&quot;;[.AN3];&quot;'&quot;;&quot;,&quot;)" office:value-type="string" office:string-value="'error'," calcext:value-type="string">
            <text:p>'error',</text:p>
          </table:table-cell>
          <table:table-cell table:formula="of:=CONCATENATE(&quot;'&quot;;[.AO3];&quot;'&quot;;&quot;,&quot;)" office:value-type="string" office:string-value="'error'," calcext:value-type="string">
            <text:p>'error',</text:p>
          </table:table-cell>
          <table:table-cell table:formula="of:=CONCATENATE(&quot;'&quot;;[.AP3];&quot;'&quot;;&quot;,&quot;)" office:value-type="string" office:string-value="'error'," calcext:value-type="string">
            <text:p>'error',</text:p>
          </table:table-cell>
          <table:table-cell table:formula="of:=CONCATENATE(&quot;'&quot;;[.AQ3];&quot;'&quot;;&quot;,&quot;)" office:value-type="string" office:string-value="'error'," calcext:value-type="string">
            <text:p>'error',</text:p>
          </table:table-cell>
          <table:table-cell table:formula="of:=CONCATENATE(&quot;'&quot;;[.AR3];&quot;'&quot;;&quot;,&quot;)" office:value-type="string" office:string-value="'error'," calcext:value-type="string">
            <text:p>'error',</text:p>
          </table:table-cell>
          <table:table-cell table:formula="of:=CONCATENATE(&quot;'&quot;;[.AS3];&quot;'&quot;;&quot;,&quot;)" office:value-type="string" office:string-value="'error'," calcext:value-type="string">
            <text:p>'error',</text:p>
          </table:table-cell>
          <table:table-cell table:formula="of:=CONCATENATE(&quot;'&quot;;[.AT3];&quot;'&quot;;&quot;,&quot;)" office:value-type="string" office:string-value="'error'," calcext:value-type="string">
            <text:p>'error',</text:p>
          </table:table-cell>
          <table:table-cell table:formula="of:=CONCATENATE(&quot;'&quot;;[.AU3];&quot;'&quot;;&quot;,&quot;)" office:value-type="string" office:string-value="'error'," calcext:value-type="string">
            <text:p>'error',</text:p>
          </table:table-cell>
          <table:table-cell table:formula="of:=CONCATENATE(&quot;'&quot;;[.AV3];&quot;'&quot;;&quot;,&quot;)" office:value-type="string" office:string-value="'error'," calcext:value-type="string">
            <text:p>'error',</text:p>
          </table:table-cell>
          <table:table-cell table:formula="of:=CONCATENATE(&quot;'&quot;;[.AW3];&quot;'&quot;;&quot;,&quot;)" office:value-type="string" office:string-value="'error'," calcext:value-type="string">
            <text:p>'error',</text:p>
          </table:table-cell>
          <table:table-cell table:formula="of:=CONCATENATE(&quot;'&quot;;[.AX3];&quot;'&quot;;&quot;,&quot;)" office:value-type="string" office:string-value="'error'," calcext:value-type="string">
            <text:p>'error',</text:p>
          </table:table-cell>
          <table:table-cell table:formula="of:=CONCATENATE(&quot;'&quot;;[.AY3];&quot;'&quot;;&quot;,&quot;)" office:value-type="string" office:string-value="'error'," calcext:value-type="string">
            <text:p>'error',</text:p>
          </table:table-cell>
          <table:table-cell table:formula="of:=CONCATENATE(&quot;'&quot;;[.AZ3];&quot;'&quot;;&quot;,&quot;)" office:value-type="string" office:string-value="'error'," calcext:value-type="string">
            <text:p>'error',</text:p>
          </table:table-cell>
          <table:table-cell table:formula="of:=CONCATENATE(&quot;'&quot;;[.BA3];&quot;'&quot;;&quot;,&quot;)" office:value-type="string" office:string-value="'error'," calcext:value-type="string">
            <text:p>'error',</text:p>
          </table:table-cell>
          <table:table-cell table:formula="of:=CONCATENATE(&quot;'&quot;;[.BB3];&quot;'&quot;;&quot;,&quot;)" office:value-type="string" office:string-value="'error'," calcext:value-type="string">
            <text:p>'error',</text:p>
          </table:table-cell>
          <table:table-cell table:formula="of:=CONCATENATE(&quot;'&quot;;[.BC3];&quot;'&quot;;&quot;,&quot;)" office:value-type="string" office:string-value="'error'," calcext:value-type="string">
            <text:p>'error',</text:p>
          </table:table-cell>
          <table:table-cell table:formula="of:=CONCATENATE(&quot;'&quot;;[.BD3];&quot;'&quot;;&quot;,&quot;)" office:value-type="string" office:string-value="'error'," calcext:value-type="string">
            <text:p>'error',</text:p>
          </table:table-cell>
          <table:table-cell table:formula="of:=CONCATENATE(&quot;'&quot;;[.BE3];&quot;'&quot;;&quot;,&quot;)" office:value-type="string" office:string-value="'error'," calcext:value-type="string">
            <text:p>'error',</text:p>
          </table:table-cell>
          <table:table-cell table:formula="of:=CONCATENATE(&quot;'&quot;;[.BF3];&quot;'&quot;;&quot;,&quot;)" office:value-type="string" office:string-value="'error'," calcext:value-type="string">
            <text:p>'error',</text:p>
          </table:table-cell>
          <table:table-cell table:formula="of:=CONCATENATE(&quot;'&quot;;[.BG3];&quot;'&quot;;&quot;,&quot;)" office:value-type="string" office:string-value="'error'," calcext:value-type="string">
            <text:p>'error',</text:p>
          </table:table-cell>
          <table:table-cell table:formula="of:=CONCATENATE(&quot;'&quot;;[.BH3];&quot;'&quot;;&quot;,&quot;)" office:value-type="string" office:string-value="'error'," calcext:value-type="string">
            <text:p>'error',</text:p>
          </table:table-cell>
          <table:table-cell table:formula="of:=CONCATENATE(&quot;'&quot;;[.BI3];&quot;'&quot;;&quot;,&quot;)" office:value-type="string" office:string-value="'error'," calcext:value-type="string">
            <text:p>'error',</text:p>
          </table:table-cell>
          <table:table-cell table:formula="of:=CONCATENATE(&quot;'&quot;;[.BJ3];&quot;'&quot;;&quot;,&quot;)" office:value-type="string" office:string-value="'error'," calcext:value-type="string">
            <text:p>'error',</text:p>
          </table:table-cell>
          <table:table-cell table:formula="of:=CONCATENATE(&quot;'&quot;;[.BK3];&quot;'&quot;;&quot;,&quot;)" office:value-type="string" office:string-value="'error'," calcext:value-type="string">
            <text:p>'error',</text:p>
          </table:table-cell>
          <table:table-cell table:formula="of:=CONCATENATE(&quot;'&quot;;[.BL3];&quot;'&quot;;&quot;,&quot;)" office:value-type="string" office:string-value="'error'," calcext:value-type="string">
            <text:p>'error',</text:p>
          </table:table-cell>
          <table:table-cell table:formula="of:=CONCATENATE(&quot;'&quot;;[.BM3];&quot;'&quot;;&quot;,&quot;)" office:value-type="string" office:string-value="'error'," calcext:value-type="string">
            <text:p>'error',</text:p>
          </table:table-cell>
          <table:table-cell table:formula="of:=CONCATENATE(&quot;'&quot;;[.BN3];&quot;'&quot;;&quot;,&quot;)" office:value-type="string" office:string-value="'error'," calcext:value-type="string">
            <text:p>'error',</text:p>
          </table:table-cell>
          <table:table-cell table:formula="of:=CONCATENATE(&quot;'&quot;;[.BO3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4];&quot;'&quot;;&quot;,&quot;)" office:value-type="string" office:string-value="['error'," calcext:value-type="string">
            <text:p>['error',</text:p>
          </table:table-cell>
          <table:table-cell table:formula="of:=CONCATENATE(&quot;'&quot;;[.D4];&quot;'&quot;;&quot;,&quot;)" office:value-type="string" office:string-value="'error'," calcext:value-type="string">
            <text:p>'error',</text:p>
          </table:table-cell>
          <table:table-cell table:formula="of:=CONCATENATE(&quot;'&quot;;[.E4];&quot;'&quot;;&quot;,&quot;)" office:value-type="string" office:string-value="'error'," calcext:value-type="string">
            <text:p>'error',</text:p>
          </table:table-cell>
          <table:table-cell table:formula="of:=CONCATENATE(&quot;'&quot;;[.F4];&quot;'&quot;;&quot;,&quot;)" office:value-type="string" office:string-value="'error'," calcext:value-type="string">
            <text:p>'error',</text:p>
          </table:table-cell>
          <table:table-cell table:formula="of:=CONCATENATE(&quot;'&quot;;[.G4];&quot;'&quot;;&quot;,&quot;)" office:value-type="string" office:string-value="'error'," calcext:value-type="string">
            <text:p>'error',</text:p>
          </table:table-cell>
          <table:table-cell table:formula="of:=CONCATENATE(&quot;'&quot;;[.H4];&quot;'&quot;;&quot;,&quot;)" office:value-type="string" office:string-value="'error'," calcext:value-type="string">
            <text:p>'error',</text:p>
          </table:table-cell>
          <table:table-cell table:formula="of:=CONCATENATE(&quot;'&quot;;[.I4];&quot;'&quot;;&quot;,&quot;)" office:value-type="string" office:string-value="'error'," calcext:value-type="string">
            <text:p>'error',</text:p>
          </table:table-cell>
          <table:table-cell table:formula="of:=CONCATENATE(&quot;'&quot;;[.J4];&quot;'&quot;;&quot;,&quot;)" office:value-type="string" office:string-value="'error'," calcext:value-type="string">
            <text:p>'error',</text:p>
          </table:table-cell>
          <table:table-cell table:formula="of:=CONCATENATE(&quot;'&quot;;[.K4];&quot;'&quot;;&quot;,&quot;)" office:value-type="string" office:string-value="'error'," calcext:value-type="string">
            <text:p>'error',</text:p>
          </table:table-cell>
          <table:table-cell table:formula="of:=CONCATENATE(&quot;'&quot;;[.L4];&quot;'&quot;;&quot;,&quot;)" office:value-type="string" office:string-value="'error'," calcext:value-type="string">
            <text:p>'error',</text:p>
          </table:table-cell>
          <table:table-cell table:formula="of:=CONCATENATE(&quot;'&quot;;[.M4];&quot;'&quot;;&quot;,&quot;)" office:value-type="string" office:string-value="'error'," calcext:value-type="string">
            <text:p>'error',</text:p>
          </table:table-cell>
          <table:table-cell table:formula="of:=CONCATENATE(&quot;'&quot;;[.N4];&quot;'&quot;;&quot;,&quot;)" office:value-type="string" office:string-value="'error'," calcext:value-type="string">
            <text:p>'error',</text:p>
          </table:table-cell>
          <table:table-cell table:formula="of:=CONCATENATE(&quot;'&quot;;[.O4];&quot;'&quot;;&quot;,&quot;)" office:value-type="string" office:string-value="'error'," calcext:value-type="string">
            <text:p>'error',</text:p>
          </table:table-cell>
          <table:table-cell table:formula="of:=CONCATENATE(&quot;'&quot;;[.P4];&quot;'&quot;;&quot;,&quot;)" office:value-type="string" office:string-value="'error'," calcext:value-type="string">
            <text:p>'error',</text:p>
          </table:table-cell>
          <table:table-cell table:formula="of:=CONCATENATE(&quot;'&quot;;[.Q4];&quot;'&quot;;&quot;,&quot;)" office:value-type="string" office:string-value="'error'," calcext:value-type="string">
            <text:p>'error',</text:p>
          </table:table-cell>
          <table:table-cell table:formula="of:=CONCATENATE(&quot;'&quot;;[.R4];&quot;'&quot;;&quot;,&quot;)" office:value-type="string" office:string-value="'error'," calcext:value-type="string">
            <text:p>'error',</text:p>
          </table:table-cell>
          <table:table-cell table:formula="of:=CONCATENATE(&quot;'&quot;;[.S4];&quot;'&quot;;&quot;,&quot;)" office:value-type="string" office:string-value="'error'," calcext:value-type="string">
            <text:p>'error',</text:p>
          </table:table-cell>
          <table:table-cell table:formula="of:=CONCATENATE(&quot;'&quot;;[.T4];&quot;'&quot;;&quot;,&quot;)" office:value-type="string" office:string-value="'error'," calcext:value-type="string">
            <text:p>'error',</text:p>
          </table:table-cell>
          <table:table-cell table:formula="of:=CONCATENATE(&quot;'&quot;;[.U4];&quot;'&quot;;&quot;,&quot;)" office:value-type="string" office:string-value="'error'," calcext:value-type="string">
            <text:p>'error',</text:p>
          </table:table-cell>
          <table:table-cell table:formula="of:=CONCATENATE(&quot;'&quot;;[.V4];&quot;'&quot;;&quot;,&quot;)" office:value-type="string" office:string-value="'error'," calcext:value-type="string">
            <text:p>'error',</text:p>
          </table:table-cell>
          <table:table-cell table:formula="of:=CONCATENATE(&quot;'&quot;;[.W4];&quot;'&quot;;&quot;,&quot;)" office:value-type="string" office:string-value="'error'," calcext:value-type="string">
            <text:p>'error',</text:p>
          </table:table-cell>
          <table:table-cell table:formula="of:=CONCATENATE(&quot;'&quot;;[.X4];&quot;'&quot;;&quot;,&quot;)" office:value-type="string" office:string-value="'error'," calcext:value-type="string">
            <text:p>'error',</text:p>
          </table:table-cell>
          <table:table-cell table:formula="of:=CONCATENATE(&quot;'&quot;;[.Y4];&quot;'&quot;;&quot;,&quot;)" office:value-type="string" office:string-value="'error'," calcext:value-type="string">
            <text:p>'error',</text:p>
          </table:table-cell>
          <table:table-cell table:formula="of:=CONCATENATE(&quot;'&quot;;[.Z4];&quot;'&quot;;&quot;,&quot;)" office:value-type="string" office:string-value="'error'," calcext:value-type="string">
            <text:p>'error',</text:p>
          </table:table-cell>
          <table:table-cell table:formula="of:=CONCATENATE(&quot;'&quot;;[.AA4];&quot;'&quot;;&quot;,&quot;)" office:value-type="string" office:string-value="'error'," calcext:value-type="string">
            <text:p>'error',</text:p>
          </table:table-cell>
          <table:table-cell table:formula="of:=CONCATENATE(&quot;'&quot;;[.AB4];&quot;'&quot;;&quot;,&quot;)" office:value-type="string" office:string-value="'error'," calcext:value-type="string">
            <text:p>'error',</text:p>
          </table:table-cell>
          <table:table-cell table:formula="of:=CONCATENATE(&quot;'&quot;;[.AC4];&quot;'&quot;;&quot;,&quot;)" office:value-type="string" office:string-value="'error'," calcext:value-type="string">
            <text:p>'error',</text:p>
          </table:table-cell>
          <table:table-cell table:formula="of:=CONCATENATE(&quot;'&quot;;[.AD4];&quot;'&quot;;&quot;,&quot;)" office:value-type="string" office:string-value="'error'," calcext:value-type="string">
            <text:p>'error',</text:p>
          </table:table-cell>
          <table:table-cell table:formula="of:=CONCATENATE(&quot;'&quot;;[.AE4];&quot;'&quot;;&quot;,&quot;)" office:value-type="string" office:string-value="'error'," calcext:value-type="string">
            <text:p>'error',</text:p>
          </table:table-cell>
          <table:table-cell table:formula="of:=CONCATENATE(&quot;'&quot;;[.AF4];&quot;'&quot;;&quot;,&quot;)" office:value-type="string" office:string-value="'error'," calcext:value-type="string">
            <text:p>'error',</text:p>
          </table:table-cell>
          <table:table-cell table:formula="of:=CONCATENATE(&quot;'&quot;;[.AG4];&quot;'&quot;;&quot;,&quot;)" office:value-type="string" office:string-value="'error'," calcext:value-type="string">
            <text:p>'error',</text:p>
          </table:table-cell>
          <table:table-cell table:formula="of:=CONCATENATE(&quot;'&quot;;[.AH4];&quot;'&quot;;&quot;,&quot;)" office:value-type="string" office:string-value="'error'," calcext:value-type="string">
            <text:p>'error',</text:p>
          </table:table-cell>
          <table:table-cell table:formula="of:=CONCATENATE(&quot;'&quot;;[.AI4];&quot;'&quot;;&quot;,&quot;)" office:value-type="string" office:string-value="'error'," calcext:value-type="string">
            <text:p>'error',</text:p>
          </table:table-cell>
          <table:table-cell table:formula="of:=CONCATENATE(&quot;'&quot;;[.AJ4];&quot;'&quot;;&quot;,&quot;)" office:value-type="string" office:string-value="'error'," calcext:value-type="string">
            <text:p>'error',</text:p>
          </table:table-cell>
          <table:table-cell table:formula="of:=CONCATENATE(&quot;'&quot;;[.AK4];&quot;'&quot;;&quot;,&quot;)" office:value-type="string" office:string-value="'error'," calcext:value-type="string">
            <text:p>'error',</text:p>
          </table:table-cell>
          <table:table-cell table:formula="of:=CONCATENATE(&quot;'&quot;;[.AL4];&quot;'&quot;;&quot;,&quot;)" office:value-type="string" office:string-value="'error'," calcext:value-type="string">
            <text:p>'error',</text:p>
          </table:table-cell>
          <table:table-cell table:formula="of:=CONCATENATE(&quot;'&quot;;[.AM4];&quot;'&quot;;&quot;,&quot;)" office:value-type="string" office:string-value="'error'," calcext:value-type="string">
            <text:p>'error',</text:p>
          </table:table-cell>
          <table:table-cell table:formula="of:=CONCATENATE(&quot;'&quot;;[.AN4];&quot;'&quot;;&quot;,&quot;)" office:value-type="string" office:string-value="'error'," calcext:value-type="string">
            <text:p>'error',</text:p>
          </table:table-cell>
          <table:table-cell table:formula="of:=CONCATENATE(&quot;'&quot;;[.AO4];&quot;'&quot;;&quot;,&quot;)" office:value-type="string" office:string-value="'error'," calcext:value-type="string">
            <text:p>'error',</text:p>
          </table:table-cell>
          <table:table-cell table:formula="of:=CONCATENATE(&quot;'&quot;;[.AP4];&quot;'&quot;;&quot;,&quot;)" office:value-type="string" office:string-value="'error'," calcext:value-type="string">
            <text:p>'error',</text:p>
          </table:table-cell>
          <table:table-cell table:formula="of:=CONCATENATE(&quot;'&quot;;[.AQ4];&quot;'&quot;;&quot;,&quot;)" office:value-type="string" office:string-value="'4'," calcext:value-type="string">
            <text:p>'4',</text:p>
          </table:table-cell>
          <table:table-cell table:formula="of:=CONCATENATE(&quot;'&quot;;[.AR4];&quot;'&quot;;&quot;,&quot;)" office:value-type="string" office:string-value="'error'," calcext:value-type="string">
            <text:p>'error',</text:p>
          </table:table-cell>
          <table:table-cell table:formula="of:=CONCATENATE(&quot;'&quot;;[.AS4];&quot;'&quot;;&quot;,&quot;)" office:value-type="string" office:string-value="'3'," calcext:value-type="string">
            <text:p>'3',</text:p>
          </table:table-cell>
          <table:table-cell table:formula="of:=CONCATENATE(&quot;'&quot;;[.AT4];&quot;'&quot;;&quot;,&quot;)" office:value-type="string" office:string-value="'error'," calcext:value-type="string">
            <text:p>'error',</text:p>
          </table:table-cell>
          <table:table-cell table:formula="of:=CONCATENATE(&quot;'&quot;;[.AU4];&quot;'&quot;;&quot;,&quot;)" office:value-type="string" office:string-value="'error'," calcext:value-type="string">
            <text:p>'error',</text:p>
          </table:table-cell>
          <table:table-cell table:formula="of:=CONCATENATE(&quot;'&quot;;[.AV4];&quot;'&quot;;&quot;,&quot;)" office:value-type="string" office:string-value="'error'," calcext:value-type="string">
            <text:p>'error',</text:p>
          </table:table-cell>
          <table:table-cell table:formula="of:=CONCATENATE(&quot;'&quot;;[.AW4];&quot;'&quot;;&quot;,&quot;)" office:value-type="string" office:string-value="'error'," calcext:value-type="string">
            <text:p>'error',</text:p>
          </table:table-cell>
          <table:table-cell table:formula="of:=CONCATENATE(&quot;'&quot;;[.AX4];&quot;'&quot;;&quot;,&quot;)" office:value-type="string" office:string-value="'error'," calcext:value-type="string">
            <text:p>'error',</text:p>
          </table:table-cell>
          <table:table-cell table:formula="of:=CONCATENATE(&quot;'&quot;;[.AY4];&quot;'&quot;;&quot;,&quot;)" office:value-type="string" office:string-value="'error'," calcext:value-type="string">
            <text:p>'error',</text:p>
          </table:table-cell>
          <table:table-cell table:formula="of:=CONCATENATE(&quot;'&quot;;[.AZ4];&quot;'&quot;;&quot;,&quot;)" office:value-type="string" office:string-value="'error'," calcext:value-type="string">
            <text:p>'error',</text:p>
          </table:table-cell>
          <table:table-cell table:formula="of:=CONCATENATE(&quot;'&quot;;[.BA4];&quot;'&quot;;&quot;,&quot;)" office:value-type="string" office:string-value="'error'," calcext:value-type="string">
            <text:p>'error',</text:p>
          </table:table-cell>
          <table:table-cell table:formula="of:=CONCATENATE(&quot;'&quot;;[.BB4];&quot;'&quot;;&quot;,&quot;)" office:value-type="string" office:string-value="'error'," calcext:value-type="string">
            <text:p>'error',</text:p>
          </table:table-cell>
          <table:table-cell table:formula="of:=CONCATENATE(&quot;'&quot;;[.BC4];&quot;'&quot;;&quot;,&quot;)" office:value-type="string" office:string-value="'error'," calcext:value-type="string">
            <text:p>'error',</text:p>
          </table:table-cell>
          <table:table-cell table:formula="of:=CONCATENATE(&quot;'&quot;;[.BD4];&quot;'&quot;;&quot;,&quot;)" office:value-type="string" office:string-value="'error'," calcext:value-type="string">
            <text:p>'error',</text:p>
          </table:table-cell>
          <table:table-cell table:formula="of:=CONCATENATE(&quot;'&quot;;[.BE4];&quot;'&quot;;&quot;,&quot;)" office:value-type="string" office:string-value="'error'," calcext:value-type="string">
            <text:p>'error',</text:p>
          </table:table-cell>
          <table:table-cell table:formula="of:=CONCATENATE(&quot;'&quot;;[.BF4];&quot;'&quot;;&quot;,&quot;)" office:value-type="string" office:string-value="'error'," calcext:value-type="string">
            <text:p>'error',</text:p>
          </table:table-cell>
          <table:table-cell table:formula="of:=CONCATENATE(&quot;'&quot;;[.BG4];&quot;'&quot;;&quot;,&quot;)" office:value-type="string" office:string-value="'error'," calcext:value-type="string">
            <text:p>'error',</text:p>
          </table:table-cell>
          <table:table-cell table:formula="of:=CONCATENATE(&quot;'&quot;;[.BH4];&quot;'&quot;;&quot;,&quot;)" office:value-type="string" office:string-value="'error'," calcext:value-type="string">
            <text:p>'error',</text:p>
          </table:table-cell>
          <table:table-cell table:formula="of:=CONCATENATE(&quot;'&quot;;[.BI4];&quot;'&quot;;&quot;,&quot;)" office:value-type="string" office:string-value="'error'," calcext:value-type="string">
            <text:p>'error',</text:p>
          </table:table-cell>
          <table:table-cell table:formula="of:=CONCATENATE(&quot;'&quot;;[.BJ4];&quot;'&quot;;&quot;,&quot;)" office:value-type="string" office:string-value="'error'," calcext:value-type="string">
            <text:p>'error',</text:p>
          </table:table-cell>
          <table:table-cell table:formula="of:=CONCATENATE(&quot;'&quot;;[.BK4];&quot;'&quot;;&quot;,&quot;)" office:value-type="string" office:string-value="'error'," calcext:value-type="string">
            <text:p>'error',</text:p>
          </table:table-cell>
          <table:table-cell table:formula="of:=CONCATENATE(&quot;'&quot;;[.BL4];&quot;'&quot;;&quot;,&quot;)" office:value-type="string" office:string-value="'error'," calcext:value-type="string">
            <text:p>'error',</text:p>
          </table:table-cell>
          <table:table-cell table:formula="of:=CONCATENATE(&quot;'&quot;;[.BM4];&quot;'&quot;;&quot;,&quot;)" office:value-type="string" office:string-value="'error'," calcext:value-type="string">
            <text:p>'error',</text:p>
          </table:table-cell>
          <table:table-cell table:formula="of:=CONCATENATE(&quot;'&quot;;[.BN4];&quot;'&quot;;&quot;,&quot;)" office:value-type="string" office:string-value="'error'," calcext:value-type="string">
            <text:p>'error',</text:p>
          </table:table-cell>
          <table:table-cell table:formula="of:=CONCATENATE(&quot;'&quot;;[.BO4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5];&quot;'&quot;;&quot;,&quot;)" office:value-type="string" office:string-value="['5'," calcext:value-type="string">
            <text:p>['5',</text:p>
          </table:table-cell>
          <table:table-cell table:formula="of:=CONCATENATE(&quot;'&quot;;[.D5];&quot;'&quot;;&quot;,&quot;)" office:value-type="string" office:string-value="'error'," calcext:value-type="string">
            <text:p>'error',</text:p>
          </table:table-cell>
          <table:table-cell table:formula="of:=CONCATENATE(&quot;'&quot;;[.E5];&quot;'&quot;;&quot;,&quot;)" office:value-type="string" office:string-value="'error'," calcext:value-type="string">
            <text:p>'error',</text:p>
          </table:table-cell>
          <table:table-cell table:formula="of:=CONCATENATE(&quot;'&quot;;[.F5];&quot;'&quot;;&quot;,&quot;)" office:value-type="string" office:string-value="'error'," calcext:value-type="string">
            <text:p>'error',</text:p>
          </table:table-cell>
          <table:table-cell table:formula="of:=CONCATENATE(&quot;'&quot;;[.G5];&quot;'&quot;;&quot;,&quot;)" office:value-type="string" office:string-value="'error'," calcext:value-type="string">
            <text:p>'error',</text:p>
          </table:table-cell>
          <table:table-cell table:formula="of:=CONCATENATE(&quot;'&quot;;[.H5];&quot;'&quot;;&quot;,&quot;)" office:value-type="string" office:string-value="'error'," calcext:value-type="string">
            <text:p>'error',</text:p>
          </table:table-cell>
          <table:table-cell table:formula="of:=CONCATENATE(&quot;'&quot;;[.I5];&quot;'&quot;;&quot;,&quot;)" office:value-type="string" office:string-value="'error'," calcext:value-type="string">
            <text:p>'error',</text:p>
          </table:table-cell>
          <table:table-cell table:formula="of:=CONCATENATE(&quot;'&quot;;[.J5];&quot;'&quot;;&quot;,&quot;)" office:value-type="string" office:string-value="'error'," calcext:value-type="string">
            <text:p>'error',</text:p>
          </table:table-cell>
          <table:table-cell table:formula="of:=CONCATENATE(&quot;'&quot;;[.K5];&quot;'&quot;;&quot;,&quot;)" office:value-type="string" office:string-value="'error'," calcext:value-type="string">
            <text:p>'error',</text:p>
          </table:table-cell>
          <table:table-cell table:formula="of:=CONCATENATE(&quot;'&quot;;[.L5];&quot;'&quot;;&quot;,&quot;)" office:value-type="string" office:string-value="'error'," calcext:value-type="string">
            <text:p>'error',</text:p>
          </table:table-cell>
          <table:table-cell table:formula="of:=CONCATENATE(&quot;'&quot;;[.M5];&quot;'&quot;;&quot;,&quot;)" office:value-type="string" office:string-value="'error'," calcext:value-type="string">
            <text:p>'error',</text:p>
          </table:table-cell>
          <table:table-cell table:formula="of:=CONCATENATE(&quot;'&quot;;[.N5];&quot;'&quot;;&quot;,&quot;)" office:value-type="string" office:string-value="'error'," calcext:value-type="string">
            <text:p>'error',</text:p>
          </table:table-cell>
          <table:table-cell table:formula="of:=CONCATENATE(&quot;'&quot;;[.O5];&quot;'&quot;;&quot;,&quot;)" office:value-type="string" office:string-value="'error'," calcext:value-type="string">
            <text:p>'error',</text:p>
          </table:table-cell>
          <table:table-cell table:formula="of:=CONCATENATE(&quot;'&quot;;[.P5];&quot;'&quot;;&quot;,&quot;)" office:value-type="string" office:string-value="'error'," calcext:value-type="string">
            <text:p>'error',</text:p>
          </table:table-cell>
          <table:table-cell table:formula="of:=CONCATENATE(&quot;'&quot;;[.Q5];&quot;'&quot;;&quot;,&quot;)" office:value-type="string" office:string-value="'error'," calcext:value-type="string">
            <text:p>'error',</text:p>
          </table:table-cell>
          <table:table-cell table:formula="of:=CONCATENATE(&quot;'&quot;;[.R5];&quot;'&quot;;&quot;,&quot;)" office:value-type="string" office:string-value="'error'," calcext:value-type="string">
            <text:p>'error',</text:p>
          </table:table-cell>
          <table:table-cell table:formula="of:=CONCATENATE(&quot;'&quot;;[.S5];&quot;'&quot;;&quot;,&quot;)" office:value-type="string" office:string-value="'error'," calcext:value-type="string">
            <text:p>'error',</text:p>
          </table:table-cell>
          <table:table-cell table:formula="of:=CONCATENATE(&quot;'&quot;;[.T5];&quot;'&quot;;&quot;,&quot;)" office:value-type="string" office:string-value="'error'," calcext:value-type="string">
            <text:p>'error',</text:p>
          </table:table-cell>
          <table:table-cell table:formula="of:=CONCATENATE(&quot;'&quot;;[.U5];&quot;'&quot;;&quot;,&quot;)" office:value-type="string" office:string-value="'error'," calcext:value-type="string">
            <text:p>'error',</text:p>
          </table:table-cell>
          <table:table-cell table:formula="of:=CONCATENATE(&quot;'&quot;;[.V5];&quot;'&quot;;&quot;,&quot;)" office:value-type="string" office:string-value="'error'," calcext:value-type="string">
            <text:p>'error',</text:p>
          </table:table-cell>
          <table:table-cell table:formula="of:=CONCATENATE(&quot;'&quot;;[.W5];&quot;'&quot;;&quot;,&quot;)" office:value-type="string" office:string-value="'error'," calcext:value-type="string">
            <text:p>'error',</text:p>
          </table:table-cell>
          <table:table-cell table:formula="of:=CONCATENATE(&quot;'&quot;;[.X5];&quot;'&quot;;&quot;,&quot;)" office:value-type="string" office:string-value="'error'," calcext:value-type="string">
            <text:p>'error',</text:p>
          </table:table-cell>
          <table:table-cell table:formula="of:=CONCATENATE(&quot;'&quot;;[.Y5];&quot;'&quot;;&quot;,&quot;)" office:value-type="string" office:string-value="'error'," calcext:value-type="string">
            <text:p>'error',</text:p>
          </table:table-cell>
          <table:table-cell table:formula="of:=CONCATENATE(&quot;'&quot;;[.Z5];&quot;'&quot;;&quot;,&quot;)" office:value-type="string" office:string-value="'error'," calcext:value-type="string">
            <text:p>'error',</text:p>
          </table:table-cell>
          <table:table-cell table:formula="of:=CONCATENATE(&quot;'&quot;;[.AA5];&quot;'&quot;;&quot;,&quot;)" office:value-type="string" office:string-value="'error'," calcext:value-type="string">
            <text:p>'error',</text:p>
          </table:table-cell>
          <table:table-cell table:formula="of:=CONCATENATE(&quot;'&quot;;[.AB5];&quot;'&quot;;&quot;,&quot;)" office:value-type="string" office:string-value="'error'," calcext:value-type="string">
            <text:p>'error',</text:p>
          </table:table-cell>
          <table:table-cell table:formula="of:=CONCATENATE(&quot;'&quot;;[.AC5];&quot;'&quot;;&quot;,&quot;)" office:value-type="string" office:string-value="'error'," calcext:value-type="string">
            <text:p>'error',</text:p>
          </table:table-cell>
          <table:table-cell table:formula="of:=CONCATENATE(&quot;'&quot;;[.AD5];&quot;'&quot;;&quot;,&quot;)" office:value-type="string" office:string-value="'error'," calcext:value-type="string">
            <text:p>'error',</text:p>
          </table:table-cell>
          <table:table-cell table:formula="of:=CONCATENATE(&quot;'&quot;;[.AE5];&quot;'&quot;;&quot;,&quot;)" office:value-type="string" office:string-value="'error'," calcext:value-type="string">
            <text:p>'error',</text:p>
          </table:table-cell>
          <table:table-cell table:formula="of:=CONCATENATE(&quot;'&quot;;[.AF5];&quot;'&quot;;&quot;,&quot;)" office:value-type="string" office:string-value="'error'," calcext:value-type="string">
            <text:p>'error',</text:p>
          </table:table-cell>
          <table:table-cell table:formula="of:=CONCATENATE(&quot;'&quot;;[.AG5];&quot;'&quot;;&quot;,&quot;)" office:value-type="string" office:string-value="'error'," calcext:value-type="string">
            <text:p>'error',</text:p>
          </table:table-cell>
          <table:table-cell table:formula="of:=CONCATENATE(&quot;'&quot;;[.AH5];&quot;'&quot;;&quot;,&quot;)" office:value-type="string" office:string-value="'error'," calcext:value-type="string">
            <text:p>'error',</text:p>
          </table:table-cell>
          <table:table-cell table:formula="of:=CONCATENATE(&quot;'&quot;;[.AI5];&quot;'&quot;;&quot;,&quot;)" office:value-type="string" office:string-value="'error'," calcext:value-type="string">
            <text:p>'error',</text:p>
          </table:table-cell>
          <table:table-cell table:formula="of:=CONCATENATE(&quot;'&quot;;[.AJ5];&quot;'&quot;;&quot;,&quot;)" office:value-type="string" office:string-value="'error'," calcext:value-type="string">
            <text:p>'error',</text:p>
          </table:table-cell>
          <table:table-cell table:formula="of:=CONCATENATE(&quot;'&quot;;[.AK5];&quot;'&quot;;&quot;,&quot;)" office:value-type="string" office:string-value="'error'," calcext:value-type="string">
            <text:p>'error',</text:p>
          </table:table-cell>
          <table:table-cell table:formula="of:=CONCATENATE(&quot;'&quot;;[.AL5];&quot;'&quot;;&quot;,&quot;)" office:value-type="string" office:string-value="'error'," calcext:value-type="string">
            <text:p>'error',</text:p>
          </table:table-cell>
          <table:table-cell table:formula="of:=CONCATENATE(&quot;'&quot;;[.AM5];&quot;'&quot;;&quot;,&quot;)" office:value-type="string" office:string-value="'error'," calcext:value-type="string">
            <text:p>'error',</text:p>
          </table:table-cell>
          <table:table-cell table:formula="of:=CONCATENATE(&quot;'&quot;;[.AN5];&quot;'&quot;;&quot;,&quot;)" office:value-type="string" office:string-value="'error'," calcext:value-type="string">
            <text:p>'error',</text:p>
          </table:table-cell>
          <table:table-cell table:formula="of:=CONCATENATE(&quot;'&quot;;[.AO5];&quot;'&quot;;&quot;,&quot;)" office:value-type="string" office:string-value="'error'," calcext:value-type="string">
            <text:p>'error',</text:p>
          </table:table-cell>
          <table:table-cell table:formula="of:=CONCATENATE(&quot;'&quot;;[.AP5];&quot;'&quot;;&quot;,&quot;)" office:value-type="string" office:string-value="'error'," calcext:value-type="string">
            <text:p>'error',</text:p>
          </table:table-cell>
          <table:table-cell table:formula="of:=CONCATENATE(&quot;'&quot;;[.AQ5];&quot;'&quot;;&quot;,&quot;)" office:value-type="string" office:string-value="'error'," calcext:value-type="string">
            <text:p>'error',</text:p>
          </table:table-cell>
          <table:table-cell table:formula="of:=CONCATENATE(&quot;'&quot;;[.AR5];&quot;'&quot;;&quot;,&quot;)" office:value-type="string" office:string-value="'error'," calcext:value-type="string">
            <text:p>'error',</text:p>
          </table:table-cell>
          <table:table-cell table:formula="of:=CONCATENATE(&quot;'&quot;;[.AS5];&quot;'&quot;;&quot;,&quot;)" office:value-type="string" office:string-value="'error'," calcext:value-type="string">
            <text:p>'error',</text:p>
          </table:table-cell>
          <table:table-cell table:formula="of:=CONCATENATE(&quot;'&quot;;[.AT5];&quot;'&quot;;&quot;,&quot;)" office:value-type="string" office:string-value="'error'," calcext:value-type="string">
            <text:p>'error',</text:p>
          </table:table-cell>
          <table:table-cell table:formula="of:=CONCATENATE(&quot;'&quot;;[.AU5];&quot;'&quot;;&quot;,&quot;)" office:value-type="string" office:string-value="'error'," calcext:value-type="string">
            <text:p>'error',</text:p>
          </table:table-cell>
          <table:table-cell table:formula="of:=CONCATENATE(&quot;'&quot;;[.AV5];&quot;'&quot;;&quot;,&quot;)" office:value-type="string" office:string-value="'error'," calcext:value-type="string">
            <text:p>'error',</text:p>
          </table:table-cell>
          <table:table-cell table:formula="of:=CONCATENATE(&quot;'&quot;;[.AW5];&quot;'&quot;;&quot;,&quot;)" office:value-type="string" office:string-value="'error'," calcext:value-type="string">
            <text:p>'error',</text:p>
          </table:table-cell>
          <table:table-cell table:formula="of:=CONCATENATE(&quot;'&quot;;[.AX5];&quot;'&quot;;&quot;,&quot;)" office:value-type="string" office:string-value="'error'," calcext:value-type="string">
            <text:p>'error',</text:p>
          </table:table-cell>
          <table:table-cell table:formula="of:=CONCATENATE(&quot;'&quot;;[.AY5];&quot;'&quot;;&quot;,&quot;)" office:value-type="string" office:string-value="'error'," calcext:value-type="string">
            <text:p>'error',</text:p>
          </table:table-cell>
          <table:table-cell table:formula="of:=CONCATENATE(&quot;'&quot;;[.AZ5];&quot;'&quot;;&quot;,&quot;)" office:value-type="string" office:string-value="'error'," calcext:value-type="string">
            <text:p>'error',</text:p>
          </table:table-cell>
          <table:table-cell table:formula="of:=CONCATENATE(&quot;'&quot;;[.BA5];&quot;'&quot;;&quot;,&quot;)" office:value-type="string" office:string-value="'error'," calcext:value-type="string">
            <text:p>'error',</text:p>
          </table:table-cell>
          <table:table-cell table:formula="of:=CONCATENATE(&quot;'&quot;;[.BB5];&quot;'&quot;;&quot;,&quot;)" office:value-type="string" office:string-value="'error'," calcext:value-type="string">
            <text:p>'error',</text:p>
          </table:table-cell>
          <table:table-cell table:formula="of:=CONCATENATE(&quot;'&quot;;[.BC5];&quot;'&quot;;&quot;,&quot;)" office:value-type="string" office:string-value="'error'," calcext:value-type="string">
            <text:p>'error',</text:p>
          </table:table-cell>
          <table:table-cell table:formula="of:=CONCATENATE(&quot;'&quot;;[.BD5];&quot;'&quot;;&quot;,&quot;)" office:value-type="string" office:string-value="'error'," calcext:value-type="string">
            <text:p>'error',</text:p>
          </table:table-cell>
          <table:table-cell table:formula="of:=CONCATENATE(&quot;'&quot;;[.BE5];&quot;'&quot;;&quot;,&quot;)" office:value-type="string" office:string-value="'error'," calcext:value-type="string">
            <text:p>'error',</text:p>
          </table:table-cell>
          <table:table-cell table:formula="of:=CONCATENATE(&quot;'&quot;;[.BF5];&quot;'&quot;;&quot;,&quot;)" office:value-type="string" office:string-value="'error'," calcext:value-type="string">
            <text:p>'error',</text:p>
          </table:table-cell>
          <table:table-cell table:formula="of:=CONCATENATE(&quot;'&quot;;[.BG5];&quot;'&quot;;&quot;,&quot;)" office:value-type="string" office:string-value="'error'," calcext:value-type="string">
            <text:p>'error',</text:p>
          </table:table-cell>
          <table:table-cell table:formula="of:=CONCATENATE(&quot;'&quot;;[.BH5];&quot;'&quot;;&quot;,&quot;)" office:value-type="string" office:string-value="'error'," calcext:value-type="string">
            <text:p>'error',</text:p>
          </table:table-cell>
          <table:table-cell table:formula="of:=CONCATENATE(&quot;'&quot;;[.BI5];&quot;'&quot;;&quot;,&quot;)" office:value-type="string" office:string-value="'error'," calcext:value-type="string">
            <text:p>'error',</text:p>
          </table:table-cell>
          <table:table-cell table:formula="of:=CONCATENATE(&quot;'&quot;;[.BJ5];&quot;'&quot;;&quot;,&quot;)" office:value-type="string" office:string-value="'error'," calcext:value-type="string">
            <text:p>'error',</text:p>
          </table:table-cell>
          <table:table-cell table:formula="of:=CONCATENATE(&quot;'&quot;;[.BK5];&quot;'&quot;;&quot;,&quot;)" office:value-type="string" office:string-value="'error'," calcext:value-type="string">
            <text:p>'error',</text:p>
          </table:table-cell>
          <table:table-cell table:formula="of:=CONCATENATE(&quot;'&quot;;[.BL5];&quot;'&quot;;&quot;,&quot;)" office:value-type="string" office:string-value="'error'," calcext:value-type="string">
            <text:p>'error',</text:p>
          </table:table-cell>
          <table:table-cell table:formula="of:=CONCATENATE(&quot;'&quot;;[.BM5];&quot;'&quot;;&quot;,&quot;)" office:value-type="string" office:string-value="'error'," calcext:value-type="string">
            <text:p>'error',</text:p>
          </table:table-cell>
          <table:table-cell table:formula="of:=CONCATENATE(&quot;'&quot;;[.BN5];&quot;'&quot;;&quot;,&quot;)" office:value-type="string" office:string-value="'error'," calcext:value-type="string">
            <text:p>'error',</text:p>
          </table:table-cell>
          <table:table-cell table:formula="of:=CONCATENATE(&quot;'&quot;;[.BO5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6];&quot;'&quot;;&quot;,&quot;)" office:value-type="string" office:string-value="['error'," calcext:value-type="string">
            <text:p>['error',</text:p>
          </table:table-cell>
          <table:table-cell table:formula="of:=CONCATENATE(&quot;'&quot;;[.D6];&quot;'&quot;;&quot;,&quot;)" office:value-type="string" office:string-value="'error'," calcext:value-type="string">
            <text:p>'error',</text:p>
          </table:table-cell>
          <table:table-cell table:formula="of:=CONCATENATE(&quot;'&quot;;[.E6];&quot;'&quot;;&quot;,&quot;)" office:value-type="string" office:string-value="'error'," calcext:value-type="string">
            <text:p>'error',</text:p>
          </table:table-cell>
          <table:table-cell table:formula="of:=CONCATENATE(&quot;'&quot;;[.F6];&quot;'&quot;;&quot;,&quot;)" office:value-type="string" office:string-value="'error'," calcext:value-type="string">
            <text:p>'error',</text:p>
          </table:table-cell>
          <table:table-cell table:formula="of:=CONCATENATE(&quot;'&quot;;[.G6];&quot;'&quot;;&quot;,&quot;)" office:value-type="string" office:string-value="'error'," calcext:value-type="string">
            <text:p>'error',</text:p>
          </table:table-cell>
          <table:table-cell table:formula="of:=CONCATENATE(&quot;'&quot;;[.H6];&quot;'&quot;;&quot;,&quot;)" office:value-type="string" office:string-value="'error'," calcext:value-type="string">
            <text:p>'error',</text:p>
          </table:table-cell>
          <table:table-cell table:formula="of:=CONCATENATE(&quot;'&quot;;[.I6];&quot;'&quot;;&quot;,&quot;)" office:value-type="string" office:string-value="'error'," calcext:value-type="string">
            <text:p>'error',</text:p>
          </table:table-cell>
          <table:table-cell table:formula="of:=CONCATENATE(&quot;'&quot;;[.J6];&quot;'&quot;;&quot;,&quot;)" office:value-type="string" office:string-value="'error'," calcext:value-type="string">
            <text:p>'error',</text:p>
          </table:table-cell>
          <table:table-cell table:formula="of:=CONCATENATE(&quot;'&quot;;[.K6];&quot;'&quot;;&quot;,&quot;)" office:value-type="string" office:string-value="'error'," calcext:value-type="string">
            <text:p>'error',</text:p>
          </table:table-cell>
          <table:table-cell table:formula="of:=CONCATENATE(&quot;'&quot;;[.L6];&quot;'&quot;;&quot;,&quot;)" office:value-type="string" office:string-value="'error'," calcext:value-type="string">
            <text:p>'error',</text:p>
          </table:table-cell>
          <table:table-cell table:formula="of:=CONCATENATE(&quot;'&quot;;[.M6];&quot;'&quot;;&quot;,&quot;)" office:value-type="string" office:string-value="'error'," calcext:value-type="string">
            <text:p>'error',</text:p>
          </table:table-cell>
          <table:table-cell table:formula="of:=CONCATENATE(&quot;'&quot;;[.N6];&quot;'&quot;;&quot;,&quot;)" office:value-type="string" office:string-value="'error'," calcext:value-type="string">
            <text:p>'error',</text:p>
          </table:table-cell>
          <table:table-cell table:formula="of:=CONCATENATE(&quot;'&quot;;[.O6];&quot;'&quot;;&quot;,&quot;)" office:value-type="string" office:string-value="'error'," calcext:value-type="string">
            <text:p>'error',</text:p>
          </table:table-cell>
          <table:table-cell table:formula="of:=CONCATENATE(&quot;'&quot;;[.P6];&quot;'&quot;;&quot;,&quot;)" office:value-type="string" office:string-value="'error'," calcext:value-type="string">
            <text:p>'error',</text:p>
          </table:table-cell>
          <table:table-cell table:formula="of:=CONCATENATE(&quot;'&quot;;[.Q6];&quot;'&quot;;&quot;,&quot;)" office:value-type="string" office:string-value="'error'," calcext:value-type="string">
            <text:p>'error',</text:p>
          </table:table-cell>
          <table:table-cell table:formula="of:=CONCATENATE(&quot;'&quot;;[.R6];&quot;'&quot;;&quot;,&quot;)" office:value-type="string" office:string-value="'error'," calcext:value-type="string">
            <text:p>'error',</text:p>
          </table:table-cell>
          <table:table-cell table:formula="of:=CONCATENATE(&quot;'&quot;;[.S6];&quot;'&quot;;&quot;,&quot;)" office:value-type="string" office:string-value="'error'," calcext:value-type="string">
            <text:p>'error',</text:p>
          </table:table-cell>
          <table:table-cell table:formula="of:=CONCATENATE(&quot;'&quot;;[.T6];&quot;'&quot;;&quot;,&quot;)" office:value-type="string" office:string-value="'error'," calcext:value-type="string">
            <text:p>'error',</text:p>
          </table:table-cell>
          <table:table-cell table:formula="of:=CONCATENATE(&quot;'&quot;;[.U6];&quot;'&quot;;&quot;,&quot;)" office:value-type="string" office:string-value="'error'," calcext:value-type="string">
            <text:p>'error',</text:p>
          </table:table-cell>
          <table:table-cell table:formula="of:=CONCATENATE(&quot;'&quot;;[.V6];&quot;'&quot;;&quot;,&quot;)" office:value-type="string" office:string-value="'error'," calcext:value-type="string">
            <text:p>'error',</text:p>
          </table:table-cell>
          <table:table-cell table:formula="of:=CONCATENATE(&quot;'&quot;;[.W6];&quot;'&quot;;&quot;,&quot;)" office:value-type="string" office:string-value="'error'," calcext:value-type="string">
            <text:p>'error',</text:p>
          </table:table-cell>
          <table:table-cell table:formula="of:=CONCATENATE(&quot;'&quot;;[.X6];&quot;'&quot;;&quot;,&quot;)" office:value-type="string" office:string-value="'error'," calcext:value-type="string">
            <text:p>'error',</text:p>
          </table:table-cell>
          <table:table-cell table:formula="of:=CONCATENATE(&quot;'&quot;;[.Y6];&quot;'&quot;;&quot;,&quot;)" office:value-type="string" office:string-value="'error'," calcext:value-type="string">
            <text:p>'error',</text:p>
          </table:table-cell>
          <table:table-cell table:formula="of:=CONCATENATE(&quot;'&quot;;[.Z6];&quot;'&quot;;&quot;,&quot;)" office:value-type="string" office:string-value="'error'," calcext:value-type="string">
            <text:p>'error',</text:p>
          </table:table-cell>
          <table:table-cell table:formula="of:=CONCATENATE(&quot;'&quot;;[.AA6];&quot;'&quot;;&quot;,&quot;)" office:value-type="string" office:string-value="'error'," calcext:value-type="string">
            <text:p>'error',</text:p>
          </table:table-cell>
          <table:table-cell table:formula="of:=CONCATENATE(&quot;'&quot;;[.AB6];&quot;'&quot;;&quot;,&quot;)" office:value-type="string" office:string-value="'error'," calcext:value-type="string">
            <text:p>'error',</text:p>
          </table:table-cell>
          <table:table-cell table:formula="of:=CONCATENATE(&quot;'&quot;;[.AC6];&quot;'&quot;;&quot;,&quot;)" office:value-type="string" office:string-value="'error'," calcext:value-type="string">
            <text:p>'error',</text:p>
          </table:table-cell>
          <table:table-cell table:formula="of:=CONCATENATE(&quot;'&quot;;[.AD6];&quot;'&quot;;&quot;,&quot;)" office:value-type="string" office:string-value="'error'," calcext:value-type="string">
            <text:p>'error',</text:p>
          </table:table-cell>
          <table:table-cell table:formula="of:=CONCATENATE(&quot;'&quot;;[.AE6];&quot;'&quot;;&quot;,&quot;)" office:value-type="string" office:string-value="'error'," calcext:value-type="string">
            <text:p>'error',</text:p>
          </table:table-cell>
          <table:table-cell table:formula="of:=CONCATENATE(&quot;'&quot;;[.AF6];&quot;'&quot;;&quot;,&quot;)" office:value-type="string" office:string-value="'error'," calcext:value-type="string">
            <text:p>'error',</text:p>
          </table:table-cell>
          <table:table-cell table:formula="of:=CONCATENATE(&quot;'&quot;;[.AG6];&quot;'&quot;;&quot;,&quot;)" office:value-type="string" office:string-value="'error'," calcext:value-type="string">
            <text:p>'error',</text:p>
          </table:table-cell>
          <table:table-cell table:formula="of:=CONCATENATE(&quot;'&quot;;[.AH6];&quot;'&quot;;&quot;,&quot;)" office:value-type="string" office:string-value="'error'," calcext:value-type="string">
            <text:p>'error',</text:p>
          </table:table-cell>
          <table:table-cell table:formula="of:=CONCATENATE(&quot;'&quot;;[.AI6];&quot;'&quot;;&quot;,&quot;)" office:value-type="string" office:string-value="'error'," calcext:value-type="string">
            <text:p>'error',</text:p>
          </table:table-cell>
          <table:table-cell table:formula="of:=CONCATENATE(&quot;'&quot;;[.AJ6];&quot;'&quot;;&quot;,&quot;)" office:value-type="string" office:string-value="'error'," calcext:value-type="string">
            <text:p>'error',</text:p>
          </table:table-cell>
          <table:table-cell table:formula="of:=CONCATENATE(&quot;'&quot;;[.AK6];&quot;'&quot;;&quot;,&quot;)" office:value-type="string" office:string-value="'error'," calcext:value-type="string">
            <text:p>'error',</text:p>
          </table:table-cell>
          <table:table-cell table:formula="of:=CONCATENATE(&quot;'&quot;;[.AL6];&quot;'&quot;;&quot;,&quot;)" office:value-type="string" office:string-value="'error'," calcext:value-type="string">
            <text:p>'error',</text:p>
          </table:table-cell>
          <table:table-cell table:formula="of:=CONCATENATE(&quot;'&quot;;[.AM6];&quot;'&quot;;&quot;,&quot;)" office:value-type="string" office:string-value="'error'," calcext:value-type="string">
            <text:p>'error',</text:p>
          </table:table-cell>
          <table:table-cell table:formula="of:=CONCATENATE(&quot;'&quot;;[.AN6];&quot;'&quot;;&quot;,&quot;)" office:value-type="string" office:string-value="'error'," calcext:value-type="string">
            <text:p>'error',</text:p>
          </table:table-cell>
          <table:table-cell table:formula="of:=CONCATENATE(&quot;'&quot;;[.AO6];&quot;'&quot;;&quot;,&quot;)" office:value-type="string" office:string-value="'error'," calcext:value-type="string">
            <text:p>'error',</text:p>
          </table:table-cell>
          <table:table-cell table:formula="of:=CONCATENATE(&quot;'&quot;;[.AP6];&quot;'&quot;;&quot;,&quot;)" office:value-type="string" office:string-value="'error'," calcext:value-type="string">
            <text:p>'error',</text:p>
          </table:table-cell>
          <table:table-cell table:formula="of:=CONCATENATE(&quot;'&quot;;[.AQ6];&quot;'&quot;;&quot;,&quot;)" office:value-type="string" office:string-value="'error'," calcext:value-type="string">
            <text:p>'error',</text:p>
          </table:table-cell>
          <table:table-cell table:formula="of:=CONCATENATE(&quot;'&quot;;[.AR6];&quot;'&quot;;&quot;,&quot;)" office:value-type="string" office:string-value="'7'," calcext:value-type="string">
            <text:p>'7',</text:p>
          </table:table-cell>
          <table:table-cell table:formula="of:=CONCATENATE(&quot;'&quot;;[.AS6];&quot;'&quot;;&quot;,&quot;)" office:value-type="string" office:string-value="'error'," calcext:value-type="string">
            <text:p>'error',</text:p>
          </table:table-cell>
          <table:table-cell table:formula="of:=CONCATENATE(&quot;'&quot;;[.AT6];&quot;'&quot;;&quot;,&quot;)" office:value-type="string" office:string-value="'error'," calcext:value-type="string">
            <text:p>'error',</text:p>
          </table:table-cell>
          <table:table-cell table:formula="of:=CONCATENATE(&quot;'&quot;;[.AU6];&quot;'&quot;;&quot;,&quot;)" office:value-type="string" office:string-value="'6'," calcext:value-type="string">
            <text:p>'6',</text:p>
          </table:table-cell>
          <table:table-cell table:formula="of:=CONCATENATE(&quot;'&quot;;[.AV6];&quot;'&quot;;&quot;,&quot;)" office:value-type="string" office:string-value="'error'," calcext:value-type="string">
            <text:p>'error',</text:p>
          </table:table-cell>
          <table:table-cell table:formula="of:=CONCATENATE(&quot;'&quot;;[.AW6];&quot;'&quot;;&quot;,&quot;)" office:value-type="string" office:string-value="'error'," calcext:value-type="string">
            <text:p>'error',</text:p>
          </table:table-cell>
          <table:table-cell table:formula="of:=CONCATENATE(&quot;'&quot;;[.AX6];&quot;'&quot;;&quot;,&quot;)" office:value-type="string" office:string-value="'error'," calcext:value-type="string">
            <text:p>'error',</text:p>
          </table:table-cell>
          <table:table-cell table:formula="of:=CONCATENATE(&quot;'&quot;;[.AY6];&quot;'&quot;;&quot;,&quot;)" office:value-type="string" office:string-value="'error'," calcext:value-type="string">
            <text:p>'error',</text:p>
          </table:table-cell>
          <table:table-cell table:formula="of:=CONCATENATE(&quot;'&quot;;[.AZ6];&quot;'&quot;;&quot;,&quot;)" office:value-type="string" office:string-value="'error'," calcext:value-type="string">
            <text:p>'error',</text:p>
          </table:table-cell>
          <table:table-cell table:formula="of:=CONCATENATE(&quot;'&quot;;[.BA6];&quot;'&quot;;&quot;,&quot;)" office:value-type="string" office:string-value="'error'," calcext:value-type="string">
            <text:p>'error',</text:p>
          </table:table-cell>
          <table:table-cell table:formula="of:=CONCATENATE(&quot;'&quot;;[.BB6];&quot;'&quot;;&quot;,&quot;)" office:value-type="string" office:string-value="'error'," calcext:value-type="string">
            <text:p>'error',</text:p>
          </table:table-cell>
          <table:table-cell table:formula="of:=CONCATENATE(&quot;'&quot;;[.BC6];&quot;'&quot;;&quot;,&quot;)" office:value-type="string" office:string-value="'error'," calcext:value-type="string">
            <text:p>'error',</text:p>
          </table:table-cell>
          <table:table-cell table:formula="of:=CONCATENATE(&quot;'&quot;;[.BD6];&quot;'&quot;;&quot;,&quot;)" office:value-type="string" office:string-value="'error'," calcext:value-type="string">
            <text:p>'error',</text:p>
          </table:table-cell>
          <table:table-cell table:formula="of:=CONCATENATE(&quot;'&quot;;[.BE6];&quot;'&quot;;&quot;,&quot;)" office:value-type="string" office:string-value="'error'," calcext:value-type="string">
            <text:p>'error',</text:p>
          </table:table-cell>
          <table:table-cell table:formula="of:=CONCATENATE(&quot;'&quot;;[.BF6];&quot;'&quot;;&quot;,&quot;)" office:value-type="string" office:string-value="'error'," calcext:value-type="string">
            <text:p>'error',</text:p>
          </table:table-cell>
          <table:table-cell table:formula="of:=CONCATENATE(&quot;'&quot;;[.BG6];&quot;'&quot;;&quot;,&quot;)" office:value-type="string" office:string-value="'error'," calcext:value-type="string">
            <text:p>'error',</text:p>
          </table:table-cell>
          <table:table-cell table:formula="of:=CONCATENATE(&quot;'&quot;;[.BH6];&quot;'&quot;;&quot;,&quot;)" office:value-type="string" office:string-value="'error'," calcext:value-type="string">
            <text:p>'error',</text:p>
          </table:table-cell>
          <table:table-cell table:formula="of:=CONCATENATE(&quot;'&quot;;[.BI6];&quot;'&quot;;&quot;,&quot;)" office:value-type="string" office:string-value="'error'," calcext:value-type="string">
            <text:p>'error',</text:p>
          </table:table-cell>
          <table:table-cell table:formula="of:=CONCATENATE(&quot;'&quot;;[.BJ6];&quot;'&quot;;&quot;,&quot;)" office:value-type="string" office:string-value="'error'," calcext:value-type="string">
            <text:p>'error',</text:p>
          </table:table-cell>
          <table:table-cell table:formula="of:=CONCATENATE(&quot;'&quot;;[.BK6];&quot;'&quot;;&quot;,&quot;)" office:value-type="string" office:string-value="'error'," calcext:value-type="string">
            <text:p>'error',</text:p>
          </table:table-cell>
          <table:table-cell table:formula="of:=CONCATENATE(&quot;'&quot;;[.BL6];&quot;'&quot;;&quot;,&quot;)" office:value-type="string" office:string-value="'error'," calcext:value-type="string">
            <text:p>'error',</text:p>
          </table:table-cell>
          <table:table-cell table:formula="of:=CONCATENATE(&quot;'&quot;;[.BM6];&quot;'&quot;;&quot;,&quot;)" office:value-type="string" office:string-value="'error'," calcext:value-type="string">
            <text:p>'error',</text:p>
          </table:table-cell>
          <table:table-cell table:formula="of:=CONCATENATE(&quot;'&quot;;[.BN6];&quot;'&quot;;&quot;,&quot;)" office:value-type="string" office:string-value="'error'," calcext:value-type="string">
            <text:p>'error',</text:p>
          </table:table-cell>
          <table:table-cell table:formula="of:=CONCATENATE(&quot;'&quot;;[.BO6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7];&quot;'&quot;;&quot;,&quot;)" office:value-type="string" office:string-value="['error'," calcext:value-type="string">
            <text:p>['error',</text:p>
          </table:table-cell>
          <table:table-cell table:formula="of:=CONCATENATE(&quot;'&quot;;[.D7];&quot;'&quot;;&quot;,&quot;)" office:value-type="string" office:string-value="'error'," calcext:value-type="string">
            <text:p>'error',</text:p>
          </table:table-cell>
          <table:table-cell table:formula="of:=CONCATENATE(&quot;'&quot;;[.E7];&quot;'&quot;;&quot;,&quot;)" office:value-type="string" office:string-value="'error'," calcext:value-type="string">
            <text:p>'error',</text:p>
          </table:table-cell>
          <table:table-cell table:formula="of:=CONCATENATE(&quot;'&quot;;[.F7];&quot;'&quot;;&quot;,&quot;)" office:value-type="string" office:string-value="'error'," calcext:value-type="string">
            <text:p>'error',</text:p>
          </table:table-cell>
          <table:table-cell table:formula="of:=CONCATENATE(&quot;'&quot;;[.G7];&quot;'&quot;;&quot;,&quot;)" office:value-type="string" office:string-value="'error'," calcext:value-type="string">
            <text:p>'error',</text:p>
          </table:table-cell>
          <table:table-cell table:formula="of:=CONCATENATE(&quot;'&quot;;[.H7];&quot;'&quot;;&quot;,&quot;)" office:value-type="string" office:string-value="'error'," calcext:value-type="string">
            <text:p>'error',</text:p>
          </table:table-cell>
          <table:table-cell table:formula="of:=CONCATENATE(&quot;'&quot;;[.I7];&quot;'&quot;;&quot;,&quot;)" office:value-type="string" office:string-value="'error'," calcext:value-type="string">
            <text:p>'error',</text:p>
          </table:table-cell>
          <table:table-cell table:formula="of:=CONCATENATE(&quot;'&quot;;[.J7];&quot;'&quot;;&quot;,&quot;)" office:value-type="string" office:string-value="'error'," calcext:value-type="string">
            <text:p>'error',</text:p>
          </table:table-cell>
          <table:table-cell table:formula="of:=CONCATENATE(&quot;'&quot;;[.K7];&quot;'&quot;;&quot;,&quot;)" office:value-type="string" office:string-value="'error'," calcext:value-type="string">
            <text:p>'error',</text:p>
          </table:table-cell>
          <table:table-cell table:formula="of:=CONCATENATE(&quot;'&quot;;[.L7];&quot;'&quot;;&quot;,&quot;)" office:value-type="string" office:string-value="'error'," calcext:value-type="string">
            <text:p>'error',</text:p>
          </table:table-cell>
          <table:table-cell table:formula="of:=CONCATENATE(&quot;'&quot;;[.M7];&quot;'&quot;;&quot;,&quot;)" office:value-type="string" office:string-value="'error'," calcext:value-type="string">
            <text:p>'error',</text:p>
          </table:table-cell>
          <table:table-cell table:formula="of:=CONCATENATE(&quot;'&quot;;[.N7];&quot;'&quot;;&quot;,&quot;)" office:value-type="string" office:string-value="'error'," calcext:value-type="string">
            <text:p>'error',</text:p>
          </table:table-cell>
          <table:table-cell table:formula="of:=CONCATENATE(&quot;'&quot;;[.O7];&quot;'&quot;;&quot;,&quot;)" office:value-type="string" office:string-value="'error'," calcext:value-type="string">
            <text:p>'error',</text:p>
          </table:table-cell>
          <table:table-cell table:formula="of:=CONCATENATE(&quot;'&quot;;[.P7];&quot;'&quot;;&quot;,&quot;)" office:value-type="string" office:string-value="'error'," calcext:value-type="string">
            <text:p>'error',</text:p>
          </table:table-cell>
          <table:table-cell table:formula="of:=CONCATENATE(&quot;'&quot;;[.Q7];&quot;'&quot;;&quot;,&quot;)" office:value-type="string" office:string-value="'error'," calcext:value-type="string">
            <text:p>'error',</text:p>
          </table:table-cell>
          <table:table-cell table:formula="of:=CONCATENATE(&quot;'&quot;;[.R7];&quot;'&quot;;&quot;,&quot;)" office:value-type="string" office:string-value="'error'," calcext:value-type="string">
            <text:p>'error',</text:p>
          </table:table-cell>
          <table:table-cell table:formula="of:=CONCATENATE(&quot;'&quot;;[.S7];&quot;'&quot;;&quot;,&quot;)" office:value-type="string" office:string-value="'error'," calcext:value-type="string">
            <text:p>'error',</text:p>
          </table:table-cell>
          <table:table-cell table:formula="of:=CONCATENATE(&quot;'&quot;;[.T7];&quot;'&quot;;&quot;,&quot;)" office:value-type="string" office:string-value="'error'," calcext:value-type="string">
            <text:p>'error',</text:p>
          </table:table-cell>
          <table:table-cell table:formula="of:=CONCATENATE(&quot;'&quot;;[.U7];&quot;'&quot;;&quot;,&quot;)" office:value-type="string" office:string-value="'error'," calcext:value-type="string">
            <text:p>'error',</text:p>
          </table:table-cell>
          <table:table-cell table:formula="of:=CONCATENATE(&quot;'&quot;;[.V7];&quot;'&quot;;&quot;,&quot;)" office:value-type="string" office:string-value="'error'," calcext:value-type="string">
            <text:p>'error',</text:p>
          </table:table-cell>
          <table:table-cell table:formula="of:=CONCATENATE(&quot;'&quot;;[.W7];&quot;'&quot;;&quot;,&quot;)" office:value-type="string" office:string-value="'error'," calcext:value-type="string">
            <text:p>'error',</text:p>
          </table:table-cell>
          <table:table-cell table:formula="of:=CONCATENATE(&quot;'&quot;;[.X7];&quot;'&quot;;&quot;,&quot;)" office:value-type="string" office:string-value="'error'," calcext:value-type="string">
            <text:p>'error',</text:p>
          </table:table-cell>
          <table:table-cell table:formula="of:=CONCATENATE(&quot;'&quot;;[.Y7];&quot;'&quot;;&quot;,&quot;)" office:value-type="string" office:string-value="'error'," calcext:value-type="string">
            <text:p>'error',</text:p>
          </table:table-cell>
          <table:table-cell table:formula="of:=CONCATENATE(&quot;'&quot;;[.Z7];&quot;'&quot;;&quot;,&quot;)" office:value-type="string" office:string-value="'error'," calcext:value-type="string">
            <text:p>'error',</text:p>
          </table:table-cell>
          <table:table-cell table:formula="of:=CONCATENATE(&quot;'&quot;;[.AA7];&quot;'&quot;;&quot;,&quot;)" office:value-type="string" office:string-value="'error'," calcext:value-type="string">
            <text:p>'error',</text:p>
          </table:table-cell>
          <table:table-cell table:formula="of:=CONCATENATE(&quot;'&quot;;[.AB7];&quot;'&quot;;&quot;,&quot;)" office:value-type="string" office:string-value="'error'," calcext:value-type="string">
            <text:p>'error',</text:p>
          </table:table-cell>
          <table:table-cell table:formula="of:=CONCATENATE(&quot;'&quot;;[.AC7];&quot;'&quot;;&quot;,&quot;)" office:value-type="string" office:string-value="'error'," calcext:value-type="string">
            <text:p>'error',</text:p>
          </table:table-cell>
          <table:table-cell table:formula="of:=CONCATENATE(&quot;'&quot;;[.AD7];&quot;'&quot;;&quot;,&quot;)" office:value-type="string" office:string-value="'error'," calcext:value-type="string">
            <text:p>'error',</text:p>
          </table:table-cell>
          <table:table-cell table:formula="of:=CONCATENATE(&quot;'&quot;;[.AE7];&quot;'&quot;;&quot;,&quot;)" office:value-type="string" office:string-value="'error'," calcext:value-type="string">
            <text:p>'error',</text:p>
          </table:table-cell>
          <table:table-cell table:formula="of:=CONCATENATE(&quot;'&quot;;[.AF7];&quot;'&quot;;&quot;,&quot;)" office:value-type="string" office:string-value="'error'," calcext:value-type="string">
            <text:p>'error',</text:p>
          </table:table-cell>
          <table:table-cell table:formula="of:=CONCATENATE(&quot;'&quot;;[.AG7];&quot;'&quot;;&quot;,&quot;)" office:value-type="string" office:string-value="'error'," calcext:value-type="string">
            <text:p>'error',</text:p>
          </table:table-cell>
          <table:table-cell table:formula="of:=CONCATENATE(&quot;'&quot;;[.AH7];&quot;'&quot;;&quot;,&quot;)" office:value-type="string" office:string-value="'error'," calcext:value-type="string">
            <text:p>'error',</text:p>
          </table:table-cell>
          <table:table-cell table:formula="of:=CONCATENATE(&quot;'&quot;;[.AI7];&quot;'&quot;;&quot;,&quot;)" office:value-type="string" office:string-value="'error'," calcext:value-type="string">
            <text:p>'error',</text:p>
          </table:table-cell>
          <table:table-cell table:formula="of:=CONCATENATE(&quot;'&quot;;[.AJ7];&quot;'&quot;;&quot;,&quot;)" office:value-type="string" office:string-value="'error'," calcext:value-type="string">
            <text:p>'error',</text:p>
          </table:table-cell>
          <table:table-cell table:formula="of:=CONCATENATE(&quot;'&quot;;[.AK7];&quot;'&quot;;&quot;,&quot;)" office:value-type="string" office:string-value="'error'," calcext:value-type="string">
            <text:p>'error',</text:p>
          </table:table-cell>
          <table:table-cell table:formula="of:=CONCATENATE(&quot;'&quot;;[.AL7];&quot;'&quot;;&quot;,&quot;)" office:value-type="string" office:string-value="'error'," calcext:value-type="string">
            <text:p>'error',</text:p>
          </table:table-cell>
          <table:table-cell table:formula="of:=CONCATENATE(&quot;'&quot;;[.AM7];&quot;'&quot;;&quot;,&quot;)" office:value-type="string" office:string-value="'error'," calcext:value-type="string">
            <text:p>'error',</text:p>
          </table:table-cell>
          <table:table-cell table:formula="of:=CONCATENATE(&quot;'&quot;;[.AN7];&quot;'&quot;;&quot;,&quot;)" office:value-type="string" office:string-value="'error'," calcext:value-type="string">
            <text:p>'error',</text:p>
          </table:table-cell>
          <table:table-cell table:formula="of:=CONCATENATE(&quot;'&quot;;[.AO7];&quot;'&quot;;&quot;,&quot;)" office:value-type="string" office:string-value="'error'," calcext:value-type="string">
            <text:p>'error',</text:p>
          </table:table-cell>
          <table:table-cell table:formula="of:=CONCATENATE(&quot;'&quot;;[.AP7];&quot;'&quot;;&quot;,&quot;)" office:value-type="string" office:string-value="'error'," calcext:value-type="string">
            <text:p>'error',</text:p>
          </table:table-cell>
          <table:table-cell table:formula="of:=CONCATENATE(&quot;'&quot;;[.AQ7];&quot;'&quot;;&quot;,&quot;)" office:value-type="string" office:string-value="'error'," calcext:value-type="string">
            <text:p>'error',</text:p>
          </table:table-cell>
          <table:table-cell table:formula="of:=CONCATENATE(&quot;'&quot;;[.AR7];&quot;'&quot;;&quot;,&quot;)" office:value-type="string" office:string-value="'error'," calcext:value-type="string">
            <text:p>'error',</text:p>
          </table:table-cell>
          <table:table-cell table:formula="of:=CONCATENATE(&quot;'&quot;;[.AS7];&quot;'&quot;;&quot;,&quot;)" office:value-type="string" office:string-value="'error'," calcext:value-type="string">
            <text:p>'error',</text:p>
          </table:table-cell>
          <table:table-cell table:formula="of:=CONCATENATE(&quot;'&quot;;[.AT7];&quot;'&quot;;&quot;,&quot;)" office:value-type="string" office:string-value="'error'," calcext:value-type="string">
            <text:p>'error',</text:p>
          </table:table-cell>
          <table:table-cell table:formula="of:=CONCATENATE(&quot;'&quot;;[.AU7];&quot;'&quot;;&quot;,&quot;)" office:value-type="string" office:string-value="'error'," calcext:value-type="string">
            <text:p>'error',</text:p>
          </table:table-cell>
          <table:table-cell table:formula="of:=CONCATENATE(&quot;'&quot;;[.AV7];&quot;'&quot;;&quot;,&quot;)" office:value-type="string" office:string-value="'8'," calcext:value-type="string">
            <text:p>'8',</text:p>
          </table:table-cell>
          <table:table-cell table:formula="of:=CONCATENATE(&quot;'&quot;;[.AW7];&quot;'&quot;;&quot;,&quot;)" office:value-type="string" office:string-value="'error'," calcext:value-type="string">
            <text:p>'error',</text:p>
          </table:table-cell>
          <table:table-cell table:formula="of:=CONCATENATE(&quot;'&quot;;[.AX7];&quot;'&quot;;&quot;,&quot;)" office:value-type="string" office:string-value="'error'," calcext:value-type="string">
            <text:p>'error',</text:p>
          </table:table-cell>
          <table:table-cell table:formula="of:=CONCATENATE(&quot;'&quot;;[.AY7];&quot;'&quot;;&quot;,&quot;)" office:value-type="string" office:string-value="'error'," calcext:value-type="string">
            <text:p>'error',</text:p>
          </table:table-cell>
          <table:table-cell table:formula="of:=CONCATENATE(&quot;'&quot;;[.AZ7];&quot;'&quot;;&quot;,&quot;)" office:value-type="string" office:string-value="'error'," calcext:value-type="string">
            <text:p>'error',</text:p>
          </table:table-cell>
          <table:table-cell table:formula="of:=CONCATENATE(&quot;'&quot;;[.BA7];&quot;'&quot;;&quot;,&quot;)" office:value-type="string" office:string-value="'error'," calcext:value-type="string">
            <text:p>'error',</text:p>
          </table:table-cell>
          <table:table-cell table:formula="of:=CONCATENATE(&quot;'&quot;;[.BB7];&quot;'&quot;;&quot;,&quot;)" office:value-type="string" office:string-value="'error'," calcext:value-type="string">
            <text:p>'error',</text:p>
          </table:table-cell>
          <table:table-cell table:formula="of:=CONCATENATE(&quot;'&quot;;[.BC7];&quot;'&quot;;&quot;,&quot;)" office:value-type="string" office:string-value="'error'," calcext:value-type="string">
            <text:p>'error',</text:p>
          </table:table-cell>
          <table:table-cell table:formula="of:=CONCATENATE(&quot;'&quot;;[.BD7];&quot;'&quot;;&quot;,&quot;)" office:value-type="string" office:string-value="'error'," calcext:value-type="string">
            <text:p>'error',</text:p>
          </table:table-cell>
          <table:table-cell table:formula="of:=CONCATENATE(&quot;'&quot;;[.BE7];&quot;'&quot;;&quot;,&quot;)" office:value-type="string" office:string-value="'error'," calcext:value-type="string">
            <text:p>'error',</text:p>
          </table:table-cell>
          <table:table-cell table:formula="of:=CONCATENATE(&quot;'&quot;;[.BF7];&quot;'&quot;;&quot;,&quot;)" office:value-type="string" office:string-value="'error'," calcext:value-type="string">
            <text:p>'error',</text:p>
          </table:table-cell>
          <table:table-cell table:formula="of:=CONCATENATE(&quot;'&quot;;[.BG7];&quot;'&quot;;&quot;,&quot;)" office:value-type="string" office:string-value="'error'," calcext:value-type="string">
            <text:p>'error',</text:p>
          </table:table-cell>
          <table:table-cell table:formula="of:=CONCATENATE(&quot;'&quot;;[.BH7];&quot;'&quot;;&quot;,&quot;)" office:value-type="string" office:string-value="'error'," calcext:value-type="string">
            <text:p>'error',</text:p>
          </table:table-cell>
          <table:table-cell table:formula="of:=CONCATENATE(&quot;'&quot;;[.BI7];&quot;'&quot;;&quot;,&quot;)" office:value-type="string" office:string-value="'error'," calcext:value-type="string">
            <text:p>'error',</text:p>
          </table:table-cell>
          <table:table-cell table:formula="of:=CONCATENATE(&quot;'&quot;;[.BJ7];&quot;'&quot;;&quot;,&quot;)" office:value-type="string" office:string-value="'error'," calcext:value-type="string">
            <text:p>'error',</text:p>
          </table:table-cell>
          <table:table-cell table:formula="of:=CONCATENATE(&quot;'&quot;;[.BK7];&quot;'&quot;;&quot;,&quot;)" office:value-type="string" office:string-value="'error'," calcext:value-type="string">
            <text:p>'error',</text:p>
          </table:table-cell>
          <table:table-cell table:formula="of:=CONCATENATE(&quot;'&quot;;[.BL7];&quot;'&quot;;&quot;,&quot;)" office:value-type="string" office:string-value="'error'," calcext:value-type="string">
            <text:p>'error',</text:p>
          </table:table-cell>
          <table:table-cell table:formula="of:=CONCATENATE(&quot;'&quot;;[.BM7];&quot;'&quot;;&quot;,&quot;)" office:value-type="string" office:string-value="'error'," calcext:value-type="string">
            <text:p>'error',</text:p>
          </table:table-cell>
          <table:table-cell table:formula="of:=CONCATENATE(&quot;'&quot;;[.BN7];&quot;'&quot;;&quot;,&quot;)" office:value-type="string" office:string-value="'error'," calcext:value-type="string">
            <text:p>'error',</text:p>
          </table:table-cell>
          <table:table-cell table:formula="of:=CONCATENATE(&quot;'&quot;;[.BO7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8];&quot;'&quot;;&quot;,&quot;)" office:value-type="string" office:string-value="['error'," calcext:value-type="string">
            <text:p>['error',</text:p>
          </table:table-cell>
          <table:table-cell table:formula="of:=CONCATENATE(&quot;'&quot;;[.D8];&quot;'&quot;;&quot;,&quot;)" office:value-type="string" office:string-value="'error'," calcext:value-type="string">
            <text:p>'error',</text:p>
          </table:table-cell>
          <table:table-cell table:formula="of:=CONCATENATE(&quot;'&quot;;[.E8];&quot;'&quot;;&quot;,&quot;)" office:value-type="string" office:string-value="'error'," calcext:value-type="string">
            <text:p>'error',</text:p>
          </table:table-cell>
          <table:table-cell table:formula="of:=CONCATENATE(&quot;'&quot;;[.F8];&quot;'&quot;;&quot;,&quot;)" office:value-type="string" office:string-value="'error'," calcext:value-type="string">
            <text:p>'error',</text:p>
          </table:table-cell>
          <table:table-cell table:formula="of:=CONCATENATE(&quot;'&quot;;[.G8];&quot;'&quot;;&quot;,&quot;)" office:value-type="string" office:string-value="'9'," calcext:value-type="string">
            <text:p>'9',</text:p>
          </table:table-cell>
          <table:table-cell table:formula="of:=CONCATENATE(&quot;'&quot;;[.H8];&quot;'&quot;;&quot;,&quot;)" office:value-type="string" office:string-value="'10'," calcext:value-type="string">
            <text:p>'10',</text:p>
          </table:table-cell>
          <table:table-cell table:formula="of:=CONCATENATE(&quot;'&quot;;[.I8];&quot;'&quot;;&quot;,&quot;)" office:value-type="string" office:string-value="'11'," calcext:value-type="string">
            <text:p>'11',</text:p>
          </table:table-cell>
          <table:table-cell table:formula="of:=CONCATENATE(&quot;'&quot;;[.J8];&quot;'&quot;;&quot;,&quot;)" office:value-type="string" office:string-value="'12'," calcext:value-type="string">
            <text:p>'12',</text:p>
          </table:table-cell>
          <table:table-cell table:formula="of:=CONCATENATE(&quot;'&quot;;[.K8];&quot;'&quot;;&quot;,&quot;)" office:value-type="string" office:string-value="'13'," calcext:value-type="string">
            <text:p>'13',</text:p>
          </table:table-cell>
          <table:table-cell table:formula="of:=CONCATENATE(&quot;'&quot;;[.L8];&quot;'&quot;;&quot;,&quot;)" office:value-type="string" office:string-value="'error'," calcext:value-type="string">
            <text:p>'error',</text:p>
          </table:table-cell>
          <table:table-cell table:formula="of:=CONCATENATE(&quot;'&quot;;[.M8];&quot;'&quot;;&quot;,&quot;)" office:value-type="string" office:string-value="'error'," calcext:value-type="string">
            <text:p>'error',</text:p>
          </table:table-cell>
          <table:table-cell table:formula="of:=CONCATENATE(&quot;'&quot;;[.N8];&quot;'&quot;;&quot;,&quot;)" office:value-type="string" office:string-value="'error'," calcext:value-type="string">
            <text:p>'error',</text:p>
          </table:table-cell>
          <table:table-cell table:formula="of:=CONCATENATE(&quot;'&quot;;[.O8];&quot;'&quot;;&quot;,&quot;)" office:value-type="string" office:string-value="'error'," calcext:value-type="string">
            <text:p>'error',</text:p>
          </table:table-cell>
          <table:table-cell table:formula="of:=CONCATENATE(&quot;'&quot;;[.P8];&quot;'&quot;;&quot;,&quot;)" office:value-type="string" office:string-value="'error'," calcext:value-type="string">
            <text:p>'error',</text:p>
          </table:table-cell>
          <table:table-cell table:formula="of:=CONCATENATE(&quot;'&quot;;[.Q8];&quot;'&quot;;&quot;,&quot;)" office:value-type="string" office:string-value="'error'," calcext:value-type="string">
            <text:p>'error',</text:p>
          </table:table-cell>
          <table:table-cell table:formula="of:=CONCATENATE(&quot;'&quot;;[.R8];&quot;'&quot;;&quot;,&quot;)" office:value-type="string" office:string-value="'error'," calcext:value-type="string">
            <text:p>'error',</text:p>
          </table:table-cell>
          <table:table-cell table:formula="of:=CONCATENATE(&quot;'&quot;;[.S8];&quot;'&quot;;&quot;,&quot;)" office:value-type="string" office:string-value="'error'," calcext:value-type="string">
            <text:p>'error',</text:p>
          </table:table-cell>
          <table:table-cell table:formula="of:=CONCATENATE(&quot;'&quot;;[.T8];&quot;'&quot;;&quot;,&quot;)" office:value-type="string" office:string-value="'error'," calcext:value-type="string">
            <text:p>'error',</text:p>
          </table:table-cell>
          <table:table-cell table:formula="of:=CONCATENATE(&quot;'&quot;;[.U8];&quot;'&quot;;&quot;,&quot;)" office:value-type="string" office:string-value="'error'," calcext:value-type="string">
            <text:p>'error',</text:p>
          </table:table-cell>
          <table:table-cell table:formula="of:=CONCATENATE(&quot;'&quot;;[.V8];&quot;'&quot;;&quot;,&quot;)" office:value-type="string" office:string-value="'error'," calcext:value-type="string">
            <text:p>'error',</text:p>
          </table:table-cell>
          <table:table-cell table:formula="of:=CONCATENATE(&quot;'&quot;;[.W8];&quot;'&quot;;&quot;,&quot;)" office:value-type="string" office:string-value="'error'," calcext:value-type="string">
            <text:p>'error',</text:p>
          </table:table-cell>
          <table:table-cell table:formula="of:=CONCATENATE(&quot;'&quot;;[.X8];&quot;'&quot;;&quot;,&quot;)" office:value-type="string" office:string-value="'error'," calcext:value-type="string">
            <text:p>'error',</text:p>
          </table:table-cell>
          <table:table-cell table:formula="of:=CONCATENATE(&quot;'&quot;;[.Y8];&quot;'&quot;;&quot;,&quot;)" office:value-type="string" office:string-value="'error'," calcext:value-type="string">
            <text:p>'error',</text:p>
          </table:table-cell>
          <table:table-cell table:formula="of:=CONCATENATE(&quot;'&quot;;[.Z8];&quot;'&quot;;&quot;,&quot;)" office:value-type="string" office:string-value="'error'," calcext:value-type="string">
            <text:p>'error',</text:p>
          </table:table-cell>
          <table:table-cell table:formula="of:=CONCATENATE(&quot;'&quot;;[.AA8];&quot;'&quot;;&quot;,&quot;)" office:value-type="string" office:string-value="'error'," calcext:value-type="string">
            <text:p>'error',</text:p>
          </table:table-cell>
          <table:table-cell table:formula="of:=CONCATENATE(&quot;'&quot;;[.AB8];&quot;'&quot;;&quot;,&quot;)" office:value-type="string" office:string-value="'error'," calcext:value-type="string">
            <text:p>'error',</text:p>
          </table:table-cell>
          <table:table-cell table:formula="of:=CONCATENATE(&quot;'&quot;;[.AC8];&quot;'&quot;;&quot;,&quot;)" office:value-type="string" office:string-value="'error'," calcext:value-type="string">
            <text:p>'error',</text:p>
          </table:table-cell>
          <table:table-cell table:formula="of:=CONCATENATE(&quot;'&quot;;[.AD8];&quot;'&quot;;&quot;,&quot;)" office:value-type="string" office:string-value="'error'," calcext:value-type="string">
            <text:p>'error',</text:p>
          </table:table-cell>
          <table:table-cell table:formula="of:=CONCATENATE(&quot;'&quot;;[.AE8];&quot;'&quot;;&quot;,&quot;)" office:value-type="string" office:string-value="'error'," calcext:value-type="string">
            <text:p>'error',</text:p>
          </table:table-cell>
          <table:table-cell table:formula="of:=CONCATENATE(&quot;'&quot;;[.AF8];&quot;'&quot;;&quot;,&quot;)" office:value-type="string" office:string-value="'error'," calcext:value-type="string">
            <text:p>'error',</text:p>
          </table:table-cell>
          <table:table-cell table:formula="of:=CONCATENATE(&quot;'&quot;;[.AG8];&quot;'&quot;;&quot;,&quot;)" office:value-type="string" office:string-value="'error'," calcext:value-type="string">
            <text:p>'error',</text:p>
          </table:table-cell>
          <table:table-cell table:formula="of:=CONCATENATE(&quot;'&quot;;[.AH8];&quot;'&quot;;&quot;,&quot;)" office:value-type="string" office:string-value="'error'," calcext:value-type="string">
            <text:p>'error',</text:p>
          </table:table-cell>
          <table:table-cell table:formula="of:=CONCATENATE(&quot;'&quot;;[.AI8];&quot;'&quot;;&quot;,&quot;)" office:value-type="string" office:string-value="'error'," calcext:value-type="string">
            <text:p>'error',</text:p>
          </table:table-cell>
          <table:table-cell table:formula="of:=CONCATENATE(&quot;'&quot;;[.AJ8];&quot;'&quot;;&quot;,&quot;)" office:value-type="string" office:string-value="'error'," calcext:value-type="string">
            <text:p>'error',</text:p>
          </table:table-cell>
          <table:table-cell table:formula="of:=CONCATENATE(&quot;'&quot;;[.AK8];&quot;'&quot;;&quot;,&quot;)" office:value-type="string" office:string-value="'error'," calcext:value-type="string">
            <text:p>'error',</text:p>
          </table:table-cell>
          <table:table-cell table:formula="of:=CONCATENATE(&quot;'&quot;;[.AL8];&quot;'&quot;;&quot;,&quot;)" office:value-type="string" office:string-value="'error'," calcext:value-type="string">
            <text:p>'error',</text:p>
          </table:table-cell>
          <table:table-cell table:formula="of:=CONCATENATE(&quot;'&quot;;[.AM8];&quot;'&quot;;&quot;,&quot;)" office:value-type="string" office:string-value="'error'," calcext:value-type="string">
            <text:p>'error',</text:p>
          </table:table-cell>
          <table:table-cell table:formula="of:=CONCATENATE(&quot;'&quot;;[.AN8];&quot;'&quot;;&quot;,&quot;)" office:value-type="string" office:string-value="'error'," calcext:value-type="string">
            <text:p>'error',</text:p>
          </table:table-cell>
          <table:table-cell table:formula="of:=CONCATENATE(&quot;'&quot;;[.AO8];&quot;'&quot;;&quot;,&quot;)" office:value-type="string" office:string-value="'error'," calcext:value-type="string">
            <text:p>'error',</text:p>
          </table:table-cell>
          <table:table-cell table:formula="of:=CONCATENATE(&quot;'&quot;;[.AP8];&quot;'&quot;;&quot;,&quot;)" office:value-type="string" office:string-value="'error'," calcext:value-type="string">
            <text:p>'error',</text:p>
          </table:table-cell>
          <table:table-cell table:formula="of:=CONCATENATE(&quot;'&quot;;[.AQ8];&quot;'&quot;;&quot;,&quot;)" office:value-type="string" office:string-value="'error'," calcext:value-type="string">
            <text:p>'error',</text:p>
          </table:table-cell>
          <table:table-cell table:formula="of:=CONCATENATE(&quot;'&quot;;[.AR8];&quot;'&quot;;&quot;,&quot;)" office:value-type="string" office:string-value="'error'," calcext:value-type="string">
            <text:p>'error',</text:p>
          </table:table-cell>
          <table:table-cell table:formula="of:=CONCATENATE(&quot;'&quot;;[.AS8];&quot;'&quot;;&quot;,&quot;)" office:value-type="string" office:string-value="'error'," calcext:value-type="string">
            <text:p>'error',</text:p>
          </table:table-cell>
          <table:table-cell table:formula="of:=CONCATENATE(&quot;'&quot;;[.AT8];&quot;'&quot;;&quot;,&quot;)" office:value-type="string" office:string-value="'error'," calcext:value-type="string">
            <text:p>'error',</text:p>
          </table:table-cell>
          <table:table-cell table:formula="of:=CONCATENATE(&quot;'&quot;;[.AU8];&quot;'&quot;;&quot;,&quot;)" office:value-type="string" office:string-value="'error'," calcext:value-type="string">
            <text:p>'error',</text:p>
          </table:table-cell>
          <table:table-cell table:formula="of:=CONCATENATE(&quot;'&quot;;[.AV8];&quot;'&quot;;&quot;,&quot;)" office:value-type="string" office:string-value="'error'," calcext:value-type="string">
            <text:p>'error',</text:p>
          </table:table-cell>
          <table:table-cell table:formula="of:=CONCATENATE(&quot;'&quot;;[.AW8];&quot;'&quot;;&quot;,&quot;)" office:value-type="string" office:string-value="'error'," calcext:value-type="string">
            <text:p>'error',</text:p>
          </table:table-cell>
          <table:table-cell table:formula="of:=CONCATENATE(&quot;'&quot;;[.AX8];&quot;'&quot;;&quot;,&quot;)" office:value-type="string" office:string-value="'error'," calcext:value-type="string">
            <text:p>'error',</text:p>
          </table:table-cell>
          <table:table-cell table:formula="of:=CONCATENATE(&quot;'&quot;;[.AY8];&quot;'&quot;;&quot;,&quot;)" office:value-type="string" office:string-value="'error'," calcext:value-type="string">
            <text:p>'error',</text:p>
          </table:table-cell>
          <table:table-cell table:formula="of:=CONCATENATE(&quot;'&quot;;[.AZ8];&quot;'&quot;;&quot;,&quot;)" office:value-type="string" office:string-value="'error'," calcext:value-type="string">
            <text:p>'error',</text:p>
          </table:table-cell>
          <table:table-cell table:formula="of:=CONCATENATE(&quot;'&quot;;[.BA8];&quot;'&quot;;&quot;,&quot;)" office:value-type="string" office:string-value="'error'," calcext:value-type="string">
            <text:p>'error',</text:p>
          </table:table-cell>
          <table:table-cell table:formula="of:=CONCATENATE(&quot;'&quot;;[.BB8];&quot;'&quot;;&quot;,&quot;)" office:value-type="string" office:string-value="'error'," calcext:value-type="string">
            <text:p>'error',</text:p>
          </table:table-cell>
          <table:table-cell table:formula="of:=CONCATENATE(&quot;'&quot;;[.BC8];&quot;'&quot;;&quot;,&quot;)" office:value-type="string" office:string-value="'error'," calcext:value-type="string">
            <text:p>'error',</text:p>
          </table:table-cell>
          <table:table-cell table:formula="of:=CONCATENATE(&quot;'&quot;;[.BD8];&quot;'&quot;;&quot;,&quot;)" office:value-type="string" office:string-value="'error'," calcext:value-type="string">
            <text:p>'error',</text:p>
          </table:table-cell>
          <table:table-cell table:formula="of:=CONCATENATE(&quot;'&quot;;[.BE8];&quot;'&quot;;&quot;,&quot;)" office:value-type="string" office:string-value="'error'," calcext:value-type="string">
            <text:p>'error',</text:p>
          </table:table-cell>
          <table:table-cell table:formula="of:=CONCATENATE(&quot;'&quot;;[.BF8];&quot;'&quot;;&quot;,&quot;)" office:value-type="string" office:string-value="'error'," calcext:value-type="string">
            <text:p>'error',</text:p>
          </table:table-cell>
          <table:table-cell table:formula="of:=CONCATENATE(&quot;'&quot;;[.BG8];&quot;'&quot;;&quot;,&quot;)" office:value-type="string" office:string-value="'error'," calcext:value-type="string">
            <text:p>'error',</text:p>
          </table:table-cell>
          <table:table-cell table:formula="of:=CONCATENATE(&quot;'&quot;;[.BH8];&quot;'&quot;;&quot;,&quot;)" office:value-type="string" office:string-value="'error'," calcext:value-type="string">
            <text:p>'error',</text:p>
          </table:table-cell>
          <table:table-cell table:formula="of:=CONCATENATE(&quot;'&quot;;[.BI8];&quot;'&quot;;&quot;,&quot;)" office:value-type="string" office:string-value="'error'," calcext:value-type="string">
            <text:p>'error',</text:p>
          </table:table-cell>
          <table:table-cell table:formula="of:=CONCATENATE(&quot;'&quot;;[.BJ8];&quot;'&quot;;&quot;,&quot;)" office:value-type="string" office:string-value="'error'," calcext:value-type="string">
            <text:p>'error',</text:p>
          </table:table-cell>
          <table:table-cell table:formula="of:=CONCATENATE(&quot;'&quot;;[.BK8];&quot;'&quot;;&quot;,&quot;)" office:value-type="string" office:string-value="'error'," calcext:value-type="string">
            <text:p>'error',</text:p>
          </table:table-cell>
          <table:table-cell table:formula="of:=CONCATENATE(&quot;'&quot;;[.BL8];&quot;'&quot;;&quot;,&quot;)" office:value-type="string" office:string-value="'error'," calcext:value-type="string">
            <text:p>'error',</text:p>
          </table:table-cell>
          <table:table-cell table:formula="of:=CONCATENATE(&quot;'&quot;;[.BM8];&quot;'&quot;;&quot;,&quot;)" office:value-type="string" office:string-value="'error'," calcext:value-type="string">
            <text:p>'error',</text:p>
          </table:table-cell>
          <table:table-cell table:formula="of:=CONCATENATE(&quot;'&quot;;[.BN8];&quot;'&quot;;&quot;,&quot;)" office:value-type="string" office:string-value="'error'," calcext:value-type="string">
            <text:p>'error',</text:p>
          </table:table-cell>
          <table:table-cell table:formula="of:=CONCATENATE(&quot;'&quot;;[.BO8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9];&quot;'&quot;;&quot;,&quot;)" office:value-type="string" office:string-value="['error'," calcext:value-type="string">
            <text:p>['error',</text:p>
          </table:table-cell>
          <table:table-cell table:formula="of:=CONCATENATE(&quot;'&quot;;[.D9];&quot;'&quot;;&quot;,&quot;)" office:value-type="string" office:string-value="'error'," calcext:value-type="string">
            <text:p>'error',</text:p>
          </table:table-cell>
          <table:table-cell table:formula="of:=CONCATENATE(&quot;'&quot;;[.E9];&quot;'&quot;;&quot;,&quot;)" office:value-type="string" office:string-value="'error'," calcext:value-type="string">
            <text:p>'error',</text:p>
          </table:table-cell>
          <table:table-cell table:formula="of:=CONCATENATE(&quot;'&quot;;[.F9];&quot;'&quot;;&quot;,&quot;)" office:value-type="string" office:string-value="'error'," calcext:value-type="string">
            <text:p>'error',</text:p>
          </table:table-cell>
          <table:table-cell table:formula="of:=CONCATENATE(&quot;'&quot;;[.G9];&quot;'&quot;;&quot;,&quot;)" office:value-type="string" office:string-value="'error'," calcext:value-type="string">
            <text:p>'error',</text:p>
          </table:table-cell>
          <table:table-cell table:formula="of:=CONCATENATE(&quot;'&quot;;[.H9];&quot;'&quot;;&quot;,&quot;)" office:value-type="string" office:string-value="'error'," calcext:value-type="string">
            <text:p>'error',</text:p>
          </table:table-cell>
          <table:table-cell table:formula="of:=CONCATENATE(&quot;'&quot;;[.I9];&quot;'&quot;;&quot;,&quot;)" office:value-type="string" office:string-value="'error'," calcext:value-type="string">
            <text:p>'error',</text:p>
          </table:table-cell>
          <table:table-cell table:formula="of:=CONCATENATE(&quot;'&quot;;[.J9];&quot;'&quot;;&quot;,&quot;)" office:value-type="string" office:string-value="'error'," calcext:value-type="string">
            <text:p>'error',</text:p>
          </table:table-cell>
          <table:table-cell table:formula="of:=CONCATENATE(&quot;'&quot;;[.K9];&quot;'&quot;;&quot;,&quot;)" office:value-type="string" office:string-value="'error'," calcext:value-type="string">
            <text:p>'error',</text:p>
          </table:table-cell>
          <table:table-cell table:formula="of:=CONCATENATE(&quot;'&quot;;[.L9];&quot;'&quot;;&quot;,&quot;)" office:value-type="string" office:string-value="'error'," calcext:value-type="string">
            <text:p>'error',</text:p>
          </table:table-cell>
          <table:table-cell table:formula="of:=CONCATENATE(&quot;'&quot;;[.M9];&quot;'&quot;;&quot;,&quot;)" office:value-type="string" office:string-value="'error'," calcext:value-type="string">
            <text:p>'error',</text:p>
          </table:table-cell>
          <table:table-cell table:formula="of:=CONCATENATE(&quot;'&quot;;[.N9];&quot;'&quot;;&quot;,&quot;)" office:value-type="string" office:string-value="'error'," calcext:value-type="string">
            <text:p>'error',</text:p>
          </table:table-cell>
          <table:table-cell table:formula="of:=CONCATENATE(&quot;'&quot;;[.O9];&quot;'&quot;;&quot;,&quot;)" office:value-type="string" office:string-value="'error'," calcext:value-type="string">
            <text:p>'error',</text:p>
          </table:table-cell>
          <table:table-cell table:formula="of:=CONCATENATE(&quot;'&quot;;[.P9];&quot;'&quot;;&quot;,&quot;)" office:value-type="string" office:string-value="'error'," calcext:value-type="string">
            <text:p>'error',</text:p>
          </table:table-cell>
          <table:table-cell table:formula="of:=CONCATENATE(&quot;'&quot;;[.Q9];&quot;'&quot;;&quot;,&quot;)" office:value-type="string" office:string-value="'error'," calcext:value-type="string">
            <text:p>'error',</text:p>
          </table:table-cell>
          <table:table-cell table:formula="of:=CONCATENATE(&quot;'&quot;;[.R9];&quot;'&quot;;&quot;,&quot;)" office:value-type="string" office:string-value="'error'," calcext:value-type="string">
            <text:p>'error',</text:p>
          </table:table-cell>
          <table:table-cell table:formula="of:=CONCATENATE(&quot;'&quot;;[.S9];&quot;'&quot;;&quot;,&quot;)" office:value-type="string" office:string-value="'error'," calcext:value-type="string">
            <text:p>'error',</text:p>
          </table:table-cell>
          <table:table-cell table:formula="of:=CONCATENATE(&quot;'&quot;;[.T9];&quot;'&quot;;&quot;,&quot;)" office:value-type="string" office:string-value="'error'," calcext:value-type="string">
            <text:p>'error',</text:p>
          </table:table-cell>
          <table:table-cell table:formula="of:=CONCATENATE(&quot;'&quot;;[.U9];&quot;'&quot;;&quot;,&quot;)" office:value-type="string" office:string-value="'error'," calcext:value-type="string">
            <text:p>'error',</text:p>
          </table:table-cell>
          <table:table-cell table:formula="of:=CONCATENATE(&quot;'&quot;;[.V9];&quot;'&quot;;&quot;,&quot;)" office:value-type="string" office:string-value="'error'," calcext:value-type="string">
            <text:p>'error',</text:p>
          </table:table-cell>
          <table:table-cell table:formula="of:=CONCATENATE(&quot;'&quot;;[.W9];&quot;'&quot;;&quot;,&quot;)" office:value-type="string" office:string-value="'error'," calcext:value-type="string">
            <text:p>'error',</text:p>
          </table:table-cell>
          <table:table-cell table:formula="of:=CONCATENATE(&quot;'&quot;;[.X9];&quot;'&quot;;&quot;,&quot;)" office:value-type="string" office:string-value="'error'," calcext:value-type="string">
            <text:p>'error',</text:p>
          </table:table-cell>
          <table:table-cell table:formula="of:=CONCATENATE(&quot;'&quot;;[.Y9];&quot;'&quot;;&quot;,&quot;)" office:value-type="string" office:string-value="'error'," calcext:value-type="string">
            <text:p>'error',</text:p>
          </table:table-cell>
          <table:table-cell table:formula="of:=CONCATENATE(&quot;'&quot;;[.Z9];&quot;'&quot;;&quot;,&quot;)" office:value-type="string" office:string-value="'error'," calcext:value-type="string">
            <text:p>'error',</text:p>
          </table:table-cell>
          <table:table-cell table:formula="of:=CONCATENATE(&quot;'&quot;;[.AA9];&quot;'&quot;;&quot;,&quot;)" office:value-type="string" office:string-value="'error'," calcext:value-type="string">
            <text:p>'error',</text:p>
          </table:table-cell>
          <table:table-cell table:formula="of:=CONCATENATE(&quot;'&quot;;[.AB9];&quot;'&quot;;&quot;,&quot;)" office:value-type="string" office:string-value="'error'," calcext:value-type="string">
            <text:p>'error',</text:p>
          </table:table-cell>
          <table:table-cell table:formula="of:=CONCATENATE(&quot;'&quot;;[.AC9];&quot;'&quot;;&quot;,&quot;)" office:value-type="string" office:string-value="'error'," calcext:value-type="string">
            <text:p>'error',</text:p>
          </table:table-cell>
          <table:table-cell table:formula="of:=CONCATENATE(&quot;'&quot;;[.AD9];&quot;'&quot;;&quot;,&quot;)" office:value-type="string" office:string-value="'error'," calcext:value-type="string">
            <text:p>'error',</text:p>
          </table:table-cell>
          <table:table-cell table:formula="of:=CONCATENATE(&quot;'&quot;;[.AE9];&quot;'&quot;;&quot;,&quot;)" office:value-type="string" office:string-value="'error'," calcext:value-type="string">
            <text:p>'error',</text:p>
          </table:table-cell>
          <table:table-cell table:formula="of:=CONCATENATE(&quot;'&quot;;[.AF9];&quot;'&quot;;&quot;,&quot;)" office:value-type="string" office:string-value="'error'," calcext:value-type="string">
            <text:p>'error',</text:p>
          </table:table-cell>
          <table:table-cell table:formula="of:=CONCATENATE(&quot;'&quot;;[.AG9];&quot;'&quot;;&quot;,&quot;)" office:value-type="string" office:string-value="'error'," calcext:value-type="string">
            <text:p>'error',</text:p>
          </table:table-cell>
          <table:table-cell table:formula="of:=CONCATENATE(&quot;'&quot;;[.AH9];&quot;'&quot;;&quot;,&quot;)" office:value-type="string" office:string-value="'error'," calcext:value-type="string">
            <text:p>'error',</text:p>
          </table:table-cell>
          <table:table-cell table:formula="of:=CONCATENATE(&quot;'&quot;;[.AI9];&quot;'&quot;;&quot;,&quot;)" office:value-type="string" office:string-value="'error'," calcext:value-type="string">
            <text:p>'error',</text:p>
          </table:table-cell>
          <table:table-cell table:formula="of:=CONCATENATE(&quot;'&quot;;[.AJ9];&quot;'&quot;;&quot;,&quot;)" office:value-type="string" office:string-value="'error'," calcext:value-type="string">
            <text:p>'error',</text:p>
          </table:table-cell>
          <table:table-cell table:formula="of:=CONCATENATE(&quot;'&quot;;[.AK9];&quot;'&quot;;&quot;,&quot;)" office:value-type="string" office:string-value="'error'," calcext:value-type="string">
            <text:p>'error',</text:p>
          </table:table-cell>
          <table:table-cell table:formula="of:=CONCATENATE(&quot;'&quot;;[.AL9];&quot;'&quot;;&quot;,&quot;)" office:value-type="string" office:string-value="'error'," calcext:value-type="string">
            <text:p>'error',</text:p>
          </table:table-cell>
          <table:table-cell table:formula="of:=CONCATENATE(&quot;'&quot;;[.AM9];&quot;'&quot;;&quot;,&quot;)" office:value-type="string" office:string-value="'error'," calcext:value-type="string">
            <text:p>'error',</text:p>
          </table:table-cell>
          <table:table-cell table:formula="of:=CONCATENATE(&quot;'&quot;;[.AN9];&quot;'&quot;;&quot;,&quot;)" office:value-type="string" office:string-value="'error'," calcext:value-type="string">
            <text:p>'error',</text:p>
          </table:table-cell>
          <table:table-cell table:formula="of:=CONCATENATE(&quot;'&quot;;[.AO9];&quot;'&quot;;&quot;,&quot;)" office:value-type="string" office:string-value="'error'," calcext:value-type="string">
            <text:p>'error',</text:p>
          </table:table-cell>
          <table:table-cell table:formula="of:=CONCATENATE(&quot;'&quot;;[.AP9];&quot;'&quot;;&quot;,&quot;)" office:value-type="string" office:string-value="'error'," calcext:value-type="string">
            <text:p>'error',</text:p>
          </table:table-cell>
          <table:table-cell table:formula="of:=CONCATENATE(&quot;'&quot;;[.AQ9];&quot;'&quot;;&quot;,&quot;)" office:value-type="string" office:string-value="'error'," calcext:value-type="string">
            <text:p>'error',</text:p>
          </table:table-cell>
          <table:table-cell table:formula="of:=CONCATENATE(&quot;'&quot;;[.AR9];&quot;'&quot;;&quot;,&quot;)" office:value-type="string" office:string-value="'error'," calcext:value-type="string">
            <text:p>'error',</text:p>
          </table:table-cell>
          <table:table-cell table:formula="of:=CONCATENATE(&quot;'&quot;;[.AS9];&quot;'&quot;;&quot;,&quot;)" office:value-type="string" office:string-value="'14'," calcext:value-type="string">
            <text:p>'14',</text:p>
          </table:table-cell>
          <table:table-cell table:formula="of:=CONCATENATE(&quot;'&quot;;[.AT9];&quot;'&quot;;&quot;,&quot;)" office:value-type="string" office:string-value="'error'," calcext:value-type="string">
            <text:p>'error',</text:p>
          </table:table-cell>
          <table:table-cell table:formula="of:=CONCATENATE(&quot;'&quot;;[.AU9];&quot;'&quot;;&quot;,&quot;)" office:value-type="string" office:string-value="'error'," calcext:value-type="string">
            <text:p>'error',</text:p>
          </table:table-cell>
          <table:table-cell table:formula="of:=CONCATENATE(&quot;'&quot;;[.AV9];&quot;'&quot;;&quot;,&quot;)" office:value-type="string" office:string-value="'error'," calcext:value-type="string">
            <text:p>'error',</text:p>
          </table:table-cell>
          <table:table-cell table:formula="of:=CONCATENATE(&quot;'&quot;;[.AW9];&quot;'&quot;;&quot;,&quot;)" office:value-type="string" office:string-value="'error'," calcext:value-type="string">
            <text:p>'error',</text:p>
          </table:table-cell>
          <table:table-cell table:formula="of:=CONCATENATE(&quot;'&quot;;[.AX9];&quot;'&quot;;&quot;,&quot;)" office:value-type="string" office:string-value="'error'," calcext:value-type="string">
            <text:p>'error',</text:p>
          </table:table-cell>
          <table:table-cell table:formula="of:=CONCATENATE(&quot;'&quot;;[.AY9];&quot;'&quot;;&quot;,&quot;)" office:value-type="string" office:string-value="'error'," calcext:value-type="string">
            <text:p>'error',</text:p>
          </table:table-cell>
          <table:table-cell table:formula="of:=CONCATENATE(&quot;'&quot;;[.AZ9];&quot;'&quot;;&quot;,&quot;)" office:value-type="string" office:string-value="'error'," calcext:value-type="string">
            <text:p>'error',</text:p>
          </table:table-cell>
          <table:table-cell table:formula="of:=CONCATENATE(&quot;'&quot;;[.BA9];&quot;'&quot;;&quot;,&quot;)" office:value-type="string" office:string-value="'error'," calcext:value-type="string">
            <text:p>'error',</text:p>
          </table:table-cell>
          <table:table-cell table:formula="of:=CONCATENATE(&quot;'&quot;;[.BB9];&quot;'&quot;;&quot;,&quot;)" office:value-type="string" office:string-value="'error'," calcext:value-type="string">
            <text:p>'error',</text:p>
          </table:table-cell>
          <table:table-cell table:formula="of:=CONCATENATE(&quot;'&quot;;[.BC9];&quot;'&quot;;&quot;,&quot;)" office:value-type="string" office:string-value="'error'," calcext:value-type="string">
            <text:p>'error',</text:p>
          </table:table-cell>
          <table:table-cell table:formula="of:=CONCATENATE(&quot;'&quot;;[.BD9];&quot;'&quot;;&quot;,&quot;)" office:value-type="string" office:string-value="'error'," calcext:value-type="string">
            <text:p>'error',</text:p>
          </table:table-cell>
          <table:table-cell table:formula="of:=CONCATENATE(&quot;'&quot;;[.BE9];&quot;'&quot;;&quot;,&quot;)" office:value-type="string" office:string-value="'error'," calcext:value-type="string">
            <text:p>'error',</text:p>
          </table:table-cell>
          <table:table-cell table:formula="of:=CONCATENATE(&quot;'&quot;;[.BF9];&quot;'&quot;;&quot;,&quot;)" office:value-type="string" office:string-value="'error'," calcext:value-type="string">
            <text:p>'error',</text:p>
          </table:table-cell>
          <table:table-cell table:formula="of:=CONCATENATE(&quot;'&quot;;[.BG9];&quot;'&quot;;&quot;,&quot;)" office:value-type="string" office:string-value="'error'," calcext:value-type="string">
            <text:p>'error',</text:p>
          </table:table-cell>
          <table:table-cell table:formula="of:=CONCATENATE(&quot;'&quot;;[.BH9];&quot;'&quot;;&quot;,&quot;)" office:value-type="string" office:string-value="'error'," calcext:value-type="string">
            <text:p>'error',</text:p>
          </table:table-cell>
          <table:table-cell table:formula="of:=CONCATENATE(&quot;'&quot;;[.BI9];&quot;'&quot;;&quot;,&quot;)" office:value-type="string" office:string-value="'error'," calcext:value-type="string">
            <text:p>'error',</text:p>
          </table:table-cell>
          <table:table-cell table:formula="of:=CONCATENATE(&quot;'&quot;;[.BJ9];&quot;'&quot;;&quot;,&quot;)" office:value-type="string" office:string-value="'error'," calcext:value-type="string">
            <text:p>'error',</text:p>
          </table:table-cell>
          <table:table-cell table:formula="of:=CONCATENATE(&quot;'&quot;;[.BK9];&quot;'&quot;;&quot;,&quot;)" office:value-type="string" office:string-value="'error'," calcext:value-type="string">
            <text:p>'error',</text:p>
          </table:table-cell>
          <table:table-cell table:formula="of:=CONCATENATE(&quot;'&quot;;[.BL9];&quot;'&quot;;&quot;,&quot;)" office:value-type="string" office:string-value="'error'," calcext:value-type="string">
            <text:p>'error',</text:p>
          </table:table-cell>
          <table:table-cell table:formula="of:=CONCATENATE(&quot;'&quot;;[.BM9];&quot;'&quot;;&quot;,&quot;)" office:value-type="string" office:string-value="'error'," calcext:value-type="string">
            <text:p>'error',</text:p>
          </table:table-cell>
          <table:table-cell table:formula="of:=CONCATENATE(&quot;'&quot;;[.BN9];&quot;'&quot;;&quot;,&quot;)" office:value-type="string" office:string-value="'error'," calcext:value-type="string">
            <text:p>'error',</text:p>
          </table:table-cell>
          <table:table-cell table:formula="of:=CONCATENATE(&quot;'&quot;;[.BO9];&quot;'&quot;;&quot;]&quot;;&quot;,&quot;)" office:value-type="string" office:string-value="'15']," calcext:value-type="string">
            <text:p>'15'],</text:p>
          </table:table-cell>
        </table:table-row>
        <table:table-row table:style-name="ro1">
          <table:table-cell table:number-columns-repeated="2"/>
          <table:table-cell table:formula="of:=CONCATENATE(&quot;[&quot;;&quot;'&quot;;[.C10];&quot;'&quot;;&quot;,&quot;)" office:value-type="string" office:string-value="['error'," calcext:value-type="string">
            <text:p>['error',</text:p>
          </table:table-cell>
          <table:table-cell table:formula="of:=CONCATENATE(&quot;'&quot;;[.D10];&quot;'&quot;;&quot;,&quot;)" office:value-type="string" office:string-value="'error'," calcext:value-type="string">
            <text:p>'error',</text:p>
          </table:table-cell>
          <table:table-cell table:formula="of:=CONCATENATE(&quot;'&quot;;[.E10];&quot;'&quot;;&quot;,&quot;)" office:value-type="string" office:string-value="'error'," calcext:value-type="string">
            <text:p>'error',</text:p>
          </table:table-cell>
          <table:table-cell table:formula="of:=CONCATENATE(&quot;'&quot;;[.F10];&quot;'&quot;;&quot;,&quot;)" office:value-type="string" office:string-value="'error'," calcext:value-type="string">
            <text:p>'error',</text:p>
          </table:table-cell>
          <table:table-cell table:formula="of:=CONCATENATE(&quot;'&quot;;[.G10];&quot;'&quot;;&quot;,&quot;)" office:value-type="string" office:string-value="'error'," calcext:value-type="string">
            <text:p>'error',</text:p>
          </table:table-cell>
          <table:table-cell table:formula="of:=CONCATENATE(&quot;'&quot;;[.H10];&quot;'&quot;;&quot;,&quot;)" office:value-type="string" office:string-value="'error'," calcext:value-type="string">
            <text:p>'error',</text:p>
          </table:table-cell>
          <table:table-cell table:formula="of:=CONCATENATE(&quot;'&quot;;[.I10];&quot;'&quot;;&quot;,&quot;)" office:value-type="string" office:string-value="'error'," calcext:value-type="string">
            <text:p>'error',</text:p>
          </table:table-cell>
          <table:table-cell table:formula="of:=CONCATENATE(&quot;'&quot;;[.J10];&quot;'&quot;;&quot;,&quot;)" office:value-type="string" office:string-value="'error'," calcext:value-type="string">
            <text:p>'error',</text:p>
          </table:table-cell>
          <table:table-cell table:formula="of:=CONCATENATE(&quot;'&quot;;[.K10];&quot;'&quot;;&quot;,&quot;)" office:value-type="string" office:string-value="'error'," calcext:value-type="string">
            <text:p>'error',</text:p>
          </table:table-cell>
          <table:table-cell table:formula="of:=CONCATENATE(&quot;'&quot;;[.L10];&quot;'&quot;;&quot;,&quot;)" office:value-type="string" office:string-value="'error'," calcext:value-type="string">
            <text:p>'error',</text:p>
          </table:table-cell>
          <table:table-cell table:formula="of:=CONCATENATE(&quot;'&quot;;[.M10];&quot;'&quot;;&quot;,&quot;)" office:value-type="string" office:string-value="'error'," calcext:value-type="string">
            <text:p>'error',</text:p>
          </table:table-cell>
          <table:table-cell table:formula="of:=CONCATENATE(&quot;'&quot;;[.N10];&quot;'&quot;;&quot;,&quot;)" office:value-type="string" office:string-value="'error'," calcext:value-type="string">
            <text:p>'error',</text:p>
          </table:table-cell>
          <table:table-cell table:formula="of:=CONCATENATE(&quot;'&quot;;[.O10];&quot;'&quot;;&quot;,&quot;)" office:value-type="string" office:string-value="'error'," calcext:value-type="string">
            <text:p>'error',</text:p>
          </table:table-cell>
          <table:table-cell table:formula="of:=CONCATENATE(&quot;'&quot;;[.P10];&quot;'&quot;;&quot;,&quot;)" office:value-type="string" office:string-value="'error'," calcext:value-type="string">
            <text:p>'error',</text:p>
          </table:table-cell>
          <table:table-cell table:formula="of:=CONCATENATE(&quot;'&quot;;[.Q10];&quot;'&quot;;&quot;,&quot;)" office:value-type="string" office:string-value="'error'," calcext:value-type="string">
            <text:p>'error',</text:p>
          </table:table-cell>
          <table:table-cell table:formula="of:=CONCATENATE(&quot;'&quot;;[.R10];&quot;'&quot;;&quot;,&quot;)" office:value-type="string" office:string-value="'error'," calcext:value-type="string">
            <text:p>'error',</text:p>
          </table:table-cell>
          <table:table-cell table:formula="of:=CONCATENATE(&quot;'&quot;;[.S10];&quot;'&quot;;&quot;,&quot;)" office:value-type="string" office:string-value="'error'," calcext:value-type="string">
            <text:p>'error',</text:p>
          </table:table-cell>
          <table:table-cell table:formula="of:=CONCATENATE(&quot;'&quot;;[.T10];&quot;'&quot;;&quot;,&quot;)" office:value-type="string" office:string-value="'error'," calcext:value-type="string">
            <text:p>'error',</text:p>
          </table:table-cell>
          <table:table-cell table:formula="of:=CONCATENATE(&quot;'&quot;;[.U10];&quot;'&quot;;&quot;,&quot;)" office:value-type="string" office:string-value="'error'," calcext:value-type="string">
            <text:p>'error',</text:p>
          </table:table-cell>
          <table:table-cell table:formula="of:=CONCATENATE(&quot;'&quot;;[.V10];&quot;'&quot;;&quot;,&quot;)" office:value-type="string" office:string-value="'error'," calcext:value-type="string">
            <text:p>'error',</text:p>
          </table:table-cell>
          <table:table-cell table:formula="of:=CONCATENATE(&quot;'&quot;;[.W10];&quot;'&quot;;&quot;,&quot;)" office:value-type="string" office:string-value="'error'," calcext:value-type="string">
            <text:p>'error',</text:p>
          </table:table-cell>
          <table:table-cell table:formula="of:=CONCATENATE(&quot;'&quot;;[.X10];&quot;'&quot;;&quot;,&quot;)" office:value-type="string" office:string-value="'error'," calcext:value-type="string">
            <text:p>'error',</text:p>
          </table:table-cell>
          <table:table-cell table:formula="of:=CONCATENATE(&quot;'&quot;;[.Y10];&quot;'&quot;;&quot;,&quot;)" office:value-type="string" office:string-value="'error'," calcext:value-type="string">
            <text:p>'error',</text:p>
          </table:table-cell>
          <table:table-cell table:formula="of:=CONCATENATE(&quot;'&quot;;[.Z10];&quot;'&quot;;&quot;,&quot;)" office:value-type="string" office:string-value="'error'," calcext:value-type="string">
            <text:p>'error',</text:p>
          </table:table-cell>
          <table:table-cell table:formula="of:=CONCATENATE(&quot;'&quot;;[.AA10];&quot;'&quot;;&quot;,&quot;)" office:value-type="string" office:string-value="'error'," calcext:value-type="string">
            <text:p>'error',</text:p>
          </table:table-cell>
          <table:table-cell table:formula="of:=CONCATENATE(&quot;'&quot;;[.AB10];&quot;'&quot;;&quot;,&quot;)" office:value-type="string" office:string-value="'error'," calcext:value-type="string">
            <text:p>'error',</text:p>
          </table:table-cell>
          <table:table-cell table:formula="of:=CONCATENATE(&quot;'&quot;;[.AC10];&quot;'&quot;;&quot;,&quot;)" office:value-type="string" office:string-value="'error'," calcext:value-type="string">
            <text:p>'error',</text:p>
          </table:table-cell>
          <table:table-cell table:formula="of:=CONCATENATE(&quot;'&quot;;[.AD10];&quot;'&quot;;&quot;,&quot;)" office:value-type="string" office:string-value="'error'," calcext:value-type="string">
            <text:p>'error',</text:p>
          </table:table-cell>
          <table:table-cell table:formula="of:=CONCATENATE(&quot;'&quot;;[.AE10];&quot;'&quot;;&quot;,&quot;)" office:value-type="string" office:string-value="'error'," calcext:value-type="string">
            <text:p>'error',</text:p>
          </table:table-cell>
          <table:table-cell table:formula="of:=CONCATENATE(&quot;'&quot;;[.AF10];&quot;'&quot;;&quot;,&quot;)" office:value-type="string" office:string-value="'error'," calcext:value-type="string">
            <text:p>'error',</text:p>
          </table:table-cell>
          <table:table-cell table:formula="of:=CONCATENATE(&quot;'&quot;;[.AG10];&quot;'&quot;;&quot;,&quot;)" office:value-type="string" office:string-value="'error'," calcext:value-type="string">
            <text:p>'error',</text:p>
          </table:table-cell>
          <table:table-cell table:formula="of:=CONCATENATE(&quot;'&quot;;[.AH10];&quot;'&quot;;&quot;,&quot;)" office:value-type="string" office:string-value="'error'," calcext:value-type="string">
            <text:p>'error',</text:p>
          </table:table-cell>
          <table:table-cell table:formula="of:=CONCATENATE(&quot;'&quot;;[.AI10];&quot;'&quot;;&quot;,&quot;)" office:value-type="string" office:string-value="'error'," calcext:value-type="string">
            <text:p>'error',</text:p>
          </table:table-cell>
          <table:table-cell table:formula="of:=CONCATENATE(&quot;'&quot;;[.AJ10];&quot;'&quot;;&quot;,&quot;)" office:value-type="string" office:string-value="'error'," calcext:value-type="string">
            <text:p>'error',</text:p>
          </table:table-cell>
          <table:table-cell table:formula="of:=CONCATENATE(&quot;'&quot;;[.AK10];&quot;'&quot;;&quot;,&quot;)" office:value-type="string" office:string-value="'error'," calcext:value-type="string">
            <text:p>'error',</text:p>
          </table:table-cell>
          <table:table-cell table:formula="of:=CONCATENATE(&quot;'&quot;;[.AL10];&quot;'&quot;;&quot;,&quot;)" office:value-type="string" office:string-value="'error'," calcext:value-type="string">
            <text:p>'error',</text:p>
          </table:table-cell>
          <table:table-cell table:formula="of:=CONCATENATE(&quot;'&quot;;[.AM10];&quot;'&quot;;&quot;,&quot;)" office:value-type="string" office:string-value="'error'," calcext:value-type="string">
            <text:p>'error',</text:p>
          </table:table-cell>
          <table:table-cell table:formula="of:=CONCATENATE(&quot;'&quot;;[.AN10];&quot;'&quot;;&quot;,&quot;)" office:value-type="string" office:string-value="'error'," calcext:value-type="string">
            <text:p>'error',</text:p>
          </table:table-cell>
          <table:table-cell table:formula="of:=CONCATENATE(&quot;'&quot;;[.AO10];&quot;'&quot;;&quot;,&quot;)" office:value-type="string" office:string-value="'error'," calcext:value-type="string">
            <text:p>'error',</text:p>
          </table:table-cell>
          <table:table-cell table:formula="of:=CONCATENATE(&quot;'&quot;;[.AP10];&quot;'&quot;;&quot;,&quot;)" office:value-type="string" office:string-value="'error'," calcext:value-type="string">
            <text:p>'error',</text:p>
          </table:table-cell>
          <table:table-cell table:formula="of:=CONCATENATE(&quot;'&quot;;[.AQ10];&quot;'&quot;;&quot;,&quot;)" office:value-type="string" office:string-value="'error'," calcext:value-type="string">
            <text:p>'error',</text:p>
          </table:table-cell>
          <table:table-cell table:formula="of:=CONCATENATE(&quot;'&quot;;[.AR10];&quot;'&quot;;&quot;,&quot;)" office:value-type="string" office:string-value="'error'," calcext:value-type="string">
            <text:p>'error',</text:p>
          </table:table-cell>
          <table:table-cell table:formula="of:=CONCATENATE(&quot;'&quot;;[.AS10];&quot;'&quot;;&quot;,&quot;)" office:value-type="string" office:string-value="'16'," calcext:value-type="string">
            <text:p>'16',</text:p>
          </table:table-cell>
          <table:table-cell table:formula="of:=CONCATENATE(&quot;'&quot;;[.AT10];&quot;'&quot;;&quot;,&quot;)" office:value-type="string" office:string-value="'error'," calcext:value-type="string">
            <text:p>'error',</text:p>
          </table:table-cell>
          <table:table-cell table:formula="of:=CONCATENATE(&quot;'&quot;;[.AU10];&quot;'&quot;;&quot;,&quot;)" office:value-type="string" office:string-value="'error'," calcext:value-type="string">
            <text:p>'error',</text:p>
          </table:table-cell>
          <table:table-cell table:formula="of:=CONCATENATE(&quot;'&quot;;[.AV10];&quot;'&quot;;&quot;,&quot;)" office:value-type="string" office:string-value="'error'," calcext:value-type="string">
            <text:p>'error',</text:p>
          </table:table-cell>
          <table:table-cell table:formula="of:=CONCATENATE(&quot;'&quot;;[.AW10];&quot;'&quot;;&quot;,&quot;)" office:value-type="string" office:string-value="'error'," calcext:value-type="string">
            <text:p>'error',</text:p>
          </table:table-cell>
          <table:table-cell table:formula="of:=CONCATENATE(&quot;'&quot;;[.AX10];&quot;'&quot;;&quot;,&quot;)" office:value-type="string" office:string-value="'error'," calcext:value-type="string">
            <text:p>'error',</text:p>
          </table:table-cell>
          <table:table-cell table:formula="of:=CONCATENATE(&quot;'&quot;;[.AY10];&quot;'&quot;;&quot;,&quot;)" office:value-type="string" office:string-value="'error'," calcext:value-type="string">
            <text:p>'error',</text:p>
          </table:table-cell>
          <table:table-cell table:formula="of:=CONCATENATE(&quot;'&quot;;[.AZ10];&quot;'&quot;;&quot;,&quot;)" office:value-type="string" office:string-value="'error'," calcext:value-type="string">
            <text:p>'error',</text:p>
          </table:table-cell>
          <table:table-cell table:formula="of:=CONCATENATE(&quot;'&quot;;[.BA10];&quot;'&quot;;&quot;,&quot;)" office:value-type="string" office:string-value="'error'," calcext:value-type="string">
            <text:p>'error',</text:p>
          </table:table-cell>
          <table:table-cell table:formula="of:=CONCATENATE(&quot;'&quot;;[.BB10];&quot;'&quot;;&quot;,&quot;)" office:value-type="string" office:string-value="'error'," calcext:value-type="string">
            <text:p>'error',</text:p>
          </table:table-cell>
          <table:table-cell table:formula="of:=CONCATENATE(&quot;'&quot;;[.BC10];&quot;'&quot;;&quot;,&quot;)" office:value-type="string" office:string-value="'error'," calcext:value-type="string">
            <text:p>'error',</text:p>
          </table:table-cell>
          <table:table-cell table:formula="of:=CONCATENATE(&quot;'&quot;;[.BD10];&quot;'&quot;;&quot;,&quot;)" office:value-type="string" office:string-value="'error'," calcext:value-type="string">
            <text:p>'error',</text:p>
          </table:table-cell>
          <table:table-cell table:formula="of:=CONCATENATE(&quot;'&quot;;[.BE10];&quot;'&quot;;&quot;,&quot;)" office:value-type="string" office:string-value="'error'," calcext:value-type="string">
            <text:p>'error',</text:p>
          </table:table-cell>
          <table:table-cell table:formula="of:=CONCATENATE(&quot;'&quot;;[.BF10];&quot;'&quot;;&quot;,&quot;)" office:value-type="string" office:string-value="'error'," calcext:value-type="string">
            <text:p>'error',</text:p>
          </table:table-cell>
          <table:table-cell table:formula="of:=CONCATENATE(&quot;'&quot;;[.BG10];&quot;'&quot;;&quot;,&quot;)" office:value-type="string" office:string-value="'error'," calcext:value-type="string">
            <text:p>'error',</text:p>
          </table:table-cell>
          <table:table-cell table:formula="of:=CONCATENATE(&quot;'&quot;;[.BH10];&quot;'&quot;;&quot;,&quot;)" office:value-type="string" office:string-value="'error'," calcext:value-type="string">
            <text:p>'error',</text:p>
          </table:table-cell>
          <table:table-cell table:formula="of:=CONCATENATE(&quot;'&quot;;[.BI10];&quot;'&quot;;&quot;,&quot;)" office:value-type="string" office:string-value="'error'," calcext:value-type="string">
            <text:p>'error',</text:p>
          </table:table-cell>
          <table:table-cell table:formula="of:=CONCATENATE(&quot;'&quot;;[.BJ10];&quot;'&quot;;&quot;,&quot;)" office:value-type="string" office:string-value="'error'," calcext:value-type="string">
            <text:p>'error',</text:p>
          </table:table-cell>
          <table:table-cell table:formula="of:=CONCATENATE(&quot;'&quot;;[.BK10];&quot;'&quot;;&quot;,&quot;)" office:value-type="string" office:string-value="'error'," calcext:value-type="string">
            <text:p>'error',</text:p>
          </table:table-cell>
          <table:table-cell table:formula="of:=CONCATENATE(&quot;'&quot;;[.BL10];&quot;'&quot;;&quot;,&quot;)" office:value-type="string" office:string-value="'error'," calcext:value-type="string">
            <text:p>'error',</text:p>
          </table:table-cell>
          <table:table-cell table:formula="of:=CONCATENATE(&quot;'&quot;;[.BM10];&quot;'&quot;;&quot;,&quot;)" office:value-type="string" office:string-value="'error'," calcext:value-type="string">
            <text:p>'error',</text:p>
          </table:table-cell>
          <table:table-cell table:formula="of:=CONCATENATE(&quot;'&quot;;[.BN10];&quot;'&quot;;&quot;,&quot;)" office:value-type="string" office:string-value="'error'," calcext:value-type="string">
            <text:p>'error',</text:p>
          </table:table-cell>
          <table:table-cell table:formula="of:=CONCATENATE(&quot;'&quot;;[.BO10];&quot;'&quot;;&quot;]&quot;;&quot;,&quot;)" office:value-type="string" office:string-value="'17']," calcext:value-type="string">
            <text:p>'17'],</text:p>
          </table:table-cell>
        </table:table-row>
        <table:table-row table:style-name="ro1">
          <table:table-cell table:number-columns-repeated="2"/>
          <table:table-cell table:formula="of:=CONCATENATE(&quot;[&quot;;&quot;'&quot;;[.C11];&quot;'&quot;;&quot;,&quot;)" office:value-type="string" office:string-value="['error'," calcext:value-type="string">
            <text:p>['error',</text:p>
          </table:table-cell>
          <table:table-cell table:formula="of:=CONCATENATE(&quot;'&quot;;[.D11];&quot;'&quot;;&quot;,&quot;)" office:value-type="string" office:string-value="'error'," calcext:value-type="string">
            <text:p>'error',</text:p>
          </table:table-cell>
          <table:table-cell table:formula="of:=CONCATENATE(&quot;'&quot;;[.E11];&quot;'&quot;;&quot;,&quot;)" office:value-type="string" office:string-value="'error'," calcext:value-type="string">
            <text:p>'error',</text:p>
          </table:table-cell>
          <table:table-cell table:formula="of:=CONCATENATE(&quot;'&quot;;[.F11];&quot;'&quot;;&quot;,&quot;)" office:value-type="string" office:string-value="'error'," calcext:value-type="string">
            <text:p>'error',</text:p>
          </table:table-cell>
          <table:table-cell table:formula="of:=CONCATENATE(&quot;'&quot;;[.G11];&quot;'&quot;;&quot;,&quot;)" office:value-type="string" office:string-value="'error'," calcext:value-type="string">
            <text:p>'error',</text:p>
          </table:table-cell>
          <table:table-cell table:formula="of:=CONCATENATE(&quot;'&quot;;[.H11];&quot;'&quot;;&quot;,&quot;)" office:value-type="string" office:string-value="'error'," calcext:value-type="string">
            <text:p>'error',</text:p>
          </table:table-cell>
          <table:table-cell table:formula="of:=CONCATENATE(&quot;'&quot;;[.I11];&quot;'&quot;;&quot;,&quot;)" office:value-type="string" office:string-value="'error'," calcext:value-type="string">
            <text:p>'error',</text:p>
          </table:table-cell>
          <table:table-cell table:formula="of:=CONCATENATE(&quot;'&quot;;[.J11];&quot;'&quot;;&quot;,&quot;)" office:value-type="string" office:string-value="'error'," calcext:value-type="string">
            <text:p>'error',</text:p>
          </table:table-cell>
          <table:table-cell table:formula="of:=CONCATENATE(&quot;'&quot;;[.K11];&quot;'&quot;;&quot;,&quot;)" office:value-type="string" office:string-value="'error'," calcext:value-type="string">
            <text:p>'error',</text:p>
          </table:table-cell>
          <table:table-cell table:formula="of:=CONCATENATE(&quot;'&quot;;[.L11];&quot;'&quot;;&quot;,&quot;)" office:value-type="string" office:string-value="'18'," calcext:value-type="string">
            <text:p>'18',</text:p>
          </table:table-cell>
          <table:table-cell table:formula="of:=CONCATENATE(&quot;'&quot;;[.M11];&quot;'&quot;;&quot;,&quot;)" office:value-type="string" office:string-value="'error'," calcext:value-type="string">
            <text:p>'error',</text:p>
          </table:table-cell>
          <table:table-cell table:formula="of:=CONCATENATE(&quot;'&quot;;[.N11];&quot;'&quot;;&quot;,&quot;)" office:value-type="string" office:string-value="'error'," calcext:value-type="string">
            <text:p>'error',</text:p>
          </table:table-cell>
          <table:table-cell table:formula="of:=CONCATENATE(&quot;'&quot;;[.O11];&quot;'&quot;;&quot;,&quot;)" office:value-type="string" office:string-value="'error'," calcext:value-type="string">
            <text:p>'error',</text:p>
          </table:table-cell>
          <table:table-cell table:formula="of:=CONCATENATE(&quot;'&quot;;[.P11];&quot;'&quot;;&quot;,&quot;)" office:value-type="string" office:string-value="'error'," calcext:value-type="string">
            <text:p>'error',</text:p>
          </table:table-cell>
          <table:table-cell table:formula="of:=CONCATENATE(&quot;'&quot;;[.Q11];&quot;'&quot;;&quot;,&quot;)" office:value-type="string" office:string-value="'error'," calcext:value-type="string">
            <text:p>'error',</text:p>
          </table:table-cell>
          <table:table-cell table:formula="of:=CONCATENATE(&quot;'&quot;;[.R11];&quot;'&quot;;&quot;,&quot;)" office:value-type="string" office:string-value="'error'," calcext:value-type="string">
            <text:p>'error',</text:p>
          </table:table-cell>
          <table:table-cell table:formula="of:=CONCATENATE(&quot;'&quot;;[.S11];&quot;'&quot;;&quot;,&quot;)" office:value-type="string" office:string-value="'error'," calcext:value-type="string">
            <text:p>'error',</text:p>
          </table:table-cell>
          <table:table-cell table:formula="of:=CONCATENATE(&quot;'&quot;;[.T11];&quot;'&quot;;&quot;,&quot;)" office:value-type="string" office:string-value="'error'," calcext:value-type="string">
            <text:p>'error',</text:p>
          </table:table-cell>
          <table:table-cell table:formula="of:=CONCATENATE(&quot;'&quot;;[.U11];&quot;'&quot;;&quot;,&quot;)" office:value-type="string" office:string-value="'error'," calcext:value-type="string">
            <text:p>'error',</text:p>
          </table:table-cell>
          <table:table-cell table:formula="of:=CONCATENATE(&quot;'&quot;;[.V11];&quot;'&quot;;&quot;,&quot;)" office:value-type="string" office:string-value="'error'," calcext:value-type="string">
            <text:p>'error',</text:p>
          </table:table-cell>
          <table:table-cell table:formula="of:=CONCATENATE(&quot;'&quot;;[.W11];&quot;'&quot;;&quot;,&quot;)" office:value-type="string" office:string-value="'error'," calcext:value-type="string">
            <text:p>'error',</text:p>
          </table:table-cell>
          <table:table-cell table:formula="of:=CONCATENATE(&quot;'&quot;;[.X11];&quot;'&quot;;&quot;,&quot;)" office:value-type="string" office:string-value="'error'," calcext:value-type="string">
            <text:p>'error',</text:p>
          </table:table-cell>
          <table:table-cell table:formula="of:=CONCATENATE(&quot;'&quot;;[.Y11];&quot;'&quot;;&quot;,&quot;)" office:value-type="string" office:string-value="'error'," calcext:value-type="string">
            <text:p>'error',</text:p>
          </table:table-cell>
          <table:table-cell table:formula="of:=CONCATENATE(&quot;'&quot;;[.Z11];&quot;'&quot;;&quot;,&quot;)" office:value-type="string" office:string-value="'error'," calcext:value-type="string">
            <text:p>'error',</text:p>
          </table:table-cell>
          <table:table-cell table:formula="of:=CONCATENATE(&quot;'&quot;;[.AA11];&quot;'&quot;;&quot;,&quot;)" office:value-type="string" office:string-value="'error'," calcext:value-type="string">
            <text:p>'error',</text:p>
          </table:table-cell>
          <table:table-cell table:formula="of:=CONCATENATE(&quot;'&quot;;[.AB11];&quot;'&quot;;&quot;,&quot;)" office:value-type="string" office:string-value="'error'," calcext:value-type="string">
            <text:p>'error',</text:p>
          </table:table-cell>
          <table:table-cell table:formula="of:=CONCATENATE(&quot;'&quot;;[.AC11];&quot;'&quot;;&quot;,&quot;)" office:value-type="string" office:string-value="'error'," calcext:value-type="string">
            <text:p>'error',</text:p>
          </table:table-cell>
          <table:table-cell table:formula="of:=CONCATENATE(&quot;'&quot;;[.AD11];&quot;'&quot;;&quot;,&quot;)" office:value-type="string" office:string-value="'error'," calcext:value-type="string">
            <text:p>'error',</text:p>
          </table:table-cell>
          <table:table-cell table:formula="of:=CONCATENATE(&quot;'&quot;;[.AE11];&quot;'&quot;;&quot;,&quot;)" office:value-type="string" office:string-value="'error'," calcext:value-type="string">
            <text:p>'error',</text:p>
          </table:table-cell>
          <table:table-cell table:formula="of:=CONCATENATE(&quot;'&quot;;[.AF11];&quot;'&quot;;&quot;,&quot;)" office:value-type="string" office:string-value="'error'," calcext:value-type="string">
            <text:p>'error',</text:p>
          </table:table-cell>
          <table:table-cell table:formula="of:=CONCATENATE(&quot;'&quot;;[.AG11];&quot;'&quot;;&quot;,&quot;)" office:value-type="string" office:string-value="'error'," calcext:value-type="string">
            <text:p>'error',</text:p>
          </table:table-cell>
          <table:table-cell table:formula="of:=CONCATENATE(&quot;'&quot;;[.AH11];&quot;'&quot;;&quot;,&quot;)" office:value-type="string" office:string-value="'error'," calcext:value-type="string">
            <text:p>'error',</text:p>
          </table:table-cell>
          <table:table-cell table:formula="of:=CONCATENATE(&quot;'&quot;;[.AI11];&quot;'&quot;;&quot;,&quot;)" office:value-type="string" office:string-value="'error'," calcext:value-type="string">
            <text:p>'error',</text:p>
          </table:table-cell>
          <table:table-cell table:formula="of:=CONCATENATE(&quot;'&quot;;[.AJ11];&quot;'&quot;;&quot;,&quot;)" office:value-type="string" office:string-value="'error'," calcext:value-type="string">
            <text:p>'error',</text:p>
          </table:table-cell>
          <table:table-cell table:formula="of:=CONCATENATE(&quot;'&quot;;[.AK11];&quot;'&quot;;&quot;,&quot;)" office:value-type="string" office:string-value="'error'," calcext:value-type="string">
            <text:p>'error',</text:p>
          </table:table-cell>
          <table:table-cell table:formula="of:=CONCATENATE(&quot;'&quot;;[.AL11];&quot;'&quot;;&quot;,&quot;)" office:value-type="string" office:string-value="'error'," calcext:value-type="string">
            <text:p>'error',</text:p>
          </table:table-cell>
          <table:table-cell table:formula="of:=CONCATENATE(&quot;'&quot;;[.AM11];&quot;'&quot;;&quot;,&quot;)" office:value-type="string" office:string-value="'error'," calcext:value-type="string">
            <text:p>'error',</text:p>
          </table:table-cell>
          <table:table-cell table:formula="of:=CONCATENATE(&quot;'&quot;;[.AN11];&quot;'&quot;;&quot;,&quot;)" office:value-type="string" office:string-value="'error'," calcext:value-type="string">
            <text:p>'error',</text:p>
          </table:table-cell>
          <table:table-cell table:formula="of:=CONCATENATE(&quot;'&quot;;[.AO11];&quot;'&quot;;&quot;,&quot;)" office:value-type="string" office:string-value="'error'," calcext:value-type="string">
            <text:p>'error',</text:p>
          </table:table-cell>
          <table:table-cell table:formula="of:=CONCATENATE(&quot;'&quot;;[.AP11];&quot;'&quot;;&quot;,&quot;)" office:value-type="string" office:string-value="'error'," calcext:value-type="string">
            <text:p>'error',</text:p>
          </table:table-cell>
          <table:table-cell table:formula="of:=CONCATENATE(&quot;'&quot;;[.AQ11];&quot;'&quot;;&quot;,&quot;)" office:value-type="string" office:string-value="'error'," calcext:value-type="string">
            <text:p>'error',</text:p>
          </table:table-cell>
          <table:table-cell table:formula="of:=CONCATENATE(&quot;'&quot;;[.AR11];&quot;'&quot;;&quot;,&quot;)" office:value-type="string" office:string-value="'error'," calcext:value-type="string">
            <text:p>'error',</text:p>
          </table:table-cell>
          <table:table-cell table:formula="of:=CONCATENATE(&quot;'&quot;;[.AS11];&quot;'&quot;;&quot;,&quot;)" office:value-type="string" office:string-value="'error'," calcext:value-type="string">
            <text:p>'error',</text:p>
          </table:table-cell>
          <table:table-cell table:formula="of:=CONCATENATE(&quot;'&quot;;[.AT11];&quot;'&quot;;&quot;,&quot;)" office:value-type="string" office:string-value="'error'," calcext:value-type="string">
            <text:p>'error',</text:p>
          </table:table-cell>
          <table:table-cell table:formula="of:=CONCATENATE(&quot;'&quot;;[.AU11];&quot;'&quot;;&quot;,&quot;)" office:value-type="string" office:string-value="'error'," calcext:value-type="string">
            <text:p>'error',</text:p>
          </table:table-cell>
          <table:table-cell table:formula="of:=CONCATENATE(&quot;'&quot;;[.AV11];&quot;'&quot;;&quot;,&quot;)" office:value-type="string" office:string-value="'error'," calcext:value-type="string">
            <text:p>'error',</text:p>
          </table:table-cell>
          <table:table-cell table:formula="of:=CONCATENATE(&quot;'&quot;;[.AW11];&quot;'&quot;;&quot;,&quot;)" office:value-type="string" office:string-value="'error'," calcext:value-type="string">
            <text:p>'error',</text:p>
          </table:table-cell>
          <table:table-cell table:formula="of:=CONCATENATE(&quot;'&quot;;[.AX11];&quot;'&quot;;&quot;,&quot;)" office:value-type="string" office:string-value="'error'," calcext:value-type="string">
            <text:p>'error',</text:p>
          </table:table-cell>
          <table:table-cell table:formula="of:=CONCATENATE(&quot;'&quot;;[.AY11];&quot;'&quot;;&quot;,&quot;)" office:value-type="string" office:string-value="'error'," calcext:value-type="string">
            <text:p>'error',</text:p>
          </table:table-cell>
          <table:table-cell table:formula="of:=CONCATENATE(&quot;'&quot;;[.AZ11];&quot;'&quot;;&quot;,&quot;)" office:value-type="string" office:string-value="'error'," calcext:value-type="string">
            <text:p>'error',</text:p>
          </table:table-cell>
          <table:table-cell table:formula="of:=CONCATENATE(&quot;'&quot;;[.BA11];&quot;'&quot;;&quot;,&quot;)" office:value-type="string" office:string-value="'error'," calcext:value-type="string">
            <text:p>'error',</text:p>
          </table:table-cell>
          <table:table-cell table:formula="of:=CONCATENATE(&quot;'&quot;;[.BB11];&quot;'&quot;;&quot;,&quot;)" office:value-type="string" office:string-value="'error'," calcext:value-type="string">
            <text:p>'error',</text:p>
          </table:table-cell>
          <table:table-cell table:formula="of:=CONCATENATE(&quot;'&quot;;[.BC11];&quot;'&quot;;&quot;,&quot;)" office:value-type="string" office:string-value="'error'," calcext:value-type="string">
            <text:p>'error',</text:p>
          </table:table-cell>
          <table:table-cell table:formula="of:=CONCATENATE(&quot;'&quot;;[.BD11];&quot;'&quot;;&quot;,&quot;)" office:value-type="string" office:string-value="'error'," calcext:value-type="string">
            <text:p>'error',</text:p>
          </table:table-cell>
          <table:table-cell table:formula="of:=CONCATENATE(&quot;'&quot;;[.BE11];&quot;'&quot;;&quot;,&quot;)" office:value-type="string" office:string-value="'error'," calcext:value-type="string">
            <text:p>'error',</text:p>
          </table:table-cell>
          <table:table-cell table:formula="of:=CONCATENATE(&quot;'&quot;;[.BF11];&quot;'&quot;;&quot;,&quot;)" office:value-type="string" office:string-value="'error'," calcext:value-type="string">
            <text:p>'error',</text:p>
          </table:table-cell>
          <table:table-cell table:formula="of:=CONCATENATE(&quot;'&quot;;[.BG11];&quot;'&quot;;&quot;,&quot;)" office:value-type="string" office:string-value="'error'," calcext:value-type="string">
            <text:p>'error',</text:p>
          </table:table-cell>
          <table:table-cell table:formula="of:=CONCATENATE(&quot;'&quot;;[.BH11];&quot;'&quot;;&quot;,&quot;)" office:value-type="string" office:string-value="'error'," calcext:value-type="string">
            <text:p>'error',</text:p>
          </table:table-cell>
          <table:table-cell table:formula="of:=CONCATENATE(&quot;'&quot;;[.BI11];&quot;'&quot;;&quot;,&quot;)" office:value-type="string" office:string-value="'error'," calcext:value-type="string">
            <text:p>'error',</text:p>
          </table:table-cell>
          <table:table-cell table:formula="of:=CONCATENATE(&quot;'&quot;;[.BJ11];&quot;'&quot;;&quot;,&quot;)" office:value-type="string" office:string-value="'error'," calcext:value-type="string">
            <text:p>'error',</text:p>
          </table:table-cell>
          <table:table-cell table:formula="of:=CONCATENATE(&quot;'&quot;;[.BK11];&quot;'&quot;;&quot;,&quot;)" office:value-type="string" office:string-value="'error'," calcext:value-type="string">
            <text:p>'error',</text:p>
          </table:table-cell>
          <table:table-cell table:formula="of:=CONCATENATE(&quot;'&quot;;[.BL11];&quot;'&quot;;&quot;,&quot;)" office:value-type="string" office:string-value="'error'," calcext:value-type="string">
            <text:p>'error',</text:p>
          </table:table-cell>
          <table:table-cell table:formula="of:=CONCATENATE(&quot;'&quot;;[.BM11];&quot;'&quot;;&quot;,&quot;)" office:value-type="string" office:string-value="'error'," calcext:value-type="string">
            <text:p>'error',</text:p>
          </table:table-cell>
          <table:table-cell table:formula="of:=CONCATENATE(&quot;'&quot;;[.BN11];&quot;'&quot;;&quot;,&quot;)" office:value-type="string" office:string-value="'error'," calcext:value-type="string">
            <text:p>'error',</text:p>
          </table:table-cell>
          <table:table-cell table:formula="of:=CONCATENATE(&quot;'&quot;;[.BO11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12];&quot;'&quot;;&quot;,&quot;)" office:value-type="string" office:string-value="['error'," calcext:value-type="string">
            <text:p>['error',</text:p>
          </table:table-cell>
          <table:table-cell table:formula="of:=CONCATENATE(&quot;'&quot;;[.D12];&quot;'&quot;;&quot;,&quot;)" office:value-type="string" office:string-value="'error'," calcext:value-type="string">
            <text:p>'error',</text:p>
          </table:table-cell>
          <table:table-cell table:formula="of:=CONCATENATE(&quot;'&quot;;[.E12];&quot;'&quot;;&quot;,&quot;)" office:value-type="string" office:string-value="'error'," calcext:value-type="string">
            <text:p>'error',</text:p>
          </table:table-cell>
          <table:table-cell table:formula="of:=CONCATENATE(&quot;'&quot;;[.F12];&quot;'&quot;;&quot;,&quot;)" office:value-type="string" office:string-value="'error'," calcext:value-type="string">
            <text:p>'error',</text:p>
          </table:table-cell>
          <table:table-cell table:formula="of:=CONCATENATE(&quot;'&quot;;[.G12];&quot;'&quot;;&quot;,&quot;)" office:value-type="string" office:string-value="'error'," calcext:value-type="string">
            <text:p>'error',</text:p>
          </table:table-cell>
          <table:table-cell table:formula="of:=CONCATENATE(&quot;'&quot;;[.H12];&quot;'&quot;;&quot;,&quot;)" office:value-type="string" office:string-value="'error'," calcext:value-type="string">
            <text:p>'error',</text:p>
          </table:table-cell>
          <table:table-cell table:formula="of:=CONCATENATE(&quot;'&quot;;[.I12];&quot;'&quot;;&quot;,&quot;)" office:value-type="string" office:string-value="'error'," calcext:value-type="string">
            <text:p>'error',</text:p>
          </table:table-cell>
          <table:table-cell table:formula="of:=CONCATENATE(&quot;'&quot;;[.J12];&quot;'&quot;;&quot;,&quot;)" office:value-type="string" office:string-value="'error'," calcext:value-type="string">
            <text:p>'error',</text:p>
          </table:table-cell>
          <table:table-cell table:formula="of:=CONCATENATE(&quot;'&quot;;[.K12];&quot;'&quot;;&quot;,&quot;)" office:value-type="string" office:string-value="'error'," calcext:value-type="string">
            <text:p>'error',</text:p>
          </table:table-cell>
          <table:table-cell table:formula="of:=CONCATENATE(&quot;'&quot;;[.L12];&quot;'&quot;;&quot;,&quot;)" office:value-type="string" office:string-value="'error'," calcext:value-type="string">
            <text:p>'error',</text:p>
          </table:table-cell>
          <table:table-cell table:formula="of:=CONCATENATE(&quot;'&quot;;[.M12];&quot;'&quot;;&quot;,&quot;)" office:value-type="string" office:string-value="'error'," calcext:value-type="string">
            <text:p>'error',</text:p>
          </table:table-cell>
          <table:table-cell table:formula="of:=CONCATENATE(&quot;'&quot;;[.N12];&quot;'&quot;;&quot;,&quot;)" office:value-type="string" office:string-value="'error'," calcext:value-type="string">
            <text:p>'error',</text:p>
          </table:table-cell>
          <table:table-cell table:formula="of:=CONCATENATE(&quot;'&quot;;[.O12];&quot;'&quot;;&quot;,&quot;)" office:value-type="string" office:string-value="'error'," calcext:value-type="string">
            <text:p>'error',</text:p>
          </table:table-cell>
          <table:table-cell table:formula="of:=CONCATENATE(&quot;'&quot;;[.P12];&quot;'&quot;;&quot;,&quot;)" office:value-type="string" office:string-value="'error'," calcext:value-type="string">
            <text:p>'error',</text:p>
          </table:table-cell>
          <table:table-cell table:formula="of:=CONCATENATE(&quot;'&quot;;[.Q12];&quot;'&quot;;&quot;,&quot;)" office:value-type="string" office:string-value="'error'," calcext:value-type="string">
            <text:p>'error',</text:p>
          </table:table-cell>
          <table:table-cell table:formula="of:=CONCATENATE(&quot;'&quot;;[.R12];&quot;'&quot;;&quot;,&quot;)" office:value-type="string" office:string-value="'error'," calcext:value-type="string">
            <text:p>'error',</text:p>
          </table:table-cell>
          <table:table-cell table:formula="of:=CONCATENATE(&quot;'&quot;;[.S12];&quot;'&quot;;&quot;,&quot;)" office:value-type="string" office:string-value="'error'," calcext:value-type="string">
            <text:p>'error',</text:p>
          </table:table-cell>
          <table:table-cell table:formula="of:=CONCATENATE(&quot;'&quot;;[.T12];&quot;'&quot;;&quot;,&quot;)" office:value-type="string" office:string-value="'error'," calcext:value-type="string">
            <text:p>'error',</text:p>
          </table:table-cell>
          <table:table-cell table:formula="of:=CONCATENATE(&quot;'&quot;;[.U12];&quot;'&quot;;&quot;,&quot;)" office:value-type="string" office:string-value="'error'," calcext:value-type="string">
            <text:p>'error',</text:p>
          </table:table-cell>
          <table:table-cell table:formula="of:=CONCATENATE(&quot;'&quot;;[.V12];&quot;'&quot;;&quot;,&quot;)" office:value-type="string" office:string-value="'error'," calcext:value-type="string">
            <text:p>'error',</text:p>
          </table:table-cell>
          <table:table-cell table:formula="of:=CONCATENATE(&quot;'&quot;;[.W12];&quot;'&quot;;&quot;,&quot;)" office:value-type="string" office:string-value="'error'," calcext:value-type="string">
            <text:p>'error',</text:p>
          </table:table-cell>
          <table:table-cell table:formula="of:=CONCATENATE(&quot;'&quot;;[.X12];&quot;'&quot;;&quot;,&quot;)" office:value-type="string" office:string-value="'error'," calcext:value-type="string">
            <text:p>'error',</text:p>
          </table:table-cell>
          <table:table-cell table:formula="of:=CONCATENATE(&quot;'&quot;;[.Y12];&quot;'&quot;;&quot;,&quot;)" office:value-type="string" office:string-value="'error'," calcext:value-type="string">
            <text:p>'error',</text:p>
          </table:table-cell>
          <table:table-cell table:formula="of:=CONCATENATE(&quot;'&quot;;[.Z12];&quot;'&quot;;&quot;,&quot;)" office:value-type="string" office:string-value="'error'," calcext:value-type="string">
            <text:p>'error',</text:p>
          </table:table-cell>
          <table:table-cell table:formula="of:=CONCATENATE(&quot;'&quot;;[.AA12];&quot;'&quot;;&quot;,&quot;)" office:value-type="string" office:string-value="'error'," calcext:value-type="string">
            <text:p>'error',</text:p>
          </table:table-cell>
          <table:table-cell table:formula="of:=CONCATENATE(&quot;'&quot;;[.AB12];&quot;'&quot;;&quot;,&quot;)" office:value-type="string" office:string-value="'error'," calcext:value-type="string">
            <text:p>'error',</text:p>
          </table:table-cell>
          <table:table-cell table:formula="of:=CONCATENATE(&quot;'&quot;;[.AC12];&quot;'&quot;;&quot;,&quot;)" office:value-type="string" office:string-value="'error'," calcext:value-type="string">
            <text:p>'error',</text:p>
          </table:table-cell>
          <table:table-cell table:formula="of:=CONCATENATE(&quot;'&quot;;[.AD12];&quot;'&quot;;&quot;,&quot;)" office:value-type="string" office:string-value="'error'," calcext:value-type="string">
            <text:p>'error',</text:p>
          </table:table-cell>
          <table:table-cell table:formula="of:=CONCATENATE(&quot;'&quot;;[.AE12];&quot;'&quot;;&quot;,&quot;)" office:value-type="string" office:string-value="'error'," calcext:value-type="string">
            <text:p>'error',</text:p>
          </table:table-cell>
          <table:table-cell table:formula="of:=CONCATENATE(&quot;'&quot;;[.AF12];&quot;'&quot;;&quot;,&quot;)" office:value-type="string" office:string-value="'error'," calcext:value-type="string">
            <text:p>'error',</text:p>
          </table:table-cell>
          <table:table-cell table:formula="of:=CONCATENATE(&quot;'&quot;;[.AG12];&quot;'&quot;;&quot;,&quot;)" office:value-type="string" office:string-value="'error'," calcext:value-type="string">
            <text:p>'error',</text:p>
          </table:table-cell>
          <table:table-cell table:formula="of:=CONCATENATE(&quot;'&quot;;[.AH12];&quot;'&quot;;&quot;,&quot;)" office:value-type="string" office:string-value="'error'," calcext:value-type="string">
            <text:p>'error',</text:p>
          </table:table-cell>
          <table:table-cell table:formula="of:=CONCATENATE(&quot;'&quot;;[.AI12];&quot;'&quot;;&quot;,&quot;)" office:value-type="string" office:string-value="'error'," calcext:value-type="string">
            <text:p>'error',</text:p>
          </table:table-cell>
          <table:table-cell table:formula="of:=CONCATENATE(&quot;'&quot;;[.AJ12];&quot;'&quot;;&quot;,&quot;)" office:value-type="string" office:string-value="'error'," calcext:value-type="string">
            <text:p>'error',</text:p>
          </table:table-cell>
          <table:table-cell table:formula="of:=CONCATENATE(&quot;'&quot;;[.AK12];&quot;'&quot;;&quot;,&quot;)" office:value-type="string" office:string-value="'error'," calcext:value-type="string">
            <text:p>'error',</text:p>
          </table:table-cell>
          <table:table-cell table:formula="of:=CONCATENATE(&quot;'&quot;;[.AL12];&quot;'&quot;;&quot;,&quot;)" office:value-type="string" office:string-value="'error'," calcext:value-type="string">
            <text:p>'error',</text:p>
          </table:table-cell>
          <table:table-cell table:formula="of:=CONCATENATE(&quot;'&quot;;[.AM12];&quot;'&quot;;&quot;,&quot;)" office:value-type="string" office:string-value="'error'," calcext:value-type="string">
            <text:p>'error',</text:p>
          </table:table-cell>
          <table:table-cell table:formula="of:=CONCATENATE(&quot;'&quot;;[.AN12];&quot;'&quot;;&quot;,&quot;)" office:value-type="string" office:string-value="'error'," calcext:value-type="string">
            <text:p>'error',</text:p>
          </table:table-cell>
          <table:table-cell table:formula="of:=CONCATENATE(&quot;'&quot;;[.AO12];&quot;'&quot;;&quot;,&quot;)" office:value-type="string" office:string-value="'error'," calcext:value-type="string">
            <text:p>'error',</text:p>
          </table:table-cell>
          <table:table-cell table:formula="of:=CONCATENATE(&quot;'&quot;;[.AP12];&quot;'&quot;;&quot;,&quot;)" office:value-type="string" office:string-value="'error'," calcext:value-type="string">
            <text:p>'error',</text:p>
          </table:table-cell>
          <table:table-cell table:formula="of:=CONCATENATE(&quot;'&quot;;[.AQ12];&quot;'&quot;;&quot;,&quot;)" office:value-type="string" office:string-value="'error'," calcext:value-type="string">
            <text:p>'error',</text:p>
          </table:table-cell>
          <table:table-cell table:formula="of:=CONCATENATE(&quot;'&quot;;[.AR12];&quot;'&quot;;&quot;,&quot;)" office:value-type="string" office:string-value="'error'," calcext:value-type="string">
            <text:p>'error',</text:p>
          </table:table-cell>
          <table:table-cell table:formula="of:=CONCATENATE(&quot;'&quot;;[.AS12];&quot;'&quot;;&quot;,&quot;)" office:value-type="string" office:string-value="'error'," calcext:value-type="string">
            <text:p>'error',</text:p>
          </table:table-cell>
          <table:table-cell table:formula="of:=CONCATENATE(&quot;'&quot;;[.AT12];&quot;'&quot;;&quot;,&quot;)" office:value-type="string" office:string-value="'error'," calcext:value-type="string">
            <text:p>'error',</text:p>
          </table:table-cell>
          <table:table-cell table:formula="of:=CONCATENATE(&quot;'&quot;;[.AU12];&quot;'&quot;;&quot;,&quot;)" office:value-type="string" office:string-value="'error'," calcext:value-type="string">
            <text:p>'error',</text:p>
          </table:table-cell>
          <table:table-cell table:formula="of:=CONCATENATE(&quot;'&quot;;[.AV12];&quot;'&quot;;&quot;,&quot;)" office:value-type="string" office:string-value="'error'," calcext:value-type="string">
            <text:p>'error',</text:p>
          </table:table-cell>
          <table:table-cell table:formula="of:=CONCATENATE(&quot;'&quot;;[.AW12];&quot;'&quot;;&quot;,&quot;)" office:value-type="string" office:string-value="'error'," calcext:value-type="string">
            <text:p>'error',</text:p>
          </table:table-cell>
          <table:table-cell table:formula="of:=CONCATENATE(&quot;'&quot;;[.AX12];&quot;'&quot;;&quot;,&quot;)" office:value-type="string" office:string-value="'error'," calcext:value-type="string">
            <text:p>'error',</text:p>
          </table:table-cell>
          <table:table-cell table:formula="of:=CONCATENATE(&quot;'&quot;;[.AY12];&quot;'&quot;;&quot;,&quot;)" office:value-type="string" office:string-value="'error'," calcext:value-type="string">
            <text:p>'error',</text:p>
          </table:table-cell>
          <table:table-cell table:formula="of:=CONCATENATE(&quot;'&quot;;[.AZ12];&quot;'&quot;;&quot;,&quot;)" office:value-type="string" office:string-value="'error'," calcext:value-type="string">
            <text:p>'error',</text:p>
          </table:table-cell>
          <table:table-cell table:formula="of:=CONCATENATE(&quot;'&quot;;[.BA12];&quot;'&quot;;&quot;,&quot;)" office:value-type="string" office:string-value="'error'," calcext:value-type="string">
            <text:p>'error',</text:p>
          </table:table-cell>
          <table:table-cell table:formula="of:=CONCATENATE(&quot;'&quot;;[.BB12];&quot;'&quot;;&quot;,&quot;)" office:value-type="string" office:string-value="'error'," calcext:value-type="string">
            <text:p>'error',</text:p>
          </table:table-cell>
          <table:table-cell table:formula="of:=CONCATENATE(&quot;'&quot;;[.BC12];&quot;'&quot;;&quot;,&quot;)" office:value-type="string" office:string-value="'error'," calcext:value-type="string">
            <text:p>'error',</text:p>
          </table:table-cell>
          <table:table-cell table:formula="of:=CONCATENATE(&quot;'&quot;;[.BD12];&quot;'&quot;;&quot;,&quot;)" office:value-type="string" office:string-value="'error'," calcext:value-type="string">
            <text:p>'error',</text:p>
          </table:table-cell>
          <table:table-cell table:formula="of:=CONCATENATE(&quot;'&quot;;[.BE12];&quot;'&quot;;&quot;,&quot;)" office:value-type="string" office:string-value="'error'," calcext:value-type="string">
            <text:p>'error',</text:p>
          </table:table-cell>
          <table:table-cell table:formula="of:=CONCATENATE(&quot;'&quot;;[.BF12];&quot;'&quot;;&quot;,&quot;)" office:value-type="string" office:string-value="'error'," calcext:value-type="string">
            <text:p>'error',</text:p>
          </table:table-cell>
          <table:table-cell table:formula="of:=CONCATENATE(&quot;'&quot;;[.BG12];&quot;'&quot;;&quot;,&quot;)" office:value-type="string" office:string-value="'error'," calcext:value-type="string">
            <text:p>'error',</text:p>
          </table:table-cell>
          <table:table-cell table:formula="of:=CONCATENATE(&quot;'&quot;;[.BH12];&quot;'&quot;;&quot;,&quot;)" office:value-type="string" office:string-value="'error'," calcext:value-type="string">
            <text:p>'error',</text:p>
          </table:table-cell>
          <table:table-cell table:formula="of:=CONCATENATE(&quot;'&quot;;[.BI12];&quot;'&quot;;&quot;,&quot;)" office:value-type="string" office:string-value="'error'," calcext:value-type="string">
            <text:p>'error',</text:p>
          </table:table-cell>
          <table:table-cell table:formula="of:=CONCATENATE(&quot;'&quot;;[.BJ12];&quot;'&quot;;&quot;,&quot;)" office:value-type="string" office:string-value="'error'," calcext:value-type="string">
            <text:p>'error',</text:p>
          </table:table-cell>
          <table:table-cell table:formula="of:=CONCATENATE(&quot;'&quot;;[.BK12];&quot;'&quot;;&quot;,&quot;)" office:value-type="string" office:string-value="'error'," calcext:value-type="string">
            <text:p>'error',</text:p>
          </table:table-cell>
          <table:table-cell table:formula="of:=CONCATENATE(&quot;'&quot;;[.BL12];&quot;'&quot;;&quot;,&quot;)" office:value-type="string" office:string-value="'error'," calcext:value-type="string">
            <text:p>'error',</text:p>
          </table:table-cell>
          <table:table-cell table:formula="of:=CONCATENATE(&quot;'&quot;;[.BM12];&quot;'&quot;;&quot;,&quot;)" office:value-type="string" office:string-value="'19'," calcext:value-type="string">
            <text:p>'19',</text:p>
          </table:table-cell>
          <table:table-cell table:formula="of:=CONCATENATE(&quot;'&quot;;[.BN12];&quot;'&quot;;&quot;,&quot;)" office:value-type="string" office:string-value="'error'," calcext:value-type="string">
            <text:p>'error',</text:p>
          </table:table-cell>
          <table:table-cell table:formula="of:=CONCATENATE(&quot;'&quot;;[.BO12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13];&quot;'&quot;;&quot;,&quot;)" office:value-type="string" office:string-value="['20'," calcext:value-type="string">
            <text:p>['20',</text:p>
          </table:table-cell>
          <table:table-cell table:formula="of:=CONCATENATE(&quot;'&quot;;[.D13];&quot;'&quot;;&quot;,&quot;)" office:value-type="string" office:string-value="'error'," calcext:value-type="string">
            <text:p>'error',</text:p>
          </table:table-cell>
          <table:table-cell table:formula="of:=CONCATENATE(&quot;'&quot;;[.E13];&quot;'&quot;;&quot;,&quot;)" office:value-type="string" office:string-value="'error'," calcext:value-type="string">
            <text:p>'error',</text:p>
          </table:table-cell>
          <table:table-cell table:formula="of:=CONCATENATE(&quot;'&quot;;[.F13];&quot;'&quot;;&quot;,&quot;)" office:value-type="string" office:string-value="'error'," calcext:value-type="string">
            <text:p>'error',</text:p>
          </table:table-cell>
          <table:table-cell table:formula="of:=CONCATENATE(&quot;'&quot;;[.G13];&quot;'&quot;;&quot;,&quot;)" office:value-type="string" office:string-value="'error'," calcext:value-type="string">
            <text:p>'error',</text:p>
          </table:table-cell>
          <table:table-cell table:formula="of:=CONCATENATE(&quot;'&quot;;[.H13];&quot;'&quot;;&quot;,&quot;)" office:value-type="string" office:string-value="'error'," calcext:value-type="string">
            <text:p>'error',</text:p>
          </table:table-cell>
          <table:table-cell table:formula="of:=CONCATENATE(&quot;'&quot;;[.I13];&quot;'&quot;;&quot;,&quot;)" office:value-type="string" office:string-value="'error'," calcext:value-type="string">
            <text:p>'error',</text:p>
          </table:table-cell>
          <table:table-cell table:formula="of:=CONCATENATE(&quot;'&quot;;[.J13];&quot;'&quot;;&quot;,&quot;)" office:value-type="string" office:string-value="'error'," calcext:value-type="string">
            <text:p>'error',</text:p>
          </table:table-cell>
          <table:table-cell table:formula="of:=CONCATENATE(&quot;'&quot;;[.K13];&quot;'&quot;;&quot;,&quot;)" office:value-type="string" office:string-value="'error'," calcext:value-type="string">
            <text:p>'error',</text:p>
          </table:table-cell>
          <table:table-cell table:formula="of:=CONCATENATE(&quot;'&quot;;[.L13];&quot;'&quot;;&quot;,&quot;)" office:value-type="string" office:string-value="'error'," calcext:value-type="string">
            <text:p>'error',</text:p>
          </table:table-cell>
          <table:table-cell table:formula="of:=CONCATENATE(&quot;'&quot;;[.M13];&quot;'&quot;;&quot;,&quot;)" office:value-type="string" office:string-value="'error'," calcext:value-type="string">
            <text:p>'error',</text:p>
          </table:table-cell>
          <table:table-cell table:formula="of:=CONCATENATE(&quot;'&quot;;[.N13];&quot;'&quot;;&quot;,&quot;)" office:value-type="string" office:string-value="'error'," calcext:value-type="string">
            <text:p>'error',</text:p>
          </table:table-cell>
          <table:table-cell table:formula="of:=CONCATENATE(&quot;'&quot;;[.O13];&quot;'&quot;;&quot;,&quot;)" office:value-type="string" office:string-value="'error'," calcext:value-type="string">
            <text:p>'error',</text:p>
          </table:table-cell>
          <table:table-cell table:formula="of:=CONCATENATE(&quot;'&quot;;[.P13];&quot;'&quot;;&quot;,&quot;)" office:value-type="string" office:string-value="'error'," calcext:value-type="string">
            <text:p>'error',</text:p>
          </table:table-cell>
          <table:table-cell table:formula="of:=CONCATENATE(&quot;'&quot;;[.Q13];&quot;'&quot;;&quot;,&quot;)" office:value-type="string" office:string-value="'error'," calcext:value-type="string">
            <text:p>'error',</text:p>
          </table:table-cell>
          <table:table-cell table:formula="of:=CONCATENATE(&quot;'&quot;;[.R13];&quot;'&quot;;&quot;,&quot;)" office:value-type="string" office:string-value="'error'," calcext:value-type="string">
            <text:p>'error',</text:p>
          </table:table-cell>
          <table:table-cell table:formula="of:=CONCATENATE(&quot;'&quot;;[.S13];&quot;'&quot;;&quot;,&quot;)" office:value-type="string" office:string-value="'error'," calcext:value-type="string">
            <text:p>'error',</text:p>
          </table:table-cell>
          <table:table-cell table:formula="of:=CONCATENATE(&quot;'&quot;;[.T13];&quot;'&quot;;&quot;,&quot;)" office:value-type="string" office:string-value="'error'," calcext:value-type="string">
            <text:p>'error',</text:p>
          </table:table-cell>
          <table:table-cell table:formula="of:=CONCATENATE(&quot;'&quot;;[.U13];&quot;'&quot;;&quot;,&quot;)" office:value-type="string" office:string-value="'error'," calcext:value-type="string">
            <text:p>'error',</text:p>
          </table:table-cell>
          <table:table-cell table:formula="of:=CONCATENATE(&quot;'&quot;;[.V13];&quot;'&quot;;&quot;,&quot;)" office:value-type="string" office:string-value="'error'," calcext:value-type="string">
            <text:p>'error',</text:p>
          </table:table-cell>
          <table:table-cell table:formula="of:=CONCATENATE(&quot;'&quot;;[.W13];&quot;'&quot;;&quot;,&quot;)" office:value-type="string" office:string-value="'error'," calcext:value-type="string">
            <text:p>'error',</text:p>
          </table:table-cell>
          <table:table-cell table:formula="of:=CONCATENATE(&quot;'&quot;;[.X13];&quot;'&quot;;&quot;,&quot;)" office:value-type="string" office:string-value="'error'," calcext:value-type="string">
            <text:p>'error',</text:p>
          </table:table-cell>
          <table:table-cell table:formula="of:=CONCATENATE(&quot;'&quot;;[.Y13];&quot;'&quot;;&quot;,&quot;)" office:value-type="string" office:string-value="'error'," calcext:value-type="string">
            <text:p>'error',</text:p>
          </table:table-cell>
          <table:table-cell table:formula="of:=CONCATENATE(&quot;'&quot;;[.Z13];&quot;'&quot;;&quot;,&quot;)" office:value-type="string" office:string-value="'error'," calcext:value-type="string">
            <text:p>'error',</text:p>
          </table:table-cell>
          <table:table-cell table:formula="of:=CONCATENATE(&quot;'&quot;;[.AA13];&quot;'&quot;;&quot;,&quot;)" office:value-type="string" office:string-value="'error'," calcext:value-type="string">
            <text:p>'error',</text:p>
          </table:table-cell>
          <table:table-cell table:formula="of:=CONCATENATE(&quot;'&quot;;[.AB13];&quot;'&quot;;&quot;,&quot;)" office:value-type="string" office:string-value="'error'," calcext:value-type="string">
            <text:p>'error',</text:p>
          </table:table-cell>
          <table:table-cell table:formula="of:=CONCATENATE(&quot;'&quot;;[.AC13];&quot;'&quot;;&quot;,&quot;)" office:value-type="string" office:string-value="'error'," calcext:value-type="string">
            <text:p>'error',</text:p>
          </table:table-cell>
          <table:table-cell table:formula="of:=CONCATENATE(&quot;'&quot;;[.AD13];&quot;'&quot;;&quot;,&quot;)" office:value-type="string" office:string-value="'error'," calcext:value-type="string">
            <text:p>'error',</text:p>
          </table:table-cell>
          <table:table-cell table:formula="of:=CONCATENATE(&quot;'&quot;;[.AE13];&quot;'&quot;;&quot;,&quot;)" office:value-type="string" office:string-value="'error'," calcext:value-type="string">
            <text:p>'error',</text:p>
          </table:table-cell>
          <table:table-cell table:formula="of:=CONCATENATE(&quot;'&quot;;[.AF13];&quot;'&quot;;&quot;,&quot;)" office:value-type="string" office:string-value="'error'," calcext:value-type="string">
            <text:p>'error',</text:p>
          </table:table-cell>
          <table:table-cell table:formula="of:=CONCATENATE(&quot;'&quot;;[.AG13];&quot;'&quot;;&quot;,&quot;)" office:value-type="string" office:string-value="'error'," calcext:value-type="string">
            <text:p>'error',</text:p>
          </table:table-cell>
          <table:table-cell table:formula="of:=CONCATENATE(&quot;'&quot;;[.AH13];&quot;'&quot;;&quot;,&quot;)" office:value-type="string" office:string-value="'error'," calcext:value-type="string">
            <text:p>'error',</text:p>
          </table:table-cell>
          <table:table-cell table:formula="of:=CONCATENATE(&quot;'&quot;;[.AI13];&quot;'&quot;;&quot;,&quot;)" office:value-type="string" office:string-value="'error'," calcext:value-type="string">
            <text:p>'error',</text:p>
          </table:table-cell>
          <table:table-cell table:formula="of:=CONCATENATE(&quot;'&quot;;[.AJ13];&quot;'&quot;;&quot;,&quot;)" office:value-type="string" office:string-value="'error'," calcext:value-type="string">
            <text:p>'error',</text:p>
          </table:table-cell>
          <table:table-cell table:formula="of:=CONCATENATE(&quot;'&quot;;[.AK13];&quot;'&quot;;&quot;,&quot;)" office:value-type="string" office:string-value="'error'," calcext:value-type="string">
            <text:p>'error',</text:p>
          </table:table-cell>
          <table:table-cell table:formula="of:=CONCATENATE(&quot;'&quot;;[.AL13];&quot;'&quot;;&quot;,&quot;)" office:value-type="string" office:string-value="'error'," calcext:value-type="string">
            <text:p>'error',</text:p>
          </table:table-cell>
          <table:table-cell table:formula="of:=CONCATENATE(&quot;'&quot;;[.AM13];&quot;'&quot;;&quot;,&quot;)" office:value-type="string" office:string-value="'error'," calcext:value-type="string">
            <text:p>'error',</text:p>
          </table:table-cell>
          <table:table-cell table:formula="of:=CONCATENATE(&quot;'&quot;;[.AN13];&quot;'&quot;;&quot;,&quot;)" office:value-type="string" office:string-value="'error'," calcext:value-type="string">
            <text:p>'error',</text:p>
          </table:table-cell>
          <table:table-cell table:formula="of:=CONCATENATE(&quot;'&quot;;[.AO13];&quot;'&quot;;&quot;,&quot;)" office:value-type="string" office:string-value="'error'," calcext:value-type="string">
            <text:p>'error',</text:p>
          </table:table-cell>
          <table:table-cell table:formula="of:=CONCATENATE(&quot;'&quot;;[.AP13];&quot;'&quot;;&quot;,&quot;)" office:value-type="string" office:string-value="'error'," calcext:value-type="string">
            <text:p>'error',</text:p>
          </table:table-cell>
          <table:table-cell table:formula="of:=CONCATENATE(&quot;'&quot;;[.AQ13];&quot;'&quot;;&quot;,&quot;)" office:value-type="string" office:string-value="'error'," calcext:value-type="string">
            <text:p>'error',</text:p>
          </table:table-cell>
          <table:table-cell table:formula="of:=CONCATENATE(&quot;'&quot;;[.AR13];&quot;'&quot;;&quot;,&quot;)" office:value-type="string" office:string-value="'error'," calcext:value-type="string">
            <text:p>'error',</text:p>
          </table:table-cell>
          <table:table-cell table:formula="of:=CONCATENATE(&quot;'&quot;;[.AS13];&quot;'&quot;;&quot;,&quot;)" office:value-type="string" office:string-value="'error'," calcext:value-type="string">
            <text:p>'error',</text:p>
          </table:table-cell>
          <table:table-cell table:formula="of:=CONCATENATE(&quot;'&quot;;[.AT13];&quot;'&quot;;&quot;,&quot;)" office:value-type="string" office:string-value="'error'," calcext:value-type="string">
            <text:p>'error',</text:p>
          </table:table-cell>
          <table:table-cell table:formula="of:=CONCATENATE(&quot;'&quot;;[.AU13];&quot;'&quot;;&quot;,&quot;)" office:value-type="string" office:string-value="'error'," calcext:value-type="string">
            <text:p>'error',</text:p>
          </table:table-cell>
          <table:table-cell table:formula="of:=CONCATENATE(&quot;'&quot;;[.AV13];&quot;'&quot;;&quot;,&quot;)" office:value-type="string" office:string-value="'error'," calcext:value-type="string">
            <text:p>'error',</text:p>
          </table:table-cell>
          <table:table-cell table:formula="of:=CONCATENATE(&quot;'&quot;;[.AW13];&quot;'&quot;;&quot;,&quot;)" office:value-type="string" office:string-value="'error'," calcext:value-type="string">
            <text:p>'error',</text:p>
          </table:table-cell>
          <table:table-cell table:formula="of:=CONCATENATE(&quot;'&quot;;[.AX13];&quot;'&quot;;&quot;,&quot;)" office:value-type="string" office:string-value="'error'," calcext:value-type="string">
            <text:p>'error',</text:p>
          </table:table-cell>
          <table:table-cell table:formula="of:=CONCATENATE(&quot;'&quot;;[.AY13];&quot;'&quot;;&quot;,&quot;)" office:value-type="string" office:string-value="'21'," calcext:value-type="string">
            <text:p>'21',</text:p>
          </table:table-cell>
          <table:table-cell table:formula="of:=CONCATENATE(&quot;'&quot;;[.AZ13];&quot;'&quot;;&quot;,&quot;)" office:value-type="string" office:string-value="'error'," calcext:value-type="string">
            <text:p>'error',</text:p>
          </table:table-cell>
          <table:table-cell table:formula="of:=CONCATENATE(&quot;'&quot;;[.BA13];&quot;'&quot;;&quot;,&quot;)" office:value-type="string" office:string-value="'error'," calcext:value-type="string">
            <text:p>'error',</text:p>
          </table:table-cell>
          <table:table-cell table:formula="of:=CONCATENATE(&quot;'&quot;;[.BB13];&quot;'&quot;;&quot;,&quot;)" office:value-type="string" office:string-value="'error'," calcext:value-type="string">
            <text:p>'error',</text:p>
          </table:table-cell>
          <table:table-cell table:formula="of:=CONCATENATE(&quot;'&quot;;[.BC13];&quot;'&quot;;&quot;,&quot;)" office:value-type="string" office:string-value="'error'," calcext:value-type="string">
            <text:p>'error',</text:p>
          </table:table-cell>
          <table:table-cell table:formula="of:=CONCATENATE(&quot;'&quot;;[.BD13];&quot;'&quot;;&quot;,&quot;)" office:value-type="string" office:string-value="'error'," calcext:value-type="string">
            <text:p>'error',</text:p>
          </table:table-cell>
          <table:table-cell table:formula="of:=CONCATENATE(&quot;'&quot;;[.BE13];&quot;'&quot;;&quot;,&quot;)" office:value-type="string" office:string-value="'error'," calcext:value-type="string">
            <text:p>'error',</text:p>
          </table:table-cell>
          <table:table-cell table:formula="of:=CONCATENATE(&quot;'&quot;;[.BF13];&quot;'&quot;;&quot;,&quot;)" office:value-type="string" office:string-value="'error'," calcext:value-type="string">
            <text:p>'error',</text:p>
          </table:table-cell>
          <table:table-cell table:formula="of:=CONCATENATE(&quot;'&quot;;[.BG13];&quot;'&quot;;&quot;,&quot;)" office:value-type="string" office:string-value="'error'," calcext:value-type="string">
            <text:p>'error',</text:p>
          </table:table-cell>
          <table:table-cell table:formula="of:=CONCATENATE(&quot;'&quot;;[.BH13];&quot;'&quot;;&quot;,&quot;)" office:value-type="string" office:string-value="'error'," calcext:value-type="string">
            <text:p>'error',</text:p>
          </table:table-cell>
          <table:table-cell table:formula="of:=CONCATENATE(&quot;'&quot;;[.BI13];&quot;'&quot;;&quot;,&quot;)" office:value-type="string" office:string-value="'error'," calcext:value-type="string">
            <text:p>'error',</text:p>
          </table:table-cell>
          <table:table-cell table:formula="of:=CONCATENATE(&quot;'&quot;;[.BJ13];&quot;'&quot;;&quot;,&quot;)" office:value-type="string" office:string-value="'error'," calcext:value-type="string">
            <text:p>'error',</text:p>
          </table:table-cell>
          <table:table-cell table:formula="of:=CONCATENATE(&quot;'&quot;;[.BK13];&quot;'&quot;;&quot;,&quot;)" office:value-type="string" office:string-value="'error'," calcext:value-type="string">
            <text:p>'error',</text:p>
          </table:table-cell>
          <table:table-cell table:formula="of:=CONCATENATE(&quot;'&quot;;[.BL13];&quot;'&quot;;&quot;,&quot;)" office:value-type="string" office:string-value="'error'," calcext:value-type="string">
            <text:p>'error',</text:p>
          </table:table-cell>
          <table:table-cell table:formula="of:=CONCATENATE(&quot;'&quot;;[.BM13];&quot;'&quot;;&quot;,&quot;)" office:value-type="string" office:string-value="'error'," calcext:value-type="string">
            <text:p>'error',</text:p>
          </table:table-cell>
          <table:table-cell table:formula="of:=CONCATENATE(&quot;'&quot;;[.BN13];&quot;'&quot;;&quot;,&quot;)" office:value-type="string" office:string-value="'21'," calcext:value-type="string">
            <text:p>'21',</text:p>
          </table:table-cell>
          <table:table-cell table:formula="of:=CONCATENATE(&quot;'&quot;;[.BO13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14];&quot;'&quot;;&quot;,&quot;)" office:value-type="string" office:string-value="['error'," calcext:value-type="string">
            <text:p>['error',</text:p>
          </table:table-cell>
          <table:table-cell table:formula="of:=CONCATENATE(&quot;'&quot;;[.D14];&quot;'&quot;;&quot;,&quot;)" office:value-type="string" office:string-value="'error'," calcext:value-type="string">
            <text:p>'error',</text:p>
          </table:table-cell>
          <table:table-cell table:formula="of:=CONCATENATE(&quot;'&quot;;[.E14];&quot;'&quot;;&quot;,&quot;)" office:value-type="string" office:string-value="'error'," calcext:value-type="string">
            <text:p>'error',</text:p>
          </table:table-cell>
          <table:table-cell table:formula="of:=CONCATENATE(&quot;'&quot;;[.F14];&quot;'&quot;;&quot;,&quot;)" office:value-type="string" office:string-value="'error'," calcext:value-type="string">
            <text:p>'error',</text:p>
          </table:table-cell>
          <table:table-cell table:formula="of:=CONCATENATE(&quot;'&quot;;[.G14];&quot;'&quot;;&quot;,&quot;)" office:value-type="string" office:string-value="'error'," calcext:value-type="string">
            <text:p>'error',</text:p>
          </table:table-cell>
          <table:table-cell table:formula="of:=CONCATENATE(&quot;'&quot;;[.H14];&quot;'&quot;;&quot;,&quot;)" office:value-type="string" office:string-value="'error'," calcext:value-type="string">
            <text:p>'error',</text:p>
          </table:table-cell>
          <table:table-cell table:formula="of:=CONCATENATE(&quot;'&quot;;[.I14];&quot;'&quot;;&quot;,&quot;)" office:value-type="string" office:string-value="'error'," calcext:value-type="string">
            <text:p>'error',</text:p>
          </table:table-cell>
          <table:table-cell table:formula="of:=CONCATENATE(&quot;'&quot;;[.J14];&quot;'&quot;;&quot;,&quot;)" office:value-type="string" office:string-value="'error'," calcext:value-type="string">
            <text:p>'error',</text:p>
          </table:table-cell>
          <table:table-cell table:formula="of:=CONCATENATE(&quot;'&quot;;[.K14];&quot;'&quot;;&quot;,&quot;)" office:value-type="string" office:string-value="'error'," calcext:value-type="string">
            <text:p>'error',</text:p>
          </table:table-cell>
          <table:table-cell table:formula="of:=CONCATENATE(&quot;'&quot;;[.L14];&quot;'&quot;;&quot;,&quot;)" office:value-type="string" office:string-value="'error'," calcext:value-type="string">
            <text:p>'error',</text:p>
          </table:table-cell>
          <table:table-cell table:formula="of:=CONCATENATE(&quot;'&quot;;[.M14];&quot;'&quot;;&quot;,&quot;)" office:value-type="string" office:string-value="'error'," calcext:value-type="string">
            <text:p>'error',</text:p>
          </table:table-cell>
          <table:table-cell table:formula="of:=CONCATENATE(&quot;'&quot;;[.N14];&quot;'&quot;;&quot;,&quot;)" office:value-type="string" office:string-value="'error'," calcext:value-type="string">
            <text:p>'error',</text:p>
          </table:table-cell>
          <table:table-cell table:formula="of:=CONCATENATE(&quot;'&quot;;[.O14];&quot;'&quot;;&quot;,&quot;)" office:value-type="string" office:string-value="'error'," calcext:value-type="string">
            <text:p>'error',</text:p>
          </table:table-cell>
          <table:table-cell table:formula="of:=CONCATENATE(&quot;'&quot;;[.P14];&quot;'&quot;;&quot;,&quot;)" office:value-type="string" office:string-value="'error'," calcext:value-type="string">
            <text:p>'error',</text:p>
          </table:table-cell>
          <table:table-cell table:formula="of:=CONCATENATE(&quot;'&quot;;[.Q14];&quot;'&quot;;&quot;,&quot;)" office:value-type="string" office:string-value="'error'," calcext:value-type="string">
            <text:p>'error',</text:p>
          </table:table-cell>
          <table:table-cell table:formula="of:=CONCATENATE(&quot;'&quot;;[.R14];&quot;'&quot;;&quot;,&quot;)" office:value-type="string" office:string-value="'error'," calcext:value-type="string">
            <text:p>'error',</text:p>
          </table:table-cell>
          <table:table-cell table:formula="of:=CONCATENATE(&quot;'&quot;;[.S14];&quot;'&quot;;&quot;,&quot;)" office:value-type="string" office:string-value="'error'," calcext:value-type="string">
            <text:p>'error',</text:p>
          </table:table-cell>
          <table:table-cell table:formula="of:=CONCATENATE(&quot;'&quot;;[.T14];&quot;'&quot;;&quot;,&quot;)" office:value-type="string" office:string-value="'error'," calcext:value-type="string">
            <text:p>'error',</text:p>
          </table:table-cell>
          <table:table-cell table:formula="of:=CONCATENATE(&quot;'&quot;;[.U14];&quot;'&quot;;&quot;,&quot;)" office:value-type="string" office:string-value="'error'," calcext:value-type="string">
            <text:p>'error',</text:p>
          </table:table-cell>
          <table:table-cell table:formula="of:=CONCATENATE(&quot;'&quot;;[.V14];&quot;'&quot;;&quot;,&quot;)" office:value-type="string" office:string-value="'error'," calcext:value-type="string">
            <text:p>'error',</text:p>
          </table:table-cell>
          <table:table-cell table:formula="of:=CONCATENATE(&quot;'&quot;;[.W14];&quot;'&quot;;&quot;,&quot;)" office:value-type="string" office:string-value="'error'," calcext:value-type="string">
            <text:p>'error',</text:p>
          </table:table-cell>
          <table:table-cell table:formula="of:=CONCATENATE(&quot;'&quot;;[.X14];&quot;'&quot;;&quot;,&quot;)" office:value-type="string" office:string-value="'error'," calcext:value-type="string">
            <text:p>'error',</text:p>
          </table:table-cell>
          <table:table-cell table:formula="of:=CONCATENATE(&quot;'&quot;;[.Y14];&quot;'&quot;;&quot;,&quot;)" office:value-type="string" office:string-value="'error'," calcext:value-type="string">
            <text:p>'error',</text:p>
          </table:table-cell>
          <table:table-cell table:formula="of:=CONCATENATE(&quot;'&quot;;[.Z14];&quot;'&quot;;&quot;,&quot;)" office:value-type="string" office:string-value="'error'," calcext:value-type="string">
            <text:p>'error',</text:p>
          </table:table-cell>
          <table:table-cell table:formula="of:=CONCATENATE(&quot;'&quot;;[.AA14];&quot;'&quot;;&quot;,&quot;)" office:value-type="string" office:string-value="'error'," calcext:value-type="string">
            <text:p>'error',</text:p>
          </table:table-cell>
          <table:table-cell table:formula="of:=CONCATENATE(&quot;'&quot;;[.AB14];&quot;'&quot;;&quot;,&quot;)" office:value-type="string" office:string-value="'error'," calcext:value-type="string">
            <text:p>'error',</text:p>
          </table:table-cell>
          <table:table-cell table:formula="of:=CONCATENATE(&quot;'&quot;;[.AC14];&quot;'&quot;;&quot;,&quot;)" office:value-type="string" office:string-value="'error'," calcext:value-type="string">
            <text:p>'error',</text:p>
          </table:table-cell>
          <table:table-cell table:formula="of:=CONCATENATE(&quot;'&quot;;[.AD14];&quot;'&quot;;&quot;,&quot;)" office:value-type="string" office:string-value="'error'," calcext:value-type="string">
            <text:p>'error',</text:p>
          </table:table-cell>
          <table:table-cell table:formula="of:=CONCATENATE(&quot;'&quot;;[.AE14];&quot;'&quot;;&quot;,&quot;)" office:value-type="string" office:string-value="'error'," calcext:value-type="string">
            <text:p>'error',</text:p>
          </table:table-cell>
          <table:table-cell table:formula="of:=CONCATENATE(&quot;'&quot;;[.AF14];&quot;'&quot;;&quot;,&quot;)" office:value-type="string" office:string-value="'error'," calcext:value-type="string">
            <text:p>'error',</text:p>
          </table:table-cell>
          <table:table-cell table:formula="of:=CONCATENATE(&quot;'&quot;;[.AG14];&quot;'&quot;;&quot;,&quot;)" office:value-type="string" office:string-value="'error'," calcext:value-type="string">
            <text:p>'error',</text:p>
          </table:table-cell>
          <table:table-cell table:formula="of:=CONCATENATE(&quot;'&quot;;[.AH14];&quot;'&quot;;&quot;,&quot;)" office:value-type="string" office:string-value="'error'," calcext:value-type="string">
            <text:p>'error',</text:p>
          </table:table-cell>
          <table:table-cell table:formula="of:=CONCATENATE(&quot;'&quot;;[.AI14];&quot;'&quot;;&quot;,&quot;)" office:value-type="string" office:string-value="'error'," calcext:value-type="string">
            <text:p>'error',</text:p>
          </table:table-cell>
          <table:table-cell table:formula="of:=CONCATENATE(&quot;'&quot;;[.AJ14];&quot;'&quot;;&quot;,&quot;)" office:value-type="string" office:string-value="'error'," calcext:value-type="string">
            <text:p>'error',</text:p>
          </table:table-cell>
          <table:table-cell table:formula="of:=CONCATENATE(&quot;'&quot;;[.AK14];&quot;'&quot;;&quot;,&quot;)" office:value-type="string" office:string-value="'error'," calcext:value-type="string">
            <text:p>'error',</text:p>
          </table:table-cell>
          <table:table-cell table:formula="of:=CONCATENATE(&quot;'&quot;;[.AL14];&quot;'&quot;;&quot;,&quot;)" office:value-type="string" office:string-value="'error'," calcext:value-type="string">
            <text:p>'error',</text:p>
          </table:table-cell>
          <table:table-cell table:formula="of:=CONCATENATE(&quot;'&quot;;[.AM14];&quot;'&quot;;&quot;,&quot;)" office:value-type="string" office:string-value="'error'," calcext:value-type="string">
            <text:p>'error',</text:p>
          </table:table-cell>
          <table:table-cell table:formula="of:=CONCATENATE(&quot;'&quot;;[.AN14];&quot;'&quot;;&quot;,&quot;)" office:value-type="string" office:string-value="'error'," calcext:value-type="string">
            <text:p>'error',</text:p>
          </table:table-cell>
          <table:table-cell table:formula="of:=CONCATENATE(&quot;'&quot;;[.AO14];&quot;'&quot;;&quot;,&quot;)" office:value-type="string" office:string-value="'error'," calcext:value-type="string">
            <text:p>'error',</text:p>
          </table:table-cell>
          <table:table-cell table:formula="of:=CONCATENATE(&quot;'&quot;;[.AP14];&quot;'&quot;;&quot;,&quot;)" office:value-type="string" office:string-value="'error'," calcext:value-type="string">
            <text:p>'error',</text:p>
          </table:table-cell>
          <table:table-cell table:formula="of:=CONCATENATE(&quot;'&quot;;[.AQ14];&quot;'&quot;;&quot;,&quot;)" office:value-type="string" office:string-value="'error'," calcext:value-type="string">
            <text:p>'error',</text:p>
          </table:table-cell>
          <table:table-cell table:formula="of:=CONCATENATE(&quot;'&quot;;[.AR14];&quot;'&quot;;&quot;,&quot;)" office:value-type="string" office:string-value="'error'," calcext:value-type="string">
            <text:p>'error',</text:p>
          </table:table-cell>
          <table:table-cell table:formula="of:=CONCATENATE(&quot;'&quot;;[.AS14];&quot;'&quot;;&quot;,&quot;)" office:value-type="string" office:string-value="'error'," calcext:value-type="string">
            <text:p>'error',</text:p>
          </table:table-cell>
          <table:table-cell table:formula="of:=CONCATENATE(&quot;'&quot;;[.AT14];&quot;'&quot;;&quot;,&quot;)" office:value-type="string" office:string-value="'error'," calcext:value-type="string">
            <text:p>'error',</text:p>
          </table:table-cell>
          <table:table-cell table:formula="of:=CONCATENATE(&quot;'&quot;;[.AU14];&quot;'&quot;;&quot;,&quot;)" office:value-type="string" office:string-value="'22'," calcext:value-type="string">
            <text:p>'22',</text:p>
          </table:table-cell>
          <table:table-cell table:formula="of:=CONCATENATE(&quot;'&quot;;[.AV14];&quot;'&quot;;&quot;,&quot;)" office:value-type="string" office:string-value="'error'," calcext:value-type="string">
            <text:p>'error',</text:p>
          </table:table-cell>
          <table:table-cell table:formula="of:=CONCATENATE(&quot;'&quot;;[.AW14];&quot;'&quot;;&quot;,&quot;)" office:value-type="string" office:string-value="'error'," calcext:value-type="string">
            <text:p>'error',</text:p>
          </table:table-cell>
          <table:table-cell table:formula="of:=CONCATENATE(&quot;'&quot;;[.AX14];&quot;'&quot;;&quot;,&quot;)" office:value-type="string" office:string-value="'error'," calcext:value-type="string">
            <text:p>'error',</text:p>
          </table:table-cell>
          <table:table-cell table:formula="of:=CONCATENATE(&quot;'&quot;;[.AY14];&quot;'&quot;;&quot;,&quot;)" office:value-type="string" office:string-value="'23'," calcext:value-type="string">
            <text:p>'23',</text:p>
          </table:table-cell>
          <table:table-cell table:formula="of:=CONCATENATE(&quot;'&quot;;[.AZ14];&quot;'&quot;;&quot;,&quot;)" office:value-type="string" office:string-value="'error'," calcext:value-type="string">
            <text:p>'error',</text:p>
          </table:table-cell>
          <table:table-cell table:formula="of:=CONCATENATE(&quot;'&quot;;[.BA14];&quot;'&quot;;&quot;,&quot;)" office:value-type="string" office:string-value="'error'," calcext:value-type="string">
            <text:p>'error',</text:p>
          </table:table-cell>
          <table:table-cell table:formula="of:=CONCATENATE(&quot;'&quot;;[.BB14];&quot;'&quot;;&quot;,&quot;)" office:value-type="string" office:string-value="'error'," calcext:value-type="string">
            <text:p>'error',</text:p>
          </table:table-cell>
          <table:table-cell table:formula="of:=CONCATENATE(&quot;'&quot;;[.BC14];&quot;'&quot;;&quot;,&quot;)" office:value-type="string" office:string-value="'error'," calcext:value-type="string">
            <text:p>'error',</text:p>
          </table:table-cell>
          <table:table-cell table:formula="of:=CONCATENATE(&quot;'&quot;;[.BD14];&quot;'&quot;;&quot;,&quot;)" office:value-type="string" office:string-value="'error'," calcext:value-type="string">
            <text:p>'error',</text:p>
          </table:table-cell>
          <table:table-cell table:formula="of:=CONCATENATE(&quot;'&quot;;[.BE14];&quot;'&quot;;&quot;,&quot;)" office:value-type="string" office:string-value="'error'," calcext:value-type="string">
            <text:p>'error',</text:p>
          </table:table-cell>
          <table:table-cell table:formula="of:=CONCATENATE(&quot;'&quot;;[.BF14];&quot;'&quot;;&quot;,&quot;)" office:value-type="string" office:string-value="'error'," calcext:value-type="string">
            <text:p>'error',</text:p>
          </table:table-cell>
          <table:table-cell table:formula="of:=CONCATENATE(&quot;'&quot;;[.BG14];&quot;'&quot;;&quot;,&quot;)" office:value-type="string" office:string-value="'error'," calcext:value-type="string">
            <text:p>'error',</text:p>
          </table:table-cell>
          <table:table-cell table:formula="of:=CONCATENATE(&quot;'&quot;;[.BH14];&quot;'&quot;;&quot;,&quot;)" office:value-type="string" office:string-value="'error'," calcext:value-type="string">
            <text:p>'error',</text:p>
          </table:table-cell>
          <table:table-cell table:formula="of:=CONCATENATE(&quot;'&quot;;[.BI14];&quot;'&quot;;&quot;,&quot;)" office:value-type="string" office:string-value="'error'," calcext:value-type="string">
            <text:p>'error',</text:p>
          </table:table-cell>
          <table:table-cell table:formula="of:=CONCATENATE(&quot;'&quot;;[.BJ14];&quot;'&quot;;&quot;,&quot;)" office:value-type="string" office:string-value="'error'," calcext:value-type="string">
            <text:p>'error',</text:p>
          </table:table-cell>
          <table:table-cell table:formula="of:=CONCATENATE(&quot;'&quot;;[.BK14];&quot;'&quot;;&quot;,&quot;)" office:value-type="string" office:string-value="'error'," calcext:value-type="string">
            <text:p>'error',</text:p>
          </table:table-cell>
          <table:table-cell table:formula="of:=CONCATENATE(&quot;'&quot;;[.BL14];&quot;'&quot;;&quot;,&quot;)" office:value-type="string" office:string-value="'error'," calcext:value-type="string">
            <text:p>'error',</text:p>
          </table:table-cell>
          <table:table-cell table:formula="of:=CONCATENATE(&quot;'&quot;;[.BM14];&quot;'&quot;;&quot;,&quot;)" office:value-type="string" office:string-value="'error'," calcext:value-type="string">
            <text:p>'error',</text:p>
          </table:table-cell>
          <table:table-cell table:formula="of:=CONCATENATE(&quot;'&quot;;[.BN14];&quot;'&quot;;&quot;,&quot;)" office:value-type="string" office:string-value="'23'," calcext:value-type="string">
            <text:p>'23',</text:p>
          </table:table-cell>
          <table:table-cell table:formula="of:=CONCATENATE(&quot;'&quot;;[.BO14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15];&quot;'&quot;;&quot;,&quot;)" office:value-type="string" office:string-value="['error'," calcext:value-type="string">
            <text:p>['error',</text:p>
          </table:table-cell>
          <table:table-cell table:formula="of:=CONCATENATE(&quot;'&quot;;[.D15];&quot;'&quot;;&quot;,&quot;)" office:value-type="string" office:string-value="'error'," calcext:value-type="string">
            <text:p>'error',</text:p>
          </table:table-cell>
          <table:table-cell table:formula="of:=CONCATENATE(&quot;'&quot;;[.E15];&quot;'&quot;;&quot;,&quot;)" office:value-type="string" office:string-value="'error'," calcext:value-type="string">
            <text:p>'error',</text:p>
          </table:table-cell>
          <table:table-cell table:formula="of:=CONCATENATE(&quot;'&quot;;[.F15];&quot;'&quot;;&quot;,&quot;)" office:value-type="string" office:string-value="'error'," calcext:value-type="string">
            <text:p>'error',</text:p>
          </table:table-cell>
          <table:table-cell table:formula="of:=CONCATENATE(&quot;'&quot;;[.G15];&quot;'&quot;;&quot;,&quot;)" office:value-type="string" office:string-value="'error'," calcext:value-type="string">
            <text:p>'error',</text:p>
          </table:table-cell>
          <table:table-cell table:formula="of:=CONCATENATE(&quot;'&quot;;[.H15];&quot;'&quot;;&quot;,&quot;)" office:value-type="string" office:string-value="'error'," calcext:value-type="string">
            <text:p>'error',</text:p>
          </table:table-cell>
          <table:table-cell table:formula="of:=CONCATENATE(&quot;'&quot;;[.I15];&quot;'&quot;;&quot;,&quot;)" office:value-type="string" office:string-value="'error'," calcext:value-type="string">
            <text:p>'error',</text:p>
          </table:table-cell>
          <table:table-cell table:formula="of:=CONCATENATE(&quot;'&quot;;[.J15];&quot;'&quot;;&quot;,&quot;)" office:value-type="string" office:string-value="'error'," calcext:value-type="string">
            <text:p>'error',</text:p>
          </table:table-cell>
          <table:table-cell table:formula="of:=CONCATENATE(&quot;'&quot;;[.K15];&quot;'&quot;;&quot;,&quot;)" office:value-type="string" office:string-value="'error'," calcext:value-type="string">
            <text:p>'error',</text:p>
          </table:table-cell>
          <table:table-cell table:formula="of:=CONCATENATE(&quot;'&quot;;[.L15];&quot;'&quot;;&quot;,&quot;)" office:value-type="string" office:string-value="'error'," calcext:value-type="string">
            <text:p>'error',</text:p>
          </table:table-cell>
          <table:table-cell table:formula="of:=CONCATENATE(&quot;'&quot;;[.M15];&quot;'&quot;;&quot;,&quot;)" office:value-type="string" office:string-value="'error'," calcext:value-type="string">
            <text:p>'error',</text:p>
          </table:table-cell>
          <table:table-cell table:formula="of:=CONCATENATE(&quot;'&quot;;[.N15];&quot;'&quot;;&quot;,&quot;)" office:value-type="string" office:string-value="'24'," calcext:value-type="string">
            <text:p>'24',</text:p>
          </table:table-cell>
          <table:table-cell table:formula="of:=CONCATENATE(&quot;'&quot;;[.O15];&quot;'&quot;;&quot;,&quot;)" office:value-type="string" office:string-value="'error'," calcext:value-type="string">
            <text:p>'error',</text:p>
          </table:table-cell>
          <table:table-cell table:formula="of:=CONCATENATE(&quot;'&quot;;[.P15];&quot;'&quot;;&quot;,&quot;)" office:value-type="string" office:string-value="'error'," calcext:value-type="string">
            <text:p>'error',</text:p>
          </table:table-cell>
          <table:table-cell table:formula="of:=CONCATENATE(&quot;'&quot;;[.Q15];&quot;'&quot;;&quot;,&quot;)" office:value-type="string" office:string-value="'error'," calcext:value-type="string">
            <text:p>'error',</text:p>
          </table:table-cell>
          <table:table-cell table:formula="of:=CONCATENATE(&quot;'&quot;;[.R15];&quot;'&quot;;&quot;,&quot;)" office:value-type="string" office:string-value="'error'," calcext:value-type="string">
            <text:p>'error',</text:p>
          </table:table-cell>
          <table:table-cell table:formula="of:=CONCATENATE(&quot;'&quot;;[.S15];&quot;'&quot;;&quot;,&quot;)" office:value-type="string" office:string-value="'error'," calcext:value-type="string">
            <text:p>'error',</text:p>
          </table:table-cell>
          <table:table-cell table:formula="of:=CONCATENATE(&quot;'&quot;;[.T15];&quot;'&quot;;&quot;,&quot;)" office:value-type="string" office:string-value="'error'," calcext:value-type="string">
            <text:p>'error',</text:p>
          </table:table-cell>
          <table:table-cell table:formula="of:=CONCATENATE(&quot;'&quot;;[.U15];&quot;'&quot;;&quot;,&quot;)" office:value-type="string" office:string-value="'error'," calcext:value-type="string">
            <text:p>'error',</text:p>
          </table:table-cell>
          <table:table-cell table:formula="of:=CONCATENATE(&quot;'&quot;;[.V15];&quot;'&quot;;&quot;,&quot;)" office:value-type="string" office:string-value="'error'," calcext:value-type="string">
            <text:p>'error',</text:p>
          </table:table-cell>
          <table:table-cell table:formula="of:=CONCATENATE(&quot;'&quot;;[.W15];&quot;'&quot;;&quot;,&quot;)" office:value-type="string" office:string-value="'error'," calcext:value-type="string">
            <text:p>'error',</text:p>
          </table:table-cell>
          <table:table-cell table:formula="of:=CONCATENATE(&quot;'&quot;;[.X15];&quot;'&quot;;&quot;,&quot;)" office:value-type="string" office:string-value="'error'," calcext:value-type="string">
            <text:p>'error',</text:p>
          </table:table-cell>
          <table:table-cell table:formula="of:=CONCATENATE(&quot;'&quot;;[.Y15];&quot;'&quot;;&quot;,&quot;)" office:value-type="string" office:string-value="'error'," calcext:value-type="string">
            <text:p>'error',</text:p>
          </table:table-cell>
          <table:table-cell table:formula="of:=CONCATENATE(&quot;'&quot;;[.Z15];&quot;'&quot;;&quot;,&quot;)" office:value-type="string" office:string-value="'error'," calcext:value-type="string">
            <text:p>'error',</text:p>
          </table:table-cell>
          <table:table-cell table:formula="of:=CONCATENATE(&quot;'&quot;;[.AA15];&quot;'&quot;;&quot;,&quot;)" office:value-type="string" office:string-value="'error'," calcext:value-type="string">
            <text:p>'error',</text:p>
          </table:table-cell>
          <table:table-cell table:formula="of:=CONCATENATE(&quot;'&quot;;[.AB15];&quot;'&quot;;&quot;,&quot;)" office:value-type="string" office:string-value="'error'," calcext:value-type="string">
            <text:p>'error',</text:p>
          </table:table-cell>
          <table:table-cell table:formula="of:=CONCATENATE(&quot;'&quot;;[.AC15];&quot;'&quot;;&quot;,&quot;)" office:value-type="string" office:string-value="'error'," calcext:value-type="string">
            <text:p>'error',</text:p>
          </table:table-cell>
          <table:table-cell table:formula="of:=CONCATENATE(&quot;'&quot;;[.AD15];&quot;'&quot;;&quot;,&quot;)" office:value-type="string" office:string-value="'error'," calcext:value-type="string">
            <text:p>'error',</text:p>
          </table:table-cell>
          <table:table-cell table:formula="of:=CONCATENATE(&quot;'&quot;;[.AE15];&quot;'&quot;;&quot;,&quot;)" office:value-type="string" office:string-value="'error'," calcext:value-type="string">
            <text:p>'error',</text:p>
          </table:table-cell>
          <table:table-cell table:formula="of:=CONCATENATE(&quot;'&quot;;[.AF15];&quot;'&quot;;&quot;,&quot;)" office:value-type="string" office:string-value="'error'," calcext:value-type="string">
            <text:p>'error',</text:p>
          </table:table-cell>
          <table:table-cell table:formula="of:=CONCATENATE(&quot;'&quot;;[.AG15];&quot;'&quot;;&quot;,&quot;)" office:value-type="string" office:string-value="'error'," calcext:value-type="string">
            <text:p>'error',</text:p>
          </table:table-cell>
          <table:table-cell table:formula="of:=CONCATENATE(&quot;'&quot;;[.AH15];&quot;'&quot;;&quot;,&quot;)" office:value-type="string" office:string-value="'error'," calcext:value-type="string">
            <text:p>'error',</text:p>
          </table:table-cell>
          <table:table-cell table:formula="of:=CONCATENATE(&quot;'&quot;;[.AI15];&quot;'&quot;;&quot;,&quot;)" office:value-type="string" office:string-value="'error'," calcext:value-type="string">
            <text:p>'error',</text:p>
          </table:table-cell>
          <table:table-cell table:formula="of:=CONCATENATE(&quot;'&quot;;[.AJ15];&quot;'&quot;;&quot;,&quot;)" office:value-type="string" office:string-value="'error'," calcext:value-type="string">
            <text:p>'error',</text:p>
          </table:table-cell>
          <table:table-cell table:formula="of:=CONCATENATE(&quot;'&quot;;[.AK15];&quot;'&quot;;&quot;,&quot;)" office:value-type="string" office:string-value="'error'," calcext:value-type="string">
            <text:p>'error',</text:p>
          </table:table-cell>
          <table:table-cell table:formula="of:=CONCATENATE(&quot;'&quot;;[.AL15];&quot;'&quot;;&quot;,&quot;)" office:value-type="string" office:string-value="'error'," calcext:value-type="string">
            <text:p>'error',</text:p>
          </table:table-cell>
          <table:table-cell table:formula="of:=CONCATENATE(&quot;'&quot;;[.AM15];&quot;'&quot;;&quot;,&quot;)" office:value-type="string" office:string-value="'error'," calcext:value-type="string">
            <text:p>'error',</text:p>
          </table:table-cell>
          <table:table-cell table:formula="of:=CONCATENATE(&quot;'&quot;;[.AN15];&quot;'&quot;;&quot;,&quot;)" office:value-type="string" office:string-value="'error'," calcext:value-type="string">
            <text:p>'error',</text:p>
          </table:table-cell>
          <table:table-cell table:formula="of:=CONCATENATE(&quot;'&quot;;[.AO15];&quot;'&quot;;&quot;,&quot;)" office:value-type="string" office:string-value="'error'," calcext:value-type="string">
            <text:p>'error',</text:p>
          </table:table-cell>
          <table:table-cell table:formula="of:=CONCATENATE(&quot;'&quot;;[.AP15];&quot;'&quot;;&quot;,&quot;)" office:value-type="string" office:string-value="'error'," calcext:value-type="string">
            <text:p>'error',</text:p>
          </table:table-cell>
          <table:table-cell table:formula="of:=CONCATENATE(&quot;'&quot;;[.AQ15];&quot;'&quot;;&quot;,&quot;)" office:value-type="string" office:string-value="'error'," calcext:value-type="string">
            <text:p>'error',</text:p>
          </table:table-cell>
          <table:table-cell table:formula="of:=CONCATENATE(&quot;'&quot;;[.AR15];&quot;'&quot;;&quot;,&quot;)" office:value-type="string" office:string-value="'error'," calcext:value-type="string">
            <text:p>'error',</text:p>
          </table:table-cell>
          <table:table-cell table:formula="of:=CONCATENATE(&quot;'&quot;;[.AS15];&quot;'&quot;;&quot;,&quot;)" office:value-type="string" office:string-value="'error'," calcext:value-type="string">
            <text:p>'error',</text:p>
          </table:table-cell>
          <table:table-cell table:formula="of:=CONCATENATE(&quot;'&quot;;[.AT15];&quot;'&quot;;&quot;,&quot;)" office:value-type="string" office:string-value="'error'," calcext:value-type="string">
            <text:p>'error',</text:p>
          </table:table-cell>
          <table:table-cell table:formula="of:=CONCATENATE(&quot;'&quot;;[.AU15];&quot;'&quot;;&quot;,&quot;)" office:value-type="string" office:string-value="'error'," calcext:value-type="string">
            <text:p>'error',</text:p>
          </table:table-cell>
          <table:table-cell table:formula="of:=CONCATENATE(&quot;'&quot;;[.AV15];&quot;'&quot;;&quot;,&quot;)" office:value-type="string" office:string-value="'error'," calcext:value-type="string">
            <text:p>'error',</text:p>
          </table:table-cell>
          <table:table-cell table:formula="of:=CONCATENATE(&quot;'&quot;;[.AW15];&quot;'&quot;;&quot;,&quot;)" office:value-type="string" office:string-value="'error'," calcext:value-type="string">
            <text:p>'error',</text:p>
          </table:table-cell>
          <table:table-cell table:formula="of:=CONCATENATE(&quot;'&quot;;[.AX15];&quot;'&quot;;&quot;,&quot;)" office:value-type="string" office:string-value="'error'," calcext:value-type="string">
            <text:p>'error',</text:p>
          </table:table-cell>
          <table:table-cell table:formula="of:=CONCATENATE(&quot;'&quot;;[.AY15];&quot;'&quot;;&quot;,&quot;)" office:value-type="string" office:string-value="'error'," calcext:value-type="string">
            <text:p>'error',</text:p>
          </table:table-cell>
          <table:table-cell table:formula="of:=CONCATENATE(&quot;'&quot;;[.AZ15];&quot;'&quot;;&quot;,&quot;)" office:value-type="string" office:string-value="'error'," calcext:value-type="string">
            <text:p>'error',</text:p>
          </table:table-cell>
          <table:table-cell table:formula="of:=CONCATENATE(&quot;'&quot;;[.BA15];&quot;'&quot;;&quot;,&quot;)" office:value-type="string" office:string-value="'error'," calcext:value-type="string">
            <text:p>'error',</text:p>
          </table:table-cell>
          <table:table-cell table:formula="of:=CONCATENATE(&quot;'&quot;;[.BB15];&quot;'&quot;;&quot;,&quot;)" office:value-type="string" office:string-value="'error'," calcext:value-type="string">
            <text:p>'error',</text:p>
          </table:table-cell>
          <table:table-cell table:formula="of:=CONCATENATE(&quot;'&quot;;[.BC15];&quot;'&quot;;&quot;,&quot;)" office:value-type="string" office:string-value="'error'," calcext:value-type="string">
            <text:p>'error',</text:p>
          </table:table-cell>
          <table:table-cell table:formula="of:=CONCATENATE(&quot;'&quot;;[.BD15];&quot;'&quot;;&quot;,&quot;)" office:value-type="string" office:string-value="'error'," calcext:value-type="string">
            <text:p>'error',</text:p>
          </table:table-cell>
          <table:table-cell table:formula="of:=CONCATENATE(&quot;'&quot;;[.BE15];&quot;'&quot;;&quot;,&quot;)" office:value-type="string" office:string-value="'error'," calcext:value-type="string">
            <text:p>'error',</text:p>
          </table:table-cell>
          <table:table-cell table:formula="of:=CONCATENATE(&quot;'&quot;;[.BF15];&quot;'&quot;;&quot;,&quot;)" office:value-type="string" office:string-value="'error'," calcext:value-type="string">
            <text:p>'error',</text:p>
          </table:table-cell>
          <table:table-cell table:formula="of:=CONCATENATE(&quot;'&quot;;[.BG15];&quot;'&quot;;&quot;,&quot;)" office:value-type="string" office:string-value="'error'," calcext:value-type="string">
            <text:p>'error',</text:p>
          </table:table-cell>
          <table:table-cell table:formula="of:=CONCATENATE(&quot;'&quot;;[.BH15];&quot;'&quot;;&quot;,&quot;)" office:value-type="string" office:string-value="'error'," calcext:value-type="string">
            <text:p>'error',</text:p>
          </table:table-cell>
          <table:table-cell table:formula="of:=CONCATENATE(&quot;'&quot;;[.BI15];&quot;'&quot;;&quot;,&quot;)" office:value-type="string" office:string-value="'error'," calcext:value-type="string">
            <text:p>'error',</text:p>
          </table:table-cell>
          <table:table-cell table:formula="of:=CONCATENATE(&quot;'&quot;;[.BJ15];&quot;'&quot;;&quot;,&quot;)" office:value-type="string" office:string-value="'error'," calcext:value-type="string">
            <text:p>'error',</text:p>
          </table:table-cell>
          <table:table-cell table:formula="of:=CONCATENATE(&quot;'&quot;;[.BK15];&quot;'&quot;;&quot;,&quot;)" office:value-type="string" office:string-value="'error'," calcext:value-type="string">
            <text:p>'error',</text:p>
          </table:table-cell>
          <table:table-cell table:formula="of:=CONCATENATE(&quot;'&quot;;[.BL15];&quot;'&quot;;&quot;,&quot;)" office:value-type="string" office:string-value="'error'," calcext:value-type="string">
            <text:p>'error',</text:p>
          </table:table-cell>
          <table:table-cell table:formula="of:=CONCATENATE(&quot;'&quot;;[.BM15];&quot;'&quot;;&quot;,&quot;)" office:value-type="string" office:string-value="'error'," calcext:value-type="string">
            <text:p>'error',</text:p>
          </table:table-cell>
          <table:table-cell table:formula="of:=CONCATENATE(&quot;'&quot;;[.BN15];&quot;'&quot;;&quot;,&quot;)" office:value-type="string" office:string-value="'error'," calcext:value-type="string">
            <text:p>'error',</text:p>
          </table:table-cell>
          <table:table-cell table:formula="of:=CONCATENATE(&quot;'&quot;;[.BO15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16];&quot;'&quot;;&quot;,&quot;)" office:value-type="string" office:string-value="['25'," calcext:value-type="string">
            <text:p>['25',</text:p>
          </table:table-cell>
          <table:table-cell table:formula="of:=CONCATENATE(&quot;'&quot;;[.D16];&quot;'&quot;;&quot;,&quot;)" office:value-type="string" office:string-value="'error'," calcext:value-type="string">
            <text:p>'error',</text:p>
          </table:table-cell>
          <table:table-cell table:formula="of:=CONCATENATE(&quot;'&quot;;[.E16];&quot;'&quot;;&quot;,&quot;)" office:value-type="string" office:string-value="'error'," calcext:value-type="string">
            <text:p>'error',</text:p>
          </table:table-cell>
          <table:table-cell table:formula="of:=CONCATENATE(&quot;'&quot;;[.F16];&quot;'&quot;;&quot;,&quot;)" office:value-type="string" office:string-value="'error'," calcext:value-type="string">
            <text:p>'error',</text:p>
          </table:table-cell>
          <table:table-cell table:formula="of:=CONCATENATE(&quot;'&quot;;[.G16];&quot;'&quot;;&quot;,&quot;)" office:value-type="string" office:string-value="'error'," calcext:value-type="string">
            <text:p>'error',</text:p>
          </table:table-cell>
          <table:table-cell table:formula="of:=CONCATENATE(&quot;'&quot;;[.H16];&quot;'&quot;;&quot;,&quot;)" office:value-type="string" office:string-value="'error'," calcext:value-type="string">
            <text:p>'error',</text:p>
          </table:table-cell>
          <table:table-cell table:formula="of:=CONCATENATE(&quot;'&quot;;[.I16];&quot;'&quot;;&quot;,&quot;)" office:value-type="string" office:string-value="'error'," calcext:value-type="string">
            <text:p>'error',</text:p>
          </table:table-cell>
          <table:table-cell table:formula="of:=CONCATENATE(&quot;'&quot;;[.J16];&quot;'&quot;;&quot;,&quot;)" office:value-type="string" office:string-value="'error'," calcext:value-type="string">
            <text:p>'error',</text:p>
          </table:table-cell>
          <table:table-cell table:formula="of:=CONCATENATE(&quot;'&quot;;[.K16];&quot;'&quot;;&quot;,&quot;)" office:value-type="string" office:string-value="'error'," calcext:value-type="string">
            <text:p>'error',</text:p>
          </table:table-cell>
          <table:table-cell table:formula="of:=CONCATENATE(&quot;'&quot;;[.L16];&quot;'&quot;;&quot;,&quot;)" office:value-type="string" office:string-value="'error'," calcext:value-type="string">
            <text:p>'error',</text:p>
          </table:table-cell>
          <table:table-cell table:formula="of:=CONCATENATE(&quot;'&quot;;[.M16];&quot;'&quot;;&quot;,&quot;)" office:value-type="string" office:string-value="'error'," calcext:value-type="string">
            <text:p>'error',</text:p>
          </table:table-cell>
          <table:table-cell table:formula="of:=CONCATENATE(&quot;'&quot;;[.N16];&quot;'&quot;;&quot;,&quot;)" office:value-type="string" office:string-value="'error'," calcext:value-type="string">
            <text:p>'error',</text:p>
          </table:table-cell>
          <table:table-cell table:formula="of:=CONCATENATE(&quot;'&quot;;[.O16];&quot;'&quot;;&quot;,&quot;)" office:value-type="string" office:string-value="'error'," calcext:value-type="string">
            <text:p>'error',</text:p>
          </table:table-cell>
          <table:table-cell table:formula="of:=CONCATENATE(&quot;'&quot;;[.P16];&quot;'&quot;;&quot;,&quot;)" office:value-type="string" office:string-value="'error'," calcext:value-type="string">
            <text:p>'error',</text:p>
          </table:table-cell>
          <table:table-cell table:formula="of:=CONCATENATE(&quot;'&quot;;[.Q16];&quot;'&quot;;&quot;,&quot;)" office:value-type="string" office:string-value="'error'," calcext:value-type="string">
            <text:p>'error',</text:p>
          </table:table-cell>
          <table:table-cell table:formula="of:=CONCATENATE(&quot;'&quot;;[.R16];&quot;'&quot;;&quot;,&quot;)" office:value-type="string" office:string-value="'error'," calcext:value-type="string">
            <text:p>'error',</text:p>
          </table:table-cell>
          <table:table-cell table:formula="of:=CONCATENATE(&quot;'&quot;;[.S16];&quot;'&quot;;&quot;,&quot;)" office:value-type="string" office:string-value="'error'," calcext:value-type="string">
            <text:p>'error',</text:p>
          </table:table-cell>
          <table:table-cell table:formula="of:=CONCATENATE(&quot;'&quot;;[.T16];&quot;'&quot;;&quot;,&quot;)" office:value-type="string" office:string-value="'error'," calcext:value-type="string">
            <text:p>'error',</text:p>
          </table:table-cell>
          <table:table-cell table:formula="of:=CONCATENATE(&quot;'&quot;;[.U16];&quot;'&quot;;&quot;,&quot;)" office:value-type="string" office:string-value="'error'," calcext:value-type="string">
            <text:p>'error',</text:p>
          </table:table-cell>
          <table:table-cell table:formula="of:=CONCATENATE(&quot;'&quot;;[.V16];&quot;'&quot;;&quot;,&quot;)" office:value-type="string" office:string-value="'error'," calcext:value-type="string">
            <text:p>'error',</text:p>
          </table:table-cell>
          <table:table-cell table:formula="of:=CONCATENATE(&quot;'&quot;;[.W16];&quot;'&quot;;&quot;,&quot;)" office:value-type="string" office:string-value="'error'," calcext:value-type="string">
            <text:p>'error',</text:p>
          </table:table-cell>
          <table:table-cell table:formula="of:=CONCATENATE(&quot;'&quot;;[.X16];&quot;'&quot;;&quot;,&quot;)" office:value-type="string" office:string-value="'error'," calcext:value-type="string">
            <text:p>'error',</text:p>
          </table:table-cell>
          <table:table-cell table:formula="of:=CONCATENATE(&quot;'&quot;;[.Y16];&quot;'&quot;;&quot;,&quot;)" office:value-type="string" office:string-value="'error'," calcext:value-type="string">
            <text:p>'error',</text:p>
          </table:table-cell>
          <table:table-cell table:formula="of:=CONCATENATE(&quot;'&quot;;[.Z16];&quot;'&quot;;&quot;,&quot;)" office:value-type="string" office:string-value="'error'," calcext:value-type="string">
            <text:p>'error',</text:p>
          </table:table-cell>
          <table:table-cell table:formula="of:=CONCATENATE(&quot;'&quot;;[.AA16];&quot;'&quot;;&quot;,&quot;)" office:value-type="string" office:string-value="'error'," calcext:value-type="string">
            <text:p>'error',</text:p>
          </table:table-cell>
          <table:table-cell table:formula="of:=CONCATENATE(&quot;'&quot;;[.AB16];&quot;'&quot;;&quot;,&quot;)" office:value-type="string" office:string-value="'error'," calcext:value-type="string">
            <text:p>'error',</text:p>
          </table:table-cell>
          <table:table-cell table:formula="of:=CONCATENATE(&quot;'&quot;;[.AC16];&quot;'&quot;;&quot;,&quot;)" office:value-type="string" office:string-value="'error'," calcext:value-type="string">
            <text:p>'error',</text:p>
          </table:table-cell>
          <table:table-cell table:formula="of:=CONCATENATE(&quot;'&quot;;[.AD16];&quot;'&quot;;&quot;,&quot;)" office:value-type="string" office:string-value="'error'," calcext:value-type="string">
            <text:p>'error',</text:p>
          </table:table-cell>
          <table:table-cell table:formula="of:=CONCATENATE(&quot;'&quot;;[.AE16];&quot;'&quot;;&quot;,&quot;)" office:value-type="string" office:string-value="'error'," calcext:value-type="string">
            <text:p>'error',</text:p>
          </table:table-cell>
          <table:table-cell table:formula="of:=CONCATENATE(&quot;'&quot;;[.AF16];&quot;'&quot;;&quot;,&quot;)" office:value-type="string" office:string-value="'error'," calcext:value-type="string">
            <text:p>'error',</text:p>
          </table:table-cell>
          <table:table-cell table:formula="of:=CONCATENATE(&quot;'&quot;;[.AG16];&quot;'&quot;;&quot;,&quot;)" office:value-type="string" office:string-value="'error'," calcext:value-type="string">
            <text:p>'error',</text:p>
          </table:table-cell>
          <table:table-cell table:formula="of:=CONCATENATE(&quot;'&quot;;[.AH16];&quot;'&quot;;&quot;,&quot;)" office:value-type="string" office:string-value="'error'," calcext:value-type="string">
            <text:p>'error',</text:p>
          </table:table-cell>
          <table:table-cell table:formula="of:=CONCATENATE(&quot;'&quot;;[.AI16];&quot;'&quot;;&quot;,&quot;)" office:value-type="string" office:string-value="'error'," calcext:value-type="string">
            <text:p>'error',</text:p>
          </table:table-cell>
          <table:table-cell table:formula="of:=CONCATENATE(&quot;'&quot;;[.AJ16];&quot;'&quot;;&quot;,&quot;)" office:value-type="string" office:string-value="'error'," calcext:value-type="string">
            <text:p>'error',</text:p>
          </table:table-cell>
          <table:table-cell table:formula="of:=CONCATENATE(&quot;'&quot;;[.AK16];&quot;'&quot;;&quot;,&quot;)" office:value-type="string" office:string-value="'error'," calcext:value-type="string">
            <text:p>'error',</text:p>
          </table:table-cell>
          <table:table-cell table:formula="of:=CONCATENATE(&quot;'&quot;;[.AL16];&quot;'&quot;;&quot;,&quot;)" office:value-type="string" office:string-value="'error'," calcext:value-type="string">
            <text:p>'error',</text:p>
          </table:table-cell>
          <table:table-cell table:formula="of:=CONCATENATE(&quot;'&quot;;[.AM16];&quot;'&quot;;&quot;,&quot;)" office:value-type="string" office:string-value="'error'," calcext:value-type="string">
            <text:p>'error',</text:p>
          </table:table-cell>
          <table:table-cell table:formula="of:=CONCATENATE(&quot;'&quot;;[.AN16];&quot;'&quot;;&quot;,&quot;)" office:value-type="string" office:string-value="'error'," calcext:value-type="string">
            <text:p>'error',</text:p>
          </table:table-cell>
          <table:table-cell table:formula="of:=CONCATENATE(&quot;'&quot;;[.AO16];&quot;'&quot;;&quot;,&quot;)" office:value-type="string" office:string-value="'error'," calcext:value-type="string">
            <text:p>'error',</text:p>
          </table:table-cell>
          <table:table-cell table:formula="of:=CONCATENATE(&quot;'&quot;;[.AP16];&quot;'&quot;;&quot;,&quot;)" office:value-type="string" office:string-value="'error'," calcext:value-type="string">
            <text:p>'error',</text:p>
          </table:table-cell>
          <table:table-cell table:formula="of:=CONCATENATE(&quot;'&quot;;[.AQ16];&quot;'&quot;;&quot;,&quot;)" office:value-type="string" office:string-value="'error'," calcext:value-type="string">
            <text:p>'error',</text:p>
          </table:table-cell>
          <table:table-cell table:formula="of:=CONCATENATE(&quot;'&quot;;[.AR16];&quot;'&quot;;&quot;,&quot;)" office:value-type="string" office:string-value="'error'," calcext:value-type="string">
            <text:p>'error',</text:p>
          </table:table-cell>
          <table:table-cell table:formula="of:=CONCATENATE(&quot;'&quot;;[.AS16];&quot;'&quot;;&quot;,&quot;)" office:value-type="string" office:string-value="'error'," calcext:value-type="string">
            <text:p>'error',</text:p>
          </table:table-cell>
          <table:table-cell table:formula="of:=CONCATENATE(&quot;'&quot;;[.AT16];&quot;'&quot;;&quot;,&quot;)" office:value-type="string" office:string-value="'error'," calcext:value-type="string">
            <text:p>'error',</text:p>
          </table:table-cell>
          <table:table-cell table:formula="of:=CONCATENATE(&quot;'&quot;;[.AU16];&quot;'&quot;;&quot;,&quot;)" office:value-type="string" office:string-value="'error'," calcext:value-type="string">
            <text:p>'error',</text:p>
          </table:table-cell>
          <table:table-cell table:formula="of:=CONCATENATE(&quot;'&quot;;[.AV16];&quot;'&quot;;&quot;,&quot;)" office:value-type="string" office:string-value="'error'," calcext:value-type="string">
            <text:p>'error',</text:p>
          </table:table-cell>
          <table:table-cell table:formula="of:=CONCATENATE(&quot;'&quot;;[.AW16];&quot;'&quot;;&quot;,&quot;)" office:value-type="string" office:string-value="'error'," calcext:value-type="string">
            <text:p>'error',</text:p>
          </table:table-cell>
          <table:table-cell table:formula="of:=CONCATENATE(&quot;'&quot;;[.AX16];&quot;'&quot;;&quot;,&quot;)" office:value-type="string" office:string-value="'error'," calcext:value-type="string">
            <text:p>'error',</text:p>
          </table:table-cell>
          <table:table-cell table:formula="of:=CONCATENATE(&quot;'&quot;;[.AY16];&quot;'&quot;;&quot;,&quot;)" office:value-type="string" office:string-value="'error'," calcext:value-type="string">
            <text:p>'error',</text:p>
          </table:table-cell>
          <table:table-cell table:formula="of:=CONCATENATE(&quot;'&quot;;[.AZ16];&quot;'&quot;;&quot;,&quot;)" office:value-type="string" office:string-value="'error'," calcext:value-type="string">
            <text:p>'error',</text:p>
          </table:table-cell>
          <table:table-cell table:formula="of:=CONCATENATE(&quot;'&quot;;[.BA16];&quot;'&quot;;&quot;,&quot;)" office:value-type="string" office:string-value="'error'," calcext:value-type="string">
            <text:p>'error',</text:p>
          </table:table-cell>
          <table:table-cell table:formula="of:=CONCATENATE(&quot;'&quot;;[.BB16];&quot;'&quot;;&quot;,&quot;)" office:value-type="string" office:string-value="'error'," calcext:value-type="string">
            <text:p>'error',</text:p>
          </table:table-cell>
          <table:table-cell table:formula="of:=CONCATENATE(&quot;'&quot;;[.BC16];&quot;'&quot;;&quot;,&quot;)" office:value-type="string" office:string-value="'error'," calcext:value-type="string">
            <text:p>'error',</text:p>
          </table:table-cell>
          <table:table-cell table:formula="of:=CONCATENATE(&quot;'&quot;;[.BD16];&quot;'&quot;;&quot;,&quot;)" office:value-type="string" office:string-value="'error'," calcext:value-type="string">
            <text:p>'error',</text:p>
          </table:table-cell>
          <table:table-cell table:formula="of:=CONCATENATE(&quot;'&quot;;[.BE16];&quot;'&quot;;&quot;,&quot;)" office:value-type="string" office:string-value="'error'," calcext:value-type="string">
            <text:p>'error',</text:p>
          </table:table-cell>
          <table:table-cell table:formula="of:=CONCATENATE(&quot;'&quot;;[.BF16];&quot;'&quot;;&quot;,&quot;)" office:value-type="string" office:string-value="'error'," calcext:value-type="string">
            <text:p>'error',</text:p>
          </table:table-cell>
          <table:table-cell table:formula="of:=CONCATENATE(&quot;'&quot;;[.BG16];&quot;'&quot;;&quot;,&quot;)" office:value-type="string" office:string-value="'error'," calcext:value-type="string">
            <text:p>'error',</text:p>
          </table:table-cell>
          <table:table-cell table:formula="of:=CONCATENATE(&quot;'&quot;;[.BH16];&quot;'&quot;;&quot;,&quot;)" office:value-type="string" office:string-value="'error'," calcext:value-type="string">
            <text:p>'error',</text:p>
          </table:table-cell>
          <table:table-cell table:formula="of:=CONCATENATE(&quot;'&quot;;[.BI16];&quot;'&quot;;&quot;,&quot;)" office:value-type="string" office:string-value="'error'," calcext:value-type="string">
            <text:p>'error',</text:p>
          </table:table-cell>
          <table:table-cell table:formula="of:=CONCATENATE(&quot;'&quot;;[.BJ16];&quot;'&quot;;&quot;,&quot;)" office:value-type="string" office:string-value="'error'," calcext:value-type="string">
            <text:p>'error',</text:p>
          </table:table-cell>
          <table:table-cell table:formula="of:=CONCATENATE(&quot;'&quot;;[.BK16];&quot;'&quot;;&quot;,&quot;)" office:value-type="string" office:string-value="'error'," calcext:value-type="string">
            <text:p>'error',</text:p>
          </table:table-cell>
          <table:table-cell table:formula="of:=CONCATENATE(&quot;'&quot;;[.BL16];&quot;'&quot;;&quot;,&quot;)" office:value-type="string" office:string-value="'error'," calcext:value-type="string">
            <text:p>'error',</text:p>
          </table:table-cell>
          <table:table-cell table:formula="of:=CONCATENATE(&quot;'&quot;;[.BM16];&quot;'&quot;;&quot;,&quot;)" office:value-type="string" office:string-value="'error'," calcext:value-type="string">
            <text:p>'error',</text:p>
          </table:table-cell>
          <table:table-cell table:formula="of:=CONCATENATE(&quot;'&quot;;[.BN16];&quot;'&quot;;&quot;,&quot;)" office:value-type="string" office:string-value="'error'," calcext:value-type="string">
            <text:p>'error',</text:p>
          </table:table-cell>
          <table:table-cell table:formula="of:=CONCATENATE(&quot;'&quot;;[.BO16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17];&quot;'&quot;;&quot;,&quot;)" office:value-type="string" office:string-value="['26'," calcext:value-type="string">
            <text:p>['26',</text:p>
          </table:table-cell>
          <table:table-cell table:formula="of:=CONCATENATE(&quot;'&quot;;[.D17];&quot;'&quot;;&quot;,&quot;)" office:value-type="string" office:string-value="'error'," calcext:value-type="string">
            <text:p>'error',</text:p>
          </table:table-cell>
          <table:table-cell table:formula="of:=CONCATENATE(&quot;'&quot;;[.E17];&quot;'&quot;;&quot;,&quot;)" office:value-type="string" office:string-value="'error'," calcext:value-type="string">
            <text:p>'error',</text:p>
          </table:table-cell>
          <table:table-cell table:formula="of:=CONCATENATE(&quot;'&quot;;[.F17];&quot;'&quot;;&quot;,&quot;)" office:value-type="string" office:string-value="'error'," calcext:value-type="string">
            <text:p>'error',</text:p>
          </table:table-cell>
          <table:table-cell table:formula="of:=CONCATENATE(&quot;'&quot;;[.G17];&quot;'&quot;;&quot;,&quot;)" office:value-type="string" office:string-value="'error'," calcext:value-type="string">
            <text:p>'error',</text:p>
          </table:table-cell>
          <table:table-cell table:formula="of:=CONCATENATE(&quot;'&quot;;[.H17];&quot;'&quot;;&quot;,&quot;)" office:value-type="string" office:string-value="'error'," calcext:value-type="string">
            <text:p>'error',</text:p>
          </table:table-cell>
          <table:table-cell table:formula="of:=CONCATENATE(&quot;'&quot;;[.I17];&quot;'&quot;;&quot;,&quot;)" office:value-type="string" office:string-value="'error'," calcext:value-type="string">
            <text:p>'error',</text:p>
          </table:table-cell>
          <table:table-cell table:formula="of:=CONCATENATE(&quot;'&quot;;[.J17];&quot;'&quot;;&quot;,&quot;)" office:value-type="string" office:string-value="'error'," calcext:value-type="string">
            <text:p>'error',</text:p>
          </table:table-cell>
          <table:table-cell table:formula="of:=CONCATENATE(&quot;'&quot;;[.K17];&quot;'&quot;;&quot;,&quot;)" office:value-type="string" office:string-value="'error'," calcext:value-type="string">
            <text:p>'error',</text:p>
          </table:table-cell>
          <table:table-cell table:formula="of:=CONCATENATE(&quot;'&quot;;[.L17];&quot;'&quot;;&quot;,&quot;)" office:value-type="string" office:string-value="'error'," calcext:value-type="string">
            <text:p>'error',</text:p>
          </table:table-cell>
          <table:table-cell table:formula="of:=CONCATENATE(&quot;'&quot;;[.M17];&quot;'&quot;;&quot;,&quot;)" office:value-type="string" office:string-value="'error'," calcext:value-type="string">
            <text:p>'error',</text:p>
          </table:table-cell>
          <table:table-cell table:formula="of:=CONCATENATE(&quot;'&quot;;[.N17];&quot;'&quot;;&quot;,&quot;)" office:value-type="string" office:string-value="'error'," calcext:value-type="string">
            <text:p>'error',</text:p>
          </table:table-cell>
          <table:table-cell table:formula="of:=CONCATENATE(&quot;'&quot;;[.O17];&quot;'&quot;;&quot;,&quot;)" office:value-type="string" office:string-value="'error'," calcext:value-type="string">
            <text:p>'error',</text:p>
          </table:table-cell>
          <table:table-cell table:formula="of:=CONCATENATE(&quot;'&quot;;[.P17];&quot;'&quot;;&quot;,&quot;)" office:value-type="string" office:string-value="'error'," calcext:value-type="string">
            <text:p>'error',</text:p>
          </table:table-cell>
          <table:table-cell table:formula="of:=CONCATENATE(&quot;'&quot;;[.Q17];&quot;'&quot;;&quot;,&quot;)" office:value-type="string" office:string-value="'error'," calcext:value-type="string">
            <text:p>'error',</text:p>
          </table:table-cell>
          <table:table-cell table:formula="of:=CONCATENATE(&quot;'&quot;;[.R17];&quot;'&quot;;&quot;,&quot;)" office:value-type="string" office:string-value="'error'," calcext:value-type="string">
            <text:p>'error',</text:p>
          </table:table-cell>
          <table:table-cell table:formula="of:=CONCATENATE(&quot;'&quot;;[.S17];&quot;'&quot;;&quot;,&quot;)" office:value-type="string" office:string-value="'error'," calcext:value-type="string">
            <text:p>'error',</text:p>
          </table:table-cell>
          <table:table-cell table:formula="of:=CONCATENATE(&quot;'&quot;;[.T17];&quot;'&quot;;&quot;,&quot;)" office:value-type="string" office:string-value="'error'," calcext:value-type="string">
            <text:p>'error',</text:p>
          </table:table-cell>
          <table:table-cell table:formula="of:=CONCATENATE(&quot;'&quot;;[.U17];&quot;'&quot;;&quot;,&quot;)" office:value-type="string" office:string-value="'error'," calcext:value-type="string">
            <text:p>'error',</text:p>
          </table:table-cell>
          <table:table-cell table:formula="of:=CONCATENATE(&quot;'&quot;;[.V17];&quot;'&quot;;&quot;,&quot;)" office:value-type="string" office:string-value="'error'," calcext:value-type="string">
            <text:p>'error',</text:p>
          </table:table-cell>
          <table:table-cell table:formula="of:=CONCATENATE(&quot;'&quot;;[.W17];&quot;'&quot;;&quot;,&quot;)" office:value-type="string" office:string-value="'error'," calcext:value-type="string">
            <text:p>'error',</text:p>
          </table:table-cell>
          <table:table-cell table:formula="of:=CONCATENATE(&quot;'&quot;;[.X17];&quot;'&quot;;&quot;,&quot;)" office:value-type="string" office:string-value="'error'," calcext:value-type="string">
            <text:p>'error',</text:p>
          </table:table-cell>
          <table:table-cell table:formula="of:=CONCATENATE(&quot;'&quot;;[.Y17];&quot;'&quot;;&quot;,&quot;)" office:value-type="string" office:string-value="'error'," calcext:value-type="string">
            <text:p>'error',</text:p>
          </table:table-cell>
          <table:table-cell table:formula="of:=CONCATENATE(&quot;'&quot;;[.Z17];&quot;'&quot;;&quot;,&quot;)" office:value-type="string" office:string-value="'error'," calcext:value-type="string">
            <text:p>'error',</text:p>
          </table:table-cell>
          <table:table-cell table:formula="of:=CONCATENATE(&quot;'&quot;;[.AA17];&quot;'&quot;;&quot;,&quot;)" office:value-type="string" office:string-value="'error'," calcext:value-type="string">
            <text:p>'error',</text:p>
          </table:table-cell>
          <table:table-cell table:formula="of:=CONCATENATE(&quot;'&quot;;[.AB17];&quot;'&quot;;&quot;,&quot;)" office:value-type="string" office:string-value="'error'," calcext:value-type="string">
            <text:p>'error',</text:p>
          </table:table-cell>
          <table:table-cell table:formula="of:=CONCATENATE(&quot;'&quot;;[.AC17];&quot;'&quot;;&quot;,&quot;)" office:value-type="string" office:string-value="'error'," calcext:value-type="string">
            <text:p>'error',</text:p>
          </table:table-cell>
          <table:table-cell table:formula="of:=CONCATENATE(&quot;'&quot;;[.AD17];&quot;'&quot;;&quot;,&quot;)" office:value-type="string" office:string-value="'error'," calcext:value-type="string">
            <text:p>'error',</text:p>
          </table:table-cell>
          <table:table-cell table:formula="of:=CONCATENATE(&quot;'&quot;;[.AE17];&quot;'&quot;;&quot;,&quot;)" office:value-type="string" office:string-value="'error'," calcext:value-type="string">
            <text:p>'error',</text:p>
          </table:table-cell>
          <table:table-cell table:formula="of:=CONCATENATE(&quot;'&quot;;[.AF17];&quot;'&quot;;&quot;,&quot;)" office:value-type="string" office:string-value="'error'," calcext:value-type="string">
            <text:p>'error',</text:p>
          </table:table-cell>
          <table:table-cell table:formula="of:=CONCATENATE(&quot;'&quot;;[.AG17];&quot;'&quot;;&quot;,&quot;)" office:value-type="string" office:string-value="'error'," calcext:value-type="string">
            <text:p>'error',</text:p>
          </table:table-cell>
          <table:table-cell table:formula="of:=CONCATENATE(&quot;'&quot;;[.AH17];&quot;'&quot;;&quot;,&quot;)" office:value-type="string" office:string-value="'error'," calcext:value-type="string">
            <text:p>'error',</text:p>
          </table:table-cell>
          <table:table-cell table:formula="of:=CONCATENATE(&quot;'&quot;;[.AI17];&quot;'&quot;;&quot;,&quot;)" office:value-type="string" office:string-value="'error'," calcext:value-type="string">
            <text:p>'error',</text:p>
          </table:table-cell>
          <table:table-cell table:formula="of:=CONCATENATE(&quot;'&quot;;[.AJ17];&quot;'&quot;;&quot;,&quot;)" office:value-type="string" office:string-value="'error'," calcext:value-type="string">
            <text:p>'error',</text:p>
          </table:table-cell>
          <table:table-cell table:formula="of:=CONCATENATE(&quot;'&quot;;[.AK17];&quot;'&quot;;&quot;,&quot;)" office:value-type="string" office:string-value="'error'," calcext:value-type="string">
            <text:p>'error',</text:p>
          </table:table-cell>
          <table:table-cell table:formula="of:=CONCATENATE(&quot;'&quot;;[.AL17];&quot;'&quot;;&quot;,&quot;)" office:value-type="string" office:string-value="'error'," calcext:value-type="string">
            <text:p>'error',</text:p>
          </table:table-cell>
          <table:table-cell table:formula="of:=CONCATENATE(&quot;'&quot;;[.AM17];&quot;'&quot;;&quot;,&quot;)" office:value-type="string" office:string-value="'error'," calcext:value-type="string">
            <text:p>'error',</text:p>
          </table:table-cell>
          <table:table-cell table:formula="of:=CONCATENATE(&quot;'&quot;;[.AN17];&quot;'&quot;;&quot;,&quot;)" office:value-type="string" office:string-value="'error'," calcext:value-type="string">
            <text:p>'error',</text:p>
          </table:table-cell>
          <table:table-cell table:formula="of:=CONCATENATE(&quot;'&quot;;[.AO17];&quot;'&quot;;&quot;,&quot;)" office:value-type="string" office:string-value="'error'," calcext:value-type="string">
            <text:p>'error',</text:p>
          </table:table-cell>
          <table:table-cell table:formula="of:=CONCATENATE(&quot;'&quot;;[.AP17];&quot;'&quot;;&quot;,&quot;)" office:value-type="string" office:string-value="'error'," calcext:value-type="string">
            <text:p>'error',</text:p>
          </table:table-cell>
          <table:table-cell table:formula="of:=CONCATENATE(&quot;'&quot;;[.AQ17];&quot;'&quot;;&quot;,&quot;)" office:value-type="string" office:string-value="'error'," calcext:value-type="string">
            <text:p>'error',</text:p>
          </table:table-cell>
          <table:table-cell table:formula="of:=CONCATENATE(&quot;'&quot;;[.AR17];&quot;'&quot;;&quot;,&quot;)" office:value-type="string" office:string-value="'error'," calcext:value-type="string">
            <text:p>'error',</text:p>
          </table:table-cell>
          <table:table-cell table:formula="of:=CONCATENATE(&quot;'&quot;;[.AS17];&quot;'&quot;;&quot;,&quot;)" office:value-type="string" office:string-value="'27'," calcext:value-type="string">
            <text:p>'27',</text:p>
          </table:table-cell>
          <table:table-cell table:formula="of:=CONCATENATE(&quot;'&quot;;[.AT17];&quot;'&quot;;&quot;,&quot;)" office:value-type="string" office:string-value="'error'," calcext:value-type="string">
            <text:p>'error',</text:p>
          </table:table-cell>
          <table:table-cell table:formula="of:=CONCATENATE(&quot;'&quot;;[.AU17];&quot;'&quot;;&quot;,&quot;)" office:value-type="string" office:string-value="'error'," calcext:value-type="string">
            <text:p>'error',</text:p>
          </table:table-cell>
          <table:table-cell table:formula="of:=CONCATENATE(&quot;'&quot;;[.AV17];&quot;'&quot;;&quot;,&quot;)" office:value-type="string" office:string-value="'error'," calcext:value-type="string">
            <text:p>'error',</text:p>
          </table:table-cell>
          <table:table-cell table:formula="of:=CONCATENATE(&quot;'&quot;;[.AW17];&quot;'&quot;;&quot;,&quot;)" office:value-type="string" office:string-value="'error'," calcext:value-type="string">
            <text:p>'error',</text:p>
          </table:table-cell>
          <table:table-cell table:formula="of:=CONCATENATE(&quot;'&quot;;[.AX17];&quot;'&quot;;&quot;,&quot;)" office:value-type="string" office:string-value="'error'," calcext:value-type="string">
            <text:p>'error',</text:p>
          </table:table-cell>
          <table:table-cell table:formula="of:=CONCATENATE(&quot;'&quot;;[.AY17];&quot;'&quot;;&quot;,&quot;)" office:value-type="string" office:string-value="'error'," calcext:value-type="string">
            <text:p>'error',</text:p>
          </table:table-cell>
          <table:table-cell table:formula="of:=CONCATENATE(&quot;'&quot;;[.AZ17];&quot;'&quot;;&quot;,&quot;)" office:value-type="string" office:string-value="'error'," calcext:value-type="string">
            <text:p>'error',</text:p>
          </table:table-cell>
          <table:table-cell table:formula="of:=CONCATENATE(&quot;'&quot;;[.BA17];&quot;'&quot;;&quot;,&quot;)" office:value-type="string" office:string-value="'error'," calcext:value-type="string">
            <text:p>'error',</text:p>
          </table:table-cell>
          <table:table-cell table:formula="of:=CONCATENATE(&quot;'&quot;;[.BB17];&quot;'&quot;;&quot;,&quot;)" office:value-type="string" office:string-value="'error'," calcext:value-type="string">
            <text:p>'error',</text:p>
          </table:table-cell>
          <table:table-cell table:formula="of:=CONCATENATE(&quot;'&quot;;[.BC17];&quot;'&quot;;&quot;,&quot;)" office:value-type="string" office:string-value="'error'," calcext:value-type="string">
            <text:p>'error',</text:p>
          </table:table-cell>
          <table:table-cell table:formula="of:=CONCATENATE(&quot;'&quot;;[.BD17];&quot;'&quot;;&quot;,&quot;)" office:value-type="string" office:string-value="'error'," calcext:value-type="string">
            <text:p>'error',</text:p>
          </table:table-cell>
          <table:table-cell table:formula="of:=CONCATENATE(&quot;'&quot;;[.BE17];&quot;'&quot;;&quot;,&quot;)" office:value-type="string" office:string-value="'error'," calcext:value-type="string">
            <text:p>'error',</text:p>
          </table:table-cell>
          <table:table-cell table:formula="of:=CONCATENATE(&quot;'&quot;;[.BF17];&quot;'&quot;;&quot;,&quot;)" office:value-type="string" office:string-value="'error'," calcext:value-type="string">
            <text:p>'error',</text:p>
          </table:table-cell>
          <table:table-cell table:formula="of:=CONCATENATE(&quot;'&quot;;[.BG17];&quot;'&quot;;&quot;,&quot;)" office:value-type="string" office:string-value="'error'," calcext:value-type="string">
            <text:p>'error',</text:p>
          </table:table-cell>
          <table:table-cell table:formula="of:=CONCATENATE(&quot;'&quot;;[.BH17];&quot;'&quot;;&quot;,&quot;)" office:value-type="string" office:string-value="'error'," calcext:value-type="string">
            <text:p>'error',</text:p>
          </table:table-cell>
          <table:table-cell table:formula="of:=CONCATENATE(&quot;'&quot;;[.BI17];&quot;'&quot;;&quot;,&quot;)" office:value-type="string" office:string-value="'error'," calcext:value-type="string">
            <text:p>'error',</text:p>
          </table:table-cell>
          <table:table-cell table:formula="of:=CONCATENATE(&quot;'&quot;;[.BJ17];&quot;'&quot;;&quot;,&quot;)" office:value-type="string" office:string-value="'error'," calcext:value-type="string">
            <text:p>'error',</text:p>
          </table:table-cell>
          <table:table-cell table:formula="of:=CONCATENATE(&quot;'&quot;;[.BK17];&quot;'&quot;;&quot;,&quot;)" office:value-type="string" office:string-value="'error'," calcext:value-type="string">
            <text:p>'error',</text:p>
          </table:table-cell>
          <table:table-cell table:formula="of:=CONCATENATE(&quot;'&quot;;[.BL17];&quot;'&quot;;&quot;,&quot;)" office:value-type="string" office:string-value="'error'," calcext:value-type="string">
            <text:p>'error',</text:p>
          </table:table-cell>
          <table:table-cell table:formula="of:=CONCATENATE(&quot;'&quot;;[.BM17];&quot;'&quot;;&quot;,&quot;)" office:value-type="string" office:string-value="'error'," calcext:value-type="string">
            <text:p>'error',</text:p>
          </table:table-cell>
          <table:table-cell table:formula="of:=CONCATENATE(&quot;'&quot;;[.BN17];&quot;'&quot;;&quot;,&quot;)" office:value-type="string" office:string-value="'error'," calcext:value-type="string">
            <text:p>'error',</text:p>
          </table:table-cell>
          <table:table-cell table:formula="of:=CONCATENATE(&quot;'&quot;;[.BO17];&quot;'&quot;;&quot;]&quot;;&quot;,&quot;)" office:value-type="string" office:string-value="'27']," calcext:value-type="string">
            <text:p>'27'],</text:p>
          </table:table-cell>
        </table:table-row>
        <table:table-row table:style-name="ro1">
          <table:table-cell table:number-columns-repeated="2"/>
          <table:table-cell table:formula="of:=CONCATENATE(&quot;[&quot;;&quot;'&quot;;[.C18];&quot;'&quot;;&quot;,&quot;)" office:value-type="string" office:string-value="['28'," calcext:value-type="string">
            <text:p>['28',</text:p>
          </table:table-cell>
          <table:table-cell table:formula="of:=CONCATENATE(&quot;'&quot;;[.D18];&quot;'&quot;;&quot;,&quot;)" office:value-type="string" office:string-value="'error'," calcext:value-type="string">
            <text:p>'error',</text:p>
          </table:table-cell>
          <table:table-cell table:formula="of:=CONCATENATE(&quot;'&quot;;[.E18];&quot;'&quot;;&quot;,&quot;)" office:value-type="string" office:string-value="'error'," calcext:value-type="string">
            <text:p>'error',</text:p>
          </table:table-cell>
          <table:table-cell table:formula="of:=CONCATENATE(&quot;'&quot;;[.F18];&quot;'&quot;;&quot;,&quot;)" office:value-type="string" office:string-value="'error'," calcext:value-type="string">
            <text:p>'error',</text:p>
          </table:table-cell>
          <table:table-cell table:formula="of:=CONCATENATE(&quot;'&quot;;[.G18];&quot;'&quot;;&quot;,&quot;)" office:value-type="string" office:string-value="'error'," calcext:value-type="string">
            <text:p>'error',</text:p>
          </table:table-cell>
          <table:table-cell table:formula="of:=CONCATENATE(&quot;'&quot;;[.H18];&quot;'&quot;;&quot;,&quot;)" office:value-type="string" office:string-value="'error'," calcext:value-type="string">
            <text:p>'error',</text:p>
          </table:table-cell>
          <table:table-cell table:formula="of:=CONCATENATE(&quot;'&quot;;[.I18];&quot;'&quot;;&quot;,&quot;)" office:value-type="string" office:string-value="'error'," calcext:value-type="string">
            <text:p>'error',</text:p>
          </table:table-cell>
          <table:table-cell table:formula="of:=CONCATENATE(&quot;'&quot;;[.J18];&quot;'&quot;;&quot;,&quot;)" office:value-type="string" office:string-value="'error'," calcext:value-type="string">
            <text:p>'error',</text:p>
          </table:table-cell>
          <table:table-cell table:formula="of:=CONCATENATE(&quot;'&quot;;[.K18];&quot;'&quot;;&quot;,&quot;)" office:value-type="string" office:string-value="'error'," calcext:value-type="string">
            <text:p>'error',</text:p>
          </table:table-cell>
          <table:table-cell table:formula="of:=CONCATENATE(&quot;'&quot;;[.L18];&quot;'&quot;;&quot;,&quot;)" office:value-type="string" office:string-value="'error'," calcext:value-type="string">
            <text:p>'error',</text:p>
          </table:table-cell>
          <table:table-cell table:formula="of:=CONCATENATE(&quot;'&quot;;[.M18];&quot;'&quot;;&quot;,&quot;)" office:value-type="string" office:string-value="'29'," calcext:value-type="string">
            <text:p>'29',</text:p>
          </table:table-cell>
          <table:table-cell table:formula="of:=CONCATENATE(&quot;'&quot;;[.N18];&quot;'&quot;;&quot;,&quot;)" office:value-type="string" office:string-value="'error'," calcext:value-type="string">
            <text:p>'error',</text:p>
          </table:table-cell>
          <table:table-cell table:formula="of:=CONCATENATE(&quot;'&quot;;[.O18];&quot;'&quot;;&quot;,&quot;)" office:value-type="string" office:string-value="'28'," calcext:value-type="string">
            <text:p>'28',</text:p>
          </table:table-cell>
          <table:table-cell table:formula="of:=CONCATENATE(&quot;'&quot;;[.P18];&quot;'&quot;;&quot;,&quot;)" office:value-type="string" office:string-value="'28'," calcext:value-type="string">
            <text:p>'28',</text:p>
          </table:table-cell>
          <table:table-cell table:formula="of:=CONCATENATE(&quot;'&quot;;[.Q18];&quot;'&quot;;&quot;,&quot;)" office:value-type="string" office:string-value="'28'," calcext:value-type="string">
            <text:p>'28',</text:p>
          </table:table-cell>
          <table:table-cell table:formula="of:=CONCATENATE(&quot;'&quot;;[.R18];&quot;'&quot;;&quot;,&quot;)" office:value-type="string" office:string-value="'28'," calcext:value-type="string">
            <text:p>'28',</text:p>
          </table:table-cell>
          <table:table-cell table:formula="of:=CONCATENATE(&quot;'&quot;;[.S18];&quot;'&quot;;&quot;,&quot;)" office:value-type="string" office:string-value="'error'," calcext:value-type="string">
            <text:p>'error',</text:p>
          </table:table-cell>
          <table:table-cell table:formula="of:=CONCATENATE(&quot;'&quot;;[.T18];&quot;'&quot;;&quot;,&quot;)" office:value-type="string" office:string-value="'28'," calcext:value-type="string">
            <text:p>'28',</text:p>
          </table:table-cell>
          <table:table-cell table:formula="of:=CONCATENATE(&quot;'&quot;;[.U18];&quot;'&quot;;&quot;,&quot;)" office:value-type="string" office:string-value="'28'," calcext:value-type="string">
            <text:p>'28',</text:p>
          </table:table-cell>
          <table:table-cell table:formula="of:=CONCATENATE(&quot;'&quot;;[.V18];&quot;'&quot;;&quot;,&quot;)" office:value-type="string" office:string-value="'error'," calcext:value-type="string">
            <text:p>'error',</text:p>
          </table:table-cell>
          <table:table-cell table:formula="of:=CONCATENATE(&quot;'&quot;;[.W18];&quot;'&quot;;&quot;,&quot;)" office:value-type="string" office:string-value="'error'," calcext:value-type="string">
            <text:p>'error',</text:p>
          </table:table-cell>
          <table:table-cell table:formula="of:=CONCATENATE(&quot;'&quot;;[.X18];&quot;'&quot;;&quot;,&quot;)" office:value-type="string" office:string-value="'error'," calcext:value-type="string">
            <text:p>'error',</text:p>
          </table:table-cell>
          <table:table-cell table:formula="of:=CONCATENATE(&quot;'&quot;;[.Y18];&quot;'&quot;;&quot;,&quot;)" office:value-type="string" office:string-value="'error'," calcext:value-type="string">
            <text:p>'error',</text:p>
          </table:table-cell>
          <table:table-cell table:formula="of:=CONCATENATE(&quot;'&quot;;[.Z18];&quot;'&quot;;&quot;,&quot;)" office:value-type="string" office:string-value="'error'," calcext:value-type="string">
            <text:p>'error',</text:p>
          </table:table-cell>
          <table:table-cell table:formula="of:=CONCATENATE(&quot;'&quot;;[.AA18];&quot;'&quot;;&quot;,&quot;)" office:value-type="string" office:string-value="'error'," calcext:value-type="string">
            <text:p>'error',</text:p>
          </table:table-cell>
          <table:table-cell table:formula="of:=CONCATENATE(&quot;'&quot;;[.AB18];&quot;'&quot;;&quot;,&quot;)" office:value-type="string" office:string-value="'error'," calcext:value-type="string">
            <text:p>'error',</text:p>
          </table:table-cell>
          <table:table-cell table:formula="of:=CONCATENATE(&quot;'&quot;;[.AC18];&quot;'&quot;;&quot;,&quot;)" office:value-type="string" office:string-value="'error'," calcext:value-type="string">
            <text:p>'error',</text:p>
          </table:table-cell>
          <table:table-cell table:formula="of:=CONCATENATE(&quot;'&quot;;[.AD18];&quot;'&quot;;&quot;,&quot;)" office:value-type="string" office:string-value="'error'," calcext:value-type="string">
            <text:p>'error',</text:p>
          </table:table-cell>
          <table:table-cell table:formula="of:=CONCATENATE(&quot;'&quot;;[.AE18];&quot;'&quot;;&quot;,&quot;)" office:value-type="string" office:string-value="'error'," calcext:value-type="string">
            <text:p>'error',</text:p>
          </table:table-cell>
          <table:table-cell table:formula="of:=CONCATENATE(&quot;'&quot;;[.AF18];&quot;'&quot;;&quot;,&quot;)" office:value-type="string" office:string-value="'error'," calcext:value-type="string">
            <text:p>'error',</text:p>
          </table:table-cell>
          <table:table-cell table:formula="of:=CONCATENATE(&quot;'&quot;;[.AG18];&quot;'&quot;;&quot;,&quot;)" office:value-type="string" office:string-value="'error'," calcext:value-type="string">
            <text:p>'error',</text:p>
          </table:table-cell>
          <table:table-cell table:formula="of:=CONCATENATE(&quot;'&quot;;[.AH18];&quot;'&quot;;&quot;,&quot;)" office:value-type="string" office:string-value="'error'," calcext:value-type="string">
            <text:p>'error',</text:p>
          </table:table-cell>
          <table:table-cell table:formula="of:=CONCATENATE(&quot;'&quot;;[.AI18];&quot;'&quot;;&quot;,&quot;)" office:value-type="string" office:string-value="'error'," calcext:value-type="string">
            <text:p>'error',</text:p>
          </table:table-cell>
          <table:table-cell table:formula="of:=CONCATENATE(&quot;'&quot;;[.AJ18];&quot;'&quot;;&quot;,&quot;)" office:value-type="string" office:string-value="'error'," calcext:value-type="string">
            <text:p>'error',</text:p>
          </table:table-cell>
          <table:table-cell table:formula="of:=CONCATENATE(&quot;'&quot;;[.AK18];&quot;'&quot;;&quot;,&quot;)" office:value-type="string" office:string-value="'error'," calcext:value-type="string">
            <text:p>'error',</text:p>
          </table:table-cell>
          <table:table-cell table:formula="of:=CONCATENATE(&quot;'&quot;;[.AL18];&quot;'&quot;;&quot;,&quot;)" office:value-type="string" office:string-value="'error'," calcext:value-type="string">
            <text:p>'error',</text:p>
          </table:table-cell>
          <table:table-cell table:formula="of:=CONCATENATE(&quot;'&quot;;[.AM18];&quot;'&quot;;&quot;,&quot;)" office:value-type="string" office:string-value="'error'," calcext:value-type="string">
            <text:p>'error',</text:p>
          </table:table-cell>
          <table:table-cell table:formula="of:=CONCATENATE(&quot;'&quot;;[.AN18];&quot;'&quot;;&quot;,&quot;)" office:value-type="string" office:string-value="'error'," calcext:value-type="string">
            <text:p>'error',</text:p>
          </table:table-cell>
          <table:table-cell table:formula="of:=CONCATENATE(&quot;'&quot;;[.AO18];&quot;'&quot;;&quot;,&quot;)" office:value-type="string" office:string-value="'error'," calcext:value-type="string">
            <text:p>'error',</text:p>
          </table:table-cell>
          <table:table-cell table:formula="of:=CONCATENATE(&quot;'&quot;;[.AP18];&quot;'&quot;;&quot;,&quot;)" office:value-type="string" office:string-value="'error'," calcext:value-type="string">
            <text:p>'error',</text:p>
          </table:table-cell>
          <table:table-cell table:formula="of:=CONCATENATE(&quot;'&quot;;[.AQ18];&quot;'&quot;;&quot;,&quot;)" office:value-type="string" office:string-value="'error'," calcext:value-type="string">
            <text:p>'error',</text:p>
          </table:table-cell>
          <table:table-cell table:formula="of:=CONCATENATE(&quot;'&quot;;[.AR18];&quot;'&quot;;&quot;,&quot;)" office:value-type="string" office:string-value="'error'," calcext:value-type="string">
            <text:p>'error',</text:p>
          </table:table-cell>
          <table:table-cell table:formula="of:=CONCATENATE(&quot;'&quot;;[.AS18];&quot;'&quot;;&quot;,&quot;)" office:value-type="string" office:string-value="'error'," calcext:value-type="string">
            <text:p>'error',</text:p>
          </table:table-cell>
          <table:table-cell table:formula="of:=CONCATENATE(&quot;'&quot;;[.AT18];&quot;'&quot;;&quot;,&quot;)" office:value-type="string" office:string-value="'error'," calcext:value-type="string">
            <text:p>'error',</text:p>
          </table:table-cell>
          <table:table-cell table:formula="of:=CONCATENATE(&quot;'&quot;;[.AU18];&quot;'&quot;;&quot;,&quot;)" office:value-type="string" office:string-value="'error'," calcext:value-type="string">
            <text:p>'error',</text:p>
          </table:table-cell>
          <table:table-cell table:formula="of:=CONCATENATE(&quot;'&quot;;[.AV18];&quot;'&quot;;&quot;,&quot;)" office:value-type="string" office:string-value="'error'," calcext:value-type="string">
            <text:p>'error',</text:p>
          </table:table-cell>
          <table:table-cell table:formula="of:=CONCATENATE(&quot;'&quot;;[.AW18];&quot;'&quot;;&quot;,&quot;)" office:value-type="string" office:string-value="'error'," calcext:value-type="string">
            <text:p>'error',</text:p>
          </table:table-cell>
          <table:table-cell table:formula="of:=CONCATENATE(&quot;'&quot;;[.AX18];&quot;'&quot;;&quot;,&quot;)" office:value-type="string" office:string-value="'error'," calcext:value-type="string">
            <text:p>'error',</text:p>
          </table:table-cell>
          <table:table-cell table:formula="of:=CONCATENATE(&quot;'&quot;;[.AY18];&quot;'&quot;;&quot;,&quot;)" office:value-type="string" office:string-value="'error'," calcext:value-type="string">
            <text:p>'error',</text:p>
          </table:table-cell>
          <table:table-cell table:formula="of:=CONCATENATE(&quot;'&quot;;[.AZ18];&quot;'&quot;;&quot;,&quot;)" office:value-type="string" office:string-value="'error'," calcext:value-type="string">
            <text:p>'error',</text:p>
          </table:table-cell>
          <table:table-cell table:formula="of:=CONCATENATE(&quot;'&quot;;[.BA18];&quot;'&quot;;&quot;,&quot;)" office:value-type="string" office:string-value="'error'," calcext:value-type="string">
            <text:p>'error',</text:p>
          </table:table-cell>
          <table:table-cell table:formula="of:=CONCATENATE(&quot;'&quot;;[.BB18];&quot;'&quot;;&quot;,&quot;)" office:value-type="string" office:string-value="'error'," calcext:value-type="string">
            <text:p>'error',</text:p>
          </table:table-cell>
          <table:table-cell table:formula="of:=CONCATENATE(&quot;'&quot;;[.BC18];&quot;'&quot;;&quot;,&quot;)" office:value-type="string" office:string-value="'error'," calcext:value-type="string">
            <text:p>'error',</text:p>
          </table:table-cell>
          <table:table-cell table:formula="of:=CONCATENATE(&quot;'&quot;;[.BD18];&quot;'&quot;;&quot;,&quot;)" office:value-type="string" office:string-value="'error'," calcext:value-type="string">
            <text:p>'error',</text:p>
          </table:table-cell>
          <table:table-cell table:formula="of:=CONCATENATE(&quot;'&quot;;[.BE18];&quot;'&quot;;&quot;,&quot;)" office:value-type="string" office:string-value="'error'," calcext:value-type="string">
            <text:p>'error',</text:p>
          </table:table-cell>
          <table:table-cell table:formula="of:=CONCATENATE(&quot;'&quot;;[.BF18];&quot;'&quot;;&quot;,&quot;)" office:value-type="string" office:string-value="'error'," calcext:value-type="string">
            <text:p>'error',</text:p>
          </table:table-cell>
          <table:table-cell table:formula="of:=CONCATENATE(&quot;'&quot;;[.BG18];&quot;'&quot;;&quot;,&quot;)" office:value-type="string" office:string-value="'error'," calcext:value-type="string">
            <text:p>'error',</text:p>
          </table:table-cell>
          <table:table-cell table:formula="of:=CONCATENATE(&quot;'&quot;;[.BH18];&quot;'&quot;;&quot;,&quot;)" office:value-type="string" office:string-value="'error'," calcext:value-type="string">
            <text:p>'error',</text:p>
          </table:table-cell>
          <table:table-cell table:formula="of:=CONCATENATE(&quot;'&quot;;[.BI18];&quot;'&quot;;&quot;,&quot;)" office:value-type="string" office:string-value="'error'," calcext:value-type="string">
            <text:p>'error',</text:p>
          </table:table-cell>
          <table:table-cell table:formula="of:=CONCATENATE(&quot;'&quot;;[.BJ18];&quot;'&quot;;&quot;,&quot;)" office:value-type="string" office:string-value="'error'," calcext:value-type="string">
            <text:p>'error',</text:p>
          </table:table-cell>
          <table:table-cell table:formula="of:=CONCATENATE(&quot;'&quot;;[.BK18];&quot;'&quot;;&quot;,&quot;)" office:value-type="string" office:string-value="'error'," calcext:value-type="string">
            <text:p>'error',</text:p>
          </table:table-cell>
          <table:table-cell table:formula="of:=CONCATENATE(&quot;'&quot;;[.BL18];&quot;'&quot;;&quot;,&quot;)" office:value-type="string" office:string-value="'error'," calcext:value-type="string">
            <text:p>'error',</text:p>
          </table:table-cell>
          <table:table-cell table:formula="of:=CONCATENATE(&quot;'&quot;;[.BM18];&quot;'&quot;;&quot;,&quot;)" office:value-type="string" office:string-value="'error'," calcext:value-type="string">
            <text:p>'error',</text:p>
          </table:table-cell>
          <table:table-cell table:formula="of:=CONCATENATE(&quot;'&quot;;[.BN18];&quot;'&quot;;&quot;,&quot;)" office:value-type="string" office:string-value="'error'," calcext:value-type="string">
            <text:p>'error',</text:p>
          </table:table-cell>
          <table:table-cell table:formula="of:=CONCATENATE(&quot;'&quot;;[.BO18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19];&quot;'&quot;;&quot;,&quot;)" office:value-type="string" office:string-value="['30'," calcext:value-type="string">
            <text:p>['30',</text:p>
          </table:table-cell>
          <table:table-cell table:formula="of:=CONCATENATE(&quot;'&quot;;[.D19];&quot;'&quot;;&quot;,&quot;)" office:value-type="string" office:string-value="'error'," calcext:value-type="string">
            <text:p>'error',</text:p>
          </table:table-cell>
          <table:table-cell table:formula="of:=CONCATENATE(&quot;'&quot;;[.E19];&quot;'&quot;;&quot;,&quot;)" office:value-type="string" office:string-value="'error'," calcext:value-type="string">
            <text:p>'error',</text:p>
          </table:table-cell>
          <table:table-cell table:formula="of:=CONCATENATE(&quot;'&quot;;[.F19];&quot;'&quot;;&quot;,&quot;)" office:value-type="string" office:string-value="'error'," calcext:value-type="string">
            <text:p>'error',</text:p>
          </table:table-cell>
          <table:table-cell table:formula="of:=CONCATENATE(&quot;'&quot;;[.G19];&quot;'&quot;;&quot;,&quot;)" office:value-type="string" office:string-value="'error'," calcext:value-type="string">
            <text:p>'error',</text:p>
          </table:table-cell>
          <table:table-cell table:formula="of:=CONCATENATE(&quot;'&quot;;[.H19];&quot;'&quot;;&quot;,&quot;)" office:value-type="string" office:string-value="'error'," calcext:value-type="string">
            <text:p>'error',</text:p>
          </table:table-cell>
          <table:table-cell table:formula="of:=CONCATENATE(&quot;'&quot;;[.I19];&quot;'&quot;;&quot;,&quot;)" office:value-type="string" office:string-value="'error'," calcext:value-type="string">
            <text:p>'error',</text:p>
          </table:table-cell>
          <table:table-cell table:formula="of:=CONCATENATE(&quot;'&quot;;[.J19];&quot;'&quot;;&quot;,&quot;)" office:value-type="string" office:string-value="'error'," calcext:value-type="string">
            <text:p>'error',</text:p>
          </table:table-cell>
          <table:table-cell table:formula="of:=CONCATENATE(&quot;'&quot;;[.K19];&quot;'&quot;;&quot;,&quot;)" office:value-type="string" office:string-value="'error'," calcext:value-type="string">
            <text:p>'error',</text:p>
          </table:table-cell>
          <table:table-cell table:formula="of:=CONCATENATE(&quot;'&quot;;[.L19];&quot;'&quot;;&quot;,&quot;)" office:value-type="string" office:string-value="'error'," calcext:value-type="string">
            <text:p>'error',</text:p>
          </table:table-cell>
          <table:table-cell table:formula="of:=CONCATENATE(&quot;'&quot;;[.M19];&quot;'&quot;;&quot;,&quot;)" office:value-type="string" office:string-value="'error'," calcext:value-type="string">
            <text:p>'error',</text:p>
          </table:table-cell>
          <table:table-cell table:formula="of:=CONCATENATE(&quot;'&quot;;[.N19];&quot;'&quot;;&quot;,&quot;)" office:value-type="string" office:string-value="'error'," calcext:value-type="string">
            <text:p>'error',</text:p>
          </table:table-cell>
          <table:table-cell table:formula="of:=CONCATENATE(&quot;'&quot;;[.O19];&quot;'&quot;;&quot;,&quot;)" office:value-type="string" office:string-value="'31'," calcext:value-type="string">
            <text:p>'31',</text:p>
          </table:table-cell>
          <table:table-cell table:formula="of:=CONCATENATE(&quot;'&quot;;[.P19];&quot;'&quot;;&quot;,&quot;)" office:value-type="string" office:string-value="'32'," calcext:value-type="string">
            <text:p>'32',</text:p>
          </table:table-cell>
          <table:table-cell table:formula="of:=CONCATENATE(&quot;'&quot;;[.Q19];&quot;'&quot;;&quot;,&quot;)" office:value-type="string" office:string-value="'33'," calcext:value-type="string">
            <text:p>'33',</text:p>
          </table:table-cell>
          <table:table-cell table:formula="of:=CONCATENATE(&quot;'&quot;;[.R19];&quot;'&quot;;&quot;,&quot;)" office:value-type="string" office:string-value="'35'," calcext:value-type="string">
            <text:p>'35',</text:p>
          </table:table-cell>
          <table:table-cell table:formula="of:=CONCATENATE(&quot;'&quot;;[.S19];&quot;'&quot;;&quot;,&quot;)" office:value-type="string" office:string-value="'error'," calcext:value-type="string">
            <text:p>'error',</text:p>
          </table:table-cell>
          <table:table-cell table:formula="of:=CONCATENATE(&quot;'&quot;;[.T19];&quot;'&quot;;&quot;,&quot;)" office:value-type="string" office:string-value="'34'," calcext:value-type="string">
            <text:p>'34',</text:p>
          </table:table-cell>
          <table:table-cell table:formula="of:=CONCATENATE(&quot;'&quot;;[.U19];&quot;'&quot;;&quot;,&quot;)" office:value-type="string" office:string-value="'36'," calcext:value-type="string">
            <text:p>'36',</text:p>
          </table:table-cell>
          <table:table-cell table:formula="of:=CONCATENATE(&quot;'&quot;;[.V19];&quot;'&quot;;&quot;,&quot;)" office:value-type="string" office:string-value="'error'," calcext:value-type="string">
            <text:p>'error',</text:p>
          </table:table-cell>
          <table:table-cell table:formula="of:=CONCATENATE(&quot;'&quot;;[.W19];&quot;'&quot;;&quot;,&quot;)" office:value-type="string" office:string-value="'error'," calcext:value-type="string">
            <text:p>'error',</text:p>
          </table:table-cell>
          <table:table-cell table:formula="of:=CONCATENATE(&quot;'&quot;;[.X19];&quot;'&quot;;&quot;,&quot;)" office:value-type="string" office:string-value="'error'," calcext:value-type="string">
            <text:p>'error',</text:p>
          </table:table-cell>
          <table:table-cell table:formula="of:=CONCATENATE(&quot;'&quot;;[.Y19];&quot;'&quot;;&quot;,&quot;)" office:value-type="string" office:string-value="'error'," calcext:value-type="string">
            <text:p>'error',</text:p>
          </table:table-cell>
          <table:table-cell table:formula="of:=CONCATENATE(&quot;'&quot;;[.Z19];&quot;'&quot;;&quot;,&quot;)" office:value-type="string" office:string-value="'error'," calcext:value-type="string">
            <text:p>'error',</text:p>
          </table:table-cell>
          <table:table-cell table:formula="of:=CONCATENATE(&quot;'&quot;;[.AA19];&quot;'&quot;;&quot;,&quot;)" office:value-type="string" office:string-value="'error'," calcext:value-type="string">
            <text:p>'error',</text:p>
          </table:table-cell>
          <table:table-cell table:formula="of:=CONCATENATE(&quot;'&quot;;[.AB19];&quot;'&quot;;&quot;,&quot;)" office:value-type="string" office:string-value="'error'," calcext:value-type="string">
            <text:p>'error',</text:p>
          </table:table-cell>
          <table:table-cell table:formula="of:=CONCATENATE(&quot;'&quot;;[.AC19];&quot;'&quot;;&quot;,&quot;)" office:value-type="string" office:string-value="'error'," calcext:value-type="string">
            <text:p>'error',</text:p>
          </table:table-cell>
          <table:table-cell table:formula="of:=CONCATENATE(&quot;'&quot;;[.AD19];&quot;'&quot;;&quot;,&quot;)" office:value-type="string" office:string-value="'error'," calcext:value-type="string">
            <text:p>'error',</text:p>
          </table:table-cell>
          <table:table-cell table:formula="of:=CONCATENATE(&quot;'&quot;;[.AE19];&quot;'&quot;;&quot;,&quot;)" office:value-type="string" office:string-value="'error'," calcext:value-type="string">
            <text:p>'error',</text:p>
          </table:table-cell>
          <table:table-cell table:formula="of:=CONCATENATE(&quot;'&quot;;[.AF19];&quot;'&quot;;&quot;,&quot;)" office:value-type="string" office:string-value="'error'," calcext:value-type="string">
            <text:p>'error',</text:p>
          </table:table-cell>
          <table:table-cell table:formula="of:=CONCATENATE(&quot;'&quot;;[.AG19];&quot;'&quot;;&quot;,&quot;)" office:value-type="string" office:string-value="'error'," calcext:value-type="string">
            <text:p>'error',</text:p>
          </table:table-cell>
          <table:table-cell table:formula="of:=CONCATENATE(&quot;'&quot;;[.AH19];&quot;'&quot;;&quot;,&quot;)" office:value-type="string" office:string-value="'error'," calcext:value-type="string">
            <text:p>'error',</text:p>
          </table:table-cell>
          <table:table-cell table:formula="of:=CONCATENATE(&quot;'&quot;;[.AI19];&quot;'&quot;;&quot;,&quot;)" office:value-type="string" office:string-value="'error'," calcext:value-type="string">
            <text:p>'error',</text:p>
          </table:table-cell>
          <table:table-cell table:formula="of:=CONCATENATE(&quot;'&quot;;[.AJ19];&quot;'&quot;;&quot;,&quot;)" office:value-type="string" office:string-value="'error'," calcext:value-type="string">
            <text:p>'error',</text:p>
          </table:table-cell>
          <table:table-cell table:formula="of:=CONCATENATE(&quot;'&quot;;[.AK19];&quot;'&quot;;&quot;,&quot;)" office:value-type="string" office:string-value="'error'," calcext:value-type="string">
            <text:p>'error',</text:p>
          </table:table-cell>
          <table:table-cell table:formula="of:=CONCATENATE(&quot;'&quot;;[.AL19];&quot;'&quot;;&quot;,&quot;)" office:value-type="string" office:string-value="'error'," calcext:value-type="string">
            <text:p>'error',</text:p>
          </table:table-cell>
          <table:table-cell table:formula="of:=CONCATENATE(&quot;'&quot;;[.AM19];&quot;'&quot;;&quot;,&quot;)" office:value-type="string" office:string-value="'error'," calcext:value-type="string">
            <text:p>'error',</text:p>
          </table:table-cell>
          <table:table-cell table:formula="of:=CONCATENATE(&quot;'&quot;;[.AN19];&quot;'&quot;;&quot;,&quot;)" office:value-type="string" office:string-value="'error'," calcext:value-type="string">
            <text:p>'error',</text:p>
          </table:table-cell>
          <table:table-cell table:formula="of:=CONCATENATE(&quot;'&quot;;[.AO19];&quot;'&quot;;&quot;,&quot;)" office:value-type="string" office:string-value="'error'," calcext:value-type="string">
            <text:p>'error',</text:p>
          </table:table-cell>
          <table:table-cell table:formula="of:=CONCATENATE(&quot;'&quot;;[.AP19];&quot;'&quot;;&quot;,&quot;)" office:value-type="string" office:string-value="'error'," calcext:value-type="string">
            <text:p>'error',</text:p>
          </table:table-cell>
          <table:table-cell table:formula="of:=CONCATENATE(&quot;'&quot;;[.AQ19];&quot;'&quot;;&quot;,&quot;)" office:value-type="string" office:string-value="'error'," calcext:value-type="string">
            <text:p>'error',</text:p>
          </table:table-cell>
          <table:table-cell table:formula="of:=CONCATENATE(&quot;'&quot;;[.AR19];&quot;'&quot;;&quot;,&quot;)" office:value-type="string" office:string-value="'error'," calcext:value-type="string">
            <text:p>'error',</text:p>
          </table:table-cell>
          <table:table-cell table:formula="of:=CONCATENATE(&quot;'&quot;;[.AS19];&quot;'&quot;;&quot;,&quot;)" office:value-type="string" office:string-value="'error'," calcext:value-type="string">
            <text:p>'error',</text:p>
          </table:table-cell>
          <table:table-cell table:formula="of:=CONCATENATE(&quot;'&quot;;[.AT19];&quot;'&quot;;&quot;,&quot;)" office:value-type="string" office:string-value="'error'," calcext:value-type="string">
            <text:p>'error',</text:p>
          </table:table-cell>
          <table:table-cell table:formula="of:=CONCATENATE(&quot;'&quot;;[.AU19];&quot;'&quot;;&quot;,&quot;)" office:value-type="string" office:string-value="'error'," calcext:value-type="string">
            <text:p>'error',</text:p>
          </table:table-cell>
          <table:table-cell table:formula="of:=CONCATENATE(&quot;'&quot;;[.AV19];&quot;'&quot;;&quot;,&quot;)" office:value-type="string" office:string-value="'error'," calcext:value-type="string">
            <text:p>'error',</text:p>
          </table:table-cell>
          <table:table-cell table:formula="of:=CONCATENATE(&quot;'&quot;;[.AW19];&quot;'&quot;;&quot;,&quot;)" office:value-type="string" office:string-value="'error'," calcext:value-type="string">
            <text:p>'error',</text:p>
          </table:table-cell>
          <table:table-cell table:formula="of:=CONCATENATE(&quot;'&quot;;[.AX19];&quot;'&quot;;&quot;,&quot;)" office:value-type="string" office:string-value="'error'," calcext:value-type="string">
            <text:p>'error',</text:p>
          </table:table-cell>
          <table:table-cell table:formula="of:=CONCATENATE(&quot;'&quot;;[.AY19];&quot;'&quot;;&quot;,&quot;)" office:value-type="string" office:string-value="'error'," calcext:value-type="string">
            <text:p>'error',</text:p>
          </table:table-cell>
          <table:table-cell table:formula="of:=CONCATENATE(&quot;'&quot;;[.AZ19];&quot;'&quot;;&quot;,&quot;)" office:value-type="string" office:string-value="'error'," calcext:value-type="string">
            <text:p>'error',</text:p>
          </table:table-cell>
          <table:table-cell table:formula="of:=CONCATENATE(&quot;'&quot;;[.BA19];&quot;'&quot;;&quot;,&quot;)" office:value-type="string" office:string-value="'error'," calcext:value-type="string">
            <text:p>'error',</text:p>
          </table:table-cell>
          <table:table-cell table:formula="of:=CONCATENATE(&quot;'&quot;;[.BB19];&quot;'&quot;;&quot;,&quot;)" office:value-type="string" office:string-value="'error'," calcext:value-type="string">
            <text:p>'error',</text:p>
          </table:table-cell>
          <table:table-cell table:formula="of:=CONCATENATE(&quot;'&quot;;[.BC19];&quot;'&quot;;&quot;,&quot;)" office:value-type="string" office:string-value="'error'," calcext:value-type="string">
            <text:p>'error',</text:p>
          </table:table-cell>
          <table:table-cell table:formula="of:=CONCATENATE(&quot;'&quot;;[.BD19];&quot;'&quot;;&quot;,&quot;)" office:value-type="string" office:string-value="'error'," calcext:value-type="string">
            <text:p>'error',</text:p>
          </table:table-cell>
          <table:table-cell table:formula="of:=CONCATENATE(&quot;'&quot;;[.BE19];&quot;'&quot;;&quot;,&quot;)" office:value-type="string" office:string-value="'error'," calcext:value-type="string">
            <text:p>'error',</text:p>
          </table:table-cell>
          <table:table-cell table:formula="of:=CONCATENATE(&quot;'&quot;;[.BF19];&quot;'&quot;;&quot;,&quot;)" office:value-type="string" office:string-value="'error'," calcext:value-type="string">
            <text:p>'error',</text:p>
          </table:table-cell>
          <table:table-cell table:formula="of:=CONCATENATE(&quot;'&quot;;[.BG19];&quot;'&quot;;&quot;,&quot;)" office:value-type="string" office:string-value="'error'," calcext:value-type="string">
            <text:p>'error',</text:p>
          </table:table-cell>
          <table:table-cell table:formula="of:=CONCATENATE(&quot;'&quot;;[.BH19];&quot;'&quot;;&quot;,&quot;)" office:value-type="string" office:string-value="'error'," calcext:value-type="string">
            <text:p>'error',</text:p>
          </table:table-cell>
          <table:table-cell table:formula="of:=CONCATENATE(&quot;'&quot;;[.BI19];&quot;'&quot;;&quot;,&quot;)" office:value-type="string" office:string-value="'error'," calcext:value-type="string">
            <text:p>'error',</text:p>
          </table:table-cell>
          <table:table-cell table:formula="of:=CONCATENATE(&quot;'&quot;;[.BJ19];&quot;'&quot;;&quot;,&quot;)" office:value-type="string" office:string-value="'error'," calcext:value-type="string">
            <text:p>'error',</text:p>
          </table:table-cell>
          <table:table-cell table:formula="of:=CONCATENATE(&quot;'&quot;;[.BK19];&quot;'&quot;;&quot;,&quot;)" office:value-type="string" office:string-value="'error'," calcext:value-type="string">
            <text:p>'error',</text:p>
          </table:table-cell>
          <table:table-cell table:formula="of:=CONCATENATE(&quot;'&quot;;[.BL19];&quot;'&quot;;&quot;,&quot;)" office:value-type="string" office:string-value="'error'," calcext:value-type="string">
            <text:p>'error',</text:p>
          </table:table-cell>
          <table:table-cell table:formula="of:=CONCATENATE(&quot;'&quot;;[.BM19];&quot;'&quot;;&quot;,&quot;)" office:value-type="string" office:string-value="'error'," calcext:value-type="string">
            <text:p>'error',</text:p>
          </table:table-cell>
          <table:table-cell table:formula="of:=CONCATENATE(&quot;'&quot;;[.BN19];&quot;'&quot;;&quot;,&quot;)" office:value-type="string" office:string-value="'error'," calcext:value-type="string">
            <text:p>'error',</text:p>
          </table:table-cell>
          <table:table-cell table:formula="of:=CONCATENATE(&quot;'&quot;;[.BO19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0];&quot;'&quot;;&quot;,&quot;)" office:value-type="string" office:string-value="['37'," calcext:value-type="string">
            <text:p>['37',</text:p>
          </table:table-cell>
          <table:table-cell table:formula="of:=CONCATENATE(&quot;'&quot;;[.D20];&quot;'&quot;;&quot;,&quot;)" office:value-type="string" office:string-value="'error'," calcext:value-type="string">
            <text:p>'error',</text:p>
          </table:table-cell>
          <table:table-cell table:formula="of:=CONCATENATE(&quot;'&quot;;[.E20];&quot;'&quot;;&quot;,&quot;)" office:value-type="string" office:string-value="'error'," calcext:value-type="string">
            <text:p>'error',</text:p>
          </table:table-cell>
          <table:table-cell table:formula="of:=CONCATENATE(&quot;'&quot;;[.F20];&quot;'&quot;;&quot;,&quot;)" office:value-type="string" office:string-value="'error'," calcext:value-type="string">
            <text:p>'error',</text:p>
          </table:table-cell>
          <table:table-cell table:formula="of:=CONCATENATE(&quot;'&quot;;[.G20];&quot;'&quot;;&quot;,&quot;)" office:value-type="string" office:string-value="'error'," calcext:value-type="string">
            <text:p>'error',</text:p>
          </table:table-cell>
          <table:table-cell table:formula="of:=CONCATENATE(&quot;'&quot;;[.H20];&quot;'&quot;;&quot;,&quot;)" office:value-type="string" office:string-value="'38'," calcext:value-type="string">
            <text:p>'38',</text:p>
          </table:table-cell>
          <table:table-cell table:formula="of:=CONCATENATE(&quot;'&quot;;[.I20];&quot;'&quot;;&quot;,&quot;)" office:value-type="string" office:string-value="'error'," calcext:value-type="string">
            <text:p>'error',</text:p>
          </table:table-cell>
          <table:table-cell table:formula="of:=CONCATENATE(&quot;'&quot;;[.J20];&quot;'&quot;;&quot;,&quot;)" office:value-type="string" office:string-value="'error'," calcext:value-type="string">
            <text:p>'error',</text:p>
          </table:table-cell>
          <table:table-cell table:formula="of:=CONCATENATE(&quot;'&quot;;[.K20];&quot;'&quot;;&quot;,&quot;)" office:value-type="string" office:string-value="'error'," calcext:value-type="string">
            <text:p>'error',</text:p>
          </table:table-cell>
          <table:table-cell table:formula="of:=CONCATENATE(&quot;'&quot;;[.L20];&quot;'&quot;;&quot;,&quot;)" office:value-type="string" office:string-value="'error'," calcext:value-type="string">
            <text:p>'error',</text:p>
          </table:table-cell>
          <table:table-cell table:formula="of:=CONCATENATE(&quot;'&quot;;[.M20];&quot;'&quot;;&quot;,&quot;)" office:value-type="string" office:string-value="'error'," calcext:value-type="string">
            <text:p>'error',</text:p>
          </table:table-cell>
          <table:table-cell table:formula="of:=CONCATENATE(&quot;'&quot;;[.N20];&quot;'&quot;;&quot;,&quot;)" office:value-type="string" office:string-value="'error'," calcext:value-type="string">
            <text:p>'error',</text:p>
          </table:table-cell>
          <table:table-cell table:formula="of:=CONCATENATE(&quot;'&quot;;[.O20];&quot;'&quot;;&quot;,&quot;)" office:value-type="string" office:string-value="'error'," calcext:value-type="string">
            <text:p>'error',</text:p>
          </table:table-cell>
          <table:table-cell table:formula="of:=CONCATENATE(&quot;'&quot;;[.P20];&quot;'&quot;;&quot;,&quot;)" office:value-type="string" office:string-value="'error'," calcext:value-type="string">
            <text:p>'error',</text:p>
          </table:table-cell>
          <table:table-cell table:formula="of:=CONCATENATE(&quot;'&quot;;[.Q20];&quot;'&quot;;&quot;,&quot;)" office:value-type="string" office:string-value="'error'," calcext:value-type="string">
            <text:p>'error',</text:p>
          </table:table-cell>
          <table:table-cell table:formula="of:=CONCATENATE(&quot;'&quot;;[.R20];&quot;'&quot;;&quot;,&quot;)" office:value-type="string" office:string-value="'error'," calcext:value-type="string">
            <text:p>'error',</text:p>
          </table:table-cell>
          <table:table-cell table:formula="of:=CONCATENATE(&quot;'&quot;;[.S20];&quot;'&quot;;&quot;,&quot;)" office:value-type="string" office:string-value="'error'," calcext:value-type="string">
            <text:p>'error',</text:p>
          </table:table-cell>
          <table:table-cell table:formula="of:=CONCATENATE(&quot;'&quot;;[.T20];&quot;'&quot;;&quot;,&quot;)" office:value-type="string" office:string-value="'error'," calcext:value-type="string">
            <text:p>'error',</text:p>
          </table:table-cell>
          <table:table-cell table:formula="of:=CONCATENATE(&quot;'&quot;;[.U20];&quot;'&quot;;&quot;,&quot;)" office:value-type="string" office:string-value="'error'," calcext:value-type="string">
            <text:p>'error',</text:p>
          </table:table-cell>
          <table:table-cell table:formula="of:=CONCATENATE(&quot;'&quot;;[.V20];&quot;'&quot;;&quot;,&quot;)" office:value-type="string" office:string-value="'38'," calcext:value-type="string">
            <text:p>'38',</text:p>
          </table:table-cell>
          <table:table-cell table:formula="of:=CONCATENATE(&quot;'&quot;;[.W20];&quot;'&quot;;&quot;,&quot;)" office:value-type="string" office:string-value="'38'," calcext:value-type="string">
            <text:p>'38',</text:p>
          </table:table-cell>
          <table:table-cell table:formula="of:=CONCATENATE(&quot;'&quot;;[.X20];&quot;'&quot;;&quot;,&quot;)" office:value-type="string" office:string-value="'38'," calcext:value-type="string">
            <text:p>'38',</text:p>
          </table:table-cell>
          <table:table-cell table:formula="of:=CONCATENATE(&quot;'&quot;;[.Y20];&quot;'&quot;;&quot;,&quot;)" office:value-type="string" office:string-value="'38'," calcext:value-type="string">
            <text:p>'38',</text:p>
          </table:table-cell>
          <table:table-cell table:formula="of:=CONCATENATE(&quot;'&quot;;[.Z20];&quot;'&quot;;&quot;,&quot;)" office:value-type="string" office:string-value="'38'," calcext:value-type="string">
            <text:p>'38',</text:p>
          </table:table-cell>
          <table:table-cell table:formula="of:=CONCATENATE(&quot;'&quot;;[.AA20];&quot;'&quot;;&quot;,&quot;)" office:value-type="string" office:string-value="'38'," calcext:value-type="string">
            <text:p>'38',</text:p>
          </table:table-cell>
          <table:table-cell table:formula="of:=CONCATENATE(&quot;'&quot;;[.AB20];&quot;'&quot;;&quot;,&quot;)" office:value-type="string" office:string-value="'38'," calcext:value-type="string">
            <text:p>'38',</text:p>
          </table:table-cell>
          <table:table-cell table:formula="of:=CONCATENATE(&quot;'&quot;;[.AC20];&quot;'&quot;;&quot;,&quot;)" office:value-type="string" office:string-value="'38'," calcext:value-type="string">
            <text:p>'38',</text:p>
          </table:table-cell>
          <table:table-cell table:formula="of:=CONCATENATE(&quot;'&quot;;[.AD20];&quot;'&quot;;&quot;,&quot;)" office:value-type="string" office:string-value="'38'," calcext:value-type="string">
            <text:p>'38',</text:p>
          </table:table-cell>
          <table:table-cell table:formula="of:=CONCATENATE(&quot;'&quot;;[.AE20];&quot;'&quot;;&quot;,&quot;)" office:value-type="string" office:string-value="'38'," calcext:value-type="string">
            <text:p>'38',</text:p>
          </table:table-cell>
          <table:table-cell table:formula="of:=CONCATENATE(&quot;'&quot;;[.AF20];&quot;'&quot;;&quot;,&quot;)" office:value-type="string" office:string-value="'38'," calcext:value-type="string">
            <text:p>'38',</text:p>
          </table:table-cell>
          <table:table-cell table:formula="of:=CONCATENATE(&quot;'&quot;;[.AG20];&quot;'&quot;;&quot;,&quot;)" office:value-type="string" office:string-value="'38'," calcext:value-type="string">
            <text:p>'38',</text:p>
          </table:table-cell>
          <table:table-cell table:formula="of:=CONCATENATE(&quot;'&quot;;[.AH20];&quot;'&quot;;&quot;,&quot;)" office:value-type="string" office:string-value="'error'," calcext:value-type="string">
            <text:p>'error',</text:p>
          </table:table-cell>
          <table:table-cell table:formula="of:=CONCATENATE(&quot;'&quot;;[.AI20];&quot;'&quot;;&quot;,&quot;)" office:value-type="string" office:string-value="'error'," calcext:value-type="string">
            <text:p>'error',</text:p>
          </table:table-cell>
          <table:table-cell table:formula="of:=CONCATENATE(&quot;'&quot;;[.AJ20];&quot;'&quot;;&quot;,&quot;)" office:value-type="string" office:string-value="'error'," calcext:value-type="string">
            <text:p>'error',</text:p>
          </table:table-cell>
          <table:table-cell table:formula="of:=CONCATENATE(&quot;'&quot;;[.AK20];&quot;'&quot;;&quot;,&quot;)" office:value-type="string" office:string-value="'error'," calcext:value-type="string">
            <text:p>'error',</text:p>
          </table:table-cell>
          <table:table-cell table:formula="of:=CONCATENATE(&quot;'&quot;;[.AL20];&quot;'&quot;;&quot;,&quot;)" office:value-type="string" office:string-value="'error'," calcext:value-type="string">
            <text:p>'error',</text:p>
          </table:table-cell>
          <table:table-cell table:formula="of:=CONCATENATE(&quot;'&quot;;[.AM20];&quot;'&quot;;&quot;,&quot;)" office:value-type="string" office:string-value="'error'," calcext:value-type="string">
            <text:p>'error',</text:p>
          </table:table-cell>
          <table:table-cell table:formula="of:=CONCATENATE(&quot;'&quot;;[.AN20];&quot;'&quot;;&quot;,&quot;)" office:value-type="string" office:string-value="'error'," calcext:value-type="string">
            <text:p>'error',</text:p>
          </table:table-cell>
          <table:table-cell table:formula="of:=CONCATENATE(&quot;'&quot;;[.AO20];&quot;'&quot;;&quot;,&quot;)" office:value-type="string" office:string-value="'error'," calcext:value-type="string">
            <text:p>'error',</text:p>
          </table:table-cell>
          <table:table-cell table:formula="of:=CONCATENATE(&quot;'&quot;;[.AP20];&quot;'&quot;;&quot;,&quot;)" office:value-type="string" office:string-value="'error'," calcext:value-type="string">
            <text:p>'error',</text:p>
          </table:table-cell>
          <table:table-cell table:formula="of:=CONCATENATE(&quot;'&quot;;[.AQ20];&quot;'&quot;;&quot;,&quot;)" office:value-type="string" office:string-value="'error'," calcext:value-type="string">
            <text:p>'error',</text:p>
          </table:table-cell>
          <table:table-cell table:formula="of:=CONCATENATE(&quot;'&quot;;[.AR20];&quot;'&quot;;&quot;,&quot;)" office:value-type="string" office:string-value="'error'," calcext:value-type="string">
            <text:p>'error',</text:p>
          </table:table-cell>
          <table:table-cell table:formula="of:=CONCATENATE(&quot;'&quot;;[.AS20];&quot;'&quot;;&quot;,&quot;)" office:value-type="string" office:string-value="'error'," calcext:value-type="string">
            <text:p>'error',</text:p>
          </table:table-cell>
          <table:table-cell table:formula="of:=CONCATENATE(&quot;'&quot;;[.AT20];&quot;'&quot;;&quot;,&quot;)" office:value-type="string" office:string-value="'error'," calcext:value-type="string">
            <text:p>'error',</text:p>
          </table:table-cell>
          <table:table-cell table:formula="of:=CONCATENATE(&quot;'&quot;;[.AU20];&quot;'&quot;;&quot;,&quot;)" office:value-type="string" office:string-value="'error'," calcext:value-type="string">
            <text:p>'error',</text:p>
          </table:table-cell>
          <table:table-cell table:formula="of:=CONCATENATE(&quot;'&quot;;[.AV20];&quot;'&quot;;&quot;,&quot;)" office:value-type="string" office:string-value="'error'," calcext:value-type="string">
            <text:p>'error',</text:p>
          </table:table-cell>
          <table:table-cell table:formula="of:=CONCATENATE(&quot;'&quot;;[.AW20];&quot;'&quot;;&quot;,&quot;)" office:value-type="string" office:string-value="'error'," calcext:value-type="string">
            <text:p>'error',</text:p>
          </table:table-cell>
          <table:table-cell table:formula="of:=CONCATENATE(&quot;'&quot;;[.AX20];&quot;'&quot;;&quot;,&quot;)" office:value-type="string" office:string-value="'error'," calcext:value-type="string">
            <text:p>'error',</text:p>
          </table:table-cell>
          <table:table-cell table:formula="of:=CONCATENATE(&quot;'&quot;;[.AY20];&quot;'&quot;;&quot;,&quot;)" office:value-type="string" office:string-value="'error'," calcext:value-type="string">
            <text:p>'error',</text:p>
          </table:table-cell>
          <table:table-cell table:formula="of:=CONCATENATE(&quot;'&quot;;[.AZ20];&quot;'&quot;;&quot;,&quot;)" office:value-type="string" office:string-value="'error'," calcext:value-type="string">
            <text:p>'error',</text:p>
          </table:table-cell>
          <table:table-cell table:formula="of:=CONCATENATE(&quot;'&quot;;[.BA20];&quot;'&quot;;&quot;,&quot;)" office:value-type="string" office:string-value="'error'," calcext:value-type="string">
            <text:p>'error',</text:p>
          </table:table-cell>
          <table:table-cell table:formula="of:=CONCATENATE(&quot;'&quot;;[.BB20];&quot;'&quot;;&quot;,&quot;)" office:value-type="string" office:string-value="'error'," calcext:value-type="string">
            <text:p>'error',</text:p>
          </table:table-cell>
          <table:table-cell table:formula="of:=CONCATENATE(&quot;'&quot;;[.BC20];&quot;'&quot;;&quot;,&quot;)" office:value-type="string" office:string-value="'error'," calcext:value-type="string">
            <text:p>'error',</text:p>
          </table:table-cell>
          <table:table-cell table:formula="of:=CONCATENATE(&quot;'&quot;;[.BD20];&quot;'&quot;;&quot;,&quot;)" office:value-type="string" office:string-value="'error'," calcext:value-type="string">
            <text:p>'error',</text:p>
          </table:table-cell>
          <table:table-cell table:formula="of:=CONCATENATE(&quot;'&quot;;[.BE20];&quot;'&quot;;&quot;,&quot;)" office:value-type="string" office:string-value="'error'," calcext:value-type="string">
            <text:p>'error',</text:p>
          </table:table-cell>
          <table:table-cell table:formula="of:=CONCATENATE(&quot;'&quot;;[.BF20];&quot;'&quot;;&quot;,&quot;)" office:value-type="string" office:string-value="'error'," calcext:value-type="string">
            <text:p>'error',</text:p>
          </table:table-cell>
          <table:table-cell table:formula="of:=CONCATENATE(&quot;'&quot;;[.BG20];&quot;'&quot;;&quot;,&quot;)" office:value-type="string" office:string-value="'error'," calcext:value-type="string">
            <text:p>'error',</text:p>
          </table:table-cell>
          <table:table-cell table:formula="of:=CONCATENATE(&quot;'&quot;;[.BH20];&quot;'&quot;;&quot;,&quot;)" office:value-type="string" office:string-value="'error'," calcext:value-type="string">
            <text:p>'error',</text:p>
          </table:table-cell>
          <table:table-cell table:formula="of:=CONCATENATE(&quot;'&quot;;[.BI20];&quot;'&quot;;&quot;,&quot;)" office:value-type="string" office:string-value="'error'," calcext:value-type="string">
            <text:p>'error',</text:p>
          </table:table-cell>
          <table:table-cell table:formula="of:=CONCATENATE(&quot;'&quot;;[.BJ20];&quot;'&quot;;&quot;,&quot;)" office:value-type="string" office:string-value="'error'," calcext:value-type="string">
            <text:p>'error',</text:p>
          </table:table-cell>
          <table:table-cell table:formula="of:=CONCATENATE(&quot;'&quot;;[.BK20];&quot;'&quot;;&quot;,&quot;)" office:value-type="string" office:string-value="'error'," calcext:value-type="string">
            <text:p>'error',</text:p>
          </table:table-cell>
          <table:table-cell table:formula="of:=CONCATENATE(&quot;'&quot;;[.BL20];&quot;'&quot;;&quot;,&quot;)" office:value-type="string" office:string-value="'error'," calcext:value-type="string">
            <text:p>'error',</text:p>
          </table:table-cell>
          <table:table-cell table:formula="of:=CONCATENATE(&quot;'&quot;;[.BM20];&quot;'&quot;;&quot;,&quot;)" office:value-type="string" office:string-value="'error'," calcext:value-type="string">
            <text:p>'error',</text:p>
          </table:table-cell>
          <table:table-cell table:formula="of:=CONCATENATE(&quot;'&quot;;[.BN20];&quot;'&quot;;&quot;,&quot;)" office:value-type="string" office:string-value="'error'," calcext:value-type="string">
            <text:p>'error',</text:p>
          </table:table-cell>
          <table:table-cell table:formula="of:=CONCATENATE(&quot;'&quot;;[.BO20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1];&quot;'&quot;;&quot;,&quot;)" office:value-type="string" office:string-value="['error'," calcext:value-type="string">
            <text:p>['error',</text:p>
          </table:table-cell>
          <table:table-cell table:formula="of:=CONCATENATE(&quot;'&quot;;[.D21];&quot;'&quot;;&quot;,&quot;)" office:value-type="string" office:string-value="'error'," calcext:value-type="string">
            <text:p>'error',</text:p>
          </table:table-cell>
          <table:table-cell table:formula="of:=CONCATENATE(&quot;'&quot;;[.E21];&quot;'&quot;;&quot;,&quot;)" office:value-type="string" office:string-value="'error'," calcext:value-type="string">
            <text:p>'error',</text:p>
          </table:table-cell>
          <table:table-cell table:formula="of:=CONCATENATE(&quot;'&quot;;[.F21];&quot;'&quot;;&quot;,&quot;)" office:value-type="string" office:string-value="'error'," calcext:value-type="string">
            <text:p>'error',</text:p>
          </table:table-cell>
          <table:table-cell table:formula="of:=CONCATENATE(&quot;'&quot;;[.G21];&quot;'&quot;;&quot;,&quot;)" office:value-type="string" office:string-value="'error'," calcext:value-type="string">
            <text:p>'error',</text:p>
          </table:table-cell>
          <table:table-cell table:formula="of:=CONCATENATE(&quot;'&quot;;[.H21];&quot;'&quot;;&quot;,&quot;)" office:value-type="string" office:string-value="'46'," calcext:value-type="string">
            <text:p>'46',</text:p>
          </table:table-cell>
          <table:table-cell table:formula="of:=CONCATENATE(&quot;'&quot;;[.I21];&quot;'&quot;;&quot;,&quot;)" office:value-type="string" office:string-value="'error'," calcext:value-type="string">
            <text:p>'error',</text:p>
          </table:table-cell>
          <table:table-cell table:formula="of:=CONCATENATE(&quot;'&quot;;[.J21];&quot;'&quot;;&quot;,&quot;)" office:value-type="string" office:string-value="'error'," calcext:value-type="string">
            <text:p>'error',</text:p>
          </table:table-cell>
          <table:table-cell table:formula="of:=CONCATENATE(&quot;'&quot;;[.K21];&quot;'&quot;;&quot;,&quot;)" office:value-type="string" office:string-value="'error'," calcext:value-type="string">
            <text:p>'error',</text:p>
          </table:table-cell>
          <table:table-cell table:formula="of:=CONCATENATE(&quot;'&quot;;[.L21];&quot;'&quot;;&quot;,&quot;)" office:value-type="string" office:string-value="'error'," calcext:value-type="string">
            <text:p>'error',</text:p>
          </table:table-cell>
          <table:table-cell table:formula="of:=CONCATENATE(&quot;'&quot;;[.M21];&quot;'&quot;;&quot;,&quot;)" office:value-type="string" office:string-value="'error'," calcext:value-type="string">
            <text:p>'error',</text:p>
          </table:table-cell>
          <table:table-cell table:formula="of:=CONCATENATE(&quot;'&quot;;[.N21];&quot;'&quot;;&quot;,&quot;)" office:value-type="string" office:string-value="'error'," calcext:value-type="string">
            <text:p>'error',</text:p>
          </table:table-cell>
          <table:table-cell table:formula="of:=CONCATENATE(&quot;'&quot;;[.O21];&quot;'&quot;;&quot;,&quot;)" office:value-type="string" office:string-value="'error'," calcext:value-type="string">
            <text:p>'error',</text:p>
          </table:table-cell>
          <table:table-cell table:formula="of:=CONCATENATE(&quot;'&quot;;[.P21];&quot;'&quot;;&quot;,&quot;)" office:value-type="string" office:string-value="'error'," calcext:value-type="string">
            <text:p>'error',</text:p>
          </table:table-cell>
          <table:table-cell table:formula="of:=CONCATENATE(&quot;'&quot;;[.Q21];&quot;'&quot;;&quot;,&quot;)" office:value-type="string" office:string-value="'error'," calcext:value-type="string">
            <text:p>'error',</text:p>
          </table:table-cell>
          <table:table-cell table:formula="of:=CONCATENATE(&quot;'&quot;;[.R21];&quot;'&quot;;&quot;,&quot;)" office:value-type="string" office:string-value="'error'," calcext:value-type="string">
            <text:p>'error',</text:p>
          </table:table-cell>
          <table:table-cell table:formula="of:=CONCATENATE(&quot;'&quot;;[.S21];&quot;'&quot;;&quot;,&quot;)" office:value-type="string" office:string-value="'error'," calcext:value-type="string">
            <text:p>'error',</text:p>
          </table:table-cell>
          <table:table-cell table:formula="of:=CONCATENATE(&quot;'&quot;;[.T21];&quot;'&quot;;&quot;,&quot;)" office:value-type="string" office:string-value="'error'," calcext:value-type="string">
            <text:p>'error',</text:p>
          </table:table-cell>
          <table:table-cell table:formula="of:=CONCATENATE(&quot;'&quot;;[.U21];&quot;'&quot;;&quot;,&quot;)" office:value-type="string" office:string-value="'error'," calcext:value-type="string">
            <text:p>'error',</text:p>
          </table:table-cell>
          <table:table-cell table:formula="of:=CONCATENATE(&quot;'&quot;;[.V21];&quot;'&quot;;&quot;,&quot;)" office:value-type="string" office:string-value="'39'," calcext:value-type="string">
            <text:p>'39',</text:p>
          </table:table-cell>
          <table:table-cell table:formula="of:=CONCATENATE(&quot;'&quot;;[.W21];&quot;'&quot;;&quot;,&quot;)" office:value-type="string" office:string-value="'40'," calcext:value-type="string">
            <text:p>'40',</text:p>
          </table:table-cell>
          <table:table-cell table:formula="of:=CONCATENATE(&quot;'&quot;;[.X21];&quot;'&quot;;&quot;,&quot;)" office:value-type="string" office:string-value="'41'," calcext:value-type="string">
            <text:p>'41',</text:p>
          </table:table-cell>
          <table:table-cell table:formula="of:=CONCATENATE(&quot;'&quot;;[.Y21];&quot;'&quot;;&quot;,&quot;)" office:value-type="string" office:string-value="'42'," calcext:value-type="string">
            <text:p>'42',</text:p>
          </table:table-cell>
          <table:table-cell table:formula="of:=CONCATENATE(&quot;'&quot;;[.Z21];&quot;'&quot;;&quot;,&quot;)" office:value-type="string" office:string-value="'43'," calcext:value-type="string">
            <text:p>'43',</text:p>
          </table:table-cell>
          <table:table-cell table:formula="of:=CONCATENATE(&quot;'&quot;;[.AA21];&quot;'&quot;;&quot;,&quot;)" office:value-type="string" office:string-value="'44'," calcext:value-type="string">
            <text:p>'44',</text:p>
          </table:table-cell>
          <table:table-cell table:formula="of:=CONCATENATE(&quot;'&quot;;[.AB21];&quot;'&quot;;&quot;,&quot;)" office:value-type="string" office:string-value="'45'," calcext:value-type="string">
            <text:p>'45',</text:p>
          </table:table-cell>
          <table:table-cell table:formula="of:=CONCATENATE(&quot;'&quot;;[.AC21];&quot;'&quot;;&quot;,&quot;)" office:value-type="string" office:string-value="'47'," calcext:value-type="string">
            <text:p>'47',</text:p>
          </table:table-cell>
          <table:table-cell table:formula="of:=CONCATENATE(&quot;'&quot;;[.AD21];&quot;'&quot;;&quot;,&quot;)" office:value-type="string" office:string-value="'48'," calcext:value-type="string">
            <text:p>'48',</text:p>
          </table:table-cell>
          <table:table-cell table:formula="of:=CONCATENATE(&quot;'&quot;;[.AE21];&quot;'&quot;;&quot;,&quot;)" office:value-type="string" office:string-value="'49'," calcext:value-type="string">
            <text:p>'49',</text:p>
          </table:table-cell>
          <table:table-cell table:formula="of:=CONCATENATE(&quot;'&quot;;[.AF21];&quot;'&quot;;&quot;,&quot;)" office:value-type="string" office:string-value="'50'," calcext:value-type="string">
            <text:p>'50',</text:p>
          </table:table-cell>
          <table:table-cell table:formula="of:=CONCATENATE(&quot;'&quot;;[.AG21];&quot;'&quot;;&quot;,&quot;)" office:value-type="string" office:string-value="'51'," calcext:value-type="string">
            <text:p>'51',</text:p>
          </table:table-cell>
          <table:table-cell table:formula="of:=CONCATENATE(&quot;'&quot;;[.AH21];&quot;'&quot;;&quot;,&quot;)" office:value-type="string" office:string-value="'error'," calcext:value-type="string">
            <text:p>'error',</text:p>
          </table:table-cell>
          <table:table-cell table:formula="of:=CONCATENATE(&quot;'&quot;;[.AI21];&quot;'&quot;;&quot;,&quot;)" office:value-type="string" office:string-value="'error'," calcext:value-type="string">
            <text:p>'error',</text:p>
          </table:table-cell>
          <table:table-cell table:formula="of:=CONCATENATE(&quot;'&quot;;[.AJ21];&quot;'&quot;;&quot;,&quot;)" office:value-type="string" office:string-value="'error'," calcext:value-type="string">
            <text:p>'error',</text:p>
          </table:table-cell>
          <table:table-cell table:formula="of:=CONCATENATE(&quot;'&quot;;[.AK21];&quot;'&quot;;&quot;,&quot;)" office:value-type="string" office:string-value="'error'," calcext:value-type="string">
            <text:p>'error',</text:p>
          </table:table-cell>
          <table:table-cell table:formula="of:=CONCATENATE(&quot;'&quot;;[.AL21];&quot;'&quot;;&quot;,&quot;)" office:value-type="string" office:string-value="'error'," calcext:value-type="string">
            <text:p>'error',</text:p>
          </table:table-cell>
          <table:table-cell table:formula="of:=CONCATENATE(&quot;'&quot;;[.AM21];&quot;'&quot;;&quot;,&quot;)" office:value-type="string" office:string-value="'error'," calcext:value-type="string">
            <text:p>'error',</text:p>
          </table:table-cell>
          <table:table-cell table:formula="of:=CONCATENATE(&quot;'&quot;;[.AN21];&quot;'&quot;;&quot;,&quot;)" office:value-type="string" office:string-value="'error'," calcext:value-type="string">
            <text:p>'error',</text:p>
          </table:table-cell>
          <table:table-cell table:formula="of:=CONCATENATE(&quot;'&quot;;[.AO21];&quot;'&quot;;&quot;,&quot;)" office:value-type="string" office:string-value="'error'," calcext:value-type="string">
            <text:p>'error',</text:p>
          </table:table-cell>
          <table:table-cell table:formula="of:=CONCATENATE(&quot;'&quot;;[.AP21];&quot;'&quot;;&quot;,&quot;)" office:value-type="string" office:string-value="'error'," calcext:value-type="string">
            <text:p>'error',</text:p>
          </table:table-cell>
          <table:table-cell table:formula="of:=CONCATENATE(&quot;'&quot;;[.AQ21];&quot;'&quot;;&quot;,&quot;)" office:value-type="string" office:string-value="'error'," calcext:value-type="string">
            <text:p>'error',</text:p>
          </table:table-cell>
          <table:table-cell table:formula="of:=CONCATENATE(&quot;'&quot;;[.AR21];&quot;'&quot;;&quot;,&quot;)" office:value-type="string" office:string-value="'error'," calcext:value-type="string">
            <text:p>'error',</text:p>
          </table:table-cell>
          <table:table-cell table:formula="of:=CONCATENATE(&quot;'&quot;;[.AS21];&quot;'&quot;;&quot;,&quot;)" office:value-type="string" office:string-value="'error'," calcext:value-type="string">
            <text:p>'error',</text:p>
          </table:table-cell>
          <table:table-cell table:formula="of:=CONCATENATE(&quot;'&quot;;[.AT21];&quot;'&quot;;&quot;,&quot;)" office:value-type="string" office:string-value="'error'," calcext:value-type="string">
            <text:p>'error',</text:p>
          </table:table-cell>
          <table:table-cell table:formula="of:=CONCATENATE(&quot;'&quot;;[.AU21];&quot;'&quot;;&quot;,&quot;)" office:value-type="string" office:string-value="'error'," calcext:value-type="string">
            <text:p>'error',</text:p>
          </table:table-cell>
          <table:table-cell table:formula="of:=CONCATENATE(&quot;'&quot;;[.AV21];&quot;'&quot;;&quot;,&quot;)" office:value-type="string" office:string-value="'error'," calcext:value-type="string">
            <text:p>'error',</text:p>
          </table:table-cell>
          <table:table-cell table:formula="of:=CONCATENATE(&quot;'&quot;;[.AW21];&quot;'&quot;;&quot;,&quot;)" office:value-type="string" office:string-value="'error'," calcext:value-type="string">
            <text:p>'error',</text:p>
          </table:table-cell>
          <table:table-cell table:formula="of:=CONCATENATE(&quot;'&quot;;[.AX21];&quot;'&quot;;&quot;,&quot;)" office:value-type="string" office:string-value="'error'," calcext:value-type="string">
            <text:p>'error',</text:p>
          </table:table-cell>
          <table:table-cell table:formula="of:=CONCATENATE(&quot;'&quot;;[.AY21];&quot;'&quot;;&quot;,&quot;)" office:value-type="string" office:string-value="'error'," calcext:value-type="string">
            <text:p>'error',</text:p>
          </table:table-cell>
          <table:table-cell table:formula="of:=CONCATENATE(&quot;'&quot;;[.AZ21];&quot;'&quot;;&quot;,&quot;)" office:value-type="string" office:string-value="'error'," calcext:value-type="string">
            <text:p>'error',</text:p>
          </table:table-cell>
          <table:table-cell table:formula="of:=CONCATENATE(&quot;'&quot;;[.BA21];&quot;'&quot;;&quot;,&quot;)" office:value-type="string" office:string-value="'error'," calcext:value-type="string">
            <text:p>'error',</text:p>
          </table:table-cell>
          <table:table-cell table:formula="of:=CONCATENATE(&quot;'&quot;;[.BB21];&quot;'&quot;;&quot;,&quot;)" office:value-type="string" office:string-value="'error'," calcext:value-type="string">
            <text:p>'error',</text:p>
          </table:table-cell>
          <table:table-cell table:formula="of:=CONCATENATE(&quot;'&quot;;[.BC21];&quot;'&quot;;&quot;,&quot;)" office:value-type="string" office:string-value="'error'," calcext:value-type="string">
            <text:p>'error',</text:p>
          </table:table-cell>
          <table:table-cell table:formula="of:=CONCATENATE(&quot;'&quot;;[.BD21];&quot;'&quot;;&quot;,&quot;)" office:value-type="string" office:string-value="'error'," calcext:value-type="string">
            <text:p>'error',</text:p>
          </table:table-cell>
          <table:table-cell table:formula="of:=CONCATENATE(&quot;'&quot;;[.BE21];&quot;'&quot;;&quot;,&quot;)" office:value-type="string" office:string-value="'error'," calcext:value-type="string">
            <text:p>'error',</text:p>
          </table:table-cell>
          <table:table-cell table:formula="of:=CONCATENATE(&quot;'&quot;;[.BF21];&quot;'&quot;;&quot;,&quot;)" office:value-type="string" office:string-value="'error'," calcext:value-type="string">
            <text:p>'error',</text:p>
          </table:table-cell>
          <table:table-cell table:formula="of:=CONCATENATE(&quot;'&quot;;[.BG21];&quot;'&quot;;&quot;,&quot;)" office:value-type="string" office:string-value="'error'," calcext:value-type="string">
            <text:p>'error',</text:p>
          </table:table-cell>
          <table:table-cell table:formula="of:=CONCATENATE(&quot;'&quot;;[.BH21];&quot;'&quot;;&quot;,&quot;)" office:value-type="string" office:string-value="'error'," calcext:value-type="string">
            <text:p>'error',</text:p>
          </table:table-cell>
          <table:table-cell table:formula="of:=CONCATENATE(&quot;'&quot;;[.BI21];&quot;'&quot;;&quot;,&quot;)" office:value-type="string" office:string-value="'error'," calcext:value-type="string">
            <text:p>'error',</text:p>
          </table:table-cell>
          <table:table-cell table:formula="of:=CONCATENATE(&quot;'&quot;;[.BJ21];&quot;'&quot;;&quot;,&quot;)" office:value-type="string" office:string-value="'error'," calcext:value-type="string">
            <text:p>'error',</text:p>
          </table:table-cell>
          <table:table-cell table:formula="of:=CONCATENATE(&quot;'&quot;;[.BK21];&quot;'&quot;;&quot;,&quot;)" office:value-type="string" office:string-value="'error'," calcext:value-type="string">
            <text:p>'error',</text:p>
          </table:table-cell>
          <table:table-cell table:formula="of:=CONCATENATE(&quot;'&quot;;[.BL21];&quot;'&quot;;&quot;,&quot;)" office:value-type="string" office:string-value="'error'," calcext:value-type="string">
            <text:p>'error',</text:p>
          </table:table-cell>
          <table:table-cell table:formula="of:=CONCATENATE(&quot;'&quot;;[.BM21];&quot;'&quot;;&quot;,&quot;)" office:value-type="string" office:string-value="'error'," calcext:value-type="string">
            <text:p>'error',</text:p>
          </table:table-cell>
          <table:table-cell table:formula="of:=CONCATENATE(&quot;'&quot;;[.BN21];&quot;'&quot;;&quot;,&quot;)" office:value-type="string" office:string-value="'error'," calcext:value-type="string">
            <text:p>'error',</text:p>
          </table:table-cell>
          <table:table-cell table:formula="of:=CONCATENATE(&quot;'&quot;;[.BO21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2];&quot;'&quot;;&quot;,&quot;)" office:value-type="string" office:string-value="['52'," calcext:value-type="string">
            <text:p>['52',</text:p>
          </table:table-cell>
          <table:table-cell table:formula="of:=CONCATENATE(&quot;'&quot;;[.D22];&quot;'&quot;;&quot;,&quot;)" office:value-type="string" office:string-value="'error'," calcext:value-type="string">
            <text:p>'error',</text:p>
          </table:table-cell>
          <table:table-cell table:formula="of:=CONCATENATE(&quot;'&quot;;[.E22];&quot;'&quot;;&quot;,&quot;)" office:value-type="string" office:string-value="'error'," calcext:value-type="string">
            <text:p>'error',</text:p>
          </table:table-cell>
          <table:table-cell table:formula="of:=CONCATENATE(&quot;'&quot;;[.F22];&quot;'&quot;;&quot;,&quot;)" office:value-type="string" office:string-value="'error'," calcext:value-type="string">
            <text:p>'error',</text:p>
          </table:table-cell>
          <table:table-cell table:formula="of:=CONCATENATE(&quot;'&quot;;[.G22];&quot;'&quot;;&quot;,&quot;)" office:value-type="string" office:string-value="'error'," calcext:value-type="string">
            <text:p>'error',</text:p>
          </table:table-cell>
          <table:table-cell table:formula="of:=CONCATENATE(&quot;'&quot;;[.H22];&quot;'&quot;;&quot;,&quot;)" office:value-type="string" office:string-value="'error'," calcext:value-type="string">
            <text:p>'error',</text:p>
          </table:table-cell>
          <table:table-cell table:formula="of:=CONCATENATE(&quot;'&quot;;[.I22];&quot;'&quot;;&quot;,&quot;)" office:value-type="string" office:string-value="'error'," calcext:value-type="string">
            <text:p>'error',</text:p>
          </table:table-cell>
          <table:table-cell table:formula="of:=CONCATENATE(&quot;'&quot;;[.J22];&quot;'&quot;;&quot;,&quot;)" office:value-type="string" office:string-value="'error'," calcext:value-type="string">
            <text:p>'error',</text:p>
          </table:table-cell>
          <table:table-cell table:formula="of:=CONCATENATE(&quot;'&quot;;[.K22];&quot;'&quot;;&quot;,&quot;)" office:value-type="string" office:string-value="'error'," calcext:value-type="string">
            <text:p>'error',</text:p>
          </table:table-cell>
          <table:table-cell table:formula="of:=CONCATENATE(&quot;'&quot;;[.L22];&quot;'&quot;;&quot;,&quot;)" office:value-type="string" office:string-value="'error'," calcext:value-type="string">
            <text:p>'error',</text:p>
          </table:table-cell>
          <table:table-cell table:formula="of:=CONCATENATE(&quot;'&quot;;[.M22];&quot;'&quot;;&quot;,&quot;)" office:value-type="string" office:string-value="'error'," calcext:value-type="string">
            <text:p>'error',</text:p>
          </table:table-cell>
          <table:table-cell table:formula="of:=CONCATENATE(&quot;'&quot;;[.N22];&quot;'&quot;;&quot;,&quot;)" office:value-type="string" office:string-value="'error'," calcext:value-type="string">
            <text:p>'error',</text:p>
          </table:table-cell>
          <table:table-cell table:formula="of:=CONCATENATE(&quot;'&quot;;[.O22];&quot;'&quot;;&quot;,&quot;)" office:value-type="string" office:string-value="'error'," calcext:value-type="string">
            <text:p>'error',</text:p>
          </table:table-cell>
          <table:table-cell table:formula="of:=CONCATENATE(&quot;'&quot;;[.P22];&quot;'&quot;;&quot;,&quot;)" office:value-type="string" office:string-value="'error'," calcext:value-type="string">
            <text:p>'error',</text:p>
          </table:table-cell>
          <table:table-cell table:formula="of:=CONCATENATE(&quot;'&quot;;[.Q22];&quot;'&quot;;&quot;,&quot;)" office:value-type="string" office:string-value="'error'," calcext:value-type="string">
            <text:p>'error',</text:p>
          </table:table-cell>
          <table:table-cell table:formula="of:=CONCATENATE(&quot;'&quot;;[.R22];&quot;'&quot;;&quot;,&quot;)" office:value-type="string" office:string-value="'error'," calcext:value-type="string">
            <text:p>'error',</text:p>
          </table:table-cell>
          <table:table-cell table:formula="of:=CONCATENATE(&quot;'&quot;;[.S22];&quot;'&quot;;&quot;,&quot;)" office:value-type="string" office:string-value="'error'," calcext:value-type="string">
            <text:p>'error',</text:p>
          </table:table-cell>
          <table:table-cell table:formula="of:=CONCATENATE(&quot;'&quot;;[.T22];&quot;'&quot;;&quot;,&quot;)" office:value-type="string" office:string-value="'error'," calcext:value-type="string">
            <text:p>'error',</text:p>
          </table:table-cell>
          <table:table-cell table:formula="of:=CONCATENATE(&quot;'&quot;;[.U22];&quot;'&quot;;&quot;,&quot;)" office:value-type="string" office:string-value="'error'," calcext:value-type="string">
            <text:p>'error',</text:p>
          </table:table-cell>
          <table:table-cell table:formula="of:=CONCATENATE(&quot;'&quot;;[.V22];&quot;'&quot;;&quot;,&quot;)" office:value-type="string" office:string-value="'error'," calcext:value-type="string">
            <text:p>'error',</text:p>
          </table:table-cell>
          <table:table-cell table:formula="of:=CONCATENATE(&quot;'&quot;;[.W22];&quot;'&quot;;&quot;,&quot;)" office:value-type="string" office:string-value="'error'," calcext:value-type="string">
            <text:p>'error',</text:p>
          </table:table-cell>
          <table:table-cell table:formula="of:=CONCATENATE(&quot;'&quot;;[.X22];&quot;'&quot;;&quot;,&quot;)" office:value-type="string" office:string-value="'error'," calcext:value-type="string">
            <text:p>'error',</text:p>
          </table:table-cell>
          <table:table-cell table:formula="of:=CONCATENATE(&quot;'&quot;;[.Y22];&quot;'&quot;;&quot;,&quot;)" office:value-type="string" office:string-value="'error'," calcext:value-type="string">
            <text:p>'error',</text:p>
          </table:table-cell>
          <table:table-cell table:formula="of:=CONCATENATE(&quot;'&quot;;[.Z22];&quot;'&quot;;&quot;,&quot;)" office:value-type="string" office:string-value="'error'," calcext:value-type="string">
            <text:p>'error',</text:p>
          </table:table-cell>
          <table:table-cell table:formula="of:=CONCATENATE(&quot;'&quot;;[.AA22];&quot;'&quot;;&quot;,&quot;)" office:value-type="string" office:string-value="'error'," calcext:value-type="string">
            <text:p>'error',</text:p>
          </table:table-cell>
          <table:table-cell table:formula="of:=CONCATENATE(&quot;'&quot;;[.AB22];&quot;'&quot;;&quot;,&quot;)" office:value-type="string" office:string-value="'error'," calcext:value-type="string">
            <text:p>'error',</text:p>
          </table:table-cell>
          <table:table-cell table:formula="of:=CONCATENATE(&quot;'&quot;;[.AC22];&quot;'&quot;;&quot;,&quot;)" office:value-type="string" office:string-value="'error'," calcext:value-type="string">
            <text:p>'error',</text:p>
          </table:table-cell>
          <table:table-cell table:formula="of:=CONCATENATE(&quot;'&quot;;[.AD22];&quot;'&quot;;&quot;,&quot;)" office:value-type="string" office:string-value="'error'," calcext:value-type="string">
            <text:p>'error',</text:p>
          </table:table-cell>
          <table:table-cell table:formula="of:=CONCATENATE(&quot;'&quot;;[.AE22];&quot;'&quot;;&quot;,&quot;)" office:value-type="string" office:string-value="'error'," calcext:value-type="string">
            <text:p>'error',</text:p>
          </table:table-cell>
          <table:table-cell table:formula="of:=CONCATENATE(&quot;'&quot;;[.AF22];&quot;'&quot;;&quot;,&quot;)" office:value-type="string" office:string-value="'error'," calcext:value-type="string">
            <text:p>'error',</text:p>
          </table:table-cell>
          <table:table-cell table:formula="of:=CONCATENATE(&quot;'&quot;;[.AG22];&quot;'&quot;;&quot;,&quot;)" office:value-type="string" office:string-value="'error'," calcext:value-type="string">
            <text:p>'error',</text:p>
          </table:table-cell>
          <table:table-cell table:formula="of:=CONCATENATE(&quot;'&quot;;[.AH22];&quot;'&quot;;&quot;,&quot;)" office:value-type="string" office:string-value="'53'," calcext:value-type="string">
            <text:p>'53',</text:p>
          </table:table-cell>
          <table:table-cell table:formula="of:=CONCATENATE(&quot;'&quot;;[.AI22];&quot;'&quot;;&quot;,&quot;)" office:value-type="string" office:string-value="'error'," calcext:value-type="string">
            <text:p>'error',</text:p>
          </table:table-cell>
          <table:table-cell table:formula="of:=CONCATENATE(&quot;'&quot;;[.AJ22];&quot;'&quot;;&quot;,&quot;)" office:value-type="string" office:string-value="'error'," calcext:value-type="string">
            <text:p>'error',</text:p>
          </table:table-cell>
          <table:table-cell table:formula="of:=CONCATENATE(&quot;'&quot;;[.AK22];&quot;'&quot;;&quot;,&quot;)" office:value-type="string" office:string-value="'error'," calcext:value-type="string">
            <text:p>'error',</text:p>
          </table:table-cell>
          <table:table-cell table:formula="of:=CONCATENATE(&quot;'&quot;;[.AL22];&quot;'&quot;;&quot;,&quot;)" office:value-type="string" office:string-value="'error'," calcext:value-type="string">
            <text:p>'error',</text:p>
          </table:table-cell>
          <table:table-cell table:formula="of:=CONCATENATE(&quot;'&quot;;[.AM22];&quot;'&quot;;&quot;,&quot;)" office:value-type="string" office:string-value="'error'," calcext:value-type="string">
            <text:p>'error',</text:p>
          </table:table-cell>
          <table:table-cell table:formula="of:=CONCATENATE(&quot;'&quot;;[.AN22];&quot;'&quot;;&quot;,&quot;)" office:value-type="string" office:string-value="'error'," calcext:value-type="string">
            <text:p>'error',</text:p>
          </table:table-cell>
          <table:table-cell table:formula="of:=CONCATENATE(&quot;'&quot;;[.AO22];&quot;'&quot;;&quot;,&quot;)" office:value-type="string" office:string-value="'error'," calcext:value-type="string">
            <text:p>'error',</text:p>
          </table:table-cell>
          <table:table-cell table:formula="of:=CONCATENATE(&quot;'&quot;;[.AP22];&quot;'&quot;;&quot;,&quot;)" office:value-type="string" office:string-value="'error'," calcext:value-type="string">
            <text:p>'error',</text:p>
          </table:table-cell>
          <table:table-cell table:formula="of:=CONCATENATE(&quot;'&quot;;[.AQ22];&quot;'&quot;;&quot;,&quot;)" office:value-type="string" office:string-value="'error'," calcext:value-type="string">
            <text:p>'error',</text:p>
          </table:table-cell>
          <table:table-cell table:formula="of:=CONCATENATE(&quot;'&quot;;[.AR22];&quot;'&quot;;&quot;,&quot;)" office:value-type="string" office:string-value="'error'," calcext:value-type="string">
            <text:p>'error',</text:p>
          </table:table-cell>
          <table:table-cell table:formula="of:=CONCATENATE(&quot;'&quot;;[.AS22];&quot;'&quot;;&quot;,&quot;)" office:value-type="string" office:string-value="'error'," calcext:value-type="string">
            <text:p>'error',</text:p>
          </table:table-cell>
          <table:table-cell table:formula="of:=CONCATENATE(&quot;'&quot;;[.AT22];&quot;'&quot;;&quot;,&quot;)" office:value-type="string" office:string-value="'error'," calcext:value-type="string">
            <text:p>'error',</text:p>
          </table:table-cell>
          <table:table-cell table:formula="of:=CONCATENATE(&quot;'&quot;;[.AU22];&quot;'&quot;;&quot;,&quot;)" office:value-type="string" office:string-value="'error'," calcext:value-type="string">
            <text:p>'error',</text:p>
          </table:table-cell>
          <table:table-cell table:formula="of:=CONCATENATE(&quot;'&quot;;[.AV22];&quot;'&quot;;&quot;,&quot;)" office:value-type="string" office:string-value="'error'," calcext:value-type="string">
            <text:p>'error',</text:p>
          </table:table-cell>
          <table:table-cell table:formula="of:=CONCATENATE(&quot;'&quot;;[.AW22];&quot;'&quot;;&quot;,&quot;)" office:value-type="string" office:string-value="'error'," calcext:value-type="string">
            <text:p>'error',</text:p>
          </table:table-cell>
          <table:table-cell table:formula="of:=CONCATENATE(&quot;'&quot;;[.AX22];&quot;'&quot;;&quot;,&quot;)" office:value-type="string" office:string-value="'error'," calcext:value-type="string">
            <text:p>'error',</text:p>
          </table:table-cell>
          <table:table-cell table:formula="of:=CONCATENATE(&quot;'&quot;;[.AY22];&quot;'&quot;;&quot;,&quot;)" office:value-type="string" office:string-value="'error'," calcext:value-type="string">
            <text:p>'error',</text:p>
          </table:table-cell>
          <table:table-cell table:formula="of:=CONCATENATE(&quot;'&quot;;[.AZ22];&quot;'&quot;;&quot;,&quot;)" office:value-type="string" office:string-value="'error'," calcext:value-type="string">
            <text:p>'error',</text:p>
          </table:table-cell>
          <table:table-cell table:formula="of:=CONCATENATE(&quot;'&quot;;[.BA22];&quot;'&quot;;&quot;,&quot;)" office:value-type="string" office:string-value="'error'," calcext:value-type="string">
            <text:p>'error',</text:p>
          </table:table-cell>
          <table:table-cell table:formula="of:=CONCATENATE(&quot;'&quot;;[.BB22];&quot;'&quot;;&quot;,&quot;)" office:value-type="string" office:string-value="'error'," calcext:value-type="string">
            <text:p>'error',</text:p>
          </table:table-cell>
          <table:table-cell table:formula="of:=CONCATENATE(&quot;'&quot;;[.BC22];&quot;'&quot;;&quot;,&quot;)" office:value-type="string" office:string-value="'error'," calcext:value-type="string">
            <text:p>'error',</text:p>
          </table:table-cell>
          <table:table-cell table:formula="of:=CONCATENATE(&quot;'&quot;;[.BD22];&quot;'&quot;;&quot;,&quot;)" office:value-type="string" office:string-value="'error'," calcext:value-type="string">
            <text:p>'error',</text:p>
          </table:table-cell>
          <table:table-cell table:formula="of:=CONCATENATE(&quot;'&quot;;[.BE22];&quot;'&quot;;&quot;,&quot;)" office:value-type="string" office:string-value="'error'," calcext:value-type="string">
            <text:p>'error',</text:p>
          </table:table-cell>
          <table:table-cell table:formula="of:=CONCATENATE(&quot;'&quot;;[.BF22];&quot;'&quot;;&quot;,&quot;)" office:value-type="string" office:string-value="'error'," calcext:value-type="string">
            <text:p>'error',</text:p>
          </table:table-cell>
          <table:table-cell table:formula="of:=CONCATENATE(&quot;'&quot;;[.BG22];&quot;'&quot;;&quot;,&quot;)" office:value-type="string" office:string-value="'error'," calcext:value-type="string">
            <text:p>'error',</text:p>
          </table:table-cell>
          <table:table-cell table:formula="of:=CONCATENATE(&quot;'&quot;;[.BH22];&quot;'&quot;;&quot;,&quot;)" office:value-type="string" office:string-value="'error'," calcext:value-type="string">
            <text:p>'error',</text:p>
          </table:table-cell>
          <table:table-cell table:formula="of:=CONCATENATE(&quot;'&quot;;[.BI22];&quot;'&quot;;&quot;,&quot;)" office:value-type="string" office:string-value="'error'," calcext:value-type="string">
            <text:p>'error',</text:p>
          </table:table-cell>
          <table:table-cell table:formula="of:=CONCATENATE(&quot;'&quot;;[.BJ22];&quot;'&quot;;&quot;,&quot;)" office:value-type="string" office:string-value="'error'," calcext:value-type="string">
            <text:p>'error',</text:p>
          </table:table-cell>
          <table:table-cell table:formula="of:=CONCATENATE(&quot;'&quot;;[.BK22];&quot;'&quot;;&quot;,&quot;)" office:value-type="string" office:string-value="'error'," calcext:value-type="string">
            <text:p>'error',</text:p>
          </table:table-cell>
          <table:table-cell table:formula="of:=CONCATENATE(&quot;'&quot;;[.BL22];&quot;'&quot;;&quot;,&quot;)" office:value-type="string" office:string-value="'error'," calcext:value-type="string">
            <text:p>'error',</text:p>
          </table:table-cell>
          <table:table-cell table:formula="of:=CONCATENATE(&quot;'&quot;;[.BM22];&quot;'&quot;;&quot;,&quot;)" office:value-type="string" office:string-value="'error'," calcext:value-type="string">
            <text:p>'error',</text:p>
          </table:table-cell>
          <table:table-cell table:formula="of:=CONCATENATE(&quot;'&quot;;[.BN22];&quot;'&quot;;&quot;,&quot;)" office:value-type="string" office:string-value="'error'," calcext:value-type="string">
            <text:p>'error',</text:p>
          </table:table-cell>
          <table:table-cell table:formula="of:=CONCATENATE(&quot;'&quot;;[.BO22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3];&quot;'&quot;;&quot;,&quot;)" office:value-type="string" office:string-value="['error'," calcext:value-type="string">
            <text:p>['error',</text:p>
          </table:table-cell>
          <table:table-cell table:formula="of:=CONCATENATE(&quot;'&quot;;[.D23];&quot;'&quot;;&quot;,&quot;)" office:value-type="string" office:string-value="'error'," calcext:value-type="string">
            <text:p>'error',</text:p>
          </table:table-cell>
          <table:table-cell table:formula="of:=CONCATENATE(&quot;'&quot;;[.E23];&quot;'&quot;;&quot;,&quot;)" office:value-type="string" office:string-value="'error'," calcext:value-type="string">
            <text:p>'error',</text:p>
          </table:table-cell>
          <table:table-cell table:formula="of:=CONCATENATE(&quot;'&quot;;[.F23];&quot;'&quot;;&quot;,&quot;)" office:value-type="string" office:string-value="'error'," calcext:value-type="string">
            <text:p>'error',</text:p>
          </table:table-cell>
          <table:table-cell table:formula="of:=CONCATENATE(&quot;'&quot;;[.G23];&quot;'&quot;;&quot;,&quot;)" office:value-type="string" office:string-value="'error'," calcext:value-type="string">
            <text:p>'error',</text:p>
          </table:table-cell>
          <table:table-cell table:formula="of:=CONCATENATE(&quot;'&quot;;[.H23];&quot;'&quot;;&quot;,&quot;)" office:value-type="string" office:string-value="'error'," calcext:value-type="string">
            <text:p>'error',</text:p>
          </table:table-cell>
          <table:table-cell table:formula="of:=CONCATENATE(&quot;'&quot;;[.I23];&quot;'&quot;;&quot;,&quot;)" office:value-type="string" office:string-value="'error'," calcext:value-type="string">
            <text:p>'error',</text:p>
          </table:table-cell>
          <table:table-cell table:formula="of:=CONCATENATE(&quot;'&quot;;[.J23];&quot;'&quot;;&quot;,&quot;)" office:value-type="string" office:string-value="'error'," calcext:value-type="string">
            <text:p>'error',</text:p>
          </table:table-cell>
          <table:table-cell table:formula="of:=CONCATENATE(&quot;'&quot;;[.K23];&quot;'&quot;;&quot;,&quot;)" office:value-type="string" office:string-value="'error'," calcext:value-type="string">
            <text:p>'error',</text:p>
          </table:table-cell>
          <table:table-cell table:formula="of:=CONCATENATE(&quot;'&quot;;[.L23];&quot;'&quot;;&quot;,&quot;)" office:value-type="string" office:string-value="'error'," calcext:value-type="string">
            <text:p>'error',</text:p>
          </table:table-cell>
          <table:table-cell table:formula="of:=CONCATENATE(&quot;'&quot;;[.M23];&quot;'&quot;;&quot;,&quot;)" office:value-type="string" office:string-value="'error'," calcext:value-type="string">
            <text:p>'error',</text:p>
          </table:table-cell>
          <table:table-cell table:formula="of:=CONCATENATE(&quot;'&quot;;[.N23];&quot;'&quot;;&quot;,&quot;)" office:value-type="string" office:string-value="'error'," calcext:value-type="string">
            <text:p>'error',</text:p>
          </table:table-cell>
          <table:table-cell table:formula="of:=CONCATENATE(&quot;'&quot;;[.O23];&quot;'&quot;;&quot;,&quot;)" office:value-type="string" office:string-value="'error'," calcext:value-type="string">
            <text:p>'error',</text:p>
          </table:table-cell>
          <table:table-cell table:formula="of:=CONCATENATE(&quot;'&quot;;[.P23];&quot;'&quot;;&quot;,&quot;)" office:value-type="string" office:string-value="'error'," calcext:value-type="string">
            <text:p>'error',</text:p>
          </table:table-cell>
          <table:table-cell table:formula="of:=CONCATENATE(&quot;'&quot;;[.Q23];&quot;'&quot;;&quot;,&quot;)" office:value-type="string" office:string-value="'error'," calcext:value-type="string">
            <text:p>'error',</text:p>
          </table:table-cell>
          <table:table-cell table:formula="of:=CONCATENATE(&quot;'&quot;;[.R23];&quot;'&quot;;&quot;,&quot;)" office:value-type="string" office:string-value="'error'," calcext:value-type="string">
            <text:p>'error',</text:p>
          </table:table-cell>
          <table:table-cell table:formula="of:=CONCATENATE(&quot;'&quot;;[.S23];&quot;'&quot;;&quot;,&quot;)" office:value-type="string" office:string-value="'error'," calcext:value-type="string">
            <text:p>'error',</text:p>
          </table:table-cell>
          <table:table-cell table:formula="of:=CONCATENATE(&quot;'&quot;;[.T23];&quot;'&quot;;&quot;,&quot;)" office:value-type="string" office:string-value="'error'," calcext:value-type="string">
            <text:p>'error',</text:p>
          </table:table-cell>
          <table:table-cell table:formula="of:=CONCATENATE(&quot;'&quot;;[.U23];&quot;'&quot;;&quot;,&quot;)" office:value-type="string" office:string-value="'error'," calcext:value-type="string">
            <text:p>'error',</text:p>
          </table:table-cell>
          <table:table-cell table:formula="of:=CONCATENATE(&quot;'&quot;;[.V23];&quot;'&quot;;&quot;,&quot;)" office:value-type="string" office:string-value="'error'," calcext:value-type="string">
            <text:p>'error',</text:p>
          </table:table-cell>
          <table:table-cell table:formula="of:=CONCATENATE(&quot;'&quot;;[.W23];&quot;'&quot;;&quot;,&quot;)" office:value-type="string" office:string-value="'error'," calcext:value-type="string">
            <text:p>'error',</text:p>
          </table:table-cell>
          <table:table-cell table:formula="of:=CONCATENATE(&quot;'&quot;;[.X23];&quot;'&quot;;&quot;,&quot;)" office:value-type="string" office:string-value="'error'," calcext:value-type="string">
            <text:p>'error',</text:p>
          </table:table-cell>
          <table:table-cell table:formula="of:=CONCATENATE(&quot;'&quot;;[.Y23];&quot;'&quot;;&quot;,&quot;)" office:value-type="string" office:string-value="'error'," calcext:value-type="string">
            <text:p>'error',</text:p>
          </table:table-cell>
          <table:table-cell table:formula="of:=CONCATENATE(&quot;'&quot;;[.Z23];&quot;'&quot;;&quot;,&quot;)" office:value-type="string" office:string-value="'error'," calcext:value-type="string">
            <text:p>'error',</text:p>
          </table:table-cell>
          <table:table-cell table:formula="of:=CONCATENATE(&quot;'&quot;;[.AA23];&quot;'&quot;;&quot;,&quot;)" office:value-type="string" office:string-value="'error'," calcext:value-type="string">
            <text:p>'error',</text:p>
          </table:table-cell>
          <table:table-cell table:formula="of:=CONCATENATE(&quot;'&quot;;[.AB23];&quot;'&quot;;&quot;,&quot;)" office:value-type="string" office:string-value="'error'," calcext:value-type="string">
            <text:p>'error',</text:p>
          </table:table-cell>
          <table:table-cell table:formula="of:=CONCATENATE(&quot;'&quot;;[.AC23];&quot;'&quot;;&quot;,&quot;)" office:value-type="string" office:string-value="'error'," calcext:value-type="string">
            <text:p>'error',</text:p>
          </table:table-cell>
          <table:table-cell table:formula="of:=CONCATENATE(&quot;'&quot;;[.AD23];&quot;'&quot;;&quot;,&quot;)" office:value-type="string" office:string-value="'error'," calcext:value-type="string">
            <text:p>'error',</text:p>
          </table:table-cell>
          <table:table-cell table:formula="of:=CONCATENATE(&quot;'&quot;;[.AE23];&quot;'&quot;;&quot;,&quot;)" office:value-type="string" office:string-value="'error'," calcext:value-type="string">
            <text:p>'error',</text:p>
          </table:table-cell>
          <table:table-cell table:formula="of:=CONCATENATE(&quot;'&quot;;[.AF23];&quot;'&quot;;&quot;,&quot;)" office:value-type="string" office:string-value="'error'," calcext:value-type="string">
            <text:p>'error',</text:p>
          </table:table-cell>
          <table:table-cell table:formula="of:=CONCATENATE(&quot;'&quot;;[.AG23];&quot;'&quot;;&quot;,&quot;)" office:value-type="string" office:string-value="'error'," calcext:value-type="string">
            <text:p>'error',</text:p>
          </table:table-cell>
          <table:table-cell table:formula="of:=CONCATENATE(&quot;'&quot;;[.AH23];&quot;'&quot;;&quot;,&quot;)" office:value-type="string" office:string-value="'error'," calcext:value-type="string">
            <text:p>'error',</text:p>
          </table:table-cell>
          <table:table-cell table:formula="of:=CONCATENATE(&quot;'&quot;;[.AI23];&quot;'&quot;;&quot;,&quot;)" office:value-type="string" office:string-value="'error'," calcext:value-type="string">
            <text:p>'error',</text:p>
          </table:table-cell>
          <table:table-cell table:formula="of:=CONCATENATE(&quot;'&quot;;[.AJ23];&quot;'&quot;;&quot;,&quot;)" office:value-type="string" office:string-value="'error'," calcext:value-type="string">
            <text:p>'error',</text:p>
          </table:table-cell>
          <table:table-cell table:formula="of:=CONCATENATE(&quot;'&quot;;[.AK23];&quot;'&quot;;&quot;,&quot;)" office:value-type="string" office:string-value="'error'," calcext:value-type="string">
            <text:p>'error',</text:p>
          </table:table-cell>
          <table:table-cell table:formula="of:=CONCATENATE(&quot;'&quot;;[.AL23];&quot;'&quot;;&quot;,&quot;)" office:value-type="string" office:string-value="'error'," calcext:value-type="string">
            <text:p>'error',</text:p>
          </table:table-cell>
          <table:table-cell table:formula="of:=CONCATENATE(&quot;'&quot;;[.AM23];&quot;'&quot;;&quot;,&quot;)" office:value-type="string" office:string-value="'error'," calcext:value-type="string">
            <text:p>'error',</text:p>
          </table:table-cell>
          <table:table-cell table:formula="of:=CONCATENATE(&quot;'&quot;;[.AN23];&quot;'&quot;;&quot;,&quot;)" office:value-type="string" office:string-value="'error'," calcext:value-type="string">
            <text:p>'error',</text:p>
          </table:table-cell>
          <table:table-cell table:formula="of:=CONCATENATE(&quot;'&quot;;[.AO23];&quot;'&quot;;&quot;,&quot;)" office:value-type="string" office:string-value="'error'," calcext:value-type="string">
            <text:p>'error',</text:p>
          </table:table-cell>
          <table:table-cell table:formula="of:=CONCATENATE(&quot;'&quot;;[.AP23];&quot;'&quot;;&quot;,&quot;)" office:value-type="string" office:string-value="'error'," calcext:value-type="string">
            <text:p>'error',</text:p>
          </table:table-cell>
          <table:table-cell table:formula="of:=CONCATENATE(&quot;'&quot;;[.AQ23];&quot;'&quot;;&quot;,&quot;)" office:value-type="string" office:string-value="'error'," calcext:value-type="string">
            <text:p>'error',</text:p>
          </table:table-cell>
          <table:table-cell table:formula="of:=CONCATENATE(&quot;'&quot;;[.AR23];&quot;'&quot;;&quot;,&quot;)" office:value-type="string" office:string-value="'error'," calcext:value-type="string">
            <text:p>'error',</text:p>
          </table:table-cell>
          <table:table-cell table:formula="of:=CONCATENATE(&quot;'&quot;;[.AS23];&quot;'&quot;;&quot;,&quot;)" office:value-type="string" office:string-value="'error'," calcext:value-type="string">
            <text:p>'error',</text:p>
          </table:table-cell>
          <table:table-cell table:formula="of:=CONCATENATE(&quot;'&quot;;[.AT23];&quot;'&quot;;&quot;,&quot;)" office:value-type="string" office:string-value="'55'," calcext:value-type="string">
            <text:p>'55',</text:p>
          </table:table-cell>
          <table:table-cell table:formula="of:=CONCATENATE(&quot;'&quot;;[.AU23];&quot;'&quot;;&quot;,&quot;)" office:value-type="string" office:string-value="'error'," calcext:value-type="string">
            <text:p>'error',</text:p>
          </table:table-cell>
          <table:table-cell table:formula="of:=CONCATENATE(&quot;'&quot;;[.AV23];&quot;'&quot;;&quot;,&quot;)" office:value-type="string" office:string-value="'error'," calcext:value-type="string">
            <text:p>'error',</text:p>
          </table:table-cell>
          <table:table-cell table:formula="of:=CONCATENATE(&quot;'&quot;;[.AW23];&quot;'&quot;;&quot;,&quot;)" office:value-type="string" office:string-value="'error'," calcext:value-type="string">
            <text:p>'error',</text:p>
          </table:table-cell>
          <table:table-cell table:formula="of:=CONCATENATE(&quot;'&quot;;[.AX23];&quot;'&quot;;&quot;,&quot;)" office:value-type="string" office:string-value="'error'," calcext:value-type="string">
            <text:p>'error',</text:p>
          </table:table-cell>
          <table:table-cell table:formula="of:=CONCATENATE(&quot;'&quot;;[.AY23];&quot;'&quot;;&quot;,&quot;)" office:value-type="string" office:string-value="'error'," calcext:value-type="string">
            <text:p>'error',</text:p>
          </table:table-cell>
          <table:table-cell table:formula="of:=CONCATENATE(&quot;'&quot;;[.AZ23];&quot;'&quot;;&quot;,&quot;)" office:value-type="string" office:string-value="'error'," calcext:value-type="string">
            <text:p>'error',</text:p>
          </table:table-cell>
          <table:table-cell table:formula="of:=CONCATENATE(&quot;'&quot;;[.BA23];&quot;'&quot;;&quot;,&quot;)" office:value-type="string" office:string-value="'54'," calcext:value-type="string">
            <text:p>'54',</text:p>
          </table:table-cell>
          <table:table-cell table:formula="of:=CONCATENATE(&quot;'&quot;;[.BB23];&quot;'&quot;;&quot;,&quot;)" office:value-type="string" office:string-value="'error'," calcext:value-type="string">
            <text:p>'error',</text:p>
          </table:table-cell>
          <table:table-cell table:formula="of:=CONCATENATE(&quot;'&quot;;[.BC23];&quot;'&quot;;&quot;,&quot;)" office:value-type="string" office:string-value="'error'," calcext:value-type="string">
            <text:p>'error',</text:p>
          </table:table-cell>
          <table:table-cell table:formula="of:=CONCATENATE(&quot;'&quot;;[.BD23];&quot;'&quot;;&quot;,&quot;)" office:value-type="string" office:string-value="'error'," calcext:value-type="string">
            <text:p>'error',</text:p>
          </table:table-cell>
          <table:table-cell table:formula="of:=CONCATENATE(&quot;'&quot;;[.BE23];&quot;'&quot;;&quot;,&quot;)" office:value-type="string" office:string-value="'error'," calcext:value-type="string">
            <text:p>'error',</text:p>
          </table:table-cell>
          <table:table-cell table:formula="of:=CONCATENATE(&quot;'&quot;;[.BF23];&quot;'&quot;;&quot;,&quot;)" office:value-type="string" office:string-value="'error'," calcext:value-type="string">
            <text:p>'error',</text:p>
          </table:table-cell>
          <table:table-cell table:formula="of:=CONCATENATE(&quot;'&quot;;[.BG23];&quot;'&quot;;&quot;,&quot;)" office:value-type="string" office:string-value="'error'," calcext:value-type="string">
            <text:p>'error',</text:p>
          </table:table-cell>
          <table:table-cell table:formula="of:=CONCATENATE(&quot;'&quot;;[.BH23];&quot;'&quot;;&quot;,&quot;)" office:value-type="string" office:string-value="'error'," calcext:value-type="string">
            <text:p>'error',</text:p>
          </table:table-cell>
          <table:table-cell table:formula="of:=CONCATENATE(&quot;'&quot;;[.BI23];&quot;'&quot;;&quot;,&quot;)" office:value-type="string" office:string-value="'error'," calcext:value-type="string">
            <text:p>'error',</text:p>
          </table:table-cell>
          <table:table-cell table:formula="of:=CONCATENATE(&quot;'&quot;;[.BJ23];&quot;'&quot;;&quot;,&quot;)" office:value-type="string" office:string-value="'error'," calcext:value-type="string">
            <text:p>'error',</text:p>
          </table:table-cell>
          <table:table-cell table:formula="of:=CONCATENATE(&quot;'&quot;;[.BK23];&quot;'&quot;;&quot;,&quot;)" office:value-type="string" office:string-value="'error'," calcext:value-type="string">
            <text:p>'error',</text:p>
          </table:table-cell>
          <table:table-cell table:formula="of:=CONCATENATE(&quot;'&quot;;[.BL23];&quot;'&quot;;&quot;,&quot;)" office:value-type="string" office:string-value="'error'," calcext:value-type="string">
            <text:p>'error',</text:p>
          </table:table-cell>
          <table:table-cell table:formula="of:=CONCATENATE(&quot;'&quot;;[.BM23];&quot;'&quot;;&quot;,&quot;)" office:value-type="string" office:string-value="'error'," calcext:value-type="string">
            <text:p>'error',</text:p>
          </table:table-cell>
          <table:table-cell table:formula="of:=CONCATENATE(&quot;'&quot;;[.BN23];&quot;'&quot;;&quot;,&quot;)" office:value-type="string" office:string-value="'error'," calcext:value-type="string">
            <text:p>'error',</text:p>
          </table:table-cell>
          <table:table-cell table:formula="of:=CONCATENATE(&quot;'&quot;;[.BO23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4];&quot;'&quot;;&quot;,&quot;)" office:value-type="string" office:string-value="['57'," calcext:value-type="string">
            <text:p>['57',</text:p>
          </table:table-cell>
          <table:table-cell table:formula="of:=CONCATENATE(&quot;'&quot;;[.D24];&quot;'&quot;;&quot;,&quot;)" office:value-type="string" office:string-value="'error'," calcext:value-type="string">
            <text:p>'error',</text:p>
          </table:table-cell>
          <table:table-cell table:formula="of:=CONCATENATE(&quot;'&quot;;[.E24];&quot;'&quot;;&quot;,&quot;)" office:value-type="string" office:string-value="'error'," calcext:value-type="string">
            <text:p>'error',</text:p>
          </table:table-cell>
          <table:table-cell table:formula="of:=CONCATENATE(&quot;'&quot;;[.F24];&quot;'&quot;;&quot;,&quot;)" office:value-type="string" office:string-value="'error'," calcext:value-type="string">
            <text:p>'error',</text:p>
          </table:table-cell>
          <table:table-cell table:formula="of:=CONCATENATE(&quot;'&quot;;[.G24];&quot;'&quot;;&quot;,&quot;)" office:value-type="string" office:string-value="'error'," calcext:value-type="string">
            <text:p>'error',</text:p>
          </table:table-cell>
          <table:table-cell table:formula="of:=CONCATENATE(&quot;'&quot;;[.H24];&quot;'&quot;;&quot;,&quot;)" office:value-type="string" office:string-value="'error'," calcext:value-type="string">
            <text:p>'error',</text:p>
          </table:table-cell>
          <table:table-cell table:formula="of:=CONCATENATE(&quot;'&quot;;[.I24];&quot;'&quot;;&quot;,&quot;)" office:value-type="string" office:string-value="'error'," calcext:value-type="string">
            <text:p>'error',</text:p>
          </table:table-cell>
          <table:table-cell table:formula="of:=CONCATENATE(&quot;'&quot;;[.J24];&quot;'&quot;;&quot;,&quot;)" office:value-type="string" office:string-value="'error'," calcext:value-type="string">
            <text:p>'error',</text:p>
          </table:table-cell>
          <table:table-cell table:formula="of:=CONCATENATE(&quot;'&quot;;[.K24];&quot;'&quot;;&quot;,&quot;)" office:value-type="string" office:string-value="'error'," calcext:value-type="string">
            <text:p>'error',</text:p>
          </table:table-cell>
          <table:table-cell table:formula="of:=CONCATENATE(&quot;'&quot;;[.L24];&quot;'&quot;;&quot;,&quot;)" office:value-type="string" office:string-value="'error'," calcext:value-type="string">
            <text:p>'error',</text:p>
          </table:table-cell>
          <table:table-cell table:formula="of:=CONCATENATE(&quot;'&quot;;[.M24];&quot;'&quot;;&quot;,&quot;)" office:value-type="string" office:string-value="'57'," calcext:value-type="string">
            <text:p>'57',</text:p>
          </table:table-cell>
          <table:table-cell table:formula="of:=CONCATENATE(&quot;'&quot;;[.N24];&quot;'&quot;;&quot;,&quot;)" office:value-type="string" office:string-value="'error'," calcext:value-type="string">
            <text:p>'error',</text:p>
          </table:table-cell>
          <table:table-cell table:formula="of:=CONCATENATE(&quot;'&quot;;[.O24];&quot;'&quot;;&quot;,&quot;)" office:value-type="string" office:string-value="'57'," calcext:value-type="string">
            <text:p>'57',</text:p>
          </table:table-cell>
          <table:table-cell table:formula="of:=CONCATENATE(&quot;'&quot;;[.P24];&quot;'&quot;;&quot;,&quot;)" office:value-type="string" office:string-value="'57'," calcext:value-type="string">
            <text:p>'57',</text:p>
          </table:table-cell>
          <table:table-cell table:formula="of:=CONCATENATE(&quot;'&quot;;[.Q24];&quot;'&quot;;&quot;,&quot;)" office:value-type="string" office:string-value="'57'," calcext:value-type="string">
            <text:p>'57',</text:p>
          </table:table-cell>
          <table:table-cell table:formula="of:=CONCATENATE(&quot;'&quot;;[.R24];&quot;'&quot;;&quot;,&quot;)" office:value-type="string" office:string-value="'57'," calcext:value-type="string">
            <text:p>'57',</text:p>
          </table:table-cell>
          <table:table-cell table:formula="of:=CONCATENATE(&quot;'&quot;;[.S24];&quot;'&quot;;&quot;,&quot;)" office:value-type="string" office:string-value="'error'," calcext:value-type="string">
            <text:p>'error',</text:p>
          </table:table-cell>
          <table:table-cell table:formula="of:=CONCATENATE(&quot;'&quot;;[.T24];&quot;'&quot;;&quot;,&quot;)" office:value-type="string" office:string-value="'57'," calcext:value-type="string">
            <text:p>'57',</text:p>
          </table:table-cell>
          <table:table-cell table:formula="of:=CONCATENATE(&quot;'&quot;;[.U24];&quot;'&quot;;&quot;,&quot;)" office:value-type="string" office:string-value="'57'," calcext:value-type="string">
            <text:p>'57',</text:p>
          </table:table-cell>
          <table:table-cell table:formula="of:=CONCATENATE(&quot;'&quot;;[.V24];&quot;'&quot;;&quot;,&quot;)" office:value-type="string" office:string-value="'error'," calcext:value-type="string">
            <text:p>'error',</text:p>
          </table:table-cell>
          <table:table-cell table:formula="of:=CONCATENATE(&quot;'&quot;;[.W24];&quot;'&quot;;&quot;,&quot;)" office:value-type="string" office:string-value="'error'," calcext:value-type="string">
            <text:p>'error',</text:p>
          </table:table-cell>
          <table:table-cell table:formula="of:=CONCATENATE(&quot;'&quot;;[.X24];&quot;'&quot;;&quot;,&quot;)" office:value-type="string" office:string-value="'error'," calcext:value-type="string">
            <text:p>'error',</text:p>
          </table:table-cell>
          <table:table-cell table:formula="of:=CONCATENATE(&quot;'&quot;;[.Y24];&quot;'&quot;;&quot;,&quot;)" office:value-type="string" office:string-value="'error'," calcext:value-type="string">
            <text:p>'error',</text:p>
          </table:table-cell>
          <table:table-cell table:formula="of:=CONCATENATE(&quot;'&quot;;[.Z24];&quot;'&quot;;&quot;,&quot;)" office:value-type="string" office:string-value="'error'," calcext:value-type="string">
            <text:p>'error',</text:p>
          </table:table-cell>
          <table:table-cell table:formula="of:=CONCATENATE(&quot;'&quot;;[.AA24];&quot;'&quot;;&quot;,&quot;)" office:value-type="string" office:string-value="'error'," calcext:value-type="string">
            <text:p>'error',</text:p>
          </table:table-cell>
          <table:table-cell table:formula="of:=CONCATENATE(&quot;'&quot;;[.AB24];&quot;'&quot;;&quot;,&quot;)" office:value-type="string" office:string-value="'error'," calcext:value-type="string">
            <text:p>'error',</text:p>
          </table:table-cell>
          <table:table-cell table:formula="of:=CONCATENATE(&quot;'&quot;;[.AC24];&quot;'&quot;;&quot;,&quot;)" office:value-type="string" office:string-value="'error'," calcext:value-type="string">
            <text:p>'error',</text:p>
          </table:table-cell>
          <table:table-cell table:formula="of:=CONCATENATE(&quot;'&quot;;[.AD24];&quot;'&quot;;&quot;,&quot;)" office:value-type="string" office:string-value="'error'," calcext:value-type="string">
            <text:p>'error',</text:p>
          </table:table-cell>
          <table:table-cell table:formula="of:=CONCATENATE(&quot;'&quot;;[.AE24];&quot;'&quot;;&quot;,&quot;)" office:value-type="string" office:string-value="'error'," calcext:value-type="string">
            <text:p>'error',</text:p>
          </table:table-cell>
          <table:table-cell table:formula="of:=CONCATENATE(&quot;'&quot;;[.AF24];&quot;'&quot;;&quot;,&quot;)" office:value-type="string" office:string-value="'error'," calcext:value-type="string">
            <text:p>'error',</text:p>
          </table:table-cell>
          <table:table-cell table:formula="of:=CONCATENATE(&quot;'&quot;;[.AG24];&quot;'&quot;;&quot;,&quot;)" office:value-type="string" office:string-value="'error'," calcext:value-type="string">
            <text:p>'error',</text:p>
          </table:table-cell>
          <table:table-cell table:formula="of:=CONCATENATE(&quot;'&quot;;[.AH24];&quot;'&quot;;&quot;,&quot;)" office:value-type="string" office:string-value="'error'," calcext:value-type="string">
            <text:p>'error',</text:p>
          </table:table-cell>
          <table:table-cell table:formula="of:=CONCATENATE(&quot;'&quot;;[.AI24];&quot;'&quot;;&quot;,&quot;)" office:value-type="string" office:string-value="'56'," calcext:value-type="string">
            <text:p>'56',</text:p>
          </table:table-cell>
          <table:table-cell table:formula="of:=CONCATENATE(&quot;'&quot;;[.AJ24];&quot;'&quot;;&quot;,&quot;)" office:value-type="string" office:string-value="'57'," calcext:value-type="string">
            <text:p>'57',</text:p>
          </table:table-cell>
          <table:table-cell table:formula="of:=CONCATENATE(&quot;'&quot;;[.AK24];&quot;'&quot;;&quot;,&quot;)" office:value-type="string" office:string-value="'error'," calcext:value-type="string">
            <text:p>'error',</text:p>
          </table:table-cell>
          <table:table-cell table:formula="of:=CONCATENATE(&quot;'&quot;;[.AL24];&quot;'&quot;;&quot;,&quot;)" office:value-type="string" office:string-value="'error'," calcext:value-type="string">
            <text:p>'error',</text:p>
          </table:table-cell>
          <table:table-cell table:formula="of:=CONCATENATE(&quot;'&quot;;[.AM24];&quot;'&quot;;&quot;,&quot;)" office:value-type="string" office:string-value="'error'," calcext:value-type="string">
            <text:p>'error',</text:p>
          </table:table-cell>
          <table:table-cell table:formula="of:=CONCATENATE(&quot;'&quot;;[.AN24];&quot;'&quot;;&quot;,&quot;)" office:value-type="string" office:string-value="'error'," calcext:value-type="string">
            <text:p>'error',</text:p>
          </table:table-cell>
          <table:table-cell table:formula="of:=CONCATENATE(&quot;'&quot;;[.AO24];&quot;'&quot;;&quot;,&quot;)" office:value-type="string" office:string-value="'error'," calcext:value-type="string">
            <text:p>'error',</text:p>
          </table:table-cell>
          <table:table-cell table:formula="of:=CONCATENATE(&quot;'&quot;;[.AP24];&quot;'&quot;;&quot;,&quot;)" office:value-type="string" office:string-value="'error'," calcext:value-type="string">
            <text:p>'error',</text:p>
          </table:table-cell>
          <table:table-cell table:formula="of:=CONCATENATE(&quot;'&quot;;[.AQ24];&quot;'&quot;;&quot;,&quot;)" office:value-type="string" office:string-value="'error'," calcext:value-type="string">
            <text:p>'error',</text:p>
          </table:table-cell>
          <table:table-cell table:formula="of:=CONCATENATE(&quot;'&quot;;[.AR24];&quot;'&quot;;&quot;,&quot;)" office:value-type="string" office:string-value="'error'," calcext:value-type="string">
            <text:p>'error',</text:p>
          </table:table-cell>
          <table:table-cell table:formula="of:=CONCATENATE(&quot;'&quot;;[.AS24];&quot;'&quot;;&quot;,&quot;)" office:value-type="string" office:string-value="'error'," calcext:value-type="string">
            <text:p>'error',</text:p>
          </table:table-cell>
          <table:table-cell table:formula="of:=CONCATENATE(&quot;'&quot;;[.AT24];&quot;'&quot;;&quot;,&quot;)" office:value-type="string" office:string-value="'error'," calcext:value-type="string">
            <text:p>'error',</text:p>
          </table:table-cell>
          <table:table-cell table:formula="of:=CONCATENATE(&quot;'&quot;;[.AU24];&quot;'&quot;;&quot;,&quot;)" office:value-type="string" office:string-value="'error'," calcext:value-type="string">
            <text:p>'error',</text:p>
          </table:table-cell>
          <table:table-cell table:formula="of:=CONCATENATE(&quot;'&quot;;[.AV24];&quot;'&quot;;&quot;,&quot;)" office:value-type="string" office:string-value="'error'," calcext:value-type="string">
            <text:p>'error',</text:p>
          </table:table-cell>
          <table:table-cell table:formula="of:=CONCATENATE(&quot;'&quot;;[.AW24];&quot;'&quot;;&quot;,&quot;)" office:value-type="string" office:string-value="'error'," calcext:value-type="string">
            <text:p>'error',</text:p>
          </table:table-cell>
          <table:table-cell table:formula="of:=CONCATENATE(&quot;'&quot;;[.AX24];&quot;'&quot;;&quot;,&quot;)" office:value-type="string" office:string-value="'error'," calcext:value-type="string">
            <text:p>'error',</text:p>
          </table:table-cell>
          <table:table-cell table:formula="of:=CONCATENATE(&quot;'&quot;;[.AY24];&quot;'&quot;;&quot;,&quot;)" office:value-type="string" office:string-value="'error'," calcext:value-type="string">
            <text:p>'error',</text:p>
          </table:table-cell>
          <table:table-cell table:formula="of:=CONCATENATE(&quot;'&quot;;[.AZ24];&quot;'&quot;;&quot;,&quot;)" office:value-type="string" office:string-value="'error'," calcext:value-type="string">
            <text:p>'error',</text:p>
          </table:table-cell>
          <table:table-cell table:formula="of:=CONCATENATE(&quot;'&quot;;[.BA24];&quot;'&quot;;&quot;,&quot;)" office:value-type="string" office:string-value="'error'," calcext:value-type="string">
            <text:p>'error',</text:p>
          </table:table-cell>
          <table:table-cell table:formula="of:=CONCATENATE(&quot;'&quot;;[.BB24];&quot;'&quot;;&quot;,&quot;)" office:value-type="string" office:string-value="'error'," calcext:value-type="string">
            <text:p>'error',</text:p>
          </table:table-cell>
          <table:table-cell table:formula="of:=CONCATENATE(&quot;'&quot;;[.BC24];&quot;'&quot;;&quot;,&quot;)" office:value-type="string" office:string-value="'error'," calcext:value-type="string">
            <text:p>'error',</text:p>
          </table:table-cell>
          <table:table-cell table:formula="of:=CONCATENATE(&quot;'&quot;;[.BD24];&quot;'&quot;;&quot;,&quot;)" office:value-type="string" office:string-value="'error'," calcext:value-type="string">
            <text:p>'error',</text:p>
          </table:table-cell>
          <table:table-cell table:formula="of:=CONCATENATE(&quot;'&quot;;[.BE24];&quot;'&quot;;&quot;,&quot;)" office:value-type="string" office:string-value="'error'," calcext:value-type="string">
            <text:p>'error',</text:p>
          </table:table-cell>
          <table:table-cell table:formula="of:=CONCATENATE(&quot;'&quot;;[.BF24];&quot;'&quot;;&quot;,&quot;)" office:value-type="string" office:string-value="'error'," calcext:value-type="string">
            <text:p>'error',</text:p>
          </table:table-cell>
          <table:table-cell table:formula="of:=CONCATENATE(&quot;'&quot;;[.BG24];&quot;'&quot;;&quot;,&quot;)" office:value-type="string" office:string-value="'error'," calcext:value-type="string">
            <text:p>'error',</text:p>
          </table:table-cell>
          <table:table-cell table:formula="of:=CONCATENATE(&quot;'&quot;;[.BH24];&quot;'&quot;;&quot;,&quot;)" office:value-type="string" office:string-value="'error'," calcext:value-type="string">
            <text:p>'error',</text:p>
          </table:table-cell>
          <table:table-cell table:formula="of:=CONCATENATE(&quot;'&quot;;[.BI24];&quot;'&quot;;&quot;,&quot;)" office:value-type="string" office:string-value="'error'," calcext:value-type="string">
            <text:p>'error',</text:p>
          </table:table-cell>
          <table:table-cell table:formula="of:=CONCATENATE(&quot;'&quot;;[.BJ24];&quot;'&quot;;&quot;,&quot;)" office:value-type="string" office:string-value="'error'," calcext:value-type="string">
            <text:p>'error',</text:p>
          </table:table-cell>
          <table:table-cell table:formula="of:=CONCATENATE(&quot;'&quot;;[.BK24];&quot;'&quot;;&quot;,&quot;)" office:value-type="string" office:string-value="'error'," calcext:value-type="string">
            <text:p>'error',</text:p>
          </table:table-cell>
          <table:table-cell table:formula="of:=CONCATENATE(&quot;'&quot;;[.BL24];&quot;'&quot;;&quot;,&quot;)" office:value-type="string" office:string-value="'error'," calcext:value-type="string">
            <text:p>'error',</text:p>
          </table:table-cell>
          <table:table-cell table:formula="of:=CONCATENATE(&quot;'&quot;;[.BM24];&quot;'&quot;;&quot;,&quot;)" office:value-type="string" office:string-value="'error'," calcext:value-type="string">
            <text:p>'error',</text:p>
          </table:table-cell>
          <table:table-cell table:formula="of:=CONCATENATE(&quot;'&quot;;[.BN24];&quot;'&quot;;&quot;,&quot;)" office:value-type="string" office:string-value="'error'," calcext:value-type="string">
            <text:p>'error',</text:p>
          </table:table-cell>
          <table:table-cell table:formula="of:=CONCATENATE(&quot;'&quot;;[.BO24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5];&quot;'&quot;;&quot;,&quot;)" office:value-type="string" office:string-value="['58'," calcext:value-type="string">
            <text:p>['58',</text:p>
          </table:table-cell>
          <table:table-cell table:formula="of:=CONCATENATE(&quot;'&quot;;[.D25];&quot;'&quot;;&quot;,&quot;)" office:value-type="string" office:string-value="'error'," calcext:value-type="string">
            <text:p>'error',</text:p>
          </table:table-cell>
          <table:table-cell table:formula="of:=CONCATENATE(&quot;'&quot;;[.E25];&quot;'&quot;;&quot;,&quot;)" office:value-type="string" office:string-value="'error'," calcext:value-type="string">
            <text:p>'error',</text:p>
          </table:table-cell>
          <table:table-cell table:formula="of:=CONCATENATE(&quot;'&quot;;[.F25];&quot;'&quot;;&quot;,&quot;)" office:value-type="string" office:string-value="'error'," calcext:value-type="string">
            <text:p>'error',</text:p>
          </table:table-cell>
          <table:table-cell table:formula="of:=CONCATENATE(&quot;'&quot;;[.G25];&quot;'&quot;;&quot;,&quot;)" office:value-type="string" office:string-value="'error'," calcext:value-type="string">
            <text:p>'error',</text:p>
          </table:table-cell>
          <table:table-cell table:formula="of:=CONCATENATE(&quot;'&quot;;[.H25];&quot;'&quot;;&quot;,&quot;)" office:value-type="string" office:string-value="'error'," calcext:value-type="string">
            <text:p>'error',</text:p>
          </table:table-cell>
          <table:table-cell table:formula="of:=CONCATENATE(&quot;'&quot;;[.I25];&quot;'&quot;;&quot;,&quot;)" office:value-type="string" office:string-value="'error'," calcext:value-type="string">
            <text:p>'error',</text:p>
          </table:table-cell>
          <table:table-cell table:formula="of:=CONCATENATE(&quot;'&quot;;[.J25];&quot;'&quot;;&quot;,&quot;)" office:value-type="string" office:string-value="'error'," calcext:value-type="string">
            <text:p>'error',</text:p>
          </table:table-cell>
          <table:table-cell table:formula="of:=CONCATENATE(&quot;'&quot;;[.K25];&quot;'&quot;;&quot;,&quot;)" office:value-type="string" office:string-value="'error'," calcext:value-type="string">
            <text:p>'error',</text:p>
          </table:table-cell>
          <table:table-cell table:formula="of:=CONCATENATE(&quot;'&quot;;[.L25];&quot;'&quot;;&quot;,&quot;)" office:value-type="string" office:string-value="'error'," calcext:value-type="string">
            <text:p>'error',</text:p>
          </table:table-cell>
          <table:table-cell table:formula="of:=CONCATENATE(&quot;'&quot;;[.M25];&quot;'&quot;;&quot;,&quot;)" office:value-type="string" office:string-value="'58'," calcext:value-type="string">
            <text:p>'58',</text:p>
          </table:table-cell>
          <table:table-cell table:formula="of:=CONCATENATE(&quot;'&quot;;[.N25];&quot;'&quot;;&quot;,&quot;)" office:value-type="string" office:string-value="'error'," calcext:value-type="string">
            <text:p>'error',</text:p>
          </table:table-cell>
          <table:table-cell table:formula="of:=CONCATENATE(&quot;'&quot;;[.O25];&quot;'&quot;;&quot;,&quot;)" office:value-type="string" office:string-value="'58'," calcext:value-type="string">
            <text:p>'58',</text:p>
          </table:table-cell>
          <table:table-cell table:formula="of:=CONCATENATE(&quot;'&quot;;[.P25];&quot;'&quot;;&quot;,&quot;)" office:value-type="string" office:string-value="'58'," calcext:value-type="string">
            <text:p>'58',</text:p>
          </table:table-cell>
          <table:table-cell table:formula="of:=CONCATENATE(&quot;'&quot;;[.Q25];&quot;'&quot;;&quot;,&quot;)" office:value-type="string" office:string-value="'58'," calcext:value-type="string">
            <text:p>'58',</text:p>
          </table:table-cell>
          <table:table-cell table:formula="of:=CONCATENATE(&quot;'&quot;;[.R25];&quot;'&quot;;&quot;,&quot;)" office:value-type="string" office:string-value="'58'," calcext:value-type="string">
            <text:p>'58',</text:p>
          </table:table-cell>
          <table:table-cell table:formula="of:=CONCATENATE(&quot;'&quot;;[.S25];&quot;'&quot;;&quot;,&quot;)" office:value-type="string" office:string-value="'error'," calcext:value-type="string">
            <text:p>'error',</text:p>
          </table:table-cell>
          <table:table-cell table:formula="of:=CONCATENATE(&quot;'&quot;;[.T25];&quot;'&quot;;&quot;,&quot;)" office:value-type="string" office:string-value="'58'," calcext:value-type="string">
            <text:p>'58',</text:p>
          </table:table-cell>
          <table:table-cell table:formula="of:=CONCATENATE(&quot;'&quot;;[.U25];&quot;'&quot;;&quot;,&quot;)" office:value-type="string" office:string-value="'58'," calcext:value-type="string">
            <text:p>'58',</text:p>
          </table:table-cell>
          <table:table-cell table:formula="of:=CONCATENATE(&quot;'&quot;;[.V25];&quot;'&quot;;&quot;,&quot;)" office:value-type="string" office:string-value="'error'," calcext:value-type="string">
            <text:p>'error',</text:p>
          </table:table-cell>
          <table:table-cell table:formula="of:=CONCATENATE(&quot;'&quot;;[.W25];&quot;'&quot;;&quot;,&quot;)" office:value-type="string" office:string-value="'error'," calcext:value-type="string">
            <text:p>'error',</text:p>
          </table:table-cell>
          <table:table-cell table:formula="of:=CONCATENATE(&quot;'&quot;;[.X25];&quot;'&quot;;&quot;,&quot;)" office:value-type="string" office:string-value="'error'," calcext:value-type="string">
            <text:p>'error',</text:p>
          </table:table-cell>
          <table:table-cell table:formula="of:=CONCATENATE(&quot;'&quot;;[.Y25];&quot;'&quot;;&quot;,&quot;)" office:value-type="string" office:string-value="'error'," calcext:value-type="string">
            <text:p>'error',</text:p>
          </table:table-cell>
          <table:table-cell table:formula="of:=CONCATENATE(&quot;'&quot;;[.Z25];&quot;'&quot;;&quot;,&quot;)" office:value-type="string" office:string-value="'error'," calcext:value-type="string">
            <text:p>'error',</text:p>
          </table:table-cell>
          <table:table-cell table:formula="of:=CONCATENATE(&quot;'&quot;;[.AA25];&quot;'&quot;;&quot;,&quot;)" office:value-type="string" office:string-value="'error'," calcext:value-type="string">
            <text:p>'error',</text:p>
          </table:table-cell>
          <table:table-cell table:formula="of:=CONCATENATE(&quot;'&quot;;[.AB25];&quot;'&quot;;&quot;,&quot;)" office:value-type="string" office:string-value="'error'," calcext:value-type="string">
            <text:p>'error',</text:p>
          </table:table-cell>
          <table:table-cell table:formula="of:=CONCATENATE(&quot;'&quot;;[.AC25];&quot;'&quot;;&quot;,&quot;)" office:value-type="string" office:string-value="'error'," calcext:value-type="string">
            <text:p>'error',</text:p>
          </table:table-cell>
          <table:table-cell table:formula="of:=CONCATENATE(&quot;'&quot;;[.AD25];&quot;'&quot;;&quot;,&quot;)" office:value-type="string" office:string-value="'error'," calcext:value-type="string">
            <text:p>'error',</text:p>
          </table:table-cell>
          <table:table-cell table:formula="of:=CONCATENATE(&quot;'&quot;;[.AE25];&quot;'&quot;;&quot;,&quot;)" office:value-type="string" office:string-value="'error'," calcext:value-type="string">
            <text:p>'error',</text:p>
          </table:table-cell>
          <table:table-cell table:formula="of:=CONCATENATE(&quot;'&quot;;[.AF25];&quot;'&quot;;&quot;,&quot;)" office:value-type="string" office:string-value="'error'," calcext:value-type="string">
            <text:p>'error',</text:p>
          </table:table-cell>
          <table:table-cell table:formula="of:=CONCATENATE(&quot;'&quot;;[.AG25];&quot;'&quot;;&quot;,&quot;)" office:value-type="string" office:string-value="'error'," calcext:value-type="string">
            <text:p>'error',</text:p>
          </table:table-cell>
          <table:table-cell table:formula="of:=CONCATENATE(&quot;'&quot;;[.AH25];&quot;'&quot;;&quot;,&quot;)" office:value-type="string" office:string-value="'error'," calcext:value-type="string">
            <text:p>'error',</text:p>
          </table:table-cell>
          <table:table-cell table:formula="of:=CONCATENATE(&quot;'&quot;;[.AI25];&quot;'&quot;;&quot;,&quot;)" office:value-type="string" office:string-value="'error'," calcext:value-type="string">
            <text:p>'error',</text:p>
          </table:table-cell>
          <table:table-cell table:formula="of:=CONCATENATE(&quot;'&quot;;[.AJ25];&quot;'&quot;;&quot;,&quot;)" office:value-type="string" office:string-value="'59'," calcext:value-type="string">
            <text:p>'59',</text:p>
          </table:table-cell>
          <table:table-cell table:formula="of:=CONCATENATE(&quot;'&quot;;[.AK25];&quot;'&quot;;&quot;,&quot;)" office:value-type="string" office:string-value="'error'," calcext:value-type="string">
            <text:p>'error',</text:p>
          </table:table-cell>
          <table:table-cell table:formula="of:=CONCATENATE(&quot;'&quot;;[.AL25];&quot;'&quot;;&quot;,&quot;)" office:value-type="string" office:string-value="'error'," calcext:value-type="string">
            <text:p>'error',</text:p>
          </table:table-cell>
          <table:table-cell table:formula="of:=CONCATENATE(&quot;'&quot;;[.AM25];&quot;'&quot;;&quot;,&quot;)" office:value-type="string" office:string-value="'error'," calcext:value-type="string">
            <text:p>'error',</text:p>
          </table:table-cell>
          <table:table-cell table:formula="of:=CONCATENATE(&quot;'&quot;;[.AN25];&quot;'&quot;;&quot;,&quot;)" office:value-type="string" office:string-value="'error'," calcext:value-type="string">
            <text:p>'error',</text:p>
          </table:table-cell>
          <table:table-cell table:formula="of:=CONCATENATE(&quot;'&quot;;[.AO25];&quot;'&quot;;&quot;,&quot;)" office:value-type="string" office:string-value="'error'," calcext:value-type="string">
            <text:p>'error',</text:p>
          </table:table-cell>
          <table:table-cell table:formula="of:=CONCATENATE(&quot;'&quot;;[.AP25];&quot;'&quot;;&quot;,&quot;)" office:value-type="string" office:string-value="'error'," calcext:value-type="string">
            <text:p>'error',</text:p>
          </table:table-cell>
          <table:table-cell table:formula="of:=CONCATENATE(&quot;'&quot;;[.AQ25];&quot;'&quot;;&quot;,&quot;)" office:value-type="string" office:string-value="'error'," calcext:value-type="string">
            <text:p>'error',</text:p>
          </table:table-cell>
          <table:table-cell table:formula="of:=CONCATENATE(&quot;'&quot;;[.AR25];&quot;'&quot;;&quot;,&quot;)" office:value-type="string" office:string-value="'error'," calcext:value-type="string">
            <text:p>'error',</text:p>
          </table:table-cell>
          <table:table-cell table:formula="of:=CONCATENATE(&quot;'&quot;;[.AS25];&quot;'&quot;;&quot;,&quot;)" office:value-type="string" office:string-value="'error'," calcext:value-type="string">
            <text:p>'error',</text:p>
          </table:table-cell>
          <table:table-cell table:formula="of:=CONCATENATE(&quot;'&quot;;[.AT25];&quot;'&quot;;&quot;,&quot;)" office:value-type="string" office:string-value="'error'," calcext:value-type="string">
            <text:p>'error',</text:p>
          </table:table-cell>
          <table:table-cell table:formula="of:=CONCATENATE(&quot;'&quot;;[.AU25];&quot;'&quot;;&quot;,&quot;)" office:value-type="string" office:string-value="'error'," calcext:value-type="string">
            <text:p>'error',</text:p>
          </table:table-cell>
          <table:table-cell table:formula="of:=CONCATENATE(&quot;'&quot;;[.AV25];&quot;'&quot;;&quot;,&quot;)" office:value-type="string" office:string-value="'error'," calcext:value-type="string">
            <text:p>'error',</text:p>
          </table:table-cell>
          <table:table-cell table:formula="of:=CONCATENATE(&quot;'&quot;;[.AW25];&quot;'&quot;;&quot;,&quot;)" office:value-type="string" office:string-value="'error'," calcext:value-type="string">
            <text:p>'error',</text:p>
          </table:table-cell>
          <table:table-cell table:formula="of:=CONCATENATE(&quot;'&quot;;[.AX25];&quot;'&quot;;&quot;,&quot;)" office:value-type="string" office:string-value="'error'," calcext:value-type="string">
            <text:p>'error',</text:p>
          </table:table-cell>
          <table:table-cell table:formula="of:=CONCATENATE(&quot;'&quot;;[.AY25];&quot;'&quot;;&quot;,&quot;)" office:value-type="string" office:string-value="'error'," calcext:value-type="string">
            <text:p>'error',</text:p>
          </table:table-cell>
          <table:table-cell table:formula="of:=CONCATENATE(&quot;'&quot;;[.AZ25];&quot;'&quot;;&quot;,&quot;)" office:value-type="string" office:string-value="'error'," calcext:value-type="string">
            <text:p>'error',</text:p>
          </table:table-cell>
          <table:table-cell table:formula="of:=CONCATENATE(&quot;'&quot;;[.BA25];&quot;'&quot;;&quot;,&quot;)" office:value-type="string" office:string-value="'error'," calcext:value-type="string">
            <text:p>'error',</text:p>
          </table:table-cell>
          <table:table-cell table:formula="of:=CONCATENATE(&quot;'&quot;;[.BB25];&quot;'&quot;;&quot;,&quot;)" office:value-type="string" office:string-value="'error'," calcext:value-type="string">
            <text:p>'error',</text:p>
          </table:table-cell>
          <table:table-cell table:formula="of:=CONCATENATE(&quot;'&quot;;[.BC25];&quot;'&quot;;&quot;,&quot;)" office:value-type="string" office:string-value="'error'," calcext:value-type="string">
            <text:p>'error',</text:p>
          </table:table-cell>
          <table:table-cell table:formula="of:=CONCATENATE(&quot;'&quot;;[.BD25];&quot;'&quot;;&quot;,&quot;)" office:value-type="string" office:string-value="'error'," calcext:value-type="string">
            <text:p>'error',</text:p>
          </table:table-cell>
          <table:table-cell table:formula="of:=CONCATENATE(&quot;'&quot;;[.BE25];&quot;'&quot;;&quot;,&quot;)" office:value-type="string" office:string-value="'error'," calcext:value-type="string">
            <text:p>'error',</text:p>
          </table:table-cell>
          <table:table-cell table:formula="of:=CONCATENATE(&quot;'&quot;;[.BF25];&quot;'&quot;;&quot;,&quot;)" office:value-type="string" office:string-value="'error'," calcext:value-type="string">
            <text:p>'error',</text:p>
          </table:table-cell>
          <table:table-cell table:formula="of:=CONCATENATE(&quot;'&quot;;[.BG25];&quot;'&quot;;&quot;,&quot;)" office:value-type="string" office:string-value="'error'," calcext:value-type="string">
            <text:p>'error',</text:p>
          </table:table-cell>
          <table:table-cell table:formula="of:=CONCATENATE(&quot;'&quot;;[.BH25];&quot;'&quot;;&quot;,&quot;)" office:value-type="string" office:string-value="'error'," calcext:value-type="string">
            <text:p>'error',</text:p>
          </table:table-cell>
          <table:table-cell table:formula="of:=CONCATENATE(&quot;'&quot;;[.BI25];&quot;'&quot;;&quot;,&quot;)" office:value-type="string" office:string-value="'error'," calcext:value-type="string">
            <text:p>'error',</text:p>
          </table:table-cell>
          <table:table-cell table:formula="of:=CONCATENATE(&quot;'&quot;;[.BJ25];&quot;'&quot;;&quot;,&quot;)" office:value-type="string" office:string-value="'error'," calcext:value-type="string">
            <text:p>'error',</text:p>
          </table:table-cell>
          <table:table-cell table:formula="of:=CONCATENATE(&quot;'&quot;;[.BK25];&quot;'&quot;;&quot;,&quot;)" office:value-type="string" office:string-value="'error'," calcext:value-type="string">
            <text:p>'error',</text:p>
          </table:table-cell>
          <table:table-cell table:formula="of:=CONCATENATE(&quot;'&quot;;[.BL25];&quot;'&quot;;&quot;,&quot;)" office:value-type="string" office:string-value="'error'," calcext:value-type="string">
            <text:p>'error',</text:p>
          </table:table-cell>
          <table:table-cell table:formula="of:=CONCATENATE(&quot;'&quot;;[.BM25];&quot;'&quot;;&quot;,&quot;)" office:value-type="string" office:string-value="'error'," calcext:value-type="string">
            <text:p>'error',</text:p>
          </table:table-cell>
          <table:table-cell table:formula="of:=CONCATENATE(&quot;'&quot;;[.BN25];&quot;'&quot;;&quot;,&quot;)" office:value-type="string" office:string-value="'error'," calcext:value-type="string">
            <text:p>'error',</text:p>
          </table:table-cell>
          <table:table-cell table:formula="of:=CONCATENATE(&quot;'&quot;;[.BO25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6];&quot;'&quot;;&quot;,&quot;)" office:value-type="string" office:string-value="['error'," calcext:value-type="string">
            <text:p>['error',</text:p>
          </table:table-cell>
          <table:table-cell table:formula="of:=CONCATENATE(&quot;'&quot;;[.D26];&quot;'&quot;;&quot;,&quot;)" office:value-type="string" office:string-value="'error'," calcext:value-type="string">
            <text:p>'error',</text:p>
          </table:table-cell>
          <table:table-cell table:formula="of:=CONCATENATE(&quot;'&quot;;[.E26];&quot;'&quot;;&quot;,&quot;)" office:value-type="string" office:string-value="'error'," calcext:value-type="string">
            <text:p>'error',</text:p>
          </table:table-cell>
          <table:table-cell table:formula="of:=CONCATENATE(&quot;'&quot;;[.F26];&quot;'&quot;;&quot;,&quot;)" office:value-type="string" office:string-value="'error'," calcext:value-type="string">
            <text:p>'error',</text:p>
          </table:table-cell>
          <table:table-cell table:formula="of:=CONCATENATE(&quot;'&quot;;[.G26];&quot;'&quot;;&quot;,&quot;)" office:value-type="string" office:string-value="'error'," calcext:value-type="string">
            <text:p>'error',</text:p>
          </table:table-cell>
          <table:table-cell table:formula="of:=CONCATENATE(&quot;'&quot;;[.H26];&quot;'&quot;;&quot;,&quot;)" office:value-type="string" office:string-value="'error'," calcext:value-type="string">
            <text:p>'error',</text:p>
          </table:table-cell>
          <table:table-cell table:formula="of:=CONCATENATE(&quot;'&quot;;[.I26];&quot;'&quot;;&quot;,&quot;)" office:value-type="string" office:string-value="'error'," calcext:value-type="string">
            <text:p>'error',</text:p>
          </table:table-cell>
          <table:table-cell table:formula="of:=CONCATENATE(&quot;'&quot;;[.J26];&quot;'&quot;;&quot;,&quot;)" office:value-type="string" office:string-value="'error'," calcext:value-type="string">
            <text:p>'error',</text:p>
          </table:table-cell>
          <table:table-cell table:formula="of:=CONCATENATE(&quot;'&quot;;[.K26];&quot;'&quot;;&quot;,&quot;)" office:value-type="string" office:string-value="'error'," calcext:value-type="string">
            <text:p>'error',</text:p>
          </table:table-cell>
          <table:table-cell table:formula="of:=CONCATENATE(&quot;'&quot;;[.L26];&quot;'&quot;;&quot;,&quot;)" office:value-type="string" office:string-value="'error'," calcext:value-type="string">
            <text:p>'error',</text:p>
          </table:table-cell>
          <table:table-cell table:formula="of:=CONCATENATE(&quot;'&quot;;[.M26];&quot;'&quot;;&quot;,&quot;)" office:value-type="string" office:string-value="'error'," calcext:value-type="string">
            <text:p>'error',</text:p>
          </table:table-cell>
          <table:table-cell table:formula="of:=CONCATENATE(&quot;'&quot;;[.N26];&quot;'&quot;;&quot;,&quot;)" office:value-type="string" office:string-value="'error'," calcext:value-type="string">
            <text:p>'error',</text:p>
          </table:table-cell>
          <table:table-cell table:formula="of:=CONCATENATE(&quot;'&quot;;[.O26];&quot;'&quot;;&quot;,&quot;)" office:value-type="string" office:string-value="'error'," calcext:value-type="string">
            <text:p>'error',</text:p>
          </table:table-cell>
          <table:table-cell table:formula="of:=CONCATENATE(&quot;'&quot;;[.P26];&quot;'&quot;;&quot;,&quot;)" office:value-type="string" office:string-value="'error'," calcext:value-type="string">
            <text:p>'error',</text:p>
          </table:table-cell>
          <table:table-cell table:formula="of:=CONCATENATE(&quot;'&quot;;[.Q26];&quot;'&quot;;&quot;,&quot;)" office:value-type="string" office:string-value="'error'," calcext:value-type="string">
            <text:p>'error',</text:p>
          </table:table-cell>
          <table:table-cell table:formula="of:=CONCATENATE(&quot;'&quot;;[.R26];&quot;'&quot;;&quot;,&quot;)" office:value-type="string" office:string-value="'error'," calcext:value-type="string">
            <text:p>'error',</text:p>
          </table:table-cell>
          <table:table-cell table:formula="of:=CONCATENATE(&quot;'&quot;;[.S26];&quot;'&quot;;&quot;,&quot;)" office:value-type="string" office:string-value="'error'," calcext:value-type="string">
            <text:p>'error',</text:p>
          </table:table-cell>
          <table:table-cell table:formula="of:=CONCATENATE(&quot;'&quot;;[.T26];&quot;'&quot;;&quot;,&quot;)" office:value-type="string" office:string-value="'error'," calcext:value-type="string">
            <text:p>'error',</text:p>
          </table:table-cell>
          <table:table-cell table:formula="of:=CONCATENATE(&quot;'&quot;;[.U26];&quot;'&quot;;&quot;,&quot;)" office:value-type="string" office:string-value="'error'," calcext:value-type="string">
            <text:p>'error',</text:p>
          </table:table-cell>
          <table:table-cell table:formula="of:=CONCATENATE(&quot;'&quot;;[.V26];&quot;'&quot;;&quot;,&quot;)" office:value-type="string" office:string-value="'error'," calcext:value-type="string">
            <text:p>'error',</text:p>
          </table:table-cell>
          <table:table-cell table:formula="of:=CONCATENATE(&quot;'&quot;;[.W26];&quot;'&quot;;&quot;,&quot;)" office:value-type="string" office:string-value="'error'," calcext:value-type="string">
            <text:p>'error',</text:p>
          </table:table-cell>
          <table:table-cell table:formula="of:=CONCATENATE(&quot;'&quot;;[.X26];&quot;'&quot;;&quot;,&quot;)" office:value-type="string" office:string-value="'error'," calcext:value-type="string">
            <text:p>'error',</text:p>
          </table:table-cell>
          <table:table-cell table:formula="of:=CONCATENATE(&quot;'&quot;;[.Y26];&quot;'&quot;;&quot;,&quot;)" office:value-type="string" office:string-value="'error'," calcext:value-type="string">
            <text:p>'error',</text:p>
          </table:table-cell>
          <table:table-cell table:formula="of:=CONCATENATE(&quot;'&quot;;[.Z26];&quot;'&quot;;&quot;,&quot;)" office:value-type="string" office:string-value="'error'," calcext:value-type="string">
            <text:p>'error',</text:p>
          </table:table-cell>
          <table:table-cell table:formula="of:=CONCATENATE(&quot;'&quot;;[.AA26];&quot;'&quot;;&quot;,&quot;)" office:value-type="string" office:string-value="'error'," calcext:value-type="string">
            <text:p>'error',</text:p>
          </table:table-cell>
          <table:table-cell table:formula="of:=CONCATENATE(&quot;'&quot;;[.AB26];&quot;'&quot;;&quot;,&quot;)" office:value-type="string" office:string-value="'error'," calcext:value-type="string">
            <text:p>'error',</text:p>
          </table:table-cell>
          <table:table-cell table:formula="of:=CONCATENATE(&quot;'&quot;;[.AC26];&quot;'&quot;;&quot;,&quot;)" office:value-type="string" office:string-value="'error'," calcext:value-type="string">
            <text:p>'error',</text:p>
          </table:table-cell>
          <table:table-cell table:formula="of:=CONCATENATE(&quot;'&quot;;[.AD26];&quot;'&quot;;&quot;,&quot;)" office:value-type="string" office:string-value="'error'," calcext:value-type="string">
            <text:p>'error',</text:p>
          </table:table-cell>
          <table:table-cell table:formula="of:=CONCATENATE(&quot;'&quot;;[.AE26];&quot;'&quot;;&quot;,&quot;)" office:value-type="string" office:string-value="'error'," calcext:value-type="string">
            <text:p>'error',</text:p>
          </table:table-cell>
          <table:table-cell table:formula="of:=CONCATENATE(&quot;'&quot;;[.AF26];&quot;'&quot;;&quot;,&quot;)" office:value-type="string" office:string-value="'error'," calcext:value-type="string">
            <text:p>'error',</text:p>
          </table:table-cell>
          <table:table-cell table:formula="of:=CONCATENATE(&quot;'&quot;;[.AG26];&quot;'&quot;;&quot;,&quot;)" office:value-type="string" office:string-value="'error'," calcext:value-type="string">
            <text:p>'error',</text:p>
          </table:table-cell>
          <table:table-cell table:formula="of:=CONCATENATE(&quot;'&quot;;[.AH26];&quot;'&quot;;&quot;,&quot;)" office:value-type="string" office:string-value="'error'," calcext:value-type="string">
            <text:p>'error',</text:p>
          </table:table-cell>
          <table:table-cell table:formula="of:=CONCATENATE(&quot;'&quot;;[.AI26];&quot;'&quot;;&quot;,&quot;)" office:value-type="string" office:string-value="'error'," calcext:value-type="string">
            <text:p>'error',</text:p>
          </table:table-cell>
          <table:table-cell table:formula="of:=CONCATENATE(&quot;'&quot;;[.AJ26];&quot;'&quot;;&quot;,&quot;)" office:value-type="string" office:string-value="'error'," calcext:value-type="string">
            <text:p>'error',</text:p>
          </table:table-cell>
          <table:table-cell table:formula="of:=CONCATENATE(&quot;'&quot;;[.AK26];&quot;'&quot;;&quot;,&quot;)" office:value-type="string" office:string-value="'error'," calcext:value-type="string">
            <text:p>'error',</text:p>
          </table:table-cell>
          <table:table-cell table:formula="of:=CONCATENATE(&quot;'&quot;;[.AL26];&quot;'&quot;;&quot;,&quot;)" office:value-type="string" office:string-value="'error'," calcext:value-type="string">
            <text:p>'error',</text:p>
          </table:table-cell>
          <table:table-cell table:formula="of:=CONCATENATE(&quot;'&quot;;[.AM26];&quot;'&quot;;&quot;,&quot;)" office:value-type="string" office:string-value="'60'," calcext:value-type="string">
            <text:p>'60',</text:p>
          </table:table-cell>
          <table:table-cell table:formula="of:=CONCATENATE(&quot;'&quot;;[.AN26];&quot;'&quot;;&quot;,&quot;)" office:value-type="string" office:string-value="'error'," calcext:value-type="string">
            <text:p>'error',</text:p>
          </table:table-cell>
          <table:table-cell table:formula="of:=CONCATENATE(&quot;'&quot;;[.AO26];&quot;'&quot;;&quot;,&quot;)" office:value-type="string" office:string-value="'error'," calcext:value-type="string">
            <text:p>'error',</text:p>
          </table:table-cell>
          <table:table-cell table:formula="of:=CONCATENATE(&quot;'&quot;;[.AP26];&quot;'&quot;;&quot;,&quot;)" office:value-type="string" office:string-value="'error'," calcext:value-type="string">
            <text:p>'error',</text:p>
          </table:table-cell>
          <table:table-cell table:formula="of:=CONCATENATE(&quot;'&quot;;[.AQ26];&quot;'&quot;;&quot;,&quot;)" office:value-type="string" office:string-value="'error'," calcext:value-type="string">
            <text:p>'error',</text:p>
          </table:table-cell>
          <table:table-cell table:formula="of:=CONCATENATE(&quot;'&quot;;[.AR26];&quot;'&quot;;&quot;,&quot;)" office:value-type="string" office:string-value="'error'," calcext:value-type="string">
            <text:p>'error',</text:p>
          </table:table-cell>
          <table:table-cell table:formula="of:=CONCATENATE(&quot;'&quot;;[.AS26];&quot;'&quot;;&quot;,&quot;)" office:value-type="string" office:string-value="'error'," calcext:value-type="string">
            <text:p>'error',</text:p>
          </table:table-cell>
          <table:table-cell table:formula="of:=CONCATENATE(&quot;'&quot;;[.AT26];&quot;'&quot;;&quot;,&quot;)" office:value-type="string" office:string-value="'error'," calcext:value-type="string">
            <text:p>'error',</text:p>
          </table:table-cell>
          <table:table-cell table:formula="of:=CONCATENATE(&quot;'&quot;;[.AU26];&quot;'&quot;;&quot;,&quot;)" office:value-type="string" office:string-value="'error'," calcext:value-type="string">
            <text:p>'error',</text:p>
          </table:table-cell>
          <table:table-cell table:formula="of:=CONCATENATE(&quot;'&quot;;[.AV26];&quot;'&quot;;&quot;,&quot;)" office:value-type="string" office:string-value="'error'," calcext:value-type="string">
            <text:p>'error',</text:p>
          </table:table-cell>
          <table:table-cell table:formula="of:=CONCATENATE(&quot;'&quot;;[.AW26];&quot;'&quot;;&quot;,&quot;)" office:value-type="string" office:string-value="'error'," calcext:value-type="string">
            <text:p>'error',</text:p>
          </table:table-cell>
          <table:table-cell table:formula="of:=CONCATENATE(&quot;'&quot;;[.AX26];&quot;'&quot;;&quot;,&quot;)" office:value-type="string" office:string-value="'error'," calcext:value-type="string">
            <text:p>'error',</text:p>
          </table:table-cell>
          <table:table-cell table:formula="of:=CONCATENATE(&quot;'&quot;;[.AY26];&quot;'&quot;;&quot;,&quot;)" office:value-type="string" office:string-value="'error'," calcext:value-type="string">
            <text:p>'error',</text:p>
          </table:table-cell>
          <table:table-cell table:formula="of:=CONCATENATE(&quot;'&quot;;[.AZ26];&quot;'&quot;;&quot;,&quot;)" office:value-type="string" office:string-value="'error'," calcext:value-type="string">
            <text:p>'error',</text:p>
          </table:table-cell>
          <table:table-cell table:formula="of:=CONCATENATE(&quot;'&quot;;[.BA26];&quot;'&quot;;&quot;,&quot;)" office:value-type="string" office:string-value="'error'," calcext:value-type="string">
            <text:p>'error',</text:p>
          </table:table-cell>
          <table:table-cell table:formula="of:=CONCATENATE(&quot;'&quot;;[.BB26];&quot;'&quot;;&quot;,&quot;)" office:value-type="string" office:string-value="'error'," calcext:value-type="string">
            <text:p>'error',</text:p>
          </table:table-cell>
          <table:table-cell table:formula="of:=CONCATENATE(&quot;'&quot;;[.BC26];&quot;'&quot;;&quot;,&quot;)" office:value-type="string" office:string-value="'error'," calcext:value-type="string">
            <text:p>'error',</text:p>
          </table:table-cell>
          <table:table-cell table:formula="of:=CONCATENATE(&quot;'&quot;;[.BD26];&quot;'&quot;;&quot;,&quot;)" office:value-type="string" office:string-value="'error'," calcext:value-type="string">
            <text:p>'error',</text:p>
          </table:table-cell>
          <table:table-cell table:formula="of:=CONCATENATE(&quot;'&quot;;[.BE26];&quot;'&quot;;&quot;,&quot;)" office:value-type="string" office:string-value="'error'," calcext:value-type="string">
            <text:p>'error',</text:p>
          </table:table-cell>
          <table:table-cell table:formula="of:=CONCATENATE(&quot;'&quot;;[.BF26];&quot;'&quot;;&quot;,&quot;)" office:value-type="string" office:string-value="'error'," calcext:value-type="string">
            <text:p>'error',</text:p>
          </table:table-cell>
          <table:table-cell table:formula="of:=CONCATENATE(&quot;'&quot;;[.BG26];&quot;'&quot;;&quot;,&quot;)" office:value-type="string" office:string-value="'error'," calcext:value-type="string">
            <text:p>'error',</text:p>
          </table:table-cell>
          <table:table-cell table:formula="of:=CONCATENATE(&quot;'&quot;;[.BH26];&quot;'&quot;;&quot;,&quot;)" office:value-type="string" office:string-value="'error'," calcext:value-type="string">
            <text:p>'error',</text:p>
          </table:table-cell>
          <table:table-cell table:formula="of:=CONCATENATE(&quot;'&quot;;[.BI26];&quot;'&quot;;&quot;,&quot;)" office:value-type="string" office:string-value="'error'," calcext:value-type="string">
            <text:p>'error',</text:p>
          </table:table-cell>
          <table:table-cell table:formula="of:=CONCATENATE(&quot;'&quot;;[.BJ26];&quot;'&quot;;&quot;,&quot;)" office:value-type="string" office:string-value="'error'," calcext:value-type="string">
            <text:p>'error',</text:p>
          </table:table-cell>
          <table:table-cell table:formula="of:=CONCATENATE(&quot;'&quot;;[.BK26];&quot;'&quot;;&quot;,&quot;)" office:value-type="string" office:string-value="'error'," calcext:value-type="string">
            <text:p>'error',</text:p>
          </table:table-cell>
          <table:table-cell table:formula="of:=CONCATENATE(&quot;'&quot;;[.BL26];&quot;'&quot;;&quot;,&quot;)" office:value-type="string" office:string-value="'error'," calcext:value-type="string">
            <text:p>'error',</text:p>
          </table:table-cell>
          <table:table-cell table:formula="of:=CONCATENATE(&quot;'&quot;;[.BM26];&quot;'&quot;;&quot;,&quot;)" office:value-type="string" office:string-value="'error'," calcext:value-type="string">
            <text:p>'error',</text:p>
          </table:table-cell>
          <table:table-cell table:formula="of:=CONCATENATE(&quot;'&quot;;[.BN26];&quot;'&quot;;&quot;,&quot;)" office:value-type="string" office:string-value="'error'," calcext:value-type="string">
            <text:p>'error',</text:p>
          </table:table-cell>
          <table:table-cell table:formula="of:=CONCATENATE(&quot;'&quot;;[.BO26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7];&quot;'&quot;;&quot;,&quot;)" office:value-type="string" office:string-value="['61'," calcext:value-type="string">
            <text:p>['61',</text:p>
          </table:table-cell>
          <table:table-cell table:formula="of:=CONCATENATE(&quot;'&quot;;[.D27];&quot;'&quot;;&quot;,&quot;)" office:value-type="string" office:string-value="'error'," calcext:value-type="string">
            <text:p>'error',</text:p>
          </table:table-cell>
          <table:table-cell table:formula="of:=CONCATENATE(&quot;'&quot;;[.E27];&quot;'&quot;;&quot;,&quot;)" office:value-type="string" office:string-value="'error'," calcext:value-type="string">
            <text:p>'error',</text:p>
          </table:table-cell>
          <table:table-cell table:formula="of:=CONCATENATE(&quot;'&quot;;[.F27];&quot;'&quot;;&quot;,&quot;)" office:value-type="string" office:string-value="'error'," calcext:value-type="string">
            <text:p>'error',</text:p>
          </table:table-cell>
          <table:table-cell table:formula="of:=CONCATENATE(&quot;'&quot;;[.G27];&quot;'&quot;;&quot;,&quot;)" office:value-type="string" office:string-value="'error'," calcext:value-type="string">
            <text:p>'error',</text:p>
          </table:table-cell>
          <table:table-cell table:formula="of:=CONCATENATE(&quot;'&quot;;[.H27];&quot;'&quot;;&quot;,&quot;)" office:value-type="string" office:string-value="'error'," calcext:value-type="string">
            <text:p>'error',</text:p>
          </table:table-cell>
          <table:table-cell table:formula="of:=CONCATENATE(&quot;'&quot;;[.I27];&quot;'&quot;;&quot;,&quot;)" office:value-type="string" office:string-value="'error'," calcext:value-type="string">
            <text:p>'error',</text:p>
          </table:table-cell>
          <table:table-cell table:formula="of:=CONCATENATE(&quot;'&quot;;[.J27];&quot;'&quot;;&quot;,&quot;)" office:value-type="string" office:string-value="'error'," calcext:value-type="string">
            <text:p>'error',</text:p>
          </table:table-cell>
          <table:table-cell table:formula="of:=CONCATENATE(&quot;'&quot;;[.K27];&quot;'&quot;;&quot;,&quot;)" office:value-type="string" office:string-value="'error'," calcext:value-type="string">
            <text:p>'error',</text:p>
          </table:table-cell>
          <table:table-cell table:formula="of:=CONCATENATE(&quot;'&quot;;[.L27];&quot;'&quot;;&quot;,&quot;)" office:value-type="string" office:string-value="'error'," calcext:value-type="string">
            <text:p>'error',</text:p>
          </table:table-cell>
          <table:table-cell table:formula="of:=CONCATENATE(&quot;'&quot;;[.M27];&quot;'&quot;;&quot;,&quot;)" office:value-type="string" office:string-value="'error'," calcext:value-type="string">
            <text:p>'error',</text:p>
          </table:table-cell>
          <table:table-cell table:formula="of:=CONCATENATE(&quot;'&quot;;[.N27];&quot;'&quot;;&quot;,&quot;)" office:value-type="string" office:string-value="'error'," calcext:value-type="string">
            <text:p>'error',</text:p>
          </table:table-cell>
          <table:table-cell table:formula="of:=CONCATENATE(&quot;'&quot;;[.O27];&quot;'&quot;;&quot;,&quot;)" office:value-type="string" office:string-value="'error'," calcext:value-type="string">
            <text:p>'error',</text:p>
          </table:table-cell>
          <table:table-cell table:formula="of:=CONCATENATE(&quot;'&quot;;[.P27];&quot;'&quot;;&quot;,&quot;)" office:value-type="string" office:string-value="'error'," calcext:value-type="string">
            <text:p>'error',</text:p>
          </table:table-cell>
          <table:table-cell table:formula="of:=CONCATENATE(&quot;'&quot;;[.Q27];&quot;'&quot;;&quot;,&quot;)" office:value-type="string" office:string-value="'error'," calcext:value-type="string">
            <text:p>'error',</text:p>
          </table:table-cell>
          <table:table-cell table:formula="of:=CONCATENATE(&quot;'&quot;;[.R27];&quot;'&quot;;&quot;,&quot;)" office:value-type="string" office:string-value="'error'," calcext:value-type="string">
            <text:p>'error',</text:p>
          </table:table-cell>
          <table:table-cell table:formula="of:=CONCATENATE(&quot;'&quot;;[.S27];&quot;'&quot;;&quot;,&quot;)" office:value-type="string" office:string-value="'error'," calcext:value-type="string">
            <text:p>'error',</text:p>
          </table:table-cell>
          <table:table-cell table:formula="of:=CONCATENATE(&quot;'&quot;;[.T27];&quot;'&quot;;&quot;,&quot;)" office:value-type="string" office:string-value="'error'," calcext:value-type="string">
            <text:p>'error',</text:p>
          </table:table-cell>
          <table:table-cell table:formula="of:=CONCATENATE(&quot;'&quot;;[.U27];&quot;'&quot;;&quot;,&quot;)" office:value-type="string" office:string-value="'error'," calcext:value-type="string">
            <text:p>'error',</text:p>
          </table:table-cell>
          <table:table-cell table:formula="of:=CONCATENATE(&quot;'&quot;;[.V27];&quot;'&quot;;&quot;,&quot;)" office:value-type="string" office:string-value="'error'," calcext:value-type="string">
            <text:p>'error',</text:p>
          </table:table-cell>
          <table:table-cell table:formula="of:=CONCATENATE(&quot;'&quot;;[.W27];&quot;'&quot;;&quot;,&quot;)" office:value-type="string" office:string-value="'error'," calcext:value-type="string">
            <text:p>'error',</text:p>
          </table:table-cell>
          <table:table-cell table:formula="of:=CONCATENATE(&quot;'&quot;;[.X27];&quot;'&quot;;&quot;,&quot;)" office:value-type="string" office:string-value="'error'," calcext:value-type="string">
            <text:p>'error',</text:p>
          </table:table-cell>
          <table:table-cell table:formula="of:=CONCATENATE(&quot;'&quot;;[.Y27];&quot;'&quot;;&quot;,&quot;)" office:value-type="string" office:string-value="'error'," calcext:value-type="string">
            <text:p>'error',</text:p>
          </table:table-cell>
          <table:table-cell table:formula="of:=CONCATENATE(&quot;'&quot;;[.Z27];&quot;'&quot;;&quot;,&quot;)" office:value-type="string" office:string-value="'error'," calcext:value-type="string">
            <text:p>'error',</text:p>
          </table:table-cell>
          <table:table-cell table:formula="of:=CONCATENATE(&quot;'&quot;;[.AA27];&quot;'&quot;;&quot;,&quot;)" office:value-type="string" office:string-value="'error'," calcext:value-type="string">
            <text:p>'error',</text:p>
          </table:table-cell>
          <table:table-cell table:formula="of:=CONCATENATE(&quot;'&quot;;[.AB27];&quot;'&quot;;&quot;,&quot;)" office:value-type="string" office:string-value="'error'," calcext:value-type="string">
            <text:p>'error',</text:p>
          </table:table-cell>
          <table:table-cell table:formula="of:=CONCATENATE(&quot;'&quot;;[.AC27];&quot;'&quot;;&quot;,&quot;)" office:value-type="string" office:string-value="'error'," calcext:value-type="string">
            <text:p>'error',</text:p>
          </table:table-cell>
          <table:table-cell table:formula="of:=CONCATENATE(&quot;'&quot;;[.AD27];&quot;'&quot;;&quot;,&quot;)" office:value-type="string" office:string-value="'error'," calcext:value-type="string">
            <text:p>'error',</text:p>
          </table:table-cell>
          <table:table-cell table:formula="of:=CONCATENATE(&quot;'&quot;;[.AE27];&quot;'&quot;;&quot;,&quot;)" office:value-type="string" office:string-value="'error'," calcext:value-type="string">
            <text:p>'error',</text:p>
          </table:table-cell>
          <table:table-cell table:formula="of:=CONCATENATE(&quot;'&quot;;[.AF27];&quot;'&quot;;&quot;,&quot;)" office:value-type="string" office:string-value="'error'," calcext:value-type="string">
            <text:p>'error',</text:p>
          </table:table-cell>
          <table:table-cell table:formula="of:=CONCATENATE(&quot;'&quot;;[.AG27];&quot;'&quot;;&quot;,&quot;)" office:value-type="string" office:string-value="'error'," calcext:value-type="string">
            <text:p>'error',</text:p>
          </table:table-cell>
          <table:table-cell table:formula="of:=CONCATENATE(&quot;'&quot;;[.AH27];&quot;'&quot;;&quot;,&quot;)" office:value-type="string" office:string-value="'error'," calcext:value-type="string">
            <text:p>'error',</text:p>
          </table:table-cell>
          <table:table-cell table:formula="of:=CONCATENATE(&quot;'&quot;;[.AI27];&quot;'&quot;;&quot;,&quot;)" office:value-type="string" office:string-value="'error'," calcext:value-type="string">
            <text:p>'error',</text:p>
          </table:table-cell>
          <table:table-cell table:formula="of:=CONCATENATE(&quot;'&quot;;[.AJ27];&quot;'&quot;;&quot;,&quot;)" office:value-type="string" office:string-value="'error'," calcext:value-type="string">
            <text:p>'error',</text:p>
          </table:table-cell>
          <table:table-cell table:formula="of:=CONCATENATE(&quot;'&quot;;[.AK27];&quot;'&quot;;&quot;,&quot;)" office:value-type="string" office:string-value="'error'," calcext:value-type="string">
            <text:p>'error',</text:p>
          </table:table-cell>
          <table:table-cell table:formula="of:=CONCATENATE(&quot;'&quot;;[.AL27];&quot;'&quot;;&quot;,&quot;)" office:value-type="string" office:string-value="'error'," calcext:value-type="string">
            <text:p>'error',</text:p>
          </table:table-cell>
          <table:table-cell table:formula="of:=CONCATENATE(&quot;'&quot;;[.AM27];&quot;'&quot;;&quot;,&quot;)" office:value-type="string" office:string-value="'error'," calcext:value-type="string">
            <text:p>'error',</text:p>
          </table:table-cell>
          <table:table-cell table:formula="of:=CONCATENATE(&quot;'&quot;;[.AN27];&quot;'&quot;;&quot;,&quot;)" office:value-type="string" office:string-value="'61'," calcext:value-type="string">
            <text:p>'61',</text:p>
          </table:table-cell>
          <table:table-cell table:formula="of:=CONCATENATE(&quot;'&quot;;[.AO27];&quot;'&quot;;&quot;,&quot;)" office:value-type="string" office:string-value="'error'," calcext:value-type="string">
            <text:p>'error',</text:p>
          </table:table-cell>
          <table:table-cell table:formula="of:=CONCATENATE(&quot;'&quot;;[.AP27];&quot;'&quot;;&quot;,&quot;)" office:value-type="string" office:string-value="'error'," calcext:value-type="string">
            <text:p>'error',</text:p>
          </table:table-cell>
          <table:table-cell table:formula="of:=CONCATENATE(&quot;'&quot;;[.AQ27];&quot;'&quot;;&quot;,&quot;)" office:value-type="string" office:string-value="'error'," calcext:value-type="string">
            <text:p>'error',</text:p>
          </table:table-cell>
          <table:table-cell table:formula="of:=CONCATENATE(&quot;'&quot;;[.AR27];&quot;'&quot;;&quot;,&quot;)" office:value-type="string" office:string-value="'error'," calcext:value-type="string">
            <text:p>'error',</text:p>
          </table:table-cell>
          <table:table-cell table:formula="of:=CONCATENATE(&quot;'&quot;;[.AS27];&quot;'&quot;;&quot;,&quot;)" office:value-type="string" office:string-value="'error'," calcext:value-type="string">
            <text:p>'error',</text:p>
          </table:table-cell>
          <table:table-cell table:formula="of:=CONCATENATE(&quot;'&quot;;[.AT27];&quot;'&quot;;&quot;,&quot;)" office:value-type="string" office:string-value="'error'," calcext:value-type="string">
            <text:p>'error',</text:p>
          </table:table-cell>
          <table:table-cell table:formula="of:=CONCATENATE(&quot;'&quot;;[.AU27];&quot;'&quot;;&quot;,&quot;)" office:value-type="string" office:string-value="'error'," calcext:value-type="string">
            <text:p>'error',</text:p>
          </table:table-cell>
          <table:table-cell table:formula="of:=CONCATENATE(&quot;'&quot;;[.AV27];&quot;'&quot;;&quot;,&quot;)" office:value-type="string" office:string-value="'error'," calcext:value-type="string">
            <text:p>'error',</text:p>
          </table:table-cell>
          <table:table-cell table:formula="of:=CONCATENATE(&quot;'&quot;;[.AW27];&quot;'&quot;;&quot;,&quot;)" office:value-type="string" office:string-value="'error'," calcext:value-type="string">
            <text:p>'error',</text:p>
          </table:table-cell>
          <table:table-cell table:formula="of:=CONCATENATE(&quot;'&quot;;[.AX27];&quot;'&quot;;&quot;,&quot;)" office:value-type="string" office:string-value="'error'," calcext:value-type="string">
            <text:p>'error',</text:p>
          </table:table-cell>
          <table:table-cell table:formula="of:=CONCATENATE(&quot;'&quot;;[.AY27];&quot;'&quot;;&quot;,&quot;)" office:value-type="string" office:string-value="'error'," calcext:value-type="string">
            <text:p>'error',</text:p>
          </table:table-cell>
          <table:table-cell table:formula="of:=CONCATENATE(&quot;'&quot;;[.AZ27];&quot;'&quot;;&quot;,&quot;)" office:value-type="string" office:string-value="'error'," calcext:value-type="string">
            <text:p>'error',</text:p>
          </table:table-cell>
          <table:table-cell table:formula="of:=CONCATENATE(&quot;'&quot;;[.BA27];&quot;'&quot;;&quot;,&quot;)" office:value-type="string" office:string-value="'error'," calcext:value-type="string">
            <text:p>'error',</text:p>
          </table:table-cell>
          <table:table-cell table:formula="of:=CONCATENATE(&quot;'&quot;;[.BB27];&quot;'&quot;;&quot;,&quot;)" office:value-type="string" office:string-value="'error'," calcext:value-type="string">
            <text:p>'error',</text:p>
          </table:table-cell>
          <table:table-cell table:formula="of:=CONCATENATE(&quot;'&quot;;[.BC27];&quot;'&quot;;&quot;,&quot;)" office:value-type="string" office:string-value="'error'," calcext:value-type="string">
            <text:p>'error',</text:p>
          </table:table-cell>
          <table:table-cell table:formula="of:=CONCATENATE(&quot;'&quot;;[.BD27];&quot;'&quot;;&quot;,&quot;)" office:value-type="string" office:string-value="'error'," calcext:value-type="string">
            <text:p>'error',</text:p>
          </table:table-cell>
          <table:table-cell table:formula="of:=CONCATENATE(&quot;'&quot;;[.BE27];&quot;'&quot;;&quot;,&quot;)" office:value-type="string" office:string-value="'error'," calcext:value-type="string">
            <text:p>'error',</text:p>
          </table:table-cell>
          <table:table-cell table:formula="of:=CONCATENATE(&quot;'&quot;;[.BF27];&quot;'&quot;;&quot;,&quot;)" office:value-type="string" office:string-value="'error'," calcext:value-type="string">
            <text:p>'error',</text:p>
          </table:table-cell>
          <table:table-cell table:formula="of:=CONCATENATE(&quot;'&quot;;[.BG27];&quot;'&quot;;&quot;,&quot;)" office:value-type="string" office:string-value="'error'," calcext:value-type="string">
            <text:p>'error',</text:p>
          </table:table-cell>
          <table:table-cell table:formula="of:=CONCATENATE(&quot;'&quot;;[.BH27];&quot;'&quot;;&quot;,&quot;)" office:value-type="string" office:string-value="'error'," calcext:value-type="string">
            <text:p>'error',</text:p>
          </table:table-cell>
          <table:table-cell table:formula="of:=CONCATENATE(&quot;'&quot;;[.BI27];&quot;'&quot;;&quot;,&quot;)" office:value-type="string" office:string-value="'error'," calcext:value-type="string">
            <text:p>'error',</text:p>
          </table:table-cell>
          <table:table-cell table:formula="of:=CONCATENATE(&quot;'&quot;;[.BJ27];&quot;'&quot;;&quot;,&quot;)" office:value-type="string" office:string-value="'error'," calcext:value-type="string">
            <text:p>'error',</text:p>
          </table:table-cell>
          <table:table-cell table:formula="of:=CONCATENATE(&quot;'&quot;;[.BK27];&quot;'&quot;;&quot;,&quot;)" office:value-type="string" office:string-value="'error'," calcext:value-type="string">
            <text:p>'error',</text:p>
          </table:table-cell>
          <table:table-cell table:formula="of:=CONCATENATE(&quot;'&quot;;[.BL27];&quot;'&quot;;&quot;,&quot;)" office:value-type="string" office:string-value="'error'," calcext:value-type="string">
            <text:p>'error',</text:p>
          </table:table-cell>
          <table:table-cell table:formula="of:=CONCATENATE(&quot;'&quot;;[.BM27];&quot;'&quot;;&quot;,&quot;)" office:value-type="string" office:string-value="'error'," calcext:value-type="string">
            <text:p>'error',</text:p>
          </table:table-cell>
          <table:table-cell table:formula="of:=CONCATENATE(&quot;'&quot;;[.BN27];&quot;'&quot;;&quot;,&quot;)" office:value-type="string" office:string-value="'error'," calcext:value-type="string">
            <text:p>'error',</text:p>
          </table:table-cell>
          <table:table-cell table:formula="of:=CONCATENATE(&quot;'&quot;;[.BO27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8];&quot;'&quot;;&quot;,&quot;)" office:value-type="string" office:string-value="['error'," calcext:value-type="string">
            <text:p>['error',</text:p>
          </table:table-cell>
          <table:table-cell table:formula="of:=CONCATENATE(&quot;'&quot;;[.D28];&quot;'&quot;;&quot;,&quot;)" office:value-type="string" office:string-value="'error'," calcext:value-type="string">
            <text:p>'error',</text:p>
          </table:table-cell>
          <table:table-cell table:formula="of:=CONCATENATE(&quot;'&quot;;[.E28];&quot;'&quot;;&quot;,&quot;)" office:value-type="string" office:string-value="'error'," calcext:value-type="string">
            <text:p>'error',</text:p>
          </table:table-cell>
          <table:table-cell table:formula="of:=CONCATENATE(&quot;'&quot;;[.F28];&quot;'&quot;;&quot;,&quot;)" office:value-type="string" office:string-value="'error'," calcext:value-type="string">
            <text:p>'error',</text:p>
          </table:table-cell>
          <table:table-cell table:formula="of:=CONCATENATE(&quot;'&quot;;[.G28];&quot;'&quot;;&quot;,&quot;)" office:value-type="string" office:string-value="'error'," calcext:value-type="string">
            <text:p>'error',</text:p>
          </table:table-cell>
          <table:table-cell table:formula="of:=CONCATENATE(&quot;'&quot;;[.H28];&quot;'&quot;;&quot;,&quot;)" office:value-type="string" office:string-value="'error'," calcext:value-type="string">
            <text:p>'error',</text:p>
          </table:table-cell>
          <table:table-cell table:formula="of:=CONCATENATE(&quot;'&quot;;[.I28];&quot;'&quot;;&quot;,&quot;)" office:value-type="string" office:string-value="'error'," calcext:value-type="string">
            <text:p>'error',</text:p>
          </table:table-cell>
          <table:table-cell table:formula="of:=CONCATENATE(&quot;'&quot;;[.J28];&quot;'&quot;;&quot;,&quot;)" office:value-type="string" office:string-value="'error'," calcext:value-type="string">
            <text:p>'error',</text:p>
          </table:table-cell>
          <table:table-cell table:formula="of:=CONCATENATE(&quot;'&quot;;[.K28];&quot;'&quot;;&quot;,&quot;)" office:value-type="string" office:string-value="'error'," calcext:value-type="string">
            <text:p>'error',</text:p>
          </table:table-cell>
          <table:table-cell table:formula="of:=CONCATENATE(&quot;'&quot;;[.L28];&quot;'&quot;;&quot;,&quot;)" office:value-type="string" office:string-value="'error'," calcext:value-type="string">
            <text:p>'error',</text:p>
          </table:table-cell>
          <table:table-cell table:formula="of:=CONCATENATE(&quot;'&quot;;[.M28];&quot;'&quot;;&quot;,&quot;)" office:value-type="string" office:string-value="'error'," calcext:value-type="string">
            <text:p>'error',</text:p>
          </table:table-cell>
          <table:table-cell table:formula="of:=CONCATENATE(&quot;'&quot;;[.N28];&quot;'&quot;;&quot;,&quot;)" office:value-type="string" office:string-value="'error'," calcext:value-type="string">
            <text:p>'error',</text:p>
          </table:table-cell>
          <table:table-cell table:formula="of:=CONCATENATE(&quot;'&quot;;[.O28];&quot;'&quot;;&quot;,&quot;)" office:value-type="string" office:string-value="'error'," calcext:value-type="string">
            <text:p>'error',</text:p>
          </table:table-cell>
          <table:table-cell table:formula="of:=CONCATENATE(&quot;'&quot;;[.P28];&quot;'&quot;;&quot;,&quot;)" office:value-type="string" office:string-value="'error'," calcext:value-type="string">
            <text:p>'error',</text:p>
          </table:table-cell>
          <table:table-cell table:formula="of:=CONCATENATE(&quot;'&quot;;[.Q28];&quot;'&quot;;&quot;,&quot;)" office:value-type="string" office:string-value="'error'," calcext:value-type="string">
            <text:p>'error',</text:p>
          </table:table-cell>
          <table:table-cell table:formula="of:=CONCATENATE(&quot;'&quot;;[.R28];&quot;'&quot;;&quot;,&quot;)" office:value-type="string" office:string-value="'error'," calcext:value-type="string">
            <text:p>'error',</text:p>
          </table:table-cell>
          <table:table-cell table:formula="of:=CONCATENATE(&quot;'&quot;;[.S28];&quot;'&quot;;&quot;,&quot;)" office:value-type="string" office:string-value="'error'," calcext:value-type="string">
            <text:p>'error',</text:p>
          </table:table-cell>
          <table:table-cell table:formula="of:=CONCATENATE(&quot;'&quot;;[.T28];&quot;'&quot;;&quot;,&quot;)" office:value-type="string" office:string-value="'error'," calcext:value-type="string">
            <text:p>'error',</text:p>
          </table:table-cell>
          <table:table-cell table:formula="of:=CONCATENATE(&quot;'&quot;;[.U28];&quot;'&quot;;&quot;,&quot;)" office:value-type="string" office:string-value="'error'," calcext:value-type="string">
            <text:p>'error',</text:p>
          </table:table-cell>
          <table:table-cell table:formula="of:=CONCATENATE(&quot;'&quot;;[.V28];&quot;'&quot;;&quot;,&quot;)" office:value-type="string" office:string-value="'error'," calcext:value-type="string">
            <text:p>'error',</text:p>
          </table:table-cell>
          <table:table-cell table:formula="of:=CONCATENATE(&quot;'&quot;;[.W28];&quot;'&quot;;&quot;,&quot;)" office:value-type="string" office:string-value="'error'," calcext:value-type="string">
            <text:p>'error',</text:p>
          </table:table-cell>
          <table:table-cell table:formula="of:=CONCATENATE(&quot;'&quot;;[.X28];&quot;'&quot;;&quot;,&quot;)" office:value-type="string" office:string-value="'error'," calcext:value-type="string">
            <text:p>'error',</text:p>
          </table:table-cell>
          <table:table-cell table:formula="of:=CONCATENATE(&quot;'&quot;;[.Y28];&quot;'&quot;;&quot;,&quot;)" office:value-type="string" office:string-value="'error'," calcext:value-type="string">
            <text:p>'error',</text:p>
          </table:table-cell>
          <table:table-cell table:formula="of:=CONCATENATE(&quot;'&quot;;[.Z28];&quot;'&quot;;&quot;,&quot;)" office:value-type="string" office:string-value="'error'," calcext:value-type="string">
            <text:p>'error',</text:p>
          </table:table-cell>
          <table:table-cell table:formula="of:=CONCATENATE(&quot;'&quot;;[.AA28];&quot;'&quot;;&quot;,&quot;)" office:value-type="string" office:string-value="'error'," calcext:value-type="string">
            <text:p>'error',</text:p>
          </table:table-cell>
          <table:table-cell table:formula="of:=CONCATENATE(&quot;'&quot;;[.AB28];&quot;'&quot;;&quot;,&quot;)" office:value-type="string" office:string-value="'error'," calcext:value-type="string">
            <text:p>'error',</text:p>
          </table:table-cell>
          <table:table-cell table:formula="of:=CONCATENATE(&quot;'&quot;;[.AC28];&quot;'&quot;;&quot;,&quot;)" office:value-type="string" office:string-value="'error'," calcext:value-type="string">
            <text:p>'error',</text:p>
          </table:table-cell>
          <table:table-cell table:formula="of:=CONCATENATE(&quot;'&quot;;[.AD28];&quot;'&quot;;&quot;,&quot;)" office:value-type="string" office:string-value="'error'," calcext:value-type="string">
            <text:p>'error',</text:p>
          </table:table-cell>
          <table:table-cell table:formula="of:=CONCATENATE(&quot;'&quot;;[.AE28];&quot;'&quot;;&quot;,&quot;)" office:value-type="string" office:string-value="'error'," calcext:value-type="string">
            <text:p>'error',</text:p>
          </table:table-cell>
          <table:table-cell table:formula="of:=CONCATENATE(&quot;'&quot;;[.AF28];&quot;'&quot;;&quot;,&quot;)" office:value-type="string" office:string-value="'error'," calcext:value-type="string">
            <text:p>'error',</text:p>
          </table:table-cell>
          <table:table-cell table:formula="of:=CONCATENATE(&quot;'&quot;;[.AG28];&quot;'&quot;;&quot;,&quot;)" office:value-type="string" office:string-value="'error'," calcext:value-type="string">
            <text:p>'error',</text:p>
          </table:table-cell>
          <table:table-cell table:formula="of:=CONCATENATE(&quot;'&quot;;[.AH28];&quot;'&quot;;&quot;,&quot;)" office:value-type="string" office:string-value="'error'," calcext:value-type="string">
            <text:p>'error',</text:p>
          </table:table-cell>
          <table:table-cell table:formula="of:=CONCATENATE(&quot;'&quot;;[.AI28];&quot;'&quot;;&quot;,&quot;)" office:value-type="string" office:string-value="'error'," calcext:value-type="string">
            <text:p>'error',</text:p>
          </table:table-cell>
          <table:table-cell table:formula="of:=CONCATENATE(&quot;'&quot;;[.AJ28];&quot;'&quot;;&quot;,&quot;)" office:value-type="string" office:string-value="'error'," calcext:value-type="string">
            <text:p>'error',</text:p>
          </table:table-cell>
          <table:table-cell table:formula="of:=CONCATENATE(&quot;'&quot;;[.AK28];&quot;'&quot;;&quot;,&quot;)" office:value-type="string" office:string-value="'error'," calcext:value-type="string">
            <text:p>'error',</text:p>
          </table:table-cell>
          <table:table-cell table:formula="of:=CONCATENATE(&quot;'&quot;;[.AL28];&quot;'&quot;;&quot;,&quot;)" office:value-type="string" office:string-value="'error'," calcext:value-type="string">
            <text:p>'error',</text:p>
          </table:table-cell>
          <table:table-cell table:formula="of:=CONCATENATE(&quot;'&quot;;[.AM28];&quot;'&quot;;&quot;,&quot;)" office:value-type="string" office:string-value="'error'," calcext:value-type="string">
            <text:p>'error',</text:p>
          </table:table-cell>
          <table:table-cell table:formula="of:=CONCATENATE(&quot;'&quot;;[.AN28];&quot;'&quot;;&quot;,&quot;)" office:value-type="string" office:string-value="'error'," calcext:value-type="string">
            <text:p>'error',</text:p>
          </table:table-cell>
          <table:table-cell table:formula="of:=CONCATENATE(&quot;'&quot;;[.AO28];&quot;'&quot;;&quot;,&quot;)" office:value-type="string" office:string-value="'error'," calcext:value-type="string">
            <text:p>'error',</text:p>
          </table:table-cell>
          <table:table-cell table:formula="of:=CONCATENATE(&quot;'&quot;;[.AP28];&quot;'&quot;;&quot;,&quot;)" office:value-type="string" office:string-value="'error'," calcext:value-type="string">
            <text:p>'error',</text:p>
          </table:table-cell>
          <table:table-cell table:formula="of:=CONCATENATE(&quot;'&quot;;[.AQ28];&quot;'&quot;;&quot;,&quot;)" office:value-type="string" office:string-value="'error'," calcext:value-type="string">
            <text:p>'error',</text:p>
          </table:table-cell>
          <table:table-cell table:formula="of:=CONCATENATE(&quot;'&quot;;[.AR28];&quot;'&quot;;&quot;,&quot;)" office:value-type="string" office:string-value="'error'," calcext:value-type="string">
            <text:p>'error',</text:p>
          </table:table-cell>
          <table:table-cell table:formula="of:=CONCATENATE(&quot;'&quot;;[.AS28];&quot;'&quot;;&quot;,&quot;)" office:value-type="string" office:string-value="'error'," calcext:value-type="string">
            <text:p>'error',</text:p>
          </table:table-cell>
          <table:table-cell table:formula="of:=CONCATENATE(&quot;'&quot;;[.AT28];&quot;'&quot;;&quot;,&quot;)" office:value-type="string" office:string-value="'62'," calcext:value-type="string">
            <text:p>'62',</text:p>
          </table:table-cell>
          <table:table-cell table:formula="of:=CONCATENATE(&quot;'&quot;;[.AU28];&quot;'&quot;;&quot;,&quot;)" office:value-type="string" office:string-value="'63'," calcext:value-type="string">
            <text:p>'63',</text:p>
          </table:table-cell>
          <table:table-cell table:formula="of:=CONCATENATE(&quot;'&quot;;[.AV28];&quot;'&quot;;&quot;,&quot;)" office:value-type="string" office:string-value="'error'," calcext:value-type="string">
            <text:p>'error',</text:p>
          </table:table-cell>
          <table:table-cell table:formula="of:=CONCATENATE(&quot;'&quot;;[.AW28];&quot;'&quot;;&quot;,&quot;)" office:value-type="string" office:string-value="'error'," calcext:value-type="string">
            <text:p>'error',</text:p>
          </table:table-cell>
          <table:table-cell table:formula="of:=CONCATENATE(&quot;'&quot;;[.AX28];&quot;'&quot;;&quot;,&quot;)" office:value-type="string" office:string-value="'error'," calcext:value-type="string">
            <text:p>'error',</text:p>
          </table:table-cell>
          <table:table-cell table:formula="of:=CONCATENATE(&quot;'&quot;;[.AY28];&quot;'&quot;;&quot;,&quot;)" office:value-type="string" office:string-value="'error'," calcext:value-type="string">
            <text:p>'error',</text:p>
          </table:table-cell>
          <table:table-cell table:formula="of:=CONCATENATE(&quot;'&quot;;[.AZ28];&quot;'&quot;;&quot;,&quot;)" office:value-type="string" office:string-value="'error'," calcext:value-type="string">
            <text:p>'error',</text:p>
          </table:table-cell>
          <table:table-cell table:formula="of:=CONCATENATE(&quot;'&quot;;[.BA28];&quot;'&quot;;&quot;,&quot;)" office:value-type="string" office:string-value="'error'," calcext:value-type="string">
            <text:p>'error',</text:p>
          </table:table-cell>
          <table:table-cell table:formula="of:=CONCATENATE(&quot;'&quot;;[.BB28];&quot;'&quot;;&quot;,&quot;)" office:value-type="string" office:string-value="'error'," calcext:value-type="string">
            <text:p>'error',</text:p>
          </table:table-cell>
          <table:table-cell table:formula="of:=CONCATENATE(&quot;'&quot;;[.BC28];&quot;'&quot;;&quot;,&quot;)" office:value-type="string" office:string-value="'error'," calcext:value-type="string">
            <text:p>'error',</text:p>
          </table:table-cell>
          <table:table-cell table:formula="of:=CONCATENATE(&quot;'&quot;;[.BD28];&quot;'&quot;;&quot;,&quot;)" office:value-type="string" office:string-value="'error'," calcext:value-type="string">
            <text:p>'error',</text:p>
          </table:table-cell>
          <table:table-cell table:formula="of:=CONCATENATE(&quot;'&quot;;[.BE28];&quot;'&quot;;&quot;,&quot;)" office:value-type="string" office:string-value="'error'," calcext:value-type="string">
            <text:p>'error',</text:p>
          </table:table-cell>
          <table:table-cell table:formula="of:=CONCATENATE(&quot;'&quot;;[.BF28];&quot;'&quot;;&quot;,&quot;)" office:value-type="string" office:string-value="'error'," calcext:value-type="string">
            <text:p>'error',</text:p>
          </table:table-cell>
          <table:table-cell table:formula="of:=CONCATENATE(&quot;'&quot;;[.BG28];&quot;'&quot;;&quot;,&quot;)" office:value-type="string" office:string-value="'error'," calcext:value-type="string">
            <text:p>'error',</text:p>
          </table:table-cell>
          <table:table-cell table:formula="of:=CONCATENATE(&quot;'&quot;;[.BH28];&quot;'&quot;;&quot;,&quot;)" office:value-type="string" office:string-value="'error'," calcext:value-type="string">
            <text:p>'error',</text:p>
          </table:table-cell>
          <table:table-cell table:formula="of:=CONCATENATE(&quot;'&quot;;[.BI28];&quot;'&quot;;&quot;,&quot;)" office:value-type="string" office:string-value="'error'," calcext:value-type="string">
            <text:p>'error',</text:p>
          </table:table-cell>
          <table:table-cell table:formula="of:=CONCATENATE(&quot;'&quot;;[.BJ28];&quot;'&quot;;&quot;,&quot;)" office:value-type="string" office:string-value="'error'," calcext:value-type="string">
            <text:p>'error',</text:p>
          </table:table-cell>
          <table:table-cell table:formula="of:=CONCATENATE(&quot;'&quot;;[.BK28];&quot;'&quot;;&quot;,&quot;)" office:value-type="string" office:string-value="'error'," calcext:value-type="string">
            <text:p>'error',</text:p>
          </table:table-cell>
          <table:table-cell table:formula="of:=CONCATENATE(&quot;'&quot;;[.BL28];&quot;'&quot;;&quot;,&quot;)" office:value-type="string" office:string-value="'error'," calcext:value-type="string">
            <text:p>'error',</text:p>
          </table:table-cell>
          <table:table-cell table:formula="of:=CONCATENATE(&quot;'&quot;;[.BM28];&quot;'&quot;;&quot;,&quot;)" office:value-type="string" office:string-value="'error'," calcext:value-type="string">
            <text:p>'error',</text:p>
          </table:table-cell>
          <table:table-cell table:formula="of:=CONCATENATE(&quot;'&quot;;[.BN28];&quot;'&quot;;&quot;,&quot;)" office:value-type="string" office:string-value="'error'," calcext:value-type="string">
            <text:p>'error',</text:p>
          </table:table-cell>
          <table:table-cell table:formula="of:=CONCATENATE(&quot;'&quot;;[.BO28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29];&quot;'&quot;;&quot;,&quot;)" office:value-type="string" office:string-value="['error'," calcext:value-type="string">
            <text:p>['error',</text:p>
          </table:table-cell>
          <table:table-cell table:formula="of:=CONCATENATE(&quot;'&quot;;[.D29];&quot;'&quot;;&quot;,&quot;)" office:value-type="string" office:string-value="'error'," calcext:value-type="string">
            <text:p>'error',</text:p>
          </table:table-cell>
          <table:table-cell table:formula="of:=CONCATENATE(&quot;'&quot;;[.E29];&quot;'&quot;;&quot;,&quot;)" office:value-type="string" office:string-value="'error'," calcext:value-type="string">
            <text:p>'error',</text:p>
          </table:table-cell>
          <table:table-cell table:formula="of:=CONCATENATE(&quot;'&quot;;[.F29];&quot;'&quot;;&quot;,&quot;)" office:value-type="string" office:string-value="'error'," calcext:value-type="string">
            <text:p>'error',</text:p>
          </table:table-cell>
          <table:table-cell table:formula="of:=CONCATENATE(&quot;'&quot;;[.G29];&quot;'&quot;;&quot;,&quot;)" office:value-type="string" office:string-value="'error'," calcext:value-type="string">
            <text:p>'error',</text:p>
          </table:table-cell>
          <table:table-cell table:formula="of:=CONCATENATE(&quot;'&quot;;[.H29];&quot;'&quot;;&quot;,&quot;)" office:value-type="string" office:string-value="'error'," calcext:value-type="string">
            <text:p>'error',</text:p>
          </table:table-cell>
          <table:table-cell table:formula="of:=CONCATENATE(&quot;'&quot;;[.I29];&quot;'&quot;;&quot;,&quot;)" office:value-type="string" office:string-value="'error'," calcext:value-type="string">
            <text:p>'error',</text:p>
          </table:table-cell>
          <table:table-cell table:formula="of:=CONCATENATE(&quot;'&quot;;[.J29];&quot;'&quot;;&quot;,&quot;)" office:value-type="string" office:string-value="'error'," calcext:value-type="string">
            <text:p>'error',</text:p>
          </table:table-cell>
          <table:table-cell table:formula="of:=CONCATENATE(&quot;'&quot;;[.K29];&quot;'&quot;;&quot;,&quot;)" office:value-type="string" office:string-value="'error'," calcext:value-type="string">
            <text:p>'error',</text:p>
          </table:table-cell>
          <table:table-cell table:formula="of:=CONCATENATE(&quot;'&quot;;[.L29];&quot;'&quot;;&quot;,&quot;)" office:value-type="string" office:string-value="'error'," calcext:value-type="string">
            <text:p>'error',</text:p>
          </table:table-cell>
          <table:table-cell table:formula="of:=CONCATENATE(&quot;'&quot;;[.M29];&quot;'&quot;;&quot;,&quot;)" office:value-type="string" office:string-value="'error'," calcext:value-type="string">
            <text:p>'error',</text:p>
          </table:table-cell>
          <table:table-cell table:formula="of:=CONCATENATE(&quot;'&quot;;[.N29];&quot;'&quot;;&quot;,&quot;)" office:value-type="string" office:string-value="'error'," calcext:value-type="string">
            <text:p>'error',</text:p>
          </table:table-cell>
          <table:table-cell table:formula="of:=CONCATENATE(&quot;'&quot;;[.O29];&quot;'&quot;;&quot;,&quot;)" office:value-type="string" office:string-value="'error'," calcext:value-type="string">
            <text:p>'error',</text:p>
          </table:table-cell>
          <table:table-cell table:formula="of:=CONCATENATE(&quot;'&quot;;[.P29];&quot;'&quot;;&quot;,&quot;)" office:value-type="string" office:string-value="'error'," calcext:value-type="string">
            <text:p>'error',</text:p>
          </table:table-cell>
          <table:table-cell table:formula="of:=CONCATENATE(&quot;'&quot;;[.Q29];&quot;'&quot;;&quot;,&quot;)" office:value-type="string" office:string-value="'error'," calcext:value-type="string">
            <text:p>'error',</text:p>
          </table:table-cell>
          <table:table-cell table:formula="of:=CONCATENATE(&quot;'&quot;;[.R29];&quot;'&quot;;&quot;,&quot;)" office:value-type="string" office:string-value="'error'," calcext:value-type="string">
            <text:p>'error',</text:p>
          </table:table-cell>
          <table:table-cell table:formula="of:=CONCATENATE(&quot;'&quot;;[.S29];&quot;'&quot;;&quot;,&quot;)" office:value-type="string" office:string-value="'error'," calcext:value-type="string">
            <text:p>'error',</text:p>
          </table:table-cell>
          <table:table-cell table:formula="of:=CONCATENATE(&quot;'&quot;;[.T29];&quot;'&quot;;&quot;,&quot;)" office:value-type="string" office:string-value="'error'," calcext:value-type="string">
            <text:p>'error',</text:p>
          </table:table-cell>
          <table:table-cell table:formula="of:=CONCATENATE(&quot;'&quot;;[.U29];&quot;'&quot;;&quot;,&quot;)" office:value-type="string" office:string-value="'error'," calcext:value-type="string">
            <text:p>'error',</text:p>
          </table:table-cell>
          <table:table-cell table:formula="of:=CONCATENATE(&quot;'&quot;;[.V29];&quot;'&quot;;&quot;,&quot;)" office:value-type="string" office:string-value="'error'," calcext:value-type="string">
            <text:p>'error',</text:p>
          </table:table-cell>
          <table:table-cell table:formula="of:=CONCATENATE(&quot;'&quot;;[.W29];&quot;'&quot;;&quot;,&quot;)" office:value-type="string" office:string-value="'error'," calcext:value-type="string">
            <text:p>'error',</text:p>
          </table:table-cell>
          <table:table-cell table:formula="of:=CONCATENATE(&quot;'&quot;;[.X29];&quot;'&quot;;&quot;,&quot;)" office:value-type="string" office:string-value="'error'," calcext:value-type="string">
            <text:p>'error',</text:p>
          </table:table-cell>
          <table:table-cell table:formula="of:=CONCATENATE(&quot;'&quot;;[.Y29];&quot;'&quot;;&quot;,&quot;)" office:value-type="string" office:string-value="'error'," calcext:value-type="string">
            <text:p>'error',</text:p>
          </table:table-cell>
          <table:table-cell table:formula="of:=CONCATENATE(&quot;'&quot;;[.Z29];&quot;'&quot;;&quot;,&quot;)" office:value-type="string" office:string-value="'error'," calcext:value-type="string">
            <text:p>'error',</text:p>
          </table:table-cell>
          <table:table-cell table:formula="of:=CONCATENATE(&quot;'&quot;;[.AA29];&quot;'&quot;;&quot;,&quot;)" office:value-type="string" office:string-value="'error'," calcext:value-type="string">
            <text:p>'error',</text:p>
          </table:table-cell>
          <table:table-cell table:formula="of:=CONCATENATE(&quot;'&quot;;[.AB29];&quot;'&quot;;&quot;,&quot;)" office:value-type="string" office:string-value="'error'," calcext:value-type="string">
            <text:p>'error',</text:p>
          </table:table-cell>
          <table:table-cell table:formula="of:=CONCATENATE(&quot;'&quot;;[.AC29];&quot;'&quot;;&quot;,&quot;)" office:value-type="string" office:string-value="'error'," calcext:value-type="string">
            <text:p>'error',</text:p>
          </table:table-cell>
          <table:table-cell table:formula="of:=CONCATENATE(&quot;'&quot;;[.AD29];&quot;'&quot;;&quot;,&quot;)" office:value-type="string" office:string-value="'error'," calcext:value-type="string">
            <text:p>'error',</text:p>
          </table:table-cell>
          <table:table-cell table:formula="of:=CONCATENATE(&quot;'&quot;;[.AE29];&quot;'&quot;;&quot;,&quot;)" office:value-type="string" office:string-value="'error'," calcext:value-type="string">
            <text:p>'error',</text:p>
          </table:table-cell>
          <table:table-cell table:formula="of:=CONCATENATE(&quot;'&quot;;[.AF29];&quot;'&quot;;&quot;,&quot;)" office:value-type="string" office:string-value="'error'," calcext:value-type="string">
            <text:p>'error',</text:p>
          </table:table-cell>
          <table:table-cell table:formula="of:=CONCATENATE(&quot;'&quot;;[.AG29];&quot;'&quot;;&quot;,&quot;)" office:value-type="string" office:string-value="'error'," calcext:value-type="string">
            <text:p>'error',</text:p>
          </table:table-cell>
          <table:table-cell table:formula="of:=CONCATENATE(&quot;'&quot;;[.AH29];&quot;'&quot;;&quot;,&quot;)" office:value-type="string" office:string-value="'error'," calcext:value-type="string">
            <text:p>'error',</text:p>
          </table:table-cell>
          <table:table-cell table:formula="of:=CONCATENATE(&quot;'&quot;;[.AI29];&quot;'&quot;;&quot;,&quot;)" office:value-type="string" office:string-value="'error'," calcext:value-type="string">
            <text:p>'error',</text:p>
          </table:table-cell>
          <table:table-cell table:formula="of:=CONCATENATE(&quot;'&quot;;[.AJ29];&quot;'&quot;;&quot;,&quot;)" office:value-type="string" office:string-value="'error'," calcext:value-type="string">
            <text:p>'error',</text:p>
          </table:table-cell>
          <table:table-cell table:formula="of:=CONCATENATE(&quot;'&quot;;[.AK29];&quot;'&quot;;&quot;,&quot;)" office:value-type="string" office:string-value="'error'," calcext:value-type="string">
            <text:p>'error',</text:p>
          </table:table-cell>
          <table:table-cell table:formula="of:=CONCATENATE(&quot;'&quot;;[.AL29];&quot;'&quot;;&quot;,&quot;)" office:value-type="string" office:string-value="'error'," calcext:value-type="string">
            <text:p>'error',</text:p>
          </table:table-cell>
          <table:table-cell table:formula="of:=CONCATENATE(&quot;'&quot;;[.AM29];&quot;'&quot;;&quot;,&quot;)" office:value-type="string" office:string-value="'error'," calcext:value-type="string">
            <text:p>'error',</text:p>
          </table:table-cell>
          <table:table-cell table:formula="of:=CONCATENATE(&quot;'&quot;;[.AN29];&quot;'&quot;;&quot;,&quot;)" office:value-type="string" office:string-value="'error'," calcext:value-type="string">
            <text:p>'error',</text:p>
          </table:table-cell>
          <table:table-cell table:formula="of:=CONCATENATE(&quot;'&quot;;[.AO29];&quot;'&quot;;&quot;,&quot;)" office:value-type="string" office:string-value="'error'," calcext:value-type="string">
            <text:p>'error',</text:p>
          </table:table-cell>
          <table:table-cell table:formula="of:=CONCATENATE(&quot;'&quot;;[.AP29];&quot;'&quot;;&quot;,&quot;)" office:value-type="string" office:string-value="'error'," calcext:value-type="string">
            <text:p>'error',</text:p>
          </table:table-cell>
          <table:table-cell table:formula="of:=CONCATENATE(&quot;'&quot;;[.AQ29];&quot;'&quot;;&quot;,&quot;)" office:value-type="string" office:string-value="'error'," calcext:value-type="string">
            <text:p>'error',</text:p>
          </table:table-cell>
          <table:table-cell table:formula="of:=CONCATENATE(&quot;'&quot;;[.AR29];&quot;'&quot;;&quot;,&quot;)" office:value-type="string" office:string-value="'error'," calcext:value-type="string">
            <text:p>'error',</text:p>
          </table:table-cell>
          <table:table-cell table:formula="of:=CONCATENATE(&quot;'&quot;;[.AS29];&quot;'&quot;;&quot;,&quot;)" office:value-type="string" office:string-value="'error'," calcext:value-type="string">
            <text:p>'error',</text:p>
          </table:table-cell>
          <table:table-cell table:formula="of:=CONCATENATE(&quot;'&quot;;[.AT29];&quot;'&quot;;&quot;,&quot;)" office:value-type="string" office:string-value="'64'," calcext:value-type="string">
            <text:p>'64',</text:p>
          </table:table-cell>
          <table:table-cell table:formula="of:=CONCATENATE(&quot;'&quot;;[.AU29];&quot;'&quot;;&quot;,&quot;)" office:value-type="string" office:string-value="'65'," calcext:value-type="string">
            <text:p>'65',</text:p>
          </table:table-cell>
          <table:table-cell table:formula="of:=CONCATENATE(&quot;'&quot;;[.AV29];&quot;'&quot;;&quot;,&quot;)" office:value-type="string" office:string-value="'error'," calcext:value-type="string">
            <text:p>'error',</text:p>
          </table:table-cell>
          <table:table-cell table:formula="of:=CONCATENATE(&quot;'&quot;;[.AW29];&quot;'&quot;;&quot;,&quot;)" office:value-type="string" office:string-value="'error'," calcext:value-type="string">
            <text:p>'error',</text:p>
          </table:table-cell>
          <table:table-cell table:formula="of:=CONCATENATE(&quot;'&quot;;[.AX29];&quot;'&quot;;&quot;,&quot;)" office:value-type="string" office:string-value="'error'," calcext:value-type="string">
            <text:p>'error',</text:p>
          </table:table-cell>
          <table:table-cell table:formula="of:=CONCATENATE(&quot;'&quot;;[.AY29];&quot;'&quot;;&quot;,&quot;)" office:value-type="string" office:string-value="'error'," calcext:value-type="string">
            <text:p>'error',</text:p>
          </table:table-cell>
          <table:table-cell table:formula="of:=CONCATENATE(&quot;'&quot;;[.AZ29];&quot;'&quot;;&quot;,&quot;)" office:value-type="string" office:string-value="'error'," calcext:value-type="string">
            <text:p>'error',</text:p>
          </table:table-cell>
          <table:table-cell table:formula="of:=CONCATENATE(&quot;'&quot;;[.BA29];&quot;'&quot;;&quot;,&quot;)" office:value-type="string" office:string-value="'error'," calcext:value-type="string">
            <text:p>'error',</text:p>
          </table:table-cell>
          <table:table-cell table:formula="of:=CONCATENATE(&quot;'&quot;;[.BB29];&quot;'&quot;;&quot;,&quot;)" office:value-type="string" office:string-value="'error'," calcext:value-type="string">
            <text:p>'error',</text:p>
          </table:table-cell>
          <table:table-cell table:formula="of:=CONCATENATE(&quot;'&quot;;[.BC29];&quot;'&quot;;&quot;,&quot;)" office:value-type="string" office:string-value="'error'," calcext:value-type="string">
            <text:p>'error',</text:p>
          </table:table-cell>
          <table:table-cell table:formula="of:=CONCATENATE(&quot;'&quot;;[.BD29];&quot;'&quot;;&quot;,&quot;)" office:value-type="string" office:string-value="'error'," calcext:value-type="string">
            <text:p>'error',</text:p>
          </table:table-cell>
          <table:table-cell table:formula="of:=CONCATENATE(&quot;'&quot;;[.BE29];&quot;'&quot;;&quot;,&quot;)" office:value-type="string" office:string-value="'error'," calcext:value-type="string">
            <text:p>'error',</text:p>
          </table:table-cell>
          <table:table-cell table:formula="of:=CONCATENATE(&quot;'&quot;;[.BF29];&quot;'&quot;;&quot;,&quot;)" office:value-type="string" office:string-value="'error'," calcext:value-type="string">
            <text:p>'error',</text:p>
          </table:table-cell>
          <table:table-cell table:formula="of:=CONCATENATE(&quot;'&quot;;[.BG29];&quot;'&quot;;&quot;,&quot;)" office:value-type="string" office:string-value="'error'," calcext:value-type="string">
            <text:p>'error',</text:p>
          </table:table-cell>
          <table:table-cell table:formula="of:=CONCATENATE(&quot;'&quot;;[.BH29];&quot;'&quot;;&quot;,&quot;)" office:value-type="string" office:string-value="'error'," calcext:value-type="string">
            <text:p>'error',</text:p>
          </table:table-cell>
          <table:table-cell table:formula="of:=CONCATENATE(&quot;'&quot;;[.BI29];&quot;'&quot;;&quot;,&quot;)" office:value-type="string" office:string-value="'error'," calcext:value-type="string">
            <text:p>'error',</text:p>
          </table:table-cell>
          <table:table-cell table:formula="of:=CONCATENATE(&quot;'&quot;;[.BJ29];&quot;'&quot;;&quot;,&quot;)" office:value-type="string" office:string-value="'error'," calcext:value-type="string">
            <text:p>'error',</text:p>
          </table:table-cell>
          <table:table-cell table:formula="of:=CONCATENATE(&quot;'&quot;;[.BK29];&quot;'&quot;;&quot;,&quot;)" office:value-type="string" office:string-value="'error'," calcext:value-type="string">
            <text:p>'error',</text:p>
          </table:table-cell>
          <table:table-cell table:formula="of:=CONCATENATE(&quot;'&quot;;[.BL29];&quot;'&quot;;&quot;,&quot;)" office:value-type="string" office:string-value="'error'," calcext:value-type="string">
            <text:p>'error',</text:p>
          </table:table-cell>
          <table:table-cell table:formula="of:=CONCATENATE(&quot;'&quot;;[.BM29];&quot;'&quot;;&quot;,&quot;)" office:value-type="string" office:string-value="'error'," calcext:value-type="string">
            <text:p>'error',</text:p>
          </table:table-cell>
          <table:table-cell table:formula="of:=CONCATENATE(&quot;'&quot;;[.BN29];&quot;'&quot;;&quot;,&quot;)" office:value-type="string" office:string-value="'error'," calcext:value-type="string">
            <text:p>'error',</text:p>
          </table:table-cell>
          <table:table-cell table:formula="of:=CONCATENATE(&quot;'&quot;;[.BO29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0];&quot;'&quot;;&quot;,&quot;)" office:value-type="string" office:string-value="['66'," calcext:value-type="string">
            <text:p>['66',</text:p>
          </table:table-cell>
          <table:table-cell table:formula="of:=CONCATENATE(&quot;'&quot;;[.D30];&quot;'&quot;;&quot;,&quot;)" office:value-type="string" office:string-value="'error'," calcext:value-type="string">
            <text:p>'error',</text:p>
          </table:table-cell>
          <table:table-cell table:formula="of:=CONCATENATE(&quot;'&quot;;[.E30];&quot;'&quot;;&quot;,&quot;)" office:value-type="string" office:string-value="'error'," calcext:value-type="string">
            <text:p>'error',</text:p>
          </table:table-cell>
          <table:table-cell table:formula="of:=CONCATENATE(&quot;'&quot;;[.F30];&quot;'&quot;;&quot;,&quot;)" office:value-type="string" office:string-value="'error'," calcext:value-type="string">
            <text:p>'error',</text:p>
          </table:table-cell>
          <table:table-cell table:formula="of:=CONCATENATE(&quot;'&quot;;[.G30];&quot;'&quot;;&quot;,&quot;)" office:value-type="string" office:string-value="'error'," calcext:value-type="string">
            <text:p>'error',</text:p>
          </table:table-cell>
          <table:table-cell table:formula="of:=CONCATENATE(&quot;'&quot;;[.H30];&quot;'&quot;;&quot;,&quot;)" office:value-type="string" office:string-value="'error'," calcext:value-type="string">
            <text:p>'error',</text:p>
          </table:table-cell>
          <table:table-cell table:formula="of:=CONCATENATE(&quot;'&quot;;[.I30];&quot;'&quot;;&quot;,&quot;)" office:value-type="string" office:string-value="'error'," calcext:value-type="string">
            <text:p>'error',</text:p>
          </table:table-cell>
          <table:table-cell table:formula="of:=CONCATENATE(&quot;'&quot;;[.J30];&quot;'&quot;;&quot;,&quot;)" office:value-type="string" office:string-value="'error'," calcext:value-type="string">
            <text:p>'error',</text:p>
          </table:table-cell>
          <table:table-cell table:formula="of:=CONCATENATE(&quot;'&quot;;[.K30];&quot;'&quot;;&quot;,&quot;)" office:value-type="string" office:string-value="'error'," calcext:value-type="string">
            <text:p>'error',</text:p>
          </table:table-cell>
          <table:table-cell table:formula="of:=CONCATENATE(&quot;'&quot;;[.L30];&quot;'&quot;;&quot;,&quot;)" office:value-type="string" office:string-value="'error'," calcext:value-type="string">
            <text:p>'error',</text:p>
          </table:table-cell>
          <table:table-cell table:formula="of:=CONCATENATE(&quot;'&quot;;[.M30];&quot;'&quot;;&quot;,&quot;)" office:value-type="string" office:string-value="'error'," calcext:value-type="string">
            <text:p>'error',</text:p>
          </table:table-cell>
          <table:table-cell table:formula="of:=CONCATENATE(&quot;'&quot;;[.N30];&quot;'&quot;;&quot;,&quot;)" office:value-type="string" office:string-value="'error'," calcext:value-type="string">
            <text:p>'error',</text:p>
          </table:table-cell>
          <table:table-cell table:formula="of:=CONCATENATE(&quot;'&quot;;[.O30];&quot;'&quot;;&quot;,&quot;)" office:value-type="string" office:string-value="'error'," calcext:value-type="string">
            <text:p>'error',</text:p>
          </table:table-cell>
          <table:table-cell table:formula="of:=CONCATENATE(&quot;'&quot;;[.P30];&quot;'&quot;;&quot;,&quot;)" office:value-type="string" office:string-value="'error'," calcext:value-type="string">
            <text:p>'error',</text:p>
          </table:table-cell>
          <table:table-cell table:formula="of:=CONCATENATE(&quot;'&quot;;[.Q30];&quot;'&quot;;&quot;,&quot;)" office:value-type="string" office:string-value="'error'," calcext:value-type="string">
            <text:p>'error',</text:p>
          </table:table-cell>
          <table:table-cell table:formula="of:=CONCATENATE(&quot;'&quot;;[.R30];&quot;'&quot;;&quot;,&quot;)" office:value-type="string" office:string-value="'error'," calcext:value-type="string">
            <text:p>'error',</text:p>
          </table:table-cell>
          <table:table-cell table:formula="of:=CONCATENATE(&quot;'&quot;;[.S30];&quot;'&quot;;&quot;,&quot;)" office:value-type="string" office:string-value="'error'," calcext:value-type="string">
            <text:p>'error',</text:p>
          </table:table-cell>
          <table:table-cell table:formula="of:=CONCATENATE(&quot;'&quot;;[.T30];&quot;'&quot;;&quot;,&quot;)" office:value-type="string" office:string-value="'error'," calcext:value-type="string">
            <text:p>'error',</text:p>
          </table:table-cell>
          <table:table-cell table:formula="of:=CONCATENATE(&quot;'&quot;;[.U30];&quot;'&quot;;&quot;,&quot;)" office:value-type="string" office:string-value="'error'," calcext:value-type="string">
            <text:p>'error',</text:p>
          </table:table-cell>
          <table:table-cell table:formula="of:=CONCATENATE(&quot;'&quot;;[.V30];&quot;'&quot;;&quot;,&quot;)" office:value-type="string" office:string-value="'error'," calcext:value-type="string">
            <text:p>'error',</text:p>
          </table:table-cell>
          <table:table-cell table:formula="of:=CONCATENATE(&quot;'&quot;;[.W30];&quot;'&quot;;&quot;,&quot;)" office:value-type="string" office:string-value="'error'," calcext:value-type="string">
            <text:p>'error',</text:p>
          </table:table-cell>
          <table:table-cell table:formula="of:=CONCATENATE(&quot;'&quot;;[.X30];&quot;'&quot;;&quot;,&quot;)" office:value-type="string" office:string-value="'error'," calcext:value-type="string">
            <text:p>'error',</text:p>
          </table:table-cell>
          <table:table-cell table:formula="of:=CONCATENATE(&quot;'&quot;;[.Y30];&quot;'&quot;;&quot;,&quot;)" office:value-type="string" office:string-value="'error'," calcext:value-type="string">
            <text:p>'error',</text:p>
          </table:table-cell>
          <table:table-cell table:formula="of:=CONCATENATE(&quot;'&quot;;[.Z30];&quot;'&quot;;&quot;,&quot;)" office:value-type="string" office:string-value="'error'," calcext:value-type="string">
            <text:p>'error',</text:p>
          </table:table-cell>
          <table:table-cell table:formula="of:=CONCATENATE(&quot;'&quot;;[.AA30];&quot;'&quot;;&quot;,&quot;)" office:value-type="string" office:string-value="'error'," calcext:value-type="string">
            <text:p>'error',</text:p>
          </table:table-cell>
          <table:table-cell table:formula="of:=CONCATENATE(&quot;'&quot;;[.AB30];&quot;'&quot;;&quot;,&quot;)" office:value-type="string" office:string-value="'error'," calcext:value-type="string">
            <text:p>'error',</text:p>
          </table:table-cell>
          <table:table-cell table:formula="of:=CONCATENATE(&quot;'&quot;;[.AC30];&quot;'&quot;;&quot;,&quot;)" office:value-type="string" office:string-value="'error'," calcext:value-type="string">
            <text:p>'error',</text:p>
          </table:table-cell>
          <table:table-cell table:formula="of:=CONCATENATE(&quot;'&quot;;[.AD30];&quot;'&quot;;&quot;,&quot;)" office:value-type="string" office:string-value="'error'," calcext:value-type="string">
            <text:p>'error',</text:p>
          </table:table-cell>
          <table:table-cell table:formula="of:=CONCATENATE(&quot;'&quot;;[.AE30];&quot;'&quot;;&quot;,&quot;)" office:value-type="string" office:string-value="'error'," calcext:value-type="string">
            <text:p>'error',</text:p>
          </table:table-cell>
          <table:table-cell table:formula="of:=CONCATENATE(&quot;'&quot;;[.AF30];&quot;'&quot;;&quot;,&quot;)" office:value-type="string" office:string-value="'error'," calcext:value-type="string">
            <text:p>'error',</text:p>
          </table:table-cell>
          <table:table-cell table:formula="of:=CONCATENATE(&quot;'&quot;;[.AG30];&quot;'&quot;;&quot;,&quot;)" office:value-type="string" office:string-value="'error'," calcext:value-type="string">
            <text:p>'error',</text:p>
          </table:table-cell>
          <table:table-cell table:formula="of:=CONCATENATE(&quot;'&quot;;[.AH30];&quot;'&quot;;&quot;,&quot;)" office:value-type="string" office:string-value="'error'," calcext:value-type="string">
            <text:p>'error',</text:p>
          </table:table-cell>
          <table:table-cell table:formula="of:=CONCATENATE(&quot;'&quot;;[.AI30];&quot;'&quot;;&quot;,&quot;)" office:value-type="string" office:string-value="'error'," calcext:value-type="string">
            <text:p>'error',</text:p>
          </table:table-cell>
          <table:table-cell table:formula="of:=CONCATENATE(&quot;'&quot;;[.AJ30];&quot;'&quot;;&quot;,&quot;)" office:value-type="string" office:string-value="'error'," calcext:value-type="string">
            <text:p>'error',</text:p>
          </table:table-cell>
          <table:table-cell table:formula="of:=CONCATENATE(&quot;'&quot;;[.AK30];&quot;'&quot;;&quot;,&quot;)" office:value-type="string" office:string-value="'error'," calcext:value-type="string">
            <text:p>'error',</text:p>
          </table:table-cell>
          <table:table-cell table:formula="of:=CONCATENATE(&quot;'&quot;;[.AL30];&quot;'&quot;;&quot;,&quot;)" office:value-type="string" office:string-value="'error'," calcext:value-type="string">
            <text:p>'error',</text:p>
          </table:table-cell>
          <table:table-cell table:formula="of:=CONCATENATE(&quot;'&quot;;[.AM30];&quot;'&quot;;&quot;,&quot;)" office:value-type="string" office:string-value="'error'," calcext:value-type="string">
            <text:p>'error',</text:p>
          </table:table-cell>
          <table:table-cell table:formula="of:=CONCATENATE(&quot;'&quot;;[.AN30];&quot;'&quot;;&quot;,&quot;)" office:value-type="string" office:string-value="'66'," calcext:value-type="string">
            <text:p>'66',</text:p>
          </table:table-cell>
          <table:table-cell table:formula="of:=CONCATENATE(&quot;'&quot;;[.AO30];&quot;'&quot;;&quot;,&quot;)" office:value-type="string" office:string-value="'error'," calcext:value-type="string">
            <text:p>'error',</text:p>
          </table:table-cell>
          <table:table-cell table:formula="of:=CONCATENATE(&quot;'&quot;;[.AP30];&quot;'&quot;;&quot;,&quot;)" office:value-type="string" office:string-value="'error'," calcext:value-type="string">
            <text:p>'error',</text:p>
          </table:table-cell>
          <table:table-cell table:formula="of:=CONCATENATE(&quot;'&quot;;[.AQ30];&quot;'&quot;;&quot;,&quot;)" office:value-type="string" office:string-value="'error'," calcext:value-type="string">
            <text:p>'error',</text:p>
          </table:table-cell>
          <table:table-cell table:formula="of:=CONCATENATE(&quot;'&quot;;[.AR30];&quot;'&quot;;&quot;,&quot;)" office:value-type="string" office:string-value="'error'," calcext:value-type="string">
            <text:p>'error',</text:p>
          </table:table-cell>
          <table:table-cell table:formula="of:=CONCATENATE(&quot;'&quot;;[.AS30];&quot;'&quot;;&quot;,&quot;)" office:value-type="string" office:string-value="'66'," calcext:value-type="string">
            <text:p>'66',</text:p>
          </table:table-cell>
          <table:table-cell table:formula="of:=CONCATENATE(&quot;'&quot;;[.AT30];&quot;'&quot;;&quot;,&quot;)" office:value-type="string" office:string-value="'error'," calcext:value-type="string">
            <text:p>'error',</text:p>
          </table:table-cell>
          <table:table-cell table:formula="of:=CONCATENATE(&quot;'&quot;;[.AU30];&quot;'&quot;;&quot;,&quot;)" office:value-type="string" office:string-value="'error'," calcext:value-type="string">
            <text:p>'error',</text:p>
          </table:table-cell>
          <table:table-cell table:formula="of:=CONCATENATE(&quot;'&quot;;[.AV30];&quot;'&quot;;&quot;,&quot;)" office:value-type="string" office:string-value="'error'," calcext:value-type="string">
            <text:p>'error',</text:p>
          </table:table-cell>
          <table:table-cell table:formula="of:=CONCATENATE(&quot;'&quot;;[.AW30];&quot;'&quot;;&quot;,&quot;)" office:value-type="string" office:string-value="'error'," calcext:value-type="string">
            <text:p>'error',</text:p>
          </table:table-cell>
          <table:table-cell table:formula="of:=CONCATENATE(&quot;'&quot;;[.AX30];&quot;'&quot;;&quot;,&quot;)" office:value-type="string" office:string-value="'error'," calcext:value-type="string">
            <text:p>'error',</text:p>
          </table:table-cell>
          <table:table-cell table:formula="of:=CONCATENATE(&quot;'&quot;;[.AY30];&quot;'&quot;;&quot;,&quot;)" office:value-type="string" office:string-value="'error'," calcext:value-type="string">
            <text:p>'error',</text:p>
          </table:table-cell>
          <table:table-cell table:formula="of:=CONCATENATE(&quot;'&quot;;[.AZ30];&quot;'&quot;;&quot;,&quot;)" office:value-type="string" office:string-value="'error'," calcext:value-type="string">
            <text:p>'error',</text:p>
          </table:table-cell>
          <table:table-cell table:formula="of:=CONCATENATE(&quot;'&quot;;[.BA30];&quot;'&quot;;&quot;,&quot;)" office:value-type="string" office:string-value="'error'," calcext:value-type="string">
            <text:p>'error',</text:p>
          </table:table-cell>
          <table:table-cell table:formula="of:=CONCATENATE(&quot;'&quot;;[.BB30];&quot;'&quot;;&quot;,&quot;)" office:value-type="string" office:string-value="'66'," calcext:value-type="string">
            <text:p>'66',</text:p>
          </table:table-cell>
          <table:table-cell table:formula="of:=CONCATENATE(&quot;'&quot;;[.BC30];&quot;'&quot;;&quot;,&quot;)" office:value-type="string" office:string-value="'error'," calcext:value-type="string">
            <text:p>'error',</text:p>
          </table:table-cell>
          <table:table-cell table:formula="of:=CONCATENATE(&quot;'&quot;;[.BD30];&quot;'&quot;;&quot;,&quot;)" office:value-type="string" office:string-value="'error'," calcext:value-type="string">
            <text:p>'error',</text:p>
          </table:table-cell>
          <table:table-cell table:formula="of:=CONCATENATE(&quot;'&quot;;[.BE30];&quot;'&quot;;&quot;,&quot;)" office:value-type="string" office:string-value="'error'," calcext:value-type="string">
            <text:p>'error',</text:p>
          </table:table-cell>
          <table:table-cell table:formula="of:=CONCATENATE(&quot;'&quot;;[.BF30];&quot;'&quot;;&quot;,&quot;)" office:value-type="string" office:string-value="'error'," calcext:value-type="string">
            <text:p>'error',</text:p>
          </table:table-cell>
          <table:table-cell table:formula="of:=CONCATENATE(&quot;'&quot;;[.BG30];&quot;'&quot;;&quot;,&quot;)" office:value-type="string" office:string-value="'error'," calcext:value-type="string">
            <text:p>'error',</text:p>
          </table:table-cell>
          <table:table-cell table:formula="of:=CONCATENATE(&quot;'&quot;;[.BH30];&quot;'&quot;;&quot;,&quot;)" office:value-type="string" office:string-value="'error'," calcext:value-type="string">
            <text:p>'error',</text:p>
          </table:table-cell>
          <table:table-cell table:formula="of:=CONCATENATE(&quot;'&quot;;[.BI30];&quot;'&quot;;&quot;,&quot;)" office:value-type="string" office:string-value="'error'," calcext:value-type="string">
            <text:p>'error',</text:p>
          </table:table-cell>
          <table:table-cell table:formula="of:=CONCATENATE(&quot;'&quot;;[.BJ30];&quot;'&quot;;&quot;,&quot;)" office:value-type="string" office:string-value="'error'," calcext:value-type="string">
            <text:p>'error',</text:p>
          </table:table-cell>
          <table:table-cell table:formula="of:=CONCATENATE(&quot;'&quot;;[.BK30];&quot;'&quot;;&quot;,&quot;)" office:value-type="string" office:string-value="'error'," calcext:value-type="string">
            <text:p>'error',</text:p>
          </table:table-cell>
          <table:table-cell table:formula="of:=CONCATENATE(&quot;'&quot;;[.BL30];&quot;'&quot;;&quot;,&quot;)" office:value-type="string" office:string-value="'error'," calcext:value-type="string">
            <text:p>'error',</text:p>
          </table:table-cell>
          <table:table-cell table:formula="of:=CONCATENATE(&quot;'&quot;;[.BM30];&quot;'&quot;;&quot;,&quot;)" office:value-type="string" office:string-value="'error'," calcext:value-type="string">
            <text:p>'error',</text:p>
          </table:table-cell>
          <table:table-cell table:formula="of:=CONCATENATE(&quot;'&quot;;[.BN30];&quot;'&quot;;&quot;,&quot;)" office:value-type="string" office:string-value="'error'," calcext:value-type="string">
            <text:p>'error',</text:p>
          </table:table-cell>
          <table:table-cell table:formula="of:=CONCATENATE(&quot;'&quot;;[.BO30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1];&quot;'&quot;;&quot;,&quot;)" office:value-type="string" office:string-value="['68'," calcext:value-type="string">
            <text:p>['68',</text:p>
          </table:table-cell>
          <table:table-cell table:formula="of:=CONCATENATE(&quot;'&quot;;[.D31];&quot;'&quot;;&quot;,&quot;)" office:value-type="string" office:string-value="'error'," calcext:value-type="string">
            <text:p>'error',</text:p>
          </table:table-cell>
          <table:table-cell table:formula="of:=CONCATENATE(&quot;'&quot;;[.E31];&quot;'&quot;;&quot;,&quot;)" office:value-type="string" office:string-value="'error'," calcext:value-type="string">
            <text:p>'error',</text:p>
          </table:table-cell>
          <table:table-cell table:formula="of:=CONCATENATE(&quot;'&quot;;[.F31];&quot;'&quot;;&quot;,&quot;)" office:value-type="string" office:string-value="'error'," calcext:value-type="string">
            <text:p>'error',</text:p>
          </table:table-cell>
          <table:table-cell table:formula="of:=CONCATENATE(&quot;'&quot;;[.G31];&quot;'&quot;;&quot;,&quot;)" office:value-type="string" office:string-value="'error'," calcext:value-type="string">
            <text:p>'error',</text:p>
          </table:table-cell>
          <table:table-cell table:formula="of:=CONCATENATE(&quot;'&quot;;[.H31];&quot;'&quot;;&quot;,&quot;)" office:value-type="string" office:string-value="'error'," calcext:value-type="string">
            <text:p>'error',</text:p>
          </table:table-cell>
          <table:table-cell table:formula="of:=CONCATENATE(&quot;'&quot;;[.I31];&quot;'&quot;;&quot;,&quot;)" office:value-type="string" office:string-value="'error'," calcext:value-type="string">
            <text:p>'error',</text:p>
          </table:table-cell>
          <table:table-cell table:formula="of:=CONCATENATE(&quot;'&quot;;[.J31];&quot;'&quot;;&quot;,&quot;)" office:value-type="string" office:string-value="'error'," calcext:value-type="string">
            <text:p>'error',</text:p>
          </table:table-cell>
          <table:table-cell table:formula="of:=CONCATENATE(&quot;'&quot;;[.K31];&quot;'&quot;;&quot;,&quot;)" office:value-type="string" office:string-value="'error'," calcext:value-type="string">
            <text:p>'error',</text:p>
          </table:table-cell>
          <table:table-cell table:formula="of:=CONCATENATE(&quot;'&quot;;[.L31];&quot;'&quot;;&quot;,&quot;)" office:value-type="string" office:string-value="'68'," calcext:value-type="string">
            <text:p>'68',</text:p>
          </table:table-cell>
          <table:table-cell table:formula="of:=CONCATENATE(&quot;'&quot;;[.M31];&quot;'&quot;;&quot;,&quot;)" office:value-type="string" office:string-value="'68'," calcext:value-type="string">
            <text:p>'68',</text:p>
          </table:table-cell>
          <table:table-cell table:formula="of:=CONCATENATE(&quot;'&quot;;[.N31];&quot;'&quot;;&quot;,&quot;)" office:value-type="string" office:string-value="'error'," calcext:value-type="string">
            <text:p>'error',</text:p>
          </table:table-cell>
          <table:table-cell table:formula="of:=CONCATENATE(&quot;'&quot;;[.O31];&quot;'&quot;;&quot;,&quot;)" office:value-type="string" office:string-value="'68'," calcext:value-type="string">
            <text:p>'68',</text:p>
          </table:table-cell>
          <table:table-cell table:formula="of:=CONCATENATE(&quot;'&quot;;[.P31];&quot;'&quot;;&quot;,&quot;)" office:value-type="string" office:string-value="'68'," calcext:value-type="string">
            <text:p>'68',</text:p>
          </table:table-cell>
          <table:table-cell table:formula="of:=CONCATENATE(&quot;'&quot;;[.Q31];&quot;'&quot;;&quot;,&quot;)" office:value-type="string" office:string-value="'68'," calcext:value-type="string">
            <text:p>'68',</text:p>
          </table:table-cell>
          <table:table-cell table:formula="of:=CONCATENATE(&quot;'&quot;;[.R31];&quot;'&quot;;&quot;,&quot;)" office:value-type="string" office:string-value="'68'," calcext:value-type="string">
            <text:p>'68',</text:p>
          </table:table-cell>
          <table:table-cell table:formula="of:=CONCATENATE(&quot;'&quot;;[.S31];&quot;'&quot;;&quot;,&quot;)" office:value-type="string" office:string-value="'error'," calcext:value-type="string">
            <text:p>'error',</text:p>
          </table:table-cell>
          <table:table-cell table:formula="of:=CONCATENATE(&quot;'&quot;;[.T31];&quot;'&quot;;&quot;,&quot;)" office:value-type="string" office:string-value="'68'," calcext:value-type="string">
            <text:p>'68',</text:p>
          </table:table-cell>
          <table:table-cell table:formula="of:=CONCATENATE(&quot;'&quot;;[.U31];&quot;'&quot;;&quot;,&quot;)" office:value-type="string" office:string-value="'68'," calcext:value-type="string">
            <text:p>'68',</text:p>
          </table:table-cell>
          <table:table-cell table:formula="of:=CONCATENATE(&quot;'&quot;;[.V31];&quot;'&quot;;&quot;,&quot;)" office:value-type="string" office:string-value="'error'," calcext:value-type="string">
            <text:p>'error',</text:p>
          </table:table-cell>
          <table:table-cell table:formula="of:=CONCATENATE(&quot;'&quot;;[.W31];&quot;'&quot;;&quot;,&quot;)" office:value-type="string" office:string-value="'error'," calcext:value-type="string">
            <text:p>'error',</text:p>
          </table:table-cell>
          <table:table-cell table:formula="of:=CONCATENATE(&quot;'&quot;;[.X31];&quot;'&quot;;&quot;,&quot;)" office:value-type="string" office:string-value="'error'," calcext:value-type="string">
            <text:p>'error',</text:p>
          </table:table-cell>
          <table:table-cell table:formula="of:=CONCATENATE(&quot;'&quot;;[.Y31];&quot;'&quot;;&quot;,&quot;)" office:value-type="string" office:string-value="'error'," calcext:value-type="string">
            <text:p>'error',</text:p>
          </table:table-cell>
          <table:table-cell table:formula="of:=CONCATENATE(&quot;'&quot;;[.Z31];&quot;'&quot;;&quot;,&quot;)" office:value-type="string" office:string-value="'error'," calcext:value-type="string">
            <text:p>'error',</text:p>
          </table:table-cell>
          <table:table-cell table:formula="of:=CONCATENATE(&quot;'&quot;;[.AA31];&quot;'&quot;;&quot;,&quot;)" office:value-type="string" office:string-value="'error'," calcext:value-type="string">
            <text:p>'error',</text:p>
          </table:table-cell>
          <table:table-cell table:formula="of:=CONCATENATE(&quot;'&quot;;[.AB31];&quot;'&quot;;&quot;,&quot;)" office:value-type="string" office:string-value="'error'," calcext:value-type="string">
            <text:p>'error',</text:p>
          </table:table-cell>
          <table:table-cell table:formula="of:=CONCATENATE(&quot;'&quot;;[.AC31];&quot;'&quot;;&quot;,&quot;)" office:value-type="string" office:string-value="'error'," calcext:value-type="string">
            <text:p>'error',</text:p>
          </table:table-cell>
          <table:table-cell table:formula="of:=CONCATENATE(&quot;'&quot;;[.AD31];&quot;'&quot;;&quot;,&quot;)" office:value-type="string" office:string-value="'error'," calcext:value-type="string">
            <text:p>'error',</text:p>
          </table:table-cell>
          <table:table-cell table:formula="of:=CONCATENATE(&quot;'&quot;;[.AE31];&quot;'&quot;;&quot;,&quot;)" office:value-type="string" office:string-value="'error'," calcext:value-type="string">
            <text:p>'error',</text:p>
          </table:table-cell>
          <table:table-cell table:formula="of:=CONCATENATE(&quot;'&quot;;[.AF31];&quot;'&quot;;&quot;,&quot;)" office:value-type="string" office:string-value="'error'," calcext:value-type="string">
            <text:p>'error',</text:p>
          </table:table-cell>
          <table:table-cell table:formula="of:=CONCATENATE(&quot;'&quot;;[.AG31];&quot;'&quot;;&quot;,&quot;)" office:value-type="string" office:string-value="'error'," calcext:value-type="string">
            <text:p>'error',</text:p>
          </table:table-cell>
          <table:table-cell table:formula="of:=CONCATENATE(&quot;'&quot;;[.AH31];&quot;'&quot;;&quot;,&quot;)" office:value-type="string" office:string-value="'error'," calcext:value-type="string">
            <text:p>'error',</text:p>
          </table:table-cell>
          <table:table-cell table:formula="of:=CONCATENATE(&quot;'&quot;;[.AI31];&quot;'&quot;;&quot;,&quot;)" office:value-type="string" office:string-value="'error'," calcext:value-type="string">
            <text:p>'error',</text:p>
          </table:table-cell>
          <table:table-cell table:formula="of:=CONCATENATE(&quot;'&quot;;[.AJ31];&quot;'&quot;;&quot;,&quot;)" office:value-type="string" office:string-value="'error'," calcext:value-type="string">
            <text:p>'error',</text:p>
          </table:table-cell>
          <table:table-cell table:formula="of:=CONCATENATE(&quot;'&quot;;[.AK31];&quot;'&quot;;&quot;,&quot;)" office:value-type="string" office:string-value="'error'," calcext:value-type="string">
            <text:p>'error',</text:p>
          </table:table-cell>
          <table:table-cell table:formula="of:=CONCATENATE(&quot;'&quot;;[.AL31];&quot;'&quot;;&quot;,&quot;)" office:value-type="string" office:string-value="'67'," calcext:value-type="string">
            <text:p>'67',</text:p>
          </table:table-cell>
          <table:table-cell table:formula="of:=CONCATENATE(&quot;'&quot;;[.AM31];&quot;'&quot;;&quot;,&quot;)" office:value-type="string" office:string-value="'error'," calcext:value-type="string">
            <text:p>'error',</text:p>
          </table:table-cell>
          <table:table-cell table:formula="of:=CONCATENATE(&quot;'&quot;;[.AN31];&quot;'&quot;;&quot;,&quot;)" office:value-type="string" office:string-value="'error'," calcext:value-type="string">
            <text:p>'error',</text:p>
          </table:table-cell>
          <table:table-cell table:formula="of:=CONCATENATE(&quot;'&quot;;[.AO31];&quot;'&quot;;&quot;,&quot;)" office:value-type="string" office:string-value="'error'," calcext:value-type="string">
            <text:p>'error',</text:p>
          </table:table-cell>
          <table:table-cell table:formula="of:=CONCATENATE(&quot;'&quot;;[.AP31];&quot;'&quot;;&quot;,&quot;)" office:value-type="string" office:string-value="'error'," calcext:value-type="string">
            <text:p>'error',</text:p>
          </table:table-cell>
          <table:table-cell table:formula="of:=CONCATENATE(&quot;'&quot;;[.AQ31];&quot;'&quot;;&quot;,&quot;)" office:value-type="string" office:string-value="'error'," calcext:value-type="string">
            <text:p>'error',</text:p>
          </table:table-cell>
          <table:table-cell table:formula="of:=CONCATENATE(&quot;'&quot;;[.AR31];&quot;'&quot;;&quot;,&quot;)" office:value-type="string" office:string-value="'error'," calcext:value-type="string">
            <text:p>'error',</text:p>
          </table:table-cell>
          <table:table-cell table:formula="of:=CONCATENATE(&quot;'&quot;;[.AS31];&quot;'&quot;;&quot;,&quot;)" office:value-type="string" office:string-value="'error'," calcext:value-type="string">
            <text:p>'error',</text:p>
          </table:table-cell>
          <table:table-cell table:formula="of:=CONCATENATE(&quot;'&quot;;[.AT31];&quot;'&quot;;&quot;,&quot;)" office:value-type="string" office:string-value="'error'," calcext:value-type="string">
            <text:p>'error',</text:p>
          </table:table-cell>
          <table:table-cell table:formula="of:=CONCATENATE(&quot;'&quot;;[.AU31];&quot;'&quot;;&quot;,&quot;)" office:value-type="string" office:string-value="'error'," calcext:value-type="string">
            <text:p>'error',</text:p>
          </table:table-cell>
          <table:table-cell table:formula="of:=CONCATENATE(&quot;'&quot;;[.AV31];&quot;'&quot;;&quot;,&quot;)" office:value-type="string" office:string-value="'error'," calcext:value-type="string">
            <text:p>'error',</text:p>
          </table:table-cell>
          <table:table-cell table:formula="of:=CONCATENATE(&quot;'&quot;;[.AW31];&quot;'&quot;;&quot;,&quot;)" office:value-type="string" office:string-value="'error'," calcext:value-type="string">
            <text:p>'error',</text:p>
          </table:table-cell>
          <table:table-cell table:formula="of:=CONCATENATE(&quot;'&quot;;[.AX31];&quot;'&quot;;&quot;,&quot;)" office:value-type="string" office:string-value="'error'," calcext:value-type="string">
            <text:p>'error',</text:p>
          </table:table-cell>
          <table:table-cell table:formula="of:=CONCATENATE(&quot;'&quot;;[.AY31];&quot;'&quot;;&quot;,&quot;)" office:value-type="string" office:string-value="'error'," calcext:value-type="string">
            <text:p>'error',</text:p>
          </table:table-cell>
          <table:table-cell table:formula="of:=CONCATENATE(&quot;'&quot;;[.AZ31];&quot;'&quot;;&quot;,&quot;)" office:value-type="string" office:string-value="'error'," calcext:value-type="string">
            <text:p>'error',</text:p>
          </table:table-cell>
          <table:table-cell table:formula="of:=CONCATENATE(&quot;'&quot;;[.BA31];&quot;'&quot;;&quot;,&quot;)" office:value-type="string" office:string-value="'error'," calcext:value-type="string">
            <text:p>'error',</text:p>
          </table:table-cell>
          <table:table-cell table:formula="of:=CONCATENATE(&quot;'&quot;;[.BB31];&quot;'&quot;;&quot;,&quot;)" office:value-type="string" office:string-value="'error'," calcext:value-type="string">
            <text:p>'error',</text:p>
          </table:table-cell>
          <table:table-cell table:formula="of:=CONCATENATE(&quot;'&quot;;[.BC31];&quot;'&quot;;&quot;,&quot;)" office:value-type="string" office:string-value="'error'," calcext:value-type="string">
            <text:p>'error',</text:p>
          </table:table-cell>
          <table:table-cell table:formula="of:=CONCATENATE(&quot;'&quot;;[.BD31];&quot;'&quot;;&quot;,&quot;)" office:value-type="string" office:string-value="'error'," calcext:value-type="string">
            <text:p>'error',</text:p>
          </table:table-cell>
          <table:table-cell table:formula="of:=CONCATENATE(&quot;'&quot;;[.BE31];&quot;'&quot;;&quot;,&quot;)" office:value-type="string" office:string-value="'error'," calcext:value-type="string">
            <text:p>'error',</text:p>
          </table:table-cell>
          <table:table-cell table:formula="of:=CONCATENATE(&quot;'&quot;;[.BF31];&quot;'&quot;;&quot;,&quot;)" office:value-type="string" office:string-value="'error'," calcext:value-type="string">
            <text:p>'error',</text:p>
          </table:table-cell>
          <table:table-cell table:formula="of:=CONCATENATE(&quot;'&quot;;[.BG31];&quot;'&quot;;&quot;,&quot;)" office:value-type="string" office:string-value="'error'," calcext:value-type="string">
            <text:p>'error',</text:p>
          </table:table-cell>
          <table:table-cell table:formula="of:=CONCATENATE(&quot;'&quot;;[.BH31];&quot;'&quot;;&quot;,&quot;)" office:value-type="string" office:string-value="'error'," calcext:value-type="string">
            <text:p>'error',</text:p>
          </table:table-cell>
          <table:table-cell table:formula="of:=CONCATENATE(&quot;'&quot;;[.BI31];&quot;'&quot;;&quot;,&quot;)" office:value-type="string" office:string-value="'error'," calcext:value-type="string">
            <text:p>'error',</text:p>
          </table:table-cell>
          <table:table-cell table:formula="of:=CONCATENATE(&quot;'&quot;;[.BJ31];&quot;'&quot;;&quot;,&quot;)" office:value-type="string" office:string-value="'error'," calcext:value-type="string">
            <text:p>'error',</text:p>
          </table:table-cell>
          <table:table-cell table:formula="of:=CONCATENATE(&quot;'&quot;;[.BK31];&quot;'&quot;;&quot;,&quot;)" office:value-type="string" office:string-value="'error'," calcext:value-type="string">
            <text:p>'error',</text:p>
          </table:table-cell>
          <table:table-cell table:formula="of:=CONCATENATE(&quot;'&quot;;[.BL31];&quot;'&quot;;&quot;,&quot;)" office:value-type="string" office:string-value="'error'," calcext:value-type="string">
            <text:p>'error',</text:p>
          </table:table-cell>
          <table:table-cell table:formula="of:=CONCATENATE(&quot;'&quot;;[.BM31];&quot;'&quot;;&quot;,&quot;)" office:value-type="string" office:string-value="'error'," calcext:value-type="string">
            <text:p>'error',</text:p>
          </table:table-cell>
          <table:table-cell table:formula="of:=CONCATENATE(&quot;'&quot;;[.BN31];&quot;'&quot;;&quot;,&quot;)" office:value-type="string" office:string-value="'error'," calcext:value-type="string">
            <text:p>'error',</text:p>
          </table:table-cell>
          <table:table-cell table:formula="of:=CONCATENATE(&quot;'&quot;;[.BO31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2];&quot;'&quot;;&quot;,&quot;)" office:value-type="string" office:string-value="['69'," calcext:value-type="string">
            <text:p>['69',</text:p>
          </table:table-cell>
          <table:table-cell table:formula="of:=CONCATENATE(&quot;'&quot;;[.D32];&quot;'&quot;;&quot;,&quot;)" office:value-type="string" office:string-value="'error'," calcext:value-type="string">
            <text:p>'error',</text:p>
          </table:table-cell>
          <table:table-cell table:formula="of:=CONCATENATE(&quot;'&quot;;[.E32];&quot;'&quot;;&quot;,&quot;)" office:value-type="string" office:string-value="'error'," calcext:value-type="string">
            <text:p>'error',</text:p>
          </table:table-cell>
          <table:table-cell table:formula="of:=CONCATENATE(&quot;'&quot;;[.F32];&quot;'&quot;;&quot;,&quot;)" office:value-type="string" office:string-value="'error'," calcext:value-type="string">
            <text:p>'error',</text:p>
          </table:table-cell>
          <table:table-cell table:formula="of:=CONCATENATE(&quot;'&quot;;[.G32];&quot;'&quot;;&quot;,&quot;)" office:value-type="string" office:string-value="'error'," calcext:value-type="string">
            <text:p>'error',</text:p>
          </table:table-cell>
          <table:table-cell table:formula="of:=CONCATENATE(&quot;'&quot;;[.H32];&quot;'&quot;;&quot;,&quot;)" office:value-type="string" office:string-value="'error'," calcext:value-type="string">
            <text:p>'error',</text:p>
          </table:table-cell>
          <table:table-cell table:formula="of:=CONCATENATE(&quot;'&quot;;[.I32];&quot;'&quot;;&quot;,&quot;)" office:value-type="string" office:string-value="'error'," calcext:value-type="string">
            <text:p>'error',</text:p>
          </table:table-cell>
          <table:table-cell table:formula="of:=CONCATENATE(&quot;'&quot;;[.J32];&quot;'&quot;;&quot;,&quot;)" office:value-type="string" office:string-value="'error'," calcext:value-type="string">
            <text:p>'error',</text:p>
          </table:table-cell>
          <table:table-cell table:formula="of:=CONCATENATE(&quot;'&quot;;[.K32];&quot;'&quot;;&quot;,&quot;)" office:value-type="string" office:string-value="'error'," calcext:value-type="string">
            <text:p>'error',</text:p>
          </table:table-cell>
          <table:table-cell table:formula="of:=CONCATENATE(&quot;'&quot;;[.L32];&quot;'&quot;;&quot;,&quot;)" office:value-type="string" office:string-value="'error'," calcext:value-type="string">
            <text:p>'error',</text:p>
          </table:table-cell>
          <table:table-cell table:formula="of:=CONCATENATE(&quot;'&quot;;[.M32];&quot;'&quot;;&quot;,&quot;)" office:value-type="string" office:string-value="'error'," calcext:value-type="string">
            <text:p>'error',</text:p>
          </table:table-cell>
          <table:table-cell table:formula="of:=CONCATENATE(&quot;'&quot;;[.N32];&quot;'&quot;;&quot;,&quot;)" office:value-type="string" office:string-value="'error'," calcext:value-type="string">
            <text:p>'error',</text:p>
          </table:table-cell>
          <table:table-cell table:formula="of:=CONCATENATE(&quot;'&quot;;[.O32];&quot;'&quot;;&quot;,&quot;)" office:value-type="string" office:string-value="'error'," calcext:value-type="string">
            <text:p>'error',</text:p>
          </table:table-cell>
          <table:table-cell table:formula="of:=CONCATENATE(&quot;'&quot;;[.P32];&quot;'&quot;;&quot;,&quot;)" office:value-type="string" office:string-value="'error'," calcext:value-type="string">
            <text:p>'error',</text:p>
          </table:table-cell>
          <table:table-cell table:formula="of:=CONCATENATE(&quot;'&quot;;[.Q32];&quot;'&quot;;&quot;,&quot;)" office:value-type="string" office:string-value="'error'," calcext:value-type="string">
            <text:p>'error',</text:p>
          </table:table-cell>
          <table:table-cell table:formula="of:=CONCATENATE(&quot;'&quot;;[.R32];&quot;'&quot;;&quot;,&quot;)" office:value-type="string" office:string-value="'error'," calcext:value-type="string">
            <text:p>'error',</text:p>
          </table:table-cell>
          <table:table-cell table:formula="of:=CONCATENATE(&quot;'&quot;;[.S32];&quot;'&quot;;&quot;,&quot;)" office:value-type="string" office:string-value="'error'," calcext:value-type="string">
            <text:p>'error',</text:p>
          </table:table-cell>
          <table:table-cell table:formula="of:=CONCATENATE(&quot;'&quot;;[.T32];&quot;'&quot;;&quot;,&quot;)" office:value-type="string" office:string-value="'error'," calcext:value-type="string">
            <text:p>'error',</text:p>
          </table:table-cell>
          <table:table-cell table:formula="of:=CONCATENATE(&quot;'&quot;;[.U32];&quot;'&quot;;&quot;,&quot;)" office:value-type="string" office:string-value="'error'," calcext:value-type="string">
            <text:p>'error',</text:p>
          </table:table-cell>
          <table:table-cell table:formula="of:=CONCATENATE(&quot;'&quot;;[.V32];&quot;'&quot;;&quot;,&quot;)" office:value-type="string" office:string-value="'error'," calcext:value-type="string">
            <text:p>'error',</text:p>
          </table:table-cell>
          <table:table-cell table:formula="of:=CONCATENATE(&quot;'&quot;;[.W32];&quot;'&quot;;&quot;,&quot;)" office:value-type="string" office:string-value="'error'," calcext:value-type="string">
            <text:p>'error',</text:p>
          </table:table-cell>
          <table:table-cell table:formula="of:=CONCATENATE(&quot;'&quot;;[.X32];&quot;'&quot;;&quot;,&quot;)" office:value-type="string" office:string-value="'error'," calcext:value-type="string">
            <text:p>'error',</text:p>
          </table:table-cell>
          <table:table-cell table:formula="of:=CONCATENATE(&quot;'&quot;;[.Y32];&quot;'&quot;;&quot;,&quot;)" office:value-type="string" office:string-value="'error'," calcext:value-type="string">
            <text:p>'error',</text:p>
          </table:table-cell>
          <table:table-cell table:formula="of:=CONCATENATE(&quot;'&quot;;[.Z32];&quot;'&quot;;&quot;,&quot;)" office:value-type="string" office:string-value="'error'," calcext:value-type="string">
            <text:p>'error',</text:p>
          </table:table-cell>
          <table:table-cell table:formula="of:=CONCATENATE(&quot;'&quot;;[.AA32];&quot;'&quot;;&quot;,&quot;)" office:value-type="string" office:string-value="'error'," calcext:value-type="string">
            <text:p>'error',</text:p>
          </table:table-cell>
          <table:table-cell table:formula="of:=CONCATENATE(&quot;'&quot;;[.AB32];&quot;'&quot;;&quot;,&quot;)" office:value-type="string" office:string-value="'error'," calcext:value-type="string">
            <text:p>'error',</text:p>
          </table:table-cell>
          <table:table-cell table:formula="of:=CONCATENATE(&quot;'&quot;;[.AC32];&quot;'&quot;;&quot;,&quot;)" office:value-type="string" office:string-value="'error'," calcext:value-type="string">
            <text:p>'error',</text:p>
          </table:table-cell>
          <table:table-cell table:formula="of:=CONCATENATE(&quot;'&quot;;[.AD32];&quot;'&quot;;&quot;,&quot;)" office:value-type="string" office:string-value="'error'," calcext:value-type="string">
            <text:p>'error',</text:p>
          </table:table-cell>
          <table:table-cell table:formula="of:=CONCATENATE(&quot;'&quot;;[.AE32];&quot;'&quot;;&quot;,&quot;)" office:value-type="string" office:string-value="'error'," calcext:value-type="string">
            <text:p>'error',</text:p>
          </table:table-cell>
          <table:table-cell table:formula="of:=CONCATENATE(&quot;'&quot;;[.AF32];&quot;'&quot;;&quot;,&quot;)" office:value-type="string" office:string-value="'error'," calcext:value-type="string">
            <text:p>'error',</text:p>
          </table:table-cell>
          <table:table-cell table:formula="of:=CONCATENATE(&quot;'&quot;;[.AG32];&quot;'&quot;;&quot;,&quot;)" office:value-type="string" office:string-value="'error'," calcext:value-type="string">
            <text:p>'error',</text:p>
          </table:table-cell>
          <table:table-cell table:formula="of:=CONCATENATE(&quot;'&quot;;[.AH32];&quot;'&quot;;&quot;,&quot;)" office:value-type="string" office:string-value="'error'," calcext:value-type="string">
            <text:p>'error',</text:p>
          </table:table-cell>
          <table:table-cell table:formula="of:=CONCATENATE(&quot;'&quot;;[.AI32];&quot;'&quot;;&quot;,&quot;)" office:value-type="string" office:string-value="'error'," calcext:value-type="string">
            <text:p>'error',</text:p>
          </table:table-cell>
          <table:table-cell table:formula="of:=CONCATENATE(&quot;'&quot;;[.AJ32];&quot;'&quot;;&quot;,&quot;)" office:value-type="string" office:string-value="'error'," calcext:value-type="string">
            <text:p>'error',</text:p>
          </table:table-cell>
          <table:table-cell table:formula="of:=CONCATENATE(&quot;'&quot;;[.AK32];&quot;'&quot;;&quot;,&quot;)" office:value-type="string" office:string-value="'error'," calcext:value-type="string">
            <text:p>'error',</text:p>
          </table:table-cell>
          <table:table-cell table:formula="of:=CONCATENATE(&quot;'&quot;;[.AL32];&quot;'&quot;;&quot;,&quot;)" office:value-type="string" office:string-value="'error'," calcext:value-type="string">
            <text:p>'error',</text:p>
          </table:table-cell>
          <table:table-cell table:formula="of:=CONCATENATE(&quot;'&quot;;[.AM32];&quot;'&quot;;&quot;,&quot;)" office:value-type="string" office:string-value="'error'," calcext:value-type="string">
            <text:p>'error',</text:p>
          </table:table-cell>
          <table:table-cell table:formula="of:=CONCATENATE(&quot;'&quot;;[.AN32];&quot;'&quot;;&quot;,&quot;)" office:value-type="string" office:string-value="'69'," calcext:value-type="string">
            <text:p>'69',</text:p>
          </table:table-cell>
          <table:table-cell table:formula="of:=CONCATENATE(&quot;'&quot;;[.AO32];&quot;'&quot;;&quot;,&quot;)" office:value-type="string" office:string-value="'error'," calcext:value-type="string">
            <text:p>'error',</text:p>
          </table:table-cell>
          <table:table-cell table:formula="of:=CONCATENATE(&quot;'&quot;;[.AP32];&quot;'&quot;;&quot;,&quot;)" office:value-type="string" office:string-value="'error'," calcext:value-type="string">
            <text:p>'error',</text:p>
          </table:table-cell>
          <table:table-cell table:formula="of:=CONCATENATE(&quot;'&quot;;[.AQ32];&quot;'&quot;;&quot;,&quot;)" office:value-type="string" office:string-value="'error'," calcext:value-type="string">
            <text:p>'error',</text:p>
          </table:table-cell>
          <table:table-cell table:formula="of:=CONCATENATE(&quot;'&quot;;[.AR32];&quot;'&quot;;&quot;,&quot;)" office:value-type="string" office:string-value="'error'," calcext:value-type="string">
            <text:p>'error',</text:p>
          </table:table-cell>
          <table:table-cell table:formula="of:=CONCATENATE(&quot;'&quot;;[.AS32];&quot;'&quot;;&quot;,&quot;)" office:value-type="string" office:string-value="'69'," calcext:value-type="string">
            <text:p>'69',</text:p>
          </table:table-cell>
          <table:table-cell table:formula="of:=CONCATENATE(&quot;'&quot;;[.AT32];&quot;'&quot;;&quot;,&quot;)" office:value-type="string" office:string-value="'error'," calcext:value-type="string">
            <text:p>'error',</text:p>
          </table:table-cell>
          <table:table-cell table:formula="of:=CONCATENATE(&quot;'&quot;;[.AU32];&quot;'&quot;;&quot;,&quot;)" office:value-type="string" office:string-value="'error'," calcext:value-type="string">
            <text:p>'error',</text:p>
          </table:table-cell>
          <table:table-cell table:formula="of:=CONCATENATE(&quot;'&quot;;[.AV32];&quot;'&quot;;&quot;,&quot;)" office:value-type="string" office:string-value="'error'," calcext:value-type="string">
            <text:p>'error',</text:p>
          </table:table-cell>
          <table:table-cell table:formula="of:=CONCATENATE(&quot;'&quot;;[.AW32];&quot;'&quot;;&quot;,&quot;)" office:value-type="string" office:string-value="'error'," calcext:value-type="string">
            <text:p>'error',</text:p>
          </table:table-cell>
          <table:table-cell table:formula="of:=CONCATENATE(&quot;'&quot;;[.AX32];&quot;'&quot;;&quot;,&quot;)" office:value-type="string" office:string-value="'error'," calcext:value-type="string">
            <text:p>'error',</text:p>
          </table:table-cell>
          <table:table-cell table:formula="of:=CONCATENATE(&quot;'&quot;;[.AY32];&quot;'&quot;;&quot;,&quot;)" office:value-type="string" office:string-value="'error'," calcext:value-type="string">
            <text:p>'error',</text:p>
          </table:table-cell>
          <table:table-cell table:formula="of:=CONCATENATE(&quot;'&quot;;[.AZ32];&quot;'&quot;;&quot;,&quot;)" office:value-type="string" office:string-value="'error'," calcext:value-type="string">
            <text:p>'error',</text:p>
          </table:table-cell>
          <table:table-cell table:formula="of:=CONCATENATE(&quot;'&quot;;[.BA32];&quot;'&quot;;&quot;,&quot;)" office:value-type="string" office:string-value="'error'," calcext:value-type="string">
            <text:p>'error',</text:p>
          </table:table-cell>
          <table:table-cell table:formula="of:=CONCATENATE(&quot;'&quot;;[.BB32];&quot;'&quot;;&quot;,&quot;)" office:value-type="string" office:string-value="'69'," calcext:value-type="string">
            <text:p>'69',</text:p>
          </table:table-cell>
          <table:table-cell table:formula="of:=CONCATENATE(&quot;'&quot;;[.BC32];&quot;'&quot;;&quot;,&quot;)" office:value-type="string" office:string-value="'error'," calcext:value-type="string">
            <text:p>'error',</text:p>
          </table:table-cell>
          <table:table-cell table:formula="of:=CONCATENATE(&quot;'&quot;;[.BD32];&quot;'&quot;;&quot;,&quot;)" office:value-type="string" office:string-value="'error'," calcext:value-type="string">
            <text:p>'error',</text:p>
          </table:table-cell>
          <table:table-cell table:formula="of:=CONCATENATE(&quot;'&quot;;[.BE32];&quot;'&quot;;&quot;,&quot;)" office:value-type="string" office:string-value="'error'," calcext:value-type="string">
            <text:p>'error',</text:p>
          </table:table-cell>
          <table:table-cell table:formula="of:=CONCATENATE(&quot;'&quot;;[.BF32];&quot;'&quot;;&quot;,&quot;)" office:value-type="string" office:string-value="'error'," calcext:value-type="string">
            <text:p>'error',</text:p>
          </table:table-cell>
          <table:table-cell table:formula="of:=CONCATENATE(&quot;'&quot;;[.BG32];&quot;'&quot;;&quot;,&quot;)" office:value-type="string" office:string-value="'error'," calcext:value-type="string">
            <text:p>'error',</text:p>
          </table:table-cell>
          <table:table-cell table:formula="of:=CONCATENATE(&quot;'&quot;;[.BH32];&quot;'&quot;;&quot;,&quot;)" office:value-type="string" office:string-value="'error'," calcext:value-type="string">
            <text:p>'error',</text:p>
          </table:table-cell>
          <table:table-cell table:formula="of:=CONCATENATE(&quot;'&quot;;[.BI32];&quot;'&quot;;&quot;,&quot;)" office:value-type="string" office:string-value="'error'," calcext:value-type="string">
            <text:p>'error',</text:p>
          </table:table-cell>
          <table:table-cell table:formula="of:=CONCATENATE(&quot;'&quot;;[.BJ32];&quot;'&quot;;&quot;,&quot;)" office:value-type="string" office:string-value="'error'," calcext:value-type="string">
            <text:p>'error',</text:p>
          </table:table-cell>
          <table:table-cell table:formula="of:=CONCATENATE(&quot;'&quot;;[.BK32];&quot;'&quot;;&quot;,&quot;)" office:value-type="string" office:string-value="'error'," calcext:value-type="string">
            <text:p>'error',</text:p>
          </table:table-cell>
          <table:table-cell table:formula="of:=CONCATENATE(&quot;'&quot;;[.BL32];&quot;'&quot;;&quot;,&quot;)" office:value-type="string" office:string-value="'error'," calcext:value-type="string">
            <text:p>'error',</text:p>
          </table:table-cell>
          <table:table-cell table:formula="of:=CONCATENATE(&quot;'&quot;;[.BM32];&quot;'&quot;;&quot;,&quot;)" office:value-type="string" office:string-value="'error'," calcext:value-type="string">
            <text:p>'error',</text:p>
          </table:table-cell>
          <table:table-cell table:formula="of:=CONCATENATE(&quot;'&quot;;[.BN32];&quot;'&quot;;&quot;,&quot;)" office:value-type="string" office:string-value="'error'," calcext:value-type="string">
            <text:p>'error',</text:p>
          </table:table-cell>
          <table:table-cell table:formula="of:=CONCATENATE(&quot;'&quot;;[.BO32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3];&quot;'&quot;;&quot;,&quot;)" office:value-type="string" office:string-value="['71'," calcext:value-type="string">
            <text:p>['71',</text:p>
          </table:table-cell>
          <table:table-cell table:formula="of:=CONCATENATE(&quot;'&quot;;[.D33];&quot;'&quot;;&quot;,&quot;)" office:value-type="string" office:string-value="'error'," calcext:value-type="string">
            <text:p>'error',</text:p>
          </table:table-cell>
          <table:table-cell table:formula="of:=CONCATENATE(&quot;'&quot;;[.E33];&quot;'&quot;;&quot;,&quot;)" office:value-type="string" office:string-value="'error'," calcext:value-type="string">
            <text:p>'error',</text:p>
          </table:table-cell>
          <table:table-cell table:formula="of:=CONCATENATE(&quot;'&quot;;[.F33];&quot;'&quot;;&quot;,&quot;)" office:value-type="string" office:string-value="'error'," calcext:value-type="string">
            <text:p>'error',</text:p>
          </table:table-cell>
          <table:table-cell table:formula="of:=CONCATENATE(&quot;'&quot;;[.G33];&quot;'&quot;;&quot;,&quot;)" office:value-type="string" office:string-value="'error'," calcext:value-type="string">
            <text:p>'error',</text:p>
          </table:table-cell>
          <table:table-cell table:formula="of:=CONCATENATE(&quot;'&quot;;[.H33];&quot;'&quot;;&quot;,&quot;)" office:value-type="string" office:string-value="'error'," calcext:value-type="string">
            <text:p>'error',</text:p>
          </table:table-cell>
          <table:table-cell table:formula="of:=CONCATENATE(&quot;'&quot;;[.I33];&quot;'&quot;;&quot;,&quot;)" office:value-type="string" office:string-value="'error'," calcext:value-type="string">
            <text:p>'error',</text:p>
          </table:table-cell>
          <table:table-cell table:formula="of:=CONCATENATE(&quot;'&quot;;[.J33];&quot;'&quot;;&quot;,&quot;)" office:value-type="string" office:string-value="'error'," calcext:value-type="string">
            <text:p>'error',</text:p>
          </table:table-cell>
          <table:table-cell table:formula="of:=CONCATENATE(&quot;'&quot;;[.K33];&quot;'&quot;;&quot;,&quot;)" office:value-type="string" office:string-value="'error'," calcext:value-type="string">
            <text:p>'error',</text:p>
          </table:table-cell>
          <table:table-cell table:formula="of:=CONCATENATE(&quot;'&quot;;[.L33];&quot;'&quot;;&quot;,&quot;)" office:value-type="string" office:string-value="'71'," calcext:value-type="string">
            <text:p>'71',</text:p>
          </table:table-cell>
          <table:table-cell table:formula="of:=CONCATENATE(&quot;'&quot;;[.M33];&quot;'&quot;;&quot;,&quot;)" office:value-type="string" office:string-value="'71'," calcext:value-type="string">
            <text:p>'71',</text:p>
          </table:table-cell>
          <table:table-cell table:formula="of:=CONCATENATE(&quot;'&quot;;[.N33];&quot;'&quot;;&quot;,&quot;)" office:value-type="string" office:string-value="'error'," calcext:value-type="string">
            <text:p>'error',</text:p>
          </table:table-cell>
          <table:table-cell table:formula="of:=CONCATENATE(&quot;'&quot;;[.O33];&quot;'&quot;;&quot;,&quot;)" office:value-type="string" office:string-value="'71'," calcext:value-type="string">
            <text:p>'71',</text:p>
          </table:table-cell>
          <table:table-cell table:formula="of:=CONCATENATE(&quot;'&quot;;[.P33];&quot;'&quot;;&quot;,&quot;)" office:value-type="string" office:string-value="'71'," calcext:value-type="string">
            <text:p>'71',</text:p>
          </table:table-cell>
          <table:table-cell table:formula="of:=CONCATENATE(&quot;'&quot;;[.Q33];&quot;'&quot;;&quot;,&quot;)" office:value-type="string" office:string-value="'71'," calcext:value-type="string">
            <text:p>'71',</text:p>
          </table:table-cell>
          <table:table-cell table:formula="of:=CONCATENATE(&quot;'&quot;;[.R33];&quot;'&quot;;&quot;,&quot;)" office:value-type="string" office:string-value="'71'," calcext:value-type="string">
            <text:p>'71',</text:p>
          </table:table-cell>
          <table:table-cell table:formula="of:=CONCATENATE(&quot;'&quot;;[.S33];&quot;'&quot;;&quot;,&quot;)" office:value-type="string" office:string-value="'error'," calcext:value-type="string">
            <text:p>'error',</text:p>
          </table:table-cell>
          <table:table-cell table:formula="of:=CONCATENATE(&quot;'&quot;;[.T33];&quot;'&quot;;&quot;,&quot;)" office:value-type="string" office:string-value="'71'," calcext:value-type="string">
            <text:p>'71',</text:p>
          </table:table-cell>
          <table:table-cell table:formula="of:=CONCATENATE(&quot;'&quot;;[.U33];&quot;'&quot;;&quot;,&quot;)" office:value-type="string" office:string-value="'71'," calcext:value-type="string">
            <text:p>'71',</text:p>
          </table:table-cell>
          <table:table-cell table:formula="of:=CONCATENATE(&quot;'&quot;;[.V33];&quot;'&quot;;&quot;,&quot;)" office:value-type="string" office:string-value="'error'," calcext:value-type="string">
            <text:p>'error',</text:p>
          </table:table-cell>
          <table:table-cell table:formula="of:=CONCATENATE(&quot;'&quot;;[.W33];&quot;'&quot;;&quot;,&quot;)" office:value-type="string" office:string-value="'error'," calcext:value-type="string">
            <text:p>'error',</text:p>
          </table:table-cell>
          <table:table-cell table:formula="of:=CONCATENATE(&quot;'&quot;;[.X33];&quot;'&quot;;&quot;,&quot;)" office:value-type="string" office:string-value="'error'," calcext:value-type="string">
            <text:p>'error',</text:p>
          </table:table-cell>
          <table:table-cell table:formula="of:=CONCATENATE(&quot;'&quot;;[.Y33];&quot;'&quot;;&quot;,&quot;)" office:value-type="string" office:string-value="'error'," calcext:value-type="string">
            <text:p>'error',</text:p>
          </table:table-cell>
          <table:table-cell table:formula="of:=CONCATENATE(&quot;'&quot;;[.Z33];&quot;'&quot;;&quot;,&quot;)" office:value-type="string" office:string-value="'error'," calcext:value-type="string">
            <text:p>'error',</text:p>
          </table:table-cell>
          <table:table-cell table:formula="of:=CONCATENATE(&quot;'&quot;;[.AA33];&quot;'&quot;;&quot;,&quot;)" office:value-type="string" office:string-value="'error'," calcext:value-type="string">
            <text:p>'error',</text:p>
          </table:table-cell>
          <table:table-cell table:formula="of:=CONCATENATE(&quot;'&quot;;[.AB33];&quot;'&quot;;&quot;,&quot;)" office:value-type="string" office:string-value="'error'," calcext:value-type="string">
            <text:p>'error',</text:p>
          </table:table-cell>
          <table:table-cell table:formula="of:=CONCATENATE(&quot;'&quot;;[.AC33];&quot;'&quot;;&quot;,&quot;)" office:value-type="string" office:string-value="'error'," calcext:value-type="string">
            <text:p>'error',</text:p>
          </table:table-cell>
          <table:table-cell table:formula="of:=CONCATENATE(&quot;'&quot;;[.AD33];&quot;'&quot;;&quot;,&quot;)" office:value-type="string" office:string-value="'error'," calcext:value-type="string">
            <text:p>'error',</text:p>
          </table:table-cell>
          <table:table-cell table:formula="of:=CONCATENATE(&quot;'&quot;;[.AE33];&quot;'&quot;;&quot;,&quot;)" office:value-type="string" office:string-value="'error'," calcext:value-type="string">
            <text:p>'error',</text:p>
          </table:table-cell>
          <table:table-cell table:formula="of:=CONCATENATE(&quot;'&quot;;[.AF33];&quot;'&quot;;&quot;,&quot;)" office:value-type="string" office:string-value="'error'," calcext:value-type="string">
            <text:p>'error',</text:p>
          </table:table-cell>
          <table:table-cell table:formula="of:=CONCATENATE(&quot;'&quot;;[.AG33];&quot;'&quot;;&quot;,&quot;)" office:value-type="string" office:string-value="'error'," calcext:value-type="string">
            <text:p>'error',</text:p>
          </table:table-cell>
          <table:table-cell table:formula="of:=CONCATENATE(&quot;'&quot;;[.AH33];&quot;'&quot;;&quot;,&quot;)" office:value-type="string" office:string-value="'error'," calcext:value-type="string">
            <text:p>'error',</text:p>
          </table:table-cell>
          <table:table-cell table:formula="of:=CONCATENATE(&quot;'&quot;;[.AI33];&quot;'&quot;;&quot;,&quot;)" office:value-type="string" office:string-value="'error'," calcext:value-type="string">
            <text:p>'error',</text:p>
          </table:table-cell>
          <table:table-cell table:formula="of:=CONCATENATE(&quot;'&quot;;[.AJ33];&quot;'&quot;;&quot;,&quot;)" office:value-type="string" office:string-value="'error'," calcext:value-type="string">
            <text:p>'error',</text:p>
          </table:table-cell>
          <table:table-cell table:formula="of:=CONCATENATE(&quot;'&quot;;[.AK33];&quot;'&quot;;&quot;,&quot;)" office:value-type="string" office:string-value="'70'," calcext:value-type="string">
            <text:p>'70',</text:p>
          </table:table-cell>
          <table:table-cell table:formula="of:=CONCATENATE(&quot;'&quot;;[.AL33];&quot;'&quot;;&quot;,&quot;)" office:value-type="string" office:string-value="'71'," calcext:value-type="string">
            <text:p>'71',</text:p>
          </table:table-cell>
          <table:table-cell table:formula="of:=CONCATENATE(&quot;'&quot;;[.AM33];&quot;'&quot;;&quot;,&quot;)" office:value-type="string" office:string-value="'error'," calcext:value-type="string">
            <text:p>'error',</text:p>
          </table:table-cell>
          <table:table-cell table:formula="of:=CONCATENATE(&quot;'&quot;;[.AN33];&quot;'&quot;;&quot;,&quot;)" office:value-type="string" office:string-value="'error'," calcext:value-type="string">
            <text:p>'error',</text:p>
          </table:table-cell>
          <table:table-cell table:formula="of:=CONCATENATE(&quot;'&quot;;[.AO33];&quot;'&quot;;&quot;,&quot;)" office:value-type="string" office:string-value="'error'," calcext:value-type="string">
            <text:p>'error',</text:p>
          </table:table-cell>
          <table:table-cell table:formula="of:=CONCATENATE(&quot;'&quot;;[.AP33];&quot;'&quot;;&quot;,&quot;)" office:value-type="string" office:string-value="'error'," calcext:value-type="string">
            <text:p>'error',</text:p>
          </table:table-cell>
          <table:table-cell table:formula="of:=CONCATENATE(&quot;'&quot;;[.AQ33];&quot;'&quot;;&quot;,&quot;)" office:value-type="string" office:string-value="'error'," calcext:value-type="string">
            <text:p>'error',</text:p>
          </table:table-cell>
          <table:table-cell table:formula="of:=CONCATENATE(&quot;'&quot;;[.AR33];&quot;'&quot;;&quot;,&quot;)" office:value-type="string" office:string-value="'error'," calcext:value-type="string">
            <text:p>'error',</text:p>
          </table:table-cell>
          <table:table-cell table:formula="of:=CONCATENATE(&quot;'&quot;;[.AS33];&quot;'&quot;;&quot;,&quot;)" office:value-type="string" office:string-value="'error'," calcext:value-type="string">
            <text:p>'error',</text:p>
          </table:table-cell>
          <table:table-cell table:formula="of:=CONCATENATE(&quot;'&quot;;[.AT33];&quot;'&quot;;&quot;,&quot;)" office:value-type="string" office:string-value="'error'," calcext:value-type="string">
            <text:p>'error',</text:p>
          </table:table-cell>
          <table:table-cell table:formula="of:=CONCATENATE(&quot;'&quot;;[.AU33];&quot;'&quot;;&quot;,&quot;)" office:value-type="string" office:string-value="'error'," calcext:value-type="string">
            <text:p>'error',</text:p>
          </table:table-cell>
          <table:table-cell table:formula="of:=CONCATENATE(&quot;'&quot;;[.AV33];&quot;'&quot;;&quot;,&quot;)" office:value-type="string" office:string-value="'error'," calcext:value-type="string">
            <text:p>'error',</text:p>
          </table:table-cell>
          <table:table-cell table:formula="of:=CONCATENATE(&quot;'&quot;;[.AW33];&quot;'&quot;;&quot;,&quot;)" office:value-type="string" office:string-value="'error'," calcext:value-type="string">
            <text:p>'error',</text:p>
          </table:table-cell>
          <table:table-cell table:formula="of:=CONCATENATE(&quot;'&quot;;[.AX33];&quot;'&quot;;&quot;,&quot;)" office:value-type="string" office:string-value="'error'," calcext:value-type="string">
            <text:p>'error',</text:p>
          </table:table-cell>
          <table:table-cell table:formula="of:=CONCATENATE(&quot;'&quot;;[.AY33];&quot;'&quot;;&quot;,&quot;)" office:value-type="string" office:string-value="'error'," calcext:value-type="string">
            <text:p>'error',</text:p>
          </table:table-cell>
          <table:table-cell table:formula="of:=CONCATENATE(&quot;'&quot;;[.AZ33];&quot;'&quot;;&quot;,&quot;)" office:value-type="string" office:string-value="'error'," calcext:value-type="string">
            <text:p>'error',</text:p>
          </table:table-cell>
          <table:table-cell table:formula="of:=CONCATENATE(&quot;'&quot;;[.BA33];&quot;'&quot;;&quot;,&quot;)" office:value-type="string" office:string-value="'error'," calcext:value-type="string">
            <text:p>'error',</text:p>
          </table:table-cell>
          <table:table-cell table:formula="of:=CONCATENATE(&quot;'&quot;;[.BB33];&quot;'&quot;;&quot;,&quot;)" office:value-type="string" office:string-value="'error'," calcext:value-type="string">
            <text:p>'error',</text:p>
          </table:table-cell>
          <table:table-cell table:formula="of:=CONCATENATE(&quot;'&quot;;[.BC33];&quot;'&quot;;&quot;,&quot;)" office:value-type="string" office:string-value="'error'," calcext:value-type="string">
            <text:p>'error',</text:p>
          </table:table-cell>
          <table:table-cell table:formula="of:=CONCATENATE(&quot;'&quot;;[.BD33];&quot;'&quot;;&quot;,&quot;)" office:value-type="string" office:string-value="'error'," calcext:value-type="string">
            <text:p>'error',</text:p>
          </table:table-cell>
          <table:table-cell table:formula="of:=CONCATENATE(&quot;'&quot;;[.BE33];&quot;'&quot;;&quot;,&quot;)" office:value-type="string" office:string-value="'error'," calcext:value-type="string">
            <text:p>'error',</text:p>
          </table:table-cell>
          <table:table-cell table:formula="of:=CONCATENATE(&quot;'&quot;;[.BF33];&quot;'&quot;;&quot;,&quot;)" office:value-type="string" office:string-value="'error'," calcext:value-type="string">
            <text:p>'error',</text:p>
          </table:table-cell>
          <table:table-cell table:formula="of:=CONCATENATE(&quot;'&quot;;[.BG33];&quot;'&quot;;&quot;,&quot;)" office:value-type="string" office:string-value="'error'," calcext:value-type="string">
            <text:p>'error',</text:p>
          </table:table-cell>
          <table:table-cell table:formula="of:=CONCATENATE(&quot;'&quot;;[.BH33];&quot;'&quot;;&quot;,&quot;)" office:value-type="string" office:string-value="'error'," calcext:value-type="string">
            <text:p>'error',</text:p>
          </table:table-cell>
          <table:table-cell table:formula="of:=CONCATENATE(&quot;'&quot;;[.BI33];&quot;'&quot;;&quot;,&quot;)" office:value-type="string" office:string-value="'error'," calcext:value-type="string">
            <text:p>'error',</text:p>
          </table:table-cell>
          <table:table-cell table:formula="of:=CONCATENATE(&quot;'&quot;;[.BJ33];&quot;'&quot;;&quot;,&quot;)" office:value-type="string" office:string-value="'error'," calcext:value-type="string">
            <text:p>'error',</text:p>
          </table:table-cell>
          <table:table-cell table:formula="of:=CONCATENATE(&quot;'&quot;;[.BK33];&quot;'&quot;;&quot;,&quot;)" office:value-type="string" office:string-value="'error'," calcext:value-type="string">
            <text:p>'error',</text:p>
          </table:table-cell>
          <table:table-cell table:formula="of:=CONCATENATE(&quot;'&quot;;[.BL33];&quot;'&quot;;&quot;,&quot;)" office:value-type="string" office:string-value="'error'," calcext:value-type="string">
            <text:p>'error',</text:p>
          </table:table-cell>
          <table:table-cell table:formula="of:=CONCATENATE(&quot;'&quot;;[.BM33];&quot;'&quot;;&quot;,&quot;)" office:value-type="string" office:string-value="'error'," calcext:value-type="string">
            <text:p>'error',</text:p>
          </table:table-cell>
          <table:table-cell table:formula="of:=CONCATENATE(&quot;'&quot;;[.BN33];&quot;'&quot;;&quot;,&quot;)" office:value-type="string" office:string-value="'error'," calcext:value-type="string">
            <text:p>'error',</text:p>
          </table:table-cell>
          <table:table-cell table:formula="of:=CONCATENATE(&quot;'&quot;;[.BO33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4];&quot;'&quot;;&quot;,&quot;)" office:value-type="string" office:string-value="['74'," calcext:value-type="string">
            <text:p>['74',</text:p>
          </table:table-cell>
          <table:table-cell table:formula="of:=CONCATENATE(&quot;'&quot;;[.D34];&quot;'&quot;;&quot;,&quot;)" office:value-type="string" office:string-value="'error'," calcext:value-type="string">
            <text:p>'error',</text:p>
          </table:table-cell>
          <table:table-cell table:formula="of:=CONCATENATE(&quot;'&quot;;[.E34];&quot;'&quot;;&quot;,&quot;)" office:value-type="string" office:string-value="'error'," calcext:value-type="string">
            <text:p>'error',</text:p>
          </table:table-cell>
          <table:table-cell table:formula="of:=CONCATENATE(&quot;'&quot;;[.F34];&quot;'&quot;;&quot;,&quot;)" office:value-type="string" office:string-value="'error'," calcext:value-type="string">
            <text:p>'error',</text:p>
          </table:table-cell>
          <table:table-cell table:formula="of:=CONCATENATE(&quot;'&quot;;[.G34];&quot;'&quot;;&quot;,&quot;)" office:value-type="string" office:string-value="'error'," calcext:value-type="string">
            <text:p>'error',</text:p>
          </table:table-cell>
          <table:table-cell table:formula="of:=CONCATENATE(&quot;'&quot;;[.H34];&quot;'&quot;;&quot;,&quot;)" office:value-type="string" office:string-value="'error'," calcext:value-type="string">
            <text:p>'error',</text:p>
          </table:table-cell>
          <table:table-cell table:formula="of:=CONCATENATE(&quot;'&quot;;[.I34];&quot;'&quot;;&quot;,&quot;)" office:value-type="string" office:string-value="'error'," calcext:value-type="string">
            <text:p>'error',</text:p>
          </table:table-cell>
          <table:table-cell table:formula="of:=CONCATENATE(&quot;'&quot;;[.J34];&quot;'&quot;;&quot;,&quot;)" office:value-type="string" office:string-value="'error'," calcext:value-type="string">
            <text:p>'error',</text:p>
          </table:table-cell>
          <table:table-cell table:formula="of:=CONCATENATE(&quot;'&quot;;[.K34];&quot;'&quot;;&quot;,&quot;)" office:value-type="string" office:string-value="'error'," calcext:value-type="string">
            <text:p>'error',</text:p>
          </table:table-cell>
          <table:table-cell table:formula="of:=CONCATENATE(&quot;'&quot;;[.L34];&quot;'&quot;;&quot;,&quot;)" office:value-type="string" office:string-value="'error'," calcext:value-type="string">
            <text:p>'error',</text:p>
          </table:table-cell>
          <table:table-cell table:formula="of:=CONCATENATE(&quot;'&quot;;[.M34];&quot;'&quot;;&quot;,&quot;)" office:value-type="string" office:string-value="'error'," calcext:value-type="string">
            <text:p>'error',</text:p>
          </table:table-cell>
          <table:table-cell table:formula="of:=CONCATENATE(&quot;'&quot;;[.N34];&quot;'&quot;;&quot;,&quot;)" office:value-type="string" office:string-value="'error'," calcext:value-type="string">
            <text:p>'error',</text:p>
          </table:table-cell>
          <table:table-cell table:formula="of:=CONCATENATE(&quot;'&quot;;[.O34];&quot;'&quot;;&quot;,&quot;)" office:value-type="string" office:string-value="'error'," calcext:value-type="string">
            <text:p>'error',</text:p>
          </table:table-cell>
          <table:table-cell table:formula="of:=CONCATENATE(&quot;'&quot;;[.P34];&quot;'&quot;;&quot;,&quot;)" office:value-type="string" office:string-value="'error'," calcext:value-type="string">
            <text:p>'error',</text:p>
          </table:table-cell>
          <table:table-cell table:formula="of:=CONCATENATE(&quot;'&quot;;[.Q34];&quot;'&quot;;&quot;,&quot;)" office:value-type="string" office:string-value="'error'," calcext:value-type="string">
            <text:p>'error',</text:p>
          </table:table-cell>
          <table:table-cell table:formula="of:=CONCATENATE(&quot;'&quot;;[.R34];&quot;'&quot;;&quot;,&quot;)" office:value-type="string" office:string-value="'error'," calcext:value-type="string">
            <text:p>'error',</text:p>
          </table:table-cell>
          <table:table-cell table:formula="of:=CONCATENATE(&quot;'&quot;;[.S34];&quot;'&quot;;&quot;,&quot;)" office:value-type="string" office:string-value="'error'," calcext:value-type="string">
            <text:p>'error',</text:p>
          </table:table-cell>
          <table:table-cell table:formula="of:=CONCATENATE(&quot;'&quot;;[.T34];&quot;'&quot;;&quot;,&quot;)" office:value-type="string" office:string-value="'error'," calcext:value-type="string">
            <text:p>'error',</text:p>
          </table:table-cell>
          <table:table-cell table:formula="of:=CONCATENATE(&quot;'&quot;;[.U34];&quot;'&quot;;&quot;,&quot;)" office:value-type="string" office:string-value="'error'," calcext:value-type="string">
            <text:p>'error',</text:p>
          </table:table-cell>
          <table:table-cell table:formula="of:=CONCATENATE(&quot;'&quot;;[.V34];&quot;'&quot;;&quot;,&quot;)" office:value-type="string" office:string-value="'error'," calcext:value-type="string">
            <text:p>'error',</text:p>
          </table:table-cell>
          <table:table-cell table:formula="of:=CONCATENATE(&quot;'&quot;;[.W34];&quot;'&quot;;&quot;,&quot;)" office:value-type="string" office:string-value="'error'," calcext:value-type="string">
            <text:p>'error',</text:p>
          </table:table-cell>
          <table:table-cell table:formula="of:=CONCATENATE(&quot;'&quot;;[.X34];&quot;'&quot;;&quot;,&quot;)" office:value-type="string" office:string-value="'error'," calcext:value-type="string">
            <text:p>'error',</text:p>
          </table:table-cell>
          <table:table-cell table:formula="of:=CONCATENATE(&quot;'&quot;;[.Y34];&quot;'&quot;;&quot;,&quot;)" office:value-type="string" office:string-value="'error'," calcext:value-type="string">
            <text:p>'error',</text:p>
          </table:table-cell>
          <table:table-cell table:formula="of:=CONCATENATE(&quot;'&quot;;[.Z34];&quot;'&quot;;&quot;,&quot;)" office:value-type="string" office:string-value="'error'," calcext:value-type="string">
            <text:p>'error',</text:p>
          </table:table-cell>
          <table:table-cell table:formula="of:=CONCATENATE(&quot;'&quot;;[.AA34];&quot;'&quot;;&quot;,&quot;)" office:value-type="string" office:string-value="'error'," calcext:value-type="string">
            <text:p>'error',</text:p>
          </table:table-cell>
          <table:table-cell table:formula="of:=CONCATENATE(&quot;'&quot;;[.AB34];&quot;'&quot;;&quot;,&quot;)" office:value-type="string" office:string-value="'error'," calcext:value-type="string">
            <text:p>'error',</text:p>
          </table:table-cell>
          <table:table-cell table:formula="of:=CONCATENATE(&quot;'&quot;;[.AC34];&quot;'&quot;;&quot;,&quot;)" office:value-type="string" office:string-value="'error'," calcext:value-type="string">
            <text:p>'error',</text:p>
          </table:table-cell>
          <table:table-cell table:formula="of:=CONCATENATE(&quot;'&quot;;[.AD34];&quot;'&quot;;&quot;,&quot;)" office:value-type="string" office:string-value="'error'," calcext:value-type="string">
            <text:p>'error',</text:p>
          </table:table-cell>
          <table:table-cell table:formula="of:=CONCATENATE(&quot;'&quot;;[.AE34];&quot;'&quot;;&quot;,&quot;)" office:value-type="string" office:string-value="'error'," calcext:value-type="string">
            <text:p>'error',</text:p>
          </table:table-cell>
          <table:table-cell table:formula="of:=CONCATENATE(&quot;'&quot;;[.AF34];&quot;'&quot;;&quot;,&quot;)" office:value-type="string" office:string-value="'error'," calcext:value-type="string">
            <text:p>'error',</text:p>
          </table:table-cell>
          <table:table-cell table:formula="of:=CONCATENATE(&quot;'&quot;;[.AG34];&quot;'&quot;;&quot;,&quot;)" office:value-type="string" office:string-value="'error'," calcext:value-type="string">
            <text:p>'error',</text:p>
          </table:table-cell>
          <table:table-cell table:formula="of:=CONCATENATE(&quot;'&quot;;[.AH34];&quot;'&quot;;&quot;,&quot;)" office:value-type="string" office:string-value="'error'," calcext:value-type="string">
            <text:p>'error',</text:p>
          </table:table-cell>
          <table:table-cell table:formula="of:=CONCATENATE(&quot;'&quot;;[.AI34];&quot;'&quot;;&quot;,&quot;)" office:value-type="string" office:string-value="'error'," calcext:value-type="string">
            <text:p>'error',</text:p>
          </table:table-cell>
          <table:table-cell table:formula="of:=CONCATENATE(&quot;'&quot;;[.AJ34];&quot;'&quot;;&quot;,&quot;)" office:value-type="string" office:string-value="'error'," calcext:value-type="string">
            <text:p>'error',</text:p>
          </table:table-cell>
          <table:table-cell table:formula="of:=CONCATENATE(&quot;'&quot;;[.AK34];&quot;'&quot;;&quot;,&quot;)" office:value-type="string" office:string-value="'error'," calcext:value-type="string">
            <text:p>'error',</text:p>
          </table:table-cell>
          <table:table-cell table:formula="of:=CONCATENATE(&quot;'&quot;;[.AL34];&quot;'&quot;;&quot;,&quot;)" office:value-type="string" office:string-value="'error'," calcext:value-type="string">
            <text:p>'error',</text:p>
          </table:table-cell>
          <table:table-cell table:formula="of:=CONCATENATE(&quot;'&quot;;[.AM34];&quot;'&quot;;&quot;,&quot;)" office:value-type="string" office:string-value="'error'," calcext:value-type="string">
            <text:p>'error',</text:p>
          </table:table-cell>
          <table:table-cell table:formula="of:=CONCATENATE(&quot;'&quot;;[.AN34];&quot;'&quot;;&quot;,&quot;)" office:value-type="string" office:string-value="'74'," calcext:value-type="string">
            <text:p>'74',</text:p>
          </table:table-cell>
          <table:table-cell table:formula="of:=CONCATENATE(&quot;'&quot;;[.AO34];&quot;'&quot;;&quot;,&quot;)" office:value-type="string" office:string-value="'error'," calcext:value-type="string">
            <text:p>'error',</text:p>
          </table:table-cell>
          <table:table-cell table:formula="of:=CONCATENATE(&quot;'&quot;;[.AP34];&quot;'&quot;;&quot;,&quot;)" office:value-type="string" office:string-value="'error'," calcext:value-type="string">
            <text:p>'error',</text:p>
          </table:table-cell>
          <table:table-cell table:formula="of:=CONCATENATE(&quot;'&quot;;[.AQ34];&quot;'&quot;;&quot;,&quot;)" office:value-type="string" office:string-value="'error'," calcext:value-type="string">
            <text:p>'error',</text:p>
          </table:table-cell>
          <table:table-cell table:formula="of:=CONCATENATE(&quot;'&quot;;[.AR34];&quot;'&quot;;&quot;,&quot;)" office:value-type="string" office:string-value="'error'," calcext:value-type="string">
            <text:p>'error',</text:p>
          </table:table-cell>
          <table:table-cell table:formula="of:=CONCATENATE(&quot;'&quot;;[.AS34];&quot;'&quot;;&quot;,&quot;)" office:value-type="string" office:string-value="'73'," calcext:value-type="string">
            <text:p>'73',</text:p>
          </table:table-cell>
          <table:table-cell table:formula="of:=CONCATENATE(&quot;'&quot;;[.AT34];&quot;'&quot;;&quot;,&quot;)" office:value-type="string" office:string-value="'error'," calcext:value-type="string">
            <text:p>'error',</text:p>
          </table:table-cell>
          <table:table-cell table:formula="of:=CONCATENATE(&quot;'&quot;;[.AU34];&quot;'&quot;;&quot;,&quot;)" office:value-type="string" office:string-value="'error'," calcext:value-type="string">
            <text:p>'error',</text:p>
          </table:table-cell>
          <table:table-cell table:formula="of:=CONCATENATE(&quot;'&quot;;[.AV34];&quot;'&quot;;&quot;,&quot;)" office:value-type="string" office:string-value="'error'," calcext:value-type="string">
            <text:p>'error',</text:p>
          </table:table-cell>
          <table:table-cell table:formula="of:=CONCATENATE(&quot;'&quot;;[.AW34];&quot;'&quot;;&quot;,&quot;)" office:value-type="string" office:string-value="'error'," calcext:value-type="string">
            <text:p>'error',</text:p>
          </table:table-cell>
          <table:table-cell table:formula="of:=CONCATENATE(&quot;'&quot;;[.AX34];&quot;'&quot;;&quot;,&quot;)" office:value-type="string" office:string-value="'error'," calcext:value-type="string">
            <text:p>'error',</text:p>
          </table:table-cell>
          <table:table-cell table:formula="of:=CONCATENATE(&quot;'&quot;;[.AY34];&quot;'&quot;;&quot;,&quot;)" office:value-type="string" office:string-value="'error'," calcext:value-type="string">
            <text:p>'error',</text:p>
          </table:table-cell>
          <table:table-cell table:formula="of:=CONCATENATE(&quot;'&quot;;[.AZ34];&quot;'&quot;;&quot;,&quot;)" office:value-type="string" office:string-value="'error'," calcext:value-type="string">
            <text:p>'error',</text:p>
          </table:table-cell>
          <table:table-cell table:formula="of:=CONCATENATE(&quot;'&quot;;[.BA34];&quot;'&quot;;&quot;,&quot;)" office:value-type="string" office:string-value="'error'," calcext:value-type="string">
            <text:p>'error',</text:p>
          </table:table-cell>
          <table:table-cell table:formula="of:=CONCATENATE(&quot;'&quot;;[.BB34];&quot;'&quot;;&quot;,&quot;)" office:value-type="string" office:string-value="'72'," calcext:value-type="string">
            <text:p>'72',</text:p>
          </table:table-cell>
          <table:table-cell table:formula="of:=CONCATENATE(&quot;'&quot;;[.BC34];&quot;'&quot;;&quot;,&quot;)" office:value-type="string" office:string-value="'error'," calcext:value-type="string">
            <text:p>'error',</text:p>
          </table:table-cell>
          <table:table-cell table:formula="of:=CONCATENATE(&quot;'&quot;;[.BD34];&quot;'&quot;;&quot;,&quot;)" office:value-type="string" office:string-value="'error'," calcext:value-type="string">
            <text:p>'error',</text:p>
          </table:table-cell>
          <table:table-cell table:formula="of:=CONCATENATE(&quot;'&quot;;[.BE34];&quot;'&quot;;&quot;,&quot;)" office:value-type="string" office:string-value="'error'," calcext:value-type="string">
            <text:p>'error',</text:p>
          </table:table-cell>
          <table:table-cell table:formula="of:=CONCATENATE(&quot;'&quot;;[.BF34];&quot;'&quot;;&quot;,&quot;)" office:value-type="string" office:string-value="'error'," calcext:value-type="string">
            <text:p>'error',</text:p>
          </table:table-cell>
          <table:table-cell table:formula="of:=CONCATENATE(&quot;'&quot;;[.BG34];&quot;'&quot;;&quot;,&quot;)" office:value-type="string" office:string-value="'error'," calcext:value-type="string">
            <text:p>'error',</text:p>
          </table:table-cell>
          <table:table-cell table:formula="of:=CONCATENATE(&quot;'&quot;;[.BH34];&quot;'&quot;;&quot;,&quot;)" office:value-type="string" office:string-value="'error'," calcext:value-type="string">
            <text:p>'error',</text:p>
          </table:table-cell>
          <table:table-cell table:formula="of:=CONCATENATE(&quot;'&quot;;[.BI34];&quot;'&quot;;&quot;,&quot;)" office:value-type="string" office:string-value="'error'," calcext:value-type="string">
            <text:p>'error',</text:p>
          </table:table-cell>
          <table:table-cell table:formula="of:=CONCATENATE(&quot;'&quot;;[.BJ34];&quot;'&quot;;&quot;,&quot;)" office:value-type="string" office:string-value="'error'," calcext:value-type="string">
            <text:p>'error',</text:p>
          </table:table-cell>
          <table:table-cell table:formula="of:=CONCATENATE(&quot;'&quot;;[.BK34];&quot;'&quot;;&quot;,&quot;)" office:value-type="string" office:string-value="'error'," calcext:value-type="string">
            <text:p>'error',</text:p>
          </table:table-cell>
          <table:table-cell table:formula="of:=CONCATENATE(&quot;'&quot;;[.BL34];&quot;'&quot;;&quot;,&quot;)" office:value-type="string" office:string-value="'error'," calcext:value-type="string">
            <text:p>'error',</text:p>
          </table:table-cell>
          <table:table-cell table:formula="of:=CONCATENATE(&quot;'&quot;;[.BM34];&quot;'&quot;;&quot;,&quot;)" office:value-type="string" office:string-value="'error'," calcext:value-type="string">
            <text:p>'error',</text:p>
          </table:table-cell>
          <table:table-cell table:formula="of:=CONCATENATE(&quot;'&quot;;[.BN34];&quot;'&quot;;&quot;,&quot;)" office:value-type="string" office:string-value="'error'," calcext:value-type="string">
            <text:p>'error',</text:p>
          </table:table-cell>
          <table:table-cell table:formula="of:=CONCATENATE(&quot;'&quot;;[.BO34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5];&quot;'&quot;;&quot;,&quot;)" office:value-type="string" office:string-value="['76'," calcext:value-type="string">
            <text:p>['76',</text:p>
          </table:table-cell>
          <table:table-cell table:formula="of:=CONCATENATE(&quot;'&quot;;[.D35];&quot;'&quot;;&quot;,&quot;)" office:value-type="string" office:string-value="'error'," calcext:value-type="string">
            <text:p>'error',</text:p>
          </table:table-cell>
          <table:table-cell table:formula="of:=CONCATENATE(&quot;'&quot;;[.E35];&quot;'&quot;;&quot;,&quot;)" office:value-type="string" office:string-value="'error'," calcext:value-type="string">
            <text:p>'error',</text:p>
          </table:table-cell>
          <table:table-cell table:formula="of:=CONCATENATE(&quot;'&quot;;[.F35];&quot;'&quot;;&quot;,&quot;)" office:value-type="string" office:string-value="'error'," calcext:value-type="string">
            <text:p>'error',</text:p>
          </table:table-cell>
          <table:table-cell table:formula="of:=CONCATENATE(&quot;'&quot;;[.G35];&quot;'&quot;;&quot;,&quot;)" office:value-type="string" office:string-value="'error'," calcext:value-type="string">
            <text:p>'error',</text:p>
          </table:table-cell>
          <table:table-cell table:formula="of:=CONCATENATE(&quot;'&quot;;[.H35];&quot;'&quot;;&quot;,&quot;)" office:value-type="string" office:string-value="'error'," calcext:value-type="string">
            <text:p>'error',</text:p>
          </table:table-cell>
          <table:table-cell table:formula="of:=CONCATENATE(&quot;'&quot;;[.I35];&quot;'&quot;;&quot;,&quot;)" office:value-type="string" office:string-value="'error'," calcext:value-type="string">
            <text:p>'error',</text:p>
          </table:table-cell>
          <table:table-cell table:formula="of:=CONCATENATE(&quot;'&quot;;[.J35];&quot;'&quot;;&quot;,&quot;)" office:value-type="string" office:string-value="'error'," calcext:value-type="string">
            <text:p>'error',</text:p>
          </table:table-cell>
          <table:table-cell table:formula="of:=CONCATENATE(&quot;'&quot;;[.K35];&quot;'&quot;;&quot;,&quot;)" office:value-type="string" office:string-value="'error'," calcext:value-type="string">
            <text:p>'error',</text:p>
          </table:table-cell>
          <table:table-cell table:formula="of:=CONCATENATE(&quot;'&quot;;[.L35];&quot;'&quot;;&quot;,&quot;)" office:value-type="string" office:string-value="'76'," calcext:value-type="string">
            <text:p>'76',</text:p>
          </table:table-cell>
          <table:table-cell table:formula="of:=CONCATENATE(&quot;'&quot;;[.M35];&quot;'&quot;;&quot;,&quot;)" office:value-type="string" office:string-value="'76'," calcext:value-type="string">
            <text:p>'76',</text:p>
          </table:table-cell>
          <table:table-cell table:formula="of:=CONCATENATE(&quot;'&quot;;[.N35];&quot;'&quot;;&quot;,&quot;)" office:value-type="string" office:string-value="'error'," calcext:value-type="string">
            <text:p>'error',</text:p>
          </table:table-cell>
          <table:table-cell table:formula="of:=CONCATENATE(&quot;'&quot;;[.O35];&quot;'&quot;;&quot;,&quot;)" office:value-type="string" office:string-value="'76'," calcext:value-type="string">
            <text:p>'76',</text:p>
          </table:table-cell>
          <table:table-cell table:formula="of:=CONCATENATE(&quot;'&quot;;[.P35];&quot;'&quot;;&quot;,&quot;)" office:value-type="string" office:string-value="'76'," calcext:value-type="string">
            <text:p>'76',</text:p>
          </table:table-cell>
          <table:table-cell table:formula="of:=CONCATENATE(&quot;'&quot;;[.Q35];&quot;'&quot;;&quot;,&quot;)" office:value-type="string" office:string-value="'76'," calcext:value-type="string">
            <text:p>'76',</text:p>
          </table:table-cell>
          <table:table-cell table:formula="of:=CONCATENATE(&quot;'&quot;;[.R35];&quot;'&quot;;&quot;,&quot;)" office:value-type="string" office:string-value="'76'," calcext:value-type="string">
            <text:p>'76',</text:p>
          </table:table-cell>
          <table:table-cell table:formula="of:=CONCATENATE(&quot;'&quot;;[.S35];&quot;'&quot;;&quot;,&quot;)" office:value-type="string" office:string-value="'error'," calcext:value-type="string">
            <text:p>'error',</text:p>
          </table:table-cell>
          <table:table-cell table:formula="of:=CONCATENATE(&quot;'&quot;;[.T35];&quot;'&quot;;&quot;,&quot;)" office:value-type="string" office:string-value="'76'," calcext:value-type="string">
            <text:p>'76',</text:p>
          </table:table-cell>
          <table:table-cell table:formula="of:=CONCATENATE(&quot;'&quot;;[.U35];&quot;'&quot;;&quot;,&quot;)" office:value-type="string" office:string-value="'76'," calcext:value-type="string">
            <text:p>'76',</text:p>
          </table:table-cell>
          <table:table-cell table:formula="of:=CONCATENATE(&quot;'&quot;;[.V35];&quot;'&quot;;&quot;,&quot;)" office:value-type="string" office:string-value="'error'," calcext:value-type="string">
            <text:p>'error',</text:p>
          </table:table-cell>
          <table:table-cell table:formula="of:=CONCATENATE(&quot;'&quot;;[.W35];&quot;'&quot;;&quot;,&quot;)" office:value-type="string" office:string-value="'error'," calcext:value-type="string">
            <text:p>'error',</text:p>
          </table:table-cell>
          <table:table-cell table:formula="of:=CONCATENATE(&quot;'&quot;;[.X35];&quot;'&quot;;&quot;,&quot;)" office:value-type="string" office:string-value="'error'," calcext:value-type="string">
            <text:p>'error',</text:p>
          </table:table-cell>
          <table:table-cell table:formula="of:=CONCATENATE(&quot;'&quot;;[.Y35];&quot;'&quot;;&quot;,&quot;)" office:value-type="string" office:string-value="'error'," calcext:value-type="string">
            <text:p>'error',</text:p>
          </table:table-cell>
          <table:table-cell table:formula="of:=CONCATENATE(&quot;'&quot;;[.Z35];&quot;'&quot;;&quot;,&quot;)" office:value-type="string" office:string-value="'error'," calcext:value-type="string">
            <text:p>'error',</text:p>
          </table:table-cell>
          <table:table-cell table:formula="of:=CONCATENATE(&quot;'&quot;;[.AA35];&quot;'&quot;;&quot;,&quot;)" office:value-type="string" office:string-value="'error'," calcext:value-type="string">
            <text:p>'error',</text:p>
          </table:table-cell>
          <table:table-cell table:formula="of:=CONCATENATE(&quot;'&quot;;[.AB35];&quot;'&quot;;&quot;,&quot;)" office:value-type="string" office:string-value="'error'," calcext:value-type="string">
            <text:p>'error',</text:p>
          </table:table-cell>
          <table:table-cell table:formula="of:=CONCATENATE(&quot;'&quot;;[.AC35];&quot;'&quot;;&quot;,&quot;)" office:value-type="string" office:string-value="'error'," calcext:value-type="string">
            <text:p>'error',</text:p>
          </table:table-cell>
          <table:table-cell table:formula="of:=CONCATENATE(&quot;'&quot;;[.AD35];&quot;'&quot;;&quot;,&quot;)" office:value-type="string" office:string-value="'error'," calcext:value-type="string">
            <text:p>'error',</text:p>
          </table:table-cell>
          <table:table-cell table:formula="of:=CONCATENATE(&quot;'&quot;;[.AE35];&quot;'&quot;;&quot;,&quot;)" office:value-type="string" office:string-value="'error'," calcext:value-type="string">
            <text:p>'error',</text:p>
          </table:table-cell>
          <table:table-cell table:formula="of:=CONCATENATE(&quot;'&quot;;[.AF35];&quot;'&quot;;&quot;,&quot;)" office:value-type="string" office:string-value="'error'," calcext:value-type="string">
            <text:p>'error',</text:p>
          </table:table-cell>
          <table:table-cell table:formula="of:=CONCATENATE(&quot;'&quot;;[.AG35];&quot;'&quot;;&quot;,&quot;)" office:value-type="string" office:string-value="'error'," calcext:value-type="string">
            <text:p>'error',</text:p>
          </table:table-cell>
          <table:table-cell table:formula="of:=CONCATENATE(&quot;'&quot;;[.AH35];&quot;'&quot;;&quot;,&quot;)" office:value-type="string" office:string-value="'error'," calcext:value-type="string">
            <text:p>'error',</text:p>
          </table:table-cell>
          <table:table-cell table:formula="of:=CONCATENATE(&quot;'&quot;;[.AI35];&quot;'&quot;;&quot;,&quot;)" office:value-type="string" office:string-value="'error'," calcext:value-type="string">
            <text:p>'error',</text:p>
          </table:table-cell>
          <table:table-cell table:formula="of:=CONCATENATE(&quot;'&quot;;[.AJ35];&quot;'&quot;;&quot;,&quot;)" office:value-type="string" office:string-value="'error'," calcext:value-type="string">
            <text:p>'error',</text:p>
          </table:table-cell>
          <table:table-cell table:formula="of:=CONCATENATE(&quot;'&quot;;[.AK35];&quot;'&quot;;&quot;,&quot;)" office:value-type="string" office:string-value="'76'," calcext:value-type="string">
            <text:p>'76',</text:p>
          </table:table-cell>
          <table:table-cell table:formula="of:=CONCATENATE(&quot;'&quot;;[.AL35];&quot;'&quot;;&quot;,&quot;)" office:value-type="string" office:string-value="'76'," calcext:value-type="string">
            <text:p>'76',</text:p>
          </table:table-cell>
          <table:table-cell table:formula="of:=CONCATENATE(&quot;'&quot;;[.AM35];&quot;'&quot;;&quot;,&quot;)" office:value-type="string" office:string-value="'error'," calcext:value-type="string">
            <text:p>'error',</text:p>
          </table:table-cell>
          <table:table-cell table:formula="of:=CONCATENATE(&quot;'&quot;;[.AN35];&quot;'&quot;;&quot;,&quot;)" office:value-type="string" office:string-value="'error'," calcext:value-type="string">
            <text:p>'error',</text:p>
          </table:table-cell>
          <table:table-cell table:formula="of:=CONCATENATE(&quot;'&quot;;[.AO35];&quot;'&quot;;&quot;,&quot;)" office:value-type="string" office:string-value="'error'," calcext:value-type="string">
            <text:p>'error',</text:p>
          </table:table-cell>
          <table:table-cell table:formula="of:=CONCATENATE(&quot;'&quot;;[.AP35];&quot;'&quot;;&quot;,&quot;)" office:value-type="string" office:string-value="'error'," calcext:value-type="string">
            <text:p>'error',</text:p>
          </table:table-cell>
          <table:table-cell table:formula="of:=CONCATENATE(&quot;'&quot;;[.AQ35];&quot;'&quot;;&quot;,&quot;)" office:value-type="string" office:string-value="'error'," calcext:value-type="string">
            <text:p>'error',</text:p>
          </table:table-cell>
          <table:table-cell table:formula="of:=CONCATENATE(&quot;'&quot;;[.AR35];&quot;'&quot;;&quot;,&quot;)" office:value-type="string" office:string-value="'error'," calcext:value-type="string">
            <text:p>'error',</text:p>
          </table:table-cell>
          <table:table-cell table:formula="of:=CONCATENATE(&quot;'&quot;;[.AS35];&quot;'&quot;;&quot;,&quot;)" office:value-type="string" office:string-value="'error'," calcext:value-type="string">
            <text:p>'error',</text:p>
          </table:table-cell>
          <table:table-cell table:formula="of:=CONCATENATE(&quot;'&quot;;[.AT35];&quot;'&quot;;&quot;,&quot;)" office:value-type="string" office:string-value="'76'," calcext:value-type="string">
            <text:p>'76',</text:p>
          </table:table-cell>
          <table:table-cell table:formula="of:=CONCATENATE(&quot;'&quot;;[.AU35];&quot;'&quot;;&quot;,&quot;)" office:value-type="string" office:string-value="'error'," calcext:value-type="string">
            <text:p>'error',</text:p>
          </table:table-cell>
          <table:table-cell table:formula="of:=CONCATENATE(&quot;'&quot;;[.AV35];&quot;'&quot;;&quot;,&quot;)" office:value-type="string" office:string-value="'error'," calcext:value-type="string">
            <text:p>'error',</text:p>
          </table:table-cell>
          <table:table-cell table:formula="of:=CONCATENATE(&quot;'&quot;;[.AW35];&quot;'&quot;;&quot;,&quot;)" office:value-type="string" office:string-value="'error'," calcext:value-type="string">
            <text:p>'error',</text:p>
          </table:table-cell>
          <table:table-cell table:formula="of:=CONCATENATE(&quot;'&quot;;[.AX35];&quot;'&quot;;&quot;,&quot;)" office:value-type="string" office:string-value="'error'," calcext:value-type="string">
            <text:p>'error',</text:p>
          </table:table-cell>
          <table:table-cell table:formula="of:=CONCATENATE(&quot;'&quot;;[.AY35];&quot;'&quot;;&quot;,&quot;)" office:value-type="string" office:string-value="'error'," calcext:value-type="string">
            <text:p>'error',</text:p>
          </table:table-cell>
          <table:table-cell table:formula="of:=CONCATENATE(&quot;'&quot;;[.AZ35];&quot;'&quot;;&quot;,&quot;)" office:value-type="string" office:string-value="'error'," calcext:value-type="string">
            <text:p>'error',</text:p>
          </table:table-cell>
          <table:table-cell table:formula="of:=CONCATENATE(&quot;'&quot;;[.BA35];&quot;'&quot;;&quot;,&quot;)" office:value-type="string" office:string-value="'error'," calcext:value-type="string">
            <text:p>'error',</text:p>
          </table:table-cell>
          <table:table-cell table:formula="of:=CONCATENATE(&quot;'&quot;;[.BB35];&quot;'&quot;;&quot;,&quot;)" office:value-type="string" office:string-value="'error'," calcext:value-type="string">
            <text:p>'error',</text:p>
          </table:table-cell>
          <table:table-cell table:formula="of:=CONCATENATE(&quot;'&quot;;[.BC35];&quot;'&quot;;&quot;,&quot;)" office:value-type="string" office:string-value="'error'," calcext:value-type="string">
            <text:p>'error',</text:p>
          </table:table-cell>
          <table:table-cell table:formula="of:=CONCATENATE(&quot;'&quot;;[.BD35];&quot;'&quot;;&quot;,&quot;)" office:value-type="string" office:string-value="'error'," calcext:value-type="string">
            <text:p>'error',</text:p>
          </table:table-cell>
          <table:table-cell table:formula="of:=CONCATENATE(&quot;'&quot;;[.BE35];&quot;'&quot;;&quot;,&quot;)" office:value-type="string" office:string-value="'error'," calcext:value-type="string">
            <text:p>'error',</text:p>
          </table:table-cell>
          <table:table-cell table:formula="of:=CONCATENATE(&quot;'&quot;;[.BF35];&quot;'&quot;;&quot;,&quot;)" office:value-type="string" office:string-value="'error'," calcext:value-type="string">
            <text:p>'error',</text:p>
          </table:table-cell>
          <table:table-cell table:formula="of:=CONCATENATE(&quot;'&quot;;[.BG35];&quot;'&quot;;&quot;,&quot;)" office:value-type="string" office:string-value="'75'," calcext:value-type="string">
            <text:p>'75',</text:p>
          </table:table-cell>
          <table:table-cell table:formula="of:=CONCATENATE(&quot;'&quot;;[.BH35];&quot;'&quot;;&quot;,&quot;)" office:value-type="string" office:string-value="'75'," calcext:value-type="string">
            <text:p>'75',</text:p>
          </table:table-cell>
          <table:table-cell table:formula="of:=CONCATENATE(&quot;'&quot;;[.BI35];&quot;'&quot;;&quot;,&quot;)" office:value-type="string" office:string-value="'75'," calcext:value-type="string">
            <text:p>'75',</text:p>
          </table:table-cell>
          <table:table-cell table:formula="of:=CONCATENATE(&quot;'&quot;;[.BJ35];&quot;'&quot;;&quot;,&quot;)" office:value-type="string" office:string-value="'75'," calcext:value-type="string">
            <text:p>'75',</text:p>
          </table:table-cell>
          <table:table-cell table:formula="of:=CONCATENATE(&quot;'&quot;;[.BK35];&quot;'&quot;;&quot;,&quot;)" office:value-type="string" office:string-value="'75'," calcext:value-type="string">
            <text:p>'75',</text:p>
          </table:table-cell>
          <table:table-cell table:formula="of:=CONCATENATE(&quot;'&quot;;[.BL35];&quot;'&quot;;&quot;,&quot;)" office:value-type="string" office:string-value="'75'," calcext:value-type="string">
            <text:p>'75',</text:p>
          </table:table-cell>
          <table:table-cell table:formula="of:=CONCATENATE(&quot;'&quot;;[.BM35];&quot;'&quot;;&quot;,&quot;)" office:value-type="string" office:string-value="'error'," calcext:value-type="string">
            <text:p>'error',</text:p>
          </table:table-cell>
          <table:table-cell table:formula="of:=CONCATENATE(&quot;'&quot;;[.BN35];&quot;'&quot;;&quot;,&quot;)" office:value-type="string" office:string-value="'error'," calcext:value-type="string">
            <text:p>'error',</text:p>
          </table:table-cell>
          <table:table-cell table:formula="of:=CONCATENATE(&quot;'&quot;;[.BO35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6];&quot;'&quot;;&quot;,&quot;)" office:value-type="string" office:string-value="['77'," calcext:value-type="string">
            <text:p>['77',</text:p>
          </table:table-cell>
          <table:table-cell table:formula="of:=CONCATENATE(&quot;'&quot;;[.D36];&quot;'&quot;;&quot;,&quot;)" office:value-type="string" office:string-value="'error'," calcext:value-type="string">
            <text:p>'error',</text:p>
          </table:table-cell>
          <table:table-cell table:formula="of:=CONCATENATE(&quot;'&quot;;[.E36];&quot;'&quot;;&quot;,&quot;)" office:value-type="string" office:string-value="'error'," calcext:value-type="string">
            <text:p>'error',</text:p>
          </table:table-cell>
          <table:table-cell table:formula="of:=CONCATENATE(&quot;'&quot;;[.F36];&quot;'&quot;;&quot;,&quot;)" office:value-type="string" office:string-value="'error'," calcext:value-type="string">
            <text:p>'error',</text:p>
          </table:table-cell>
          <table:table-cell table:formula="of:=CONCATENATE(&quot;'&quot;;[.G36];&quot;'&quot;;&quot;,&quot;)" office:value-type="string" office:string-value="'error'," calcext:value-type="string">
            <text:p>'error',</text:p>
          </table:table-cell>
          <table:table-cell table:formula="of:=CONCATENATE(&quot;'&quot;;[.H36];&quot;'&quot;;&quot;,&quot;)" office:value-type="string" office:string-value="'error'," calcext:value-type="string">
            <text:p>'error',</text:p>
          </table:table-cell>
          <table:table-cell table:formula="of:=CONCATENATE(&quot;'&quot;;[.I36];&quot;'&quot;;&quot;,&quot;)" office:value-type="string" office:string-value="'error'," calcext:value-type="string">
            <text:p>'error',</text:p>
          </table:table-cell>
          <table:table-cell table:formula="of:=CONCATENATE(&quot;'&quot;;[.J36];&quot;'&quot;;&quot;,&quot;)" office:value-type="string" office:string-value="'error'," calcext:value-type="string">
            <text:p>'error',</text:p>
          </table:table-cell>
          <table:table-cell table:formula="of:=CONCATENATE(&quot;'&quot;;[.K36];&quot;'&quot;;&quot;,&quot;)" office:value-type="string" office:string-value="'error'," calcext:value-type="string">
            <text:p>'error',</text:p>
          </table:table-cell>
          <table:table-cell table:formula="of:=CONCATENATE(&quot;'&quot;;[.L36];&quot;'&quot;;&quot;,&quot;)" office:value-type="string" office:string-value="'error'," calcext:value-type="string">
            <text:p>'error',</text:p>
          </table:table-cell>
          <table:table-cell table:formula="of:=CONCATENATE(&quot;'&quot;;[.M36];&quot;'&quot;;&quot;,&quot;)" office:value-type="string" office:string-value="'error'," calcext:value-type="string">
            <text:p>'error',</text:p>
          </table:table-cell>
          <table:table-cell table:formula="of:=CONCATENATE(&quot;'&quot;;[.N36];&quot;'&quot;;&quot;,&quot;)" office:value-type="string" office:string-value="'error'," calcext:value-type="string">
            <text:p>'error',</text:p>
          </table:table-cell>
          <table:table-cell table:formula="of:=CONCATENATE(&quot;'&quot;;[.O36];&quot;'&quot;;&quot;,&quot;)" office:value-type="string" office:string-value="'error'," calcext:value-type="string">
            <text:p>'error',</text:p>
          </table:table-cell>
          <table:table-cell table:formula="of:=CONCATENATE(&quot;'&quot;;[.P36];&quot;'&quot;;&quot;,&quot;)" office:value-type="string" office:string-value="'error'," calcext:value-type="string">
            <text:p>'error',</text:p>
          </table:table-cell>
          <table:table-cell table:formula="of:=CONCATENATE(&quot;'&quot;;[.Q36];&quot;'&quot;;&quot;,&quot;)" office:value-type="string" office:string-value="'error'," calcext:value-type="string">
            <text:p>'error',</text:p>
          </table:table-cell>
          <table:table-cell table:formula="of:=CONCATENATE(&quot;'&quot;;[.R36];&quot;'&quot;;&quot;,&quot;)" office:value-type="string" office:string-value="'error'," calcext:value-type="string">
            <text:p>'error',</text:p>
          </table:table-cell>
          <table:table-cell table:formula="of:=CONCATENATE(&quot;'&quot;;[.S36];&quot;'&quot;;&quot;,&quot;)" office:value-type="string" office:string-value="'error'," calcext:value-type="string">
            <text:p>'error',</text:p>
          </table:table-cell>
          <table:table-cell table:formula="of:=CONCATENATE(&quot;'&quot;;[.T36];&quot;'&quot;;&quot;,&quot;)" office:value-type="string" office:string-value="'error'," calcext:value-type="string">
            <text:p>'error',</text:p>
          </table:table-cell>
          <table:table-cell table:formula="of:=CONCATENATE(&quot;'&quot;;[.U36];&quot;'&quot;;&quot;,&quot;)" office:value-type="string" office:string-value="'error'," calcext:value-type="string">
            <text:p>'error',</text:p>
          </table:table-cell>
          <table:table-cell table:formula="of:=CONCATENATE(&quot;'&quot;;[.V36];&quot;'&quot;;&quot;,&quot;)" office:value-type="string" office:string-value="'error'," calcext:value-type="string">
            <text:p>'error',</text:p>
          </table:table-cell>
          <table:table-cell table:formula="of:=CONCATENATE(&quot;'&quot;;[.W36];&quot;'&quot;;&quot;,&quot;)" office:value-type="string" office:string-value="'error'," calcext:value-type="string">
            <text:p>'error',</text:p>
          </table:table-cell>
          <table:table-cell table:formula="of:=CONCATENATE(&quot;'&quot;;[.X36];&quot;'&quot;;&quot;,&quot;)" office:value-type="string" office:string-value="'error'," calcext:value-type="string">
            <text:p>'error',</text:p>
          </table:table-cell>
          <table:table-cell table:formula="of:=CONCATENATE(&quot;'&quot;;[.Y36];&quot;'&quot;;&quot;,&quot;)" office:value-type="string" office:string-value="'error'," calcext:value-type="string">
            <text:p>'error',</text:p>
          </table:table-cell>
          <table:table-cell table:formula="of:=CONCATENATE(&quot;'&quot;;[.Z36];&quot;'&quot;;&quot;,&quot;)" office:value-type="string" office:string-value="'error'," calcext:value-type="string">
            <text:p>'error',</text:p>
          </table:table-cell>
          <table:table-cell table:formula="of:=CONCATENATE(&quot;'&quot;;[.AA36];&quot;'&quot;;&quot;,&quot;)" office:value-type="string" office:string-value="'error'," calcext:value-type="string">
            <text:p>'error',</text:p>
          </table:table-cell>
          <table:table-cell table:formula="of:=CONCATENATE(&quot;'&quot;;[.AB36];&quot;'&quot;;&quot;,&quot;)" office:value-type="string" office:string-value="'error'," calcext:value-type="string">
            <text:p>'error',</text:p>
          </table:table-cell>
          <table:table-cell table:formula="of:=CONCATENATE(&quot;'&quot;;[.AC36];&quot;'&quot;;&quot;,&quot;)" office:value-type="string" office:string-value="'error'," calcext:value-type="string">
            <text:p>'error',</text:p>
          </table:table-cell>
          <table:table-cell table:formula="of:=CONCATENATE(&quot;'&quot;;[.AD36];&quot;'&quot;;&quot;,&quot;)" office:value-type="string" office:string-value="'error'," calcext:value-type="string">
            <text:p>'error',</text:p>
          </table:table-cell>
          <table:table-cell table:formula="of:=CONCATENATE(&quot;'&quot;;[.AE36];&quot;'&quot;;&quot;,&quot;)" office:value-type="string" office:string-value="'error'," calcext:value-type="string">
            <text:p>'error',</text:p>
          </table:table-cell>
          <table:table-cell table:formula="of:=CONCATENATE(&quot;'&quot;;[.AF36];&quot;'&quot;;&quot;,&quot;)" office:value-type="string" office:string-value="'error'," calcext:value-type="string">
            <text:p>'error',</text:p>
          </table:table-cell>
          <table:table-cell table:formula="of:=CONCATENATE(&quot;'&quot;;[.AG36];&quot;'&quot;;&quot;,&quot;)" office:value-type="string" office:string-value="'error'," calcext:value-type="string">
            <text:p>'error',</text:p>
          </table:table-cell>
          <table:table-cell table:formula="of:=CONCATENATE(&quot;'&quot;;[.AH36];&quot;'&quot;;&quot;,&quot;)" office:value-type="string" office:string-value="'error'," calcext:value-type="string">
            <text:p>'error',</text:p>
          </table:table-cell>
          <table:table-cell table:formula="of:=CONCATENATE(&quot;'&quot;;[.AI36];&quot;'&quot;;&quot;,&quot;)" office:value-type="string" office:string-value="'error'," calcext:value-type="string">
            <text:p>'error',</text:p>
          </table:table-cell>
          <table:table-cell table:formula="of:=CONCATENATE(&quot;'&quot;;[.AJ36];&quot;'&quot;;&quot;,&quot;)" office:value-type="string" office:string-value="'error'," calcext:value-type="string">
            <text:p>'error',</text:p>
          </table:table-cell>
          <table:table-cell table:formula="of:=CONCATENATE(&quot;'&quot;;[.AK36];&quot;'&quot;;&quot;,&quot;)" office:value-type="string" office:string-value="'error'," calcext:value-type="string">
            <text:p>'error',</text:p>
          </table:table-cell>
          <table:table-cell table:formula="of:=CONCATENATE(&quot;'&quot;;[.AL36];&quot;'&quot;;&quot;,&quot;)" office:value-type="string" office:string-value="'error'," calcext:value-type="string">
            <text:p>'error',</text:p>
          </table:table-cell>
          <table:table-cell table:formula="of:=CONCATENATE(&quot;'&quot;;[.AM36];&quot;'&quot;;&quot;,&quot;)" office:value-type="string" office:string-value="'error'," calcext:value-type="string">
            <text:p>'error',</text:p>
          </table:table-cell>
          <table:table-cell table:formula="of:=CONCATENATE(&quot;'&quot;;[.AN36];&quot;'&quot;;&quot;,&quot;)" office:value-type="string" office:string-value="'77'," calcext:value-type="string">
            <text:p>'77',</text:p>
          </table:table-cell>
          <table:table-cell table:formula="of:=CONCATENATE(&quot;'&quot;;[.AO36];&quot;'&quot;;&quot;,&quot;)" office:value-type="string" office:string-value="'error'," calcext:value-type="string">
            <text:p>'error',</text:p>
          </table:table-cell>
          <table:table-cell table:formula="of:=CONCATENATE(&quot;'&quot;;[.AP36];&quot;'&quot;;&quot;,&quot;)" office:value-type="string" office:string-value="'error'," calcext:value-type="string">
            <text:p>'error',</text:p>
          </table:table-cell>
          <table:table-cell table:formula="of:=CONCATENATE(&quot;'&quot;;[.AQ36];&quot;'&quot;;&quot;,&quot;)" office:value-type="string" office:string-value="'error'," calcext:value-type="string">
            <text:p>'error',</text:p>
          </table:table-cell>
          <table:table-cell table:formula="of:=CONCATENATE(&quot;'&quot;;[.AR36];&quot;'&quot;;&quot;,&quot;)" office:value-type="string" office:string-value="'error'," calcext:value-type="string">
            <text:p>'error',</text:p>
          </table:table-cell>
          <table:table-cell table:formula="of:=CONCATENATE(&quot;'&quot;;[.AS36];&quot;'&quot;;&quot;,&quot;)" office:value-type="string" office:string-value="'error'," calcext:value-type="string">
            <text:p>'error',</text:p>
          </table:table-cell>
          <table:table-cell table:formula="of:=CONCATENATE(&quot;'&quot;;[.AT36];&quot;'&quot;;&quot;,&quot;)" office:value-type="string" office:string-value="'error'," calcext:value-type="string">
            <text:p>'error',</text:p>
          </table:table-cell>
          <table:table-cell table:formula="of:=CONCATENATE(&quot;'&quot;;[.AU36];&quot;'&quot;;&quot;,&quot;)" office:value-type="string" office:string-value="'error'," calcext:value-type="string">
            <text:p>'error',</text:p>
          </table:table-cell>
          <table:table-cell table:formula="of:=CONCATENATE(&quot;'&quot;;[.AV36];&quot;'&quot;;&quot;,&quot;)" office:value-type="string" office:string-value="'error'," calcext:value-type="string">
            <text:p>'error',</text:p>
          </table:table-cell>
          <table:table-cell table:formula="of:=CONCATENATE(&quot;'&quot;;[.AW36];&quot;'&quot;;&quot;,&quot;)" office:value-type="string" office:string-value="'error'," calcext:value-type="string">
            <text:p>'error',</text:p>
          </table:table-cell>
          <table:table-cell table:formula="of:=CONCATENATE(&quot;'&quot;;[.AX36];&quot;'&quot;;&quot;,&quot;)" office:value-type="string" office:string-value="'error'," calcext:value-type="string">
            <text:p>'error',</text:p>
          </table:table-cell>
          <table:table-cell table:formula="of:=CONCATENATE(&quot;'&quot;;[.AY36];&quot;'&quot;;&quot;,&quot;)" office:value-type="string" office:string-value="'error'," calcext:value-type="string">
            <text:p>'error',</text:p>
          </table:table-cell>
          <table:table-cell table:formula="of:=CONCATENATE(&quot;'&quot;;[.AZ36];&quot;'&quot;;&quot;,&quot;)" office:value-type="string" office:string-value="'error'," calcext:value-type="string">
            <text:p>'error',</text:p>
          </table:table-cell>
          <table:table-cell table:formula="of:=CONCATENATE(&quot;'&quot;;[.BA36];&quot;'&quot;;&quot;,&quot;)" office:value-type="string" office:string-value="'error'," calcext:value-type="string">
            <text:p>'error',</text:p>
          </table:table-cell>
          <table:table-cell table:formula="of:=CONCATENATE(&quot;'&quot;;[.BB36];&quot;'&quot;;&quot;,&quot;)" office:value-type="string" office:string-value="'error'," calcext:value-type="string">
            <text:p>'error',</text:p>
          </table:table-cell>
          <table:table-cell table:formula="of:=CONCATENATE(&quot;'&quot;;[.BC36];&quot;'&quot;;&quot;,&quot;)" office:value-type="string" office:string-value="'error'," calcext:value-type="string">
            <text:p>'error',</text:p>
          </table:table-cell>
          <table:table-cell table:formula="of:=CONCATENATE(&quot;'&quot;;[.BD36];&quot;'&quot;;&quot;,&quot;)" office:value-type="string" office:string-value="'error'," calcext:value-type="string">
            <text:p>'error',</text:p>
          </table:table-cell>
          <table:table-cell table:formula="of:=CONCATENATE(&quot;'&quot;;[.BE36];&quot;'&quot;;&quot;,&quot;)" office:value-type="string" office:string-value="'error'," calcext:value-type="string">
            <text:p>'error',</text:p>
          </table:table-cell>
          <table:table-cell table:formula="of:=CONCATENATE(&quot;'&quot;;[.BF36];&quot;'&quot;;&quot;,&quot;)" office:value-type="string" office:string-value="'error'," calcext:value-type="string">
            <text:p>'error',</text:p>
          </table:table-cell>
          <table:table-cell table:formula="of:=CONCATENATE(&quot;'&quot;;[.BG36];&quot;'&quot;;&quot;,&quot;)" office:value-type="string" office:string-value="'error'," calcext:value-type="string">
            <text:p>'error',</text:p>
          </table:table-cell>
          <table:table-cell table:formula="of:=CONCATENATE(&quot;'&quot;;[.BH36];&quot;'&quot;;&quot;,&quot;)" office:value-type="string" office:string-value="'error'," calcext:value-type="string">
            <text:p>'error',</text:p>
          </table:table-cell>
          <table:table-cell table:formula="of:=CONCATENATE(&quot;'&quot;;[.BI36];&quot;'&quot;;&quot;,&quot;)" office:value-type="string" office:string-value="'error'," calcext:value-type="string">
            <text:p>'error',</text:p>
          </table:table-cell>
          <table:table-cell table:formula="of:=CONCATENATE(&quot;'&quot;;[.BJ36];&quot;'&quot;;&quot;,&quot;)" office:value-type="string" office:string-value="'error'," calcext:value-type="string">
            <text:p>'error',</text:p>
          </table:table-cell>
          <table:table-cell table:formula="of:=CONCATENATE(&quot;'&quot;;[.BK36];&quot;'&quot;;&quot;,&quot;)" office:value-type="string" office:string-value="'error'," calcext:value-type="string">
            <text:p>'error',</text:p>
          </table:table-cell>
          <table:table-cell table:formula="of:=CONCATENATE(&quot;'&quot;;[.BL36];&quot;'&quot;;&quot;,&quot;)" office:value-type="string" office:string-value="'error'," calcext:value-type="string">
            <text:p>'error',</text:p>
          </table:table-cell>
          <table:table-cell table:formula="of:=CONCATENATE(&quot;'&quot;;[.BM36];&quot;'&quot;;&quot;,&quot;)" office:value-type="string" office:string-value="'error'," calcext:value-type="string">
            <text:p>'error',</text:p>
          </table:table-cell>
          <table:table-cell table:formula="of:=CONCATENATE(&quot;'&quot;;[.BN36];&quot;'&quot;;&quot;,&quot;)" office:value-type="string" office:string-value="'error'," calcext:value-type="string">
            <text:p>'error',</text:p>
          </table:table-cell>
          <table:table-cell table:formula="of:=CONCATENATE(&quot;'&quot;;[.BO36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7];&quot;'&quot;;&quot;,&quot;)" office:value-type="string" office:string-value="['78'," calcext:value-type="string">
            <text:p>['78',</text:p>
          </table:table-cell>
          <table:table-cell table:formula="of:=CONCATENATE(&quot;'&quot;;[.D37];&quot;'&quot;;&quot;,&quot;)" office:value-type="string" office:string-value="'error'," calcext:value-type="string">
            <text:p>'error',</text:p>
          </table:table-cell>
          <table:table-cell table:formula="of:=CONCATENATE(&quot;'&quot;;[.E37];&quot;'&quot;;&quot;,&quot;)" office:value-type="string" office:string-value="'error'," calcext:value-type="string">
            <text:p>'error',</text:p>
          </table:table-cell>
          <table:table-cell table:formula="of:=CONCATENATE(&quot;'&quot;;[.F37];&quot;'&quot;;&quot;,&quot;)" office:value-type="string" office:string-value="'error'," calcext:value-type="string">
            <text:p>'error',</text:p>
          </table:table-cell>
          <table:table-cell table:formula="of:=CONCATENATE(&quot;'&quot;;[.G37];&quot;'&quot;;&quot;,&quot;)" office:value-type="string" office:string-value="'error'," calcext:value-type="string">
            <text:p>'error',</text:p>
          </table:table-cell>
          <table:table-cell table:formula="of:=CONCATENATE(&quot;'&quot;;[.H37];&quot;'&quot;;&quot;,&quot;)" office:value-type="string" office:string-value="'error'," calcext:value-type="string">
            <text:p>'error',</text:p>
          </table:table-cell>
          <table:table-cell table:formula="of:=CONCATENATE(&quot;'&quot;;[.I37];&quot;'&quot;;&quot;,&quot;)" office:value-type="string" office:string-value="'error'," calcext:value-type="string">
            <text:p>'error',</text:p>
          </table:table-cell>
          <table:table-cell table:formula="of:=CONCATENATE(&quot;'&quot;;[.J37];&quot;'&quot;;&quot;,&quot;)" office:value-type="string" office:string-value="'error'," calcext:value-type="string">
            <text:p>'error',</text:p>
          </table:table-cell>
          <table:table-cell table:formula="of:=CONCATENATE(&quot;'&quot;;[.K37];&quot;'&quot;;&quot;,&quot;)" office:value-type="string" office:string-value="'error'," calcext:value-type="string">
            <text:p>'error',</text:p>
          </table:table-cell>
          <table:table-cell table:formula="of:=CONCATENATE(&quot;'&quot;;[.L37];&quot;'&quot;;&quot;,&quot;)" office:value-type="string" office:string-value="'error'," calcext:value-type="string">
            <text:p>'error',</text:p>
          </table:table-cell>
          <table:table-cell table:formula="of:=CONCATENATE(&quot;'&quot;;[.M37];&quot;'&quot;;&quot;,&quot;)" office:value-type="string" office:string-value="'error'," calcext:value-type="string">
            <text:p>'error',</text:p>
          </table:table-cell>
          <table:table-cell table:formula="of:=CONCATENATE(&quot;'&quot;;[.N37];&quot;'&quot;;&quot;,&quot;)" office:value-type="string" office:string-value="'error'," calcext:value-type="string">
            <text:p>'error',</text:p>
          </table:table-cell>
          <table:table-cell table:formula="of:=CONCATENATE(&quot;'&quot;;[.O37];&quot;'&quot;;&quot;,&quot;)" office:value-type="string" office:string-value="'error'," calcext:value-type="string">
            <text:p>'error',</text:p>
          </table:table-cell>
          <table:table-cell table:formula="of:=CONCATENATE(&quot;'&quot;;[.P37];&quot;'&quot;;&quot;,&quot;)" office:value-type="string" office:string-value="'error'," calcext:value-type="string">
            <text:p>'error',</text:p>
          </table:table-cell>
          <table:table-cell table:formula="of:=CONCATENATE(&quot;'&quot;;[.Q37];&quot;'&quot;;&quot;,&quot;)" office:value-type="string" office:string-value="'error'," calcext:value-type="string">
            <text:p>'error',</text:p>
          </table:table-cell>
          <table:table-cell table:formula="of:=CONCATENATE(&quot;'&quot;;[.R37];&quot;'&quot;;&quot;,&quot;)" office:value-type="string" office:string-value="'error'," calcext:value-type="string">
            <text:p>'error',</text:p>
          </table:table-cell>
          <table:table-cell table:formula="of:=CONCATENATE(&quot;'&quot;;[.S37];&quot;'&quot;;&quot;,&quot;)" office:value-type="string" office:string-value="'error'," calcext:value-type="string">
            <text:p>'error',</text:p>
          </table:table-cell>
          <table:table-cell table:formula="of:=CONCATENATE(&quot;'&quot;;[.T37];&quot;'&quot;;&quot;,&quot;)" office:value-type="string" office:string-value="'error'," calcext:value-type="string">
            <text:p>'error',</text:p>
          </table:table-cell>
          <table:table-cell table:formula="of:=CONCATENATE(&quot;'&quot;;[.U37];&quot;'&quot;;&quot;,&quot;)" office:value-type="string" office:string-value="'error'," calcext:value-type="string">
            <text:p>'error',</text:p>
          </table:table-cell>
          <table:table-cell table:formula="of:=CONCATENATE(&quot;'&quot;;[.V37];&quot;'&quot;;&quot;,&quot;)" office:value-type="string" office:string-value="'error'," calcext:value-type="string">
            <text:p>'error',</text:p>
          </table:table-cell>
          <table:table-cell table:formula="of:=CONCATENATE(&quot;'&quot;;[.W37];&quot;'&quot;;&quot;,&quot;)" office:value-type="string" office:string-value="'error'," calcext:value-type="string">
            <text:p>'error',</text:p>
          </table:table-cell>
          <table:table-cell table:formula="of:=CONCATENATE(&quot;'&quot;;[.X37];&quot;'&quot;;&quot;,&quot;)" office:value-type="string" office:string-value="'error'," calcext:value-type="string">
            <text:p>'error',</text:p>
          </table:table-cell>
          <table:table-cell table:formula="of:=CONCATENATE(&quot;'&quot;;[.Y37];&quot;'&quot;;&quot;,&quot;)" office:value-type="string" office:string-value="'error'," calcext:value-type="string">
            <text:p>'error',</text:p>
          </table:table-cell>
          <table:table-cell table:formula="of:=CONCATENATE(&quot;'&quot;;[.Z37];&quot;'&quot;;&quot;,&quot;)" office:value-type="string" office:string-value="'error'," calcext:value-type="string">
            <text:p>'error',</text:p>
          </table:table-cell>
          <table:table-cell table:formula="of:=CONCATENATE(&quot;'&quot;;[.AA37];&quot;'&quot;;&quot;,&quot;)" office:value-type="string" office:string-value="'error'," calcext:value-type="string">
            <text:p>'error',</text:p>
          </table:table-cell>
          <table:table-cell table:formula="of:=CONCATENATE(&quot;'&quot;;[.AB37];&quot;'&quot;;&quot;,&quot;)" office:value-type="string" office:string-value="'error'," calcext:value-type="string">
            <text:p>'error',</text:p>
          </table:table-cell>
          <table:table-cell table:formula="of:=CONCATENATE(&quot;'&quot;;[.AC37];&quot;'&quot;;&quot;,&quot;)" office:value-type="string" office:string-value="'error'," calcext:value-type="string">
            <text:p>'error',</text:p>
          </table:table-cell>
          <table:table-cell table:formula="of:=CONCATENATE(&quot;'&quot;;[.AD37];&quot;'&quot;;&quot;,&quot;)" office:value-type="string" office:string-value="'error'," calcext:value-type="string">
            <text:p>'error',</text:p>
          </table:table-cell>
          <table:table-cell table:formula="of:=CONCATENATE(&quot;'&quot;;[.AE37];&quot;'&quot;;&quot;,&quot;)" office:value-type="string" office:string-value="'error'," calcext:value-type="string">
            <text:p>'error',</text:p>
          </table:table-cell>
          <table:table-cell table:formula="of:=CONCATENATE(&quot;'&quot;;[.AF37];&quot;'&quot;;&quot;,&quot;)" office:value-type="string" office:string-value="'error'," calcext:value-type="string">
            <text:p>'error',</text:p>
          </table:table-cell>
          <table:table-cell table:formula="of:=CONCATENATE(&quot;'&quot;;[.AG37];&quot;'&quot;;&quot;,&quot;)" office:value-type="string" office:string-value="'error'," calcext:value-type="string">
            <text:p>'error',</text:p>
          </table:table-cell>
          <table:table-cell table:formula="of:=CONCATENATE(&quot;'&quot;;[.AH37];&quot;'&quot;;&quot;,&quot;)" office:value-type="string" office:string-value="'error'," calcext:value-type="string">
            <text:p>'error',</text:p>
          </table:table-cell>
          <table:table-cell table:formula="of:=CONCATENATE(&quot;'&quot;;[.AI37];&quot;'&quot;;&quot;,&quot;)" office:value-type="string" office:string-value="'error'," calcext:value-type="string">
            <text:p>'error',</text:p>
          </table:table-cell>
          <table:table-cell table:formula="of:=CONCATENATE(&quot;'&quot;;[.AJ37];&quot;'&quot;;&quot;,&quot;)" office:value-type="string" office:string-value="'error'," calcext:value-type="string">
            <text:p>'error',</text:p>
          </table:table-cell>
          <table:table-cell table:formula="of:=CONCATENATE(&quot;'&quot;;[.AK37];&quot;'&quot;;&quot;,&quot;)" office:value-type="string" office:string-value="'error'," calcext:value-type="string">
            <text:p>'error',</text:p>
          </table:table-cell>
          <table:table-cell table:formula="of:=CONCATENATE(&quot;'&quot;;[.AL37];&quot;'&quot;;&quot;,&quot;)" office:value-type="string" office:string-value="'error'," calcext:value-type="string">
            <text:p>'error',</text:p>
          </table:table-cell>
          <table:table-cell table:formula="of:=CONCATENATE(&quot;'&quot;;[.AM37];&quot;'&quot;;&quot;,&quot;)" office:value-type="string" office:string-value="'error'," calcext:value-type="string">
            <text:p>'error',</text:p>
          </table:table-cell>
          <table:table-cell table:formula="of:=CONCATENATE(&quot;'&quot;;[.AN37];&quot;'&quot;;&quot;,&quot;)" office:value-type="string" office:string-value="'78'," calcext:value-type="string">
            <text:p>'78',</text:p>
          </table:table-cell>
          <table:table-cell table:formula="of:=CONCATENATE(&quot;'&quot;;[.AO37];&quot;'&quot;;&quot;,&quot;)" office:value-type="string" office:string-value="'error'," calcext:value-type="string">
            <text:p>'error',</text:p>
          </table:table-cell>
          <table:table-cell table:formula="of:=CONCATENATE(&quot;'&quot;;[.AP37];&quot;'&quot;;&quot;,&quot;)" office:value-type="string" office:string-value="'error'," calcext:value-type="string">
            <text:p>'error',</text:p>
          </table:table-cell>
          <table:table-cell table:formula="of:=CONCATENATE(&quot;'&quot;;[.AQ37];&quot;'&quot;;&quot;,&quot;)" office:value-type="string" office:string-value="'error'," calcext:value-type="string">
            <text:p>'error',</text:p>
          </table:table-cell>
          <table:table-cell table:formula="of:=CONCATENATE(&quot;'&quot;;[.AR37];&quot;'&quot;;&quot;,&quot;)" office:value-type="string" office:string-value="'error'," calcext:value-type="string">
            <text:p>'error',</text:p>
          </table:table-cell>
          <table:table-cell table:formula="of:=CONCATENATE(&quot;'&quot;;[.AS37];&quot;'&quot;;&quot;,&quot;)" office:value-type="string" office:string-value="'error'," calcext:value-type="string">
            <text:p>'error',</text:p>
          </table:table-cell>
          <table:table-cell table:formula="of:=CONCATENATE(&quot;'&quot;;[.AT37];&quot;'&quot;;&quot;,&quot;)" office:value-type="string" office:string-value="'error'," calcext:value-type="string">
            <text:p>'error',</text:p>
          </table:table-cell>
          <table:table-cell table:formula="of:=CONCATENATE(&quot;'&quot;;[.AU37];&quot;'&quot;;&quot;,&quot;)" office:value-type="string" office:string-value="'error'," calcext:value-type="string">
            <text:p>'error',</text:p>
          </table:table-cell>
          <table:table-cell table:formula="of:=CONCATENATE(&quot;'&quot;;[.AV37];&quot;'&quot;;&quot;,&quot;)" office:value-type="string" office:string-value="'error'," calcext:value-type="string">
            <text:p>'error',</text:p>
          </table:table-cell>
          <table:table-cell table:formula="of:=CONCATENATE(&quot;'&quot;;[.AW37];&quot;'&quot;;&quot;,&quot;)" office:value-type="string" office:string-value="'error'," calcext:value-type="string">
            <text:p>'error',</text:p>
          </table:table-cell>
          <table:table-cell table:formula="of:=CONCATENATE(&quot;'&quot;;[.AX37];&quot;'&quot;;&quot;,&quot;)" office:value-type="string" office:string-value="'error'," calcext:value-type="string">
            <text:p>'error',</text:p>
          </table:table-cell>
          <table:table-cell table:formula="of:=CONCATENATE(&quot;'&quot;;[.AY37];&quot;'&quot;;&quot;,&quot;)" office:value-type="string" office:string-value="'error'," calcext:value-type="string">
            <text:p>'error',</text:p>
          </table:table-cell>
          <table:table-cell table:formula="of:=CONCATENATE(&quot;'&quot;;[.AZ37];&quot;'&quot;;&quot;,&quot;)" office:value-type="string" office:string-value="'error'," calcext:value-type="string">
            <text:p>'error',</text:p>
          </table:table-cell>
          <table:table-cell table:formula="of:=CONCATENATE(&quot;'&quot;;[.BA37];&quot;'&quot;;&quot;,&quot;)" office:value-type="string" office:string-value="'error'," calcext:value-type="string">
            <text:p>'error',</text:p>
          </table:table-cell>
          <table:table-cell table:formula="of:=CONCATENATE(&quot;'&quot;;[.BB37];&quot;'&quot;;&quot;,&quot;)" office:value-type="string" office:string-value="'error'," calcext:value-type="string">
            <text:p>'error',</text:p>
          </table:table-cell>
          <table:table-cell table:formula="of:=CONCATENATE(&quot;'&quot;;[.BC37];&quot;'&quot;;&quot;,&quot;)" office:value-type="string" office:string-value="'error'," calcext:value-type="string">
            <text:p>'error',</text:p>
          </table:table-cell>
          <table:table-cell table:formula="of:=CONCATENATE(&quot;'&quot;;[.BD37];&quot;'&quot;;&quot;,&quot;)" office:value-type="string" office:string-value="'error'," calcext:value-type="string">
            <text:p>'error',</text:p>
          </table:table-cell>
          <table:table-cell table:formula="of:=CONCATENATE(&quot;'&quot;;[.BE37];&quot;'&quot;;&quot;,&quot;)" office:value-type="string" office:string-value="'error'," calcext:value-type="string">
            <text:p>'error',</text:p>
          </table:table-cell>
          <table:table-cell table:formula="of:=CONCATENATE(&quot;'&quot;;[.BF37];&quot;'&quot;;&quot;,&quot;)" office:value-type="string" office:string-value="'error'," calcext:value-type="string">
            <text:p>'error',</text:p>
          </table:table-cell>
          <table:table-cell table:formula="of:=CONCATENATE(&quot;'&quot;;[.BG37];&quot;'&quot;;&quot;,&quot;)" office:value-type="string" office:string-value="'error'," calcext:value-type="string">
            <text:p>'error',</text:p>
          </table:table-cell>
          <table:table-cell table:formula="of:=CONCATENATE(&quot;'&quot;;[.BH37];&quot;'&quot;;&quot;,&quot;)" office:value-type="string" office:string-value="'error'," calcext:value-type="string">
            <text:p>'error',</text:p>
          </table:table-cell>
          <table:table-cell table:formula="of:=CONCATENATE(&quot;'&quot;;[.BI37];&quot;'&quot;;&quot;,&quot;)" office:value-type="string" office:string-value="'error'," calcext:value-type="string">
            <text:p>'error',</text:p>
          </table:table-cell>
          <table:table-cell table:formula="of:=CONCATENATE(&quot;'&quot;;[.BJ37];&quot;'&quot;;&quot;,&quot;)" office:value-type="string" office:string-value="'error'," calcext:value-type="string">
            <text:p>'error',</text:p>
          </table:table-cell>
          <table:table-cell table:formula="of:=CONCATENATE(&quot;'&quot;;[.BK37];&quot;'&quot;;&quot;,&quot;)" office:value-type="string" office:string-value="'error'," calcext:value-type="string">
            <text:p>'error',</text:p>
          </table:table-cell>
          <table:table-cell table:formula="of:=CONCATENATE(&quot;'&quot;;[.BL37];&quot;'&quot;;&quot;,&quot;)" office:value-type="string" office:string-value="'error'," calcext:value-type="string">
            <text:p>'error',</text:p>
          </table:table-cell>
          <table:table-cell table:formula="of:=CONCATENATE(&quot;'&quot;;[.BM37];&quot;'&quot;;&quot;,&quot;)" office:value-type="string" office:string-value="'error'," calcext:value-type="string">
            <text:p>'error',</text:p>
          </table:table-cell>
          <table:table-cell table:formula="of:=CONCATENATE(&quot;'&quot;;[.BN37];&quot;'&quot;;&quot;,&quot;)" office:value-type="string" office:string-value="'error'," calcext:value-type="string">
            <text:p>'error',</text:p>
          </table:table-cell>
          <table:table-cell table:formula="of:=CONCATENATE(&quot;'&quot;;[.BO37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8];&quot;'&quot;;&quot;,&quot;)" office:value-type="string" office:string-value="['81'," calcext:value-type="string">
            <text:p>['81',</text:p>
          </table:table-cell>
          <table:table-cell table:formula="of:=CONCATENATE(&quot;'&quot;;[.D38];&quot;'&quot;;&quot;,&quot;)" office:value-type="string" office:string-value="'error'," calcext:value-type="string">
            <text:p>'error',</text:p>
          </table:table-cell>
          <table:table-cell table:formula="of:=CONCATENATE(&quot;'&quot;;[.E38];&quot;'&quot;;&quot;,&quot;)" office:value-type="string" office:string-value="'error'," calcext:value-type="string">
            <text:p>'error',</text:p>
          </table:table-cell>
          <table:table-cell table:formula="of:=CONCATENATE(&quot;'&quot;;[.F38];&quot;'&quot;;&quot;,&quot;)" office:value-type="string" office:string-value="'error'," calcext:value-type="string">
            <text:p>'error',</text:p>
          </table:table-cell>
          <table:table-cell table:formula="of:=CONCATENATE(&quot;'&quot;;[.G38];&quot;'&quot;;&quot;,&quot;)" office:value-type="string" office:string-value="'error'," calcext:value-type="string">
            <text:p>'error',</text:p>
          </table:table-cell>
          <table:table-cell table:formula="of:=CONCATENATE(&quot;'&quot;;[.H38];&quot;'&quot;;&quot;,&quot;)" office:value-type="string" office:string-value="'error'," calcext:value-type="string">
            <text:p>'error',</text:p>
          </table:table-cell>
          <table:table-cell table:formula="of:=CONCATENATE(&quot;'&quot;;[.I38];&quot;'&quot;;&quot;,&quot;)" office:value-type="string" office:string-value="'error'," calcext:value-type="string">
            <text:p>'error',</text:p>
          </table:table-cell>
          <table:table-cell table:formula="of:=CONCATENATE(&quot;'&quot;;[.J38];&quot;'&quot;;&quot;,&quot;)" office:value-type="string" office:string-value="'error'," calcext:value-type="string">
            <text:p>'error',</text:p>
          </table:table-cell>
          <table:table-cell table:formula="of:=CONCATENATE(&quot;'&quot;;[.K38];&quot;'&quot;;&quot;,&quot;)" office:value-type="string" office:string-value="'error'," calcext:value-type="string">
            <text:p>'error',</text:p>
          </table:table-cell>
          <table:table-cell table:formula="of:=CONCATENATE(&quot;'&quot;;[.L38];&quot;'&quot;;&quot;,&quot;)" office:value-type="string" office:string-value="'81'," calcext:value-type="string">
            <text:p>'81',</text:p>
          </table:table-cell>
          <table:table-cell table:formula="of:=CONCATENATE(&quot;'&quot;;[.M38];&quot;'&quot;;&quot;,&quot;)" office:value-type="string" office:string-value="'81'," calcext:value-type="string">
            <text:p>'81',</text:p>
          </table:table-cell>
          <table:table-cell table:formula="of:=CONCATENATE(&quot;'&quot;;[.N38];&quot;'&quot;;&quot;,&quot;)" office:value-type="string" office:string-value="'error'," calcext:value-type="string">
            <text:p>'error',</text:p>
          </table:table-cell>
          <table:table-cell table:formula="of:=CONCATENATE(&quot;'&quot;;[.O38];&quot;'&quot;;&quot;,&quot;)" office:value-type="string" office:string-value="'81'," calcext:value-type="string">
            <text:p>'81',</text:p>
          </table:table-cell>
          <table:table-cell table:formula="of:=CONCATENATE(&quot;'&quot;;[.P38];&quot;'&quot;;&quot;,&quot;)" office:value-type="string" office:string-value="'81'," calcext:value-type="string">
            <text:p>'81',</text:p>
          </table:table-cell>
          <table:table-cell table:formula="of:=CONCATENATE(&quot;'&quot;;[.Q38];&quot;'&quot;;&quot;,&quot;)" office:value-type="string" office:string-value="'81'," calcext:value-type="string">
            <text:p>'81',</text:p>
          </table:table-cell>
          <table:table-cell table:formula="of:=CONCATENATE(&quot;'&quot;;[.R38];&quot;'&quot;;&quot;,&quot;)" office:value-type="string" office:string-value="'81'," calcext:value-type="string">
            <text:p>'81',</text:p>
          </table:table-cell>
          <table:table-cell table:formula="of:=CONCATENATE(&quot;'&quot;;[.S38];&quot;'&quot;;&quot;,&quot;)" office:value-type="string" office:string-value="'error'," calcext:value-type="string">
            <text:p>'error',</text:p>
          </table:table-cell>
          <table:table-cell table:formula="of:=CONCATENATE(&quot;'&quot;;[.T38];&quot;'&quot;;&quot;,&quot;)" office:value-type="string" office:string-value="'81'," calcext:value-type="string">
            <text:p>'81',</text:p>
          </table:table-cell>
          <table:table-cell table:formula="of:=CONCATENATE(&quot;'&quot;;[.U38];&quot;'&quot;;&quot;,&quot;)" office:value-type="string" office:string-value="'81'," calcext:value-type="string">
            <text:p>'81',</text:p>
          </table:table-cell>
          <table:table-cell table:formula="of:=CONCATENATE(&quot;'&quot;;[.V38];&quot;'&quot;;&quot;,&quot;)" office:value-type="string" office:string-value="'error'," calcext:value-type="string">
            <text:p>'error',</text:p>
          </table:table-cell>
          <table:table-cell table:formula="of:=CONCATENATE(&quot;'&quot;;[.W38];&quot;'&quot;;&quot;,&quot;)" office:value-type="string" office:string-value="'error'," calcext:value-type="string">
            <text:p>'error',</text:p>
          </table:table-cell>
          <table:table-cell table:formula="of:=CONCATENATE(&quot;'&quot;;[.X38];&quot;'&quot;;&quot;,&quot;)" office:value-type="string" office:string-value="'error'," calcext:value-type="string">
            <text:p>'error',</text:p>
          </table:table-cell>
          <table:table-cell table:formula="of:=CONCATENATE(&quot;'&quot;;[.Y38];&quot;'&quot;;&quot;,&quot;)" office:value-type="string" office:string-value="'error'," calcext:value-type="string">
            <text:p>'error',</text:p>
          </table:table-cell>
          <table:table-cell table:formula="of:=CONCATENATE(&quot;'&quot;;[.Z38];&quot;'&quot;;&quot;,&quot;)" office:value-type="string" office:string-value="'error'," calcext:value-type="string">
            <text:p>'error',</text:p>
          </table:table-cell>
          <table:table-cell table:formula="of:=CONCATENATE(&quot;'&quot;;[.AA38];&quot;'&quot;;&quot;,&quot;)" office:value-type="string" office:string-value="'error'," calcext:value-type="string">
            <text:p>'error',</text:p>
          </table:table-cell>
          <table:table-cell table:formula="of:=CONCATENATE(&quot;'&quot;;[.AB38];&quot;'&quot;;&quot;,&quot;)" office:value-type="string" office:string-value="'error'," calcext:value-type="string">
            <text:p>'error',</text:p>
          </table:table-cell>
          <table:table-cell table:formula="of:=CONCATENATE(&quot;'&quot;;[.AC38];&quot;'&quot;;&quot;,&quot;)" office:value-type="string" office:string-value="'error'," calcext:value-type="string">
            <text:p>'error',</text:p>
          </table:table-cell>
          <table:table-cell table:formula="of:=CONCATENATE(&quot;'&quot;;[.AD38];&quot;'&quot;;&quot;,&quot;)" office:value-type="string" office:string-value="'error'," calcext:value-type="string">
            <text:p>'error',</text:p>
          </table:table-cell>
          <table:table-cell table:formula="of:=CONCATENATE(&quot;'&quot;;[.AE38];&quot;'&quot;;&quot;,&quot;)" office:value-type="string" office:string-value="'error'," calcext:value-type="string">
            <text:p>'error',</text:p>
          </table:table-cell>
          <table:table-cell table:formula="of:=CONCATENATE(&quot;'&quot;;[.AF38];&quot;'&quot;;&quot;,&quot;)" office:value-type="string" office:string-value="'error'," calcext:value-type="string">
            <text:p>'error',</text:p>
          </table:table-cell>
          <table:table-cell table:formula="of:=CONCATENATE(&quot;'&quot;;[.AG38];&quot;'&quot;;&quot;,&quot;)" office:value-type="string" office:string-value="'error'," calcext:value-type="string">
            <text:p>'error',</text:p>
          </table:table-cell>
          <table:table-cell table:formula="of:=CONCATENATE(&quot;'&quot;;[.AH38];&quot;'&quot;;&quot;,&quot;)" office:value-type="string" office:string-value="'error'," calcext:value-type="string">
            <text:p>'error',</text:p>
          </table:table-cell>
          <table:table-cell table:formula="of:=CONCATENATE(&quot;'&quot;;[.AI38];&quot;'&quot;;&quot;,&quot;)" office:value-type="string" office:string-value="'error'," calcext:value-type="string">
            <text:p>'error',</text:p>
          </table:table-cell>
          <table:table-cell table:formula="of:=CONCATENATE(&quot;'&quot;;[.AJ38];&quot;'&quot;;&quot;,&quot;)" office:value-type="string" office:string-value="'error'," calcext:value-type="string">
            <text:p>'error',</text:p>
          </table:table-cell>
          <table:table-cell table:formula="of:=CONCATENATE(&quot;'&quot;;[.AK38];&quot;'&quot;;&quot;,&quot;)" office:value-type="string" office:string-value="'81'," calcext:value-type="string">
            <text:p>'81',</text:p>
          </table:table-cell>
          <table:table-cell table:formula="of:=CONCATENATE(&quot;'&quot;;[.AL38];&quot;'&quot;;&quot;,&quot;)" office:value-type="string" office:string-value="'81'," calcext:value-type="string">
            <text:p>'81',</text:p>
          </table:table-cell>
          <table:table-cell table:formula="of:=CONCATENATE(&quot;'&quot;;[.AM38];&quot;'&quot;;&quot;,&quot;)" office:value-type="string" office:string-value="'error'," calcext:value-type="string">
            <text:p>'error',</text:p>
          </table:table-cell>
          <table:table-cell table:formula="of:=CONCATENATE(&quot;'&quot;;[.AN38];&quot;'&quot;;&quot;,&quot;)" office:value-type="string" office:string-value="'error'," calcext:value-type="string">
            <text:p>'error',</text:p>
          </table:table-cell>
          <table:table-cell table:formula="of:=CONCATENATE(&quot;'&quot;;[.AO38];&quot;'&quot;;&quot;,&quot;)" office:value-type="string" office:string-value="'error'," calcext:value-type="string">
            <text:p>'error',</text:p>
          </table:table-cell>
          <table:table-cell table:formula="of:=CONCATENATE(&quot;'&quot;;[.AP38];&quot;'&quot;;&quot;,&quot;)" office:value-type="string" office:string-value="'error'," calcext:value-type="string">
            <text:p>'error',</text:p>
          </table:table-cell>
          <table:table-cell table:formula="of:=CONCATENATE(&quot;'&quot;;[.AQ38];&quot;'&quot;;&quot;,&quot;)" office:value-type="string" office:string-value="'error'," calcext:value-type="string">
            <text:p>'error',</text:p>
          </table:table-cell>
          <table:table-cell table:formula="of:=CONCATENATE(&quot;'&quot;;[.AR38];&quot;'&quot;;&quot;,&quot;)" office:value-type="string" office:string-value="'error'," calcext:value-type="string">
            <text:p>'error',</text:p>
          </table:table-cell>
          <table:table-cell table:formula="of:=CONCATENATE(&quot;'&quot;;[.AS38];&quot;'&quot;;&quot;,&quot;)" office:value-type="string" office:string-value="'error'," calcext:value-type="string">
            <text:p>'error',</text:p>
          </table:table-cell>
          <table:table-cell table:formula="of:=CONCATENATE(&quot;'&quot;;[.AT38];&quot;'&quot;;&quot;,&quot;)" office:value-type="string" office:string-value="'81'," calcext:value-type="string">
            <text:p>'81',</text:p>
          </table:table-cell>
          <table:table-cell table:formula="of:=CONCATENATE(&quot;'&quot;;[.AU38];&quot;'&quot;;&quot;,&quot;)" office:value-type="string" office:string-value="'81'," calcext:value-type="string">
            <text:p>'81',</text:p>
          </table:table-cell>
          <table:table-cell table:formula="of:=CONCATENATE(&quot;'&quot;;[.AV38];&quot;'&quot;;&quot;,&quot;)" office:value-type="string" office:string-value="'error'," calcext:value-type="string">
            <text:p>'error',</text:p>
          </table:table-cell>
          <table:table-cell table:formula="of:=CONCATENATE(&quot;'&quot;;[.AW38];&quot;'&quot;;&quot;,&quot;)" office:value-type="string" office:string-value="'error'," calcext:value-type="string">
            <text:p>'error',</text:p>
          </table:table-cell>
          <table:table-cell table:formula="of:=CONCATENATE(&quot;'&quot;;[.AX38];&quot;'&quot;;&quot;,&quot;)" office:value-type="string" office:string-value="'error'," calcext:value-type="string">
            <text:p>'error',</text:p>
          </table:table-cell>
          <table:table-cell table:formula="of:=CONCATENATE(&quot;'&quot;;[.AY38];&quot;'&quot;;&quot;,&quot;)" office:value-type="string" office:string-value="'error'," calcext:value-type="string">
            <text:p>'error',</text:p>
          </table:table-cell>
          <table:table-cell table:formula="of:=CONCATENATE(&quot;'&quot;;[.AZ38];&quot;'&quot;;&quot;,&quot;)" office:value-type="string" office:string-value="'error'," calcext:value-type="string">
            <text:p>'error',</text:p>
          </table:table-cell>
          <table:table-cell table:formula="of:=CONCATENATE(&quot;'&quot;;[.BA38];&quot;'&quot;;&quot;,&quot;)" office:value-type="string" office:string-value="'error'," calcext:value-type="string">
            <text:p>'error',</text:p>
          </table:table-cell>
          <table:table-cell table:formula="of:=CONCATENATE(&quot;'&quot;;[.BB38];&quot;'&quot;;&quot;,&quot;)" office:value-type="string" office:string-value="'error'," calcext:value-type="string">
            <text:p>'error',</text:p>
          </table:table-cell>
          <table:table-cell table:formula="of:=CONCATENATE(&quot;'&quot;;[.BC38];&quot;'&quot;;&quot;,&quot;)" office:value-type="string" office:string-value="'79'," calcext:value-type="string">
            <text:p>'79',</text:p>
          </table:table-cell>
          <table:table-cell table:formula="of:=CONCATENATE(&quot;'&quot;;[.BD38];&quot;'&quot;;&quot;,&quot;)" office:value-type="string" office:string-value="'80'," calcext:value-type="string">
            <text:p>'80',</text:p>
          </table:table-cell>
          <table:table-cell table:formula="of:=CONCATENATE(&quot;'&quot;;[.BE38];&quot;'&quot;;&quot;,&quot;)" office:value-type="string" office:string-value="'error'," calcext:value-type="string">
            <text:p>'error',</text:p>
          </table:table-cell>
          <table:table-cell table:formula="of:=CONCATENATE(&quot;'&quot;;[.BF38];&quot;'&quot;;&quot;,&quot;)" office:value-type="string" office:string-value="'error'," calcext:value-type="string">
            <text:p>'error',</text:p>
          </table:table-cell>
          <table:table-cell table:formula="of:=CONCATENATE(&quot;'&quot;;[.BG38];&quot;'&quot;;&quot;,&quot;)" office:value-type="string" office:string-value="'81'," calcext:value-type="string">
            <text:p>'81',</text:p>
          </table:table-cell>
          <table:table-cell table:formula="of:=CONCATENATE(&quot;'&quot;;[.BH38];&quot;'&quot;;&quot;,&quot;)" office:value-type="string" office:string-value="'81'," calcext:value-type="string">
            <text:p>'81',</text:p>
          </table:table-cell>
          <table:table-cell table:formula="of:=CONCATENATE(&quot;'&quot;;[.BI38];&quot;'&quot;;&quot;,&quot;)" office:value-type="string" office:string-value="'81'," calcext:value-type="string">
            <text:p>'81',</text:p>
          </table:table-cell>
          <table:table-cell table:formula="of:=CONCATENATE(&quot;'&quot;;[.BJ38];&quot;'&quot;;&quot;,&quot;)" office:value-type="string" office:string-value="'81'," calcext:value-type="string">
            <text:p>'81',</text:p>
          </table:table-cell>
          <table:table-cell table:formula="of:=CONCATENATE(&quot;'&quot;;[.BK38];&quot;'&quot;;&quot;,&quot;)" office:value-type="string" office:string-value="'81'," calcext:value-type="string">
            <text:p>'81',</text:p>
          </table:table-cell>
          <table:table-cell table:formula="of:=CONCATENATE(&quot;'&quot;;[.BL38];&quot;'&quot;;&quot;,&quot;)" office:value-type="string" office:string-value="'81'," calcext:value-type="string">
            <text:p>'81',</text:p>
          </table:table-cell>
          <table:table-cell table:formula="of:=CONCATENATE(&quot;'&quot;;[.BM38];&quot;'&quot;;&quot;,&quot;)" office:value-type="string" office:string-value="'error'," calcext:value-type="string">
            <text:p>'error',</text:p>
          </table:table-cell>
          <table:table-cell table:formula="of:=CONCATENATE(&quot;'&quot;;[.BN38];&quot;'&quot;;&quot;,&quot;)" office:value-type="string" office:string-value="'error'," calcext:value-type="string">
            <text:p>'error',</text:p>
          </table:table-cell>
          <table:table-cell table:formula="of:=CONCATENATE(&quot;'&quot;;[.BO38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39];&quot;'&quot;;&quot;,&quot;)" office:value-type="string" office:string-value="['82'," calcext:value-type="string">
            <text:p>['82',</text:p>
          </table:table-cell>
          <table:table-cell table:formula="of:=CONCATENATE(&quot;'&quot;;[.D39];&quot;'&quot;;&quot;,&quot;)" office:value-type="string" office:string-value="'error'," calcext:value-type="string">
            <text:p>'error',</text:p>
          </table:table-cell>
          <table:table-cell table:formula="of:=CONCATENATE(&quot;'&quot;;[.E39];&quot;'&quot;;&quot;,&quot;)" office:value-type="string" office:string-value="'error'," calcext:value-type="string">
            <text:p>'error',</text:p>
          </table:table-cell>
          <table:table-cell table:formula="of:=CONCATENATE(&quot;'&quot;;[.F39];&quot;'&quot;;&quot;,&quot;)" office:value-type="string" office:string-value="'error'," calcext:value-type="string">
            <text:p>'error',</text:p>
          </table:table-cell>
          <table:table-cell table:formula="of:=CONCATENATE(&quot;'&quot;;[.G39];&quot;'&quot;;&quot;,&quot;)" office:value-type="string" office:string-value="'error'," calcext:value-type="string">
            <text:p>'error',</text:p>
          </table:table-cell>
          <table:table-cell table:formula="of:=CONCATENATE(&quot;'&quot;;[.H39];&quot;'&quot;;&quot;,&quot;)" office:value-type="string" office:string-value="'error'," calcext:value-type="string">
            <text:p>'error',</text:p>
          </table:table-cell>
          <table:table-cell table:formula="of:=CONCATENATE(&quot;'&quot;;[.I39];&quot;'&quot;;&quot;,&quot;)" office:value-type="string" office:string-value="'error'," calcext:value-type="string">
            <text:p>'error',</text:p>
          </table:table-cell>
          <table:table-cell table:formula="of:=CONCATENATE(&quot;'&quot;;[.J39];&quot;'&quot;;&quot;,&quot;)" office:value-type="string" office:string-value="'error'," calcext:value-type="string">
            <text:p>'error',</text:p>
          </table:table-cell>
          <table:table-cell table:formula="of:=CONCATENATE(&quot;'&quot;;[.K39];&quot;'&quot;;&quot;,&quot;)" office:value-type="string" office:string-value="'error'," calcext:value-type="string">
            <text:p>'error',</text:p>
          </table:table-cell>
          <table:table-cell table:formula="of:=CONCATENATE(&quot;'&quot;;[.L39];&quot;'&quot;;&quot;,&quot;)" office:value-type="string" office:string-value="'error'," calcext:value-type="string">
            <text:p>'error',</text:p>
          </table:table-cell>
          <table:table-cell table:formula="of:=CONCATENATE(&quot;'&quot;;[.M39];&quot;'&quot;;&quot;,&quot;)" office:value-type="string" office:string-value="'error'," calcext:value-type="string">
            <text:p>'error',</text:p>
          </table:table-cell>
          <table:table-cell table:formula="of:=CONCATENATE(&quot;'&quot;;[.N39];&quot;'&quot;;&quot;,&quot;)" office:value-type="string" office:string-value="'error'," calcext:value-type="string">
            <text:p>'error',</text:p>
          </table:table-cell>
          <table:table-cell table:formula="of:=CONCATENATE(&quot;'&quot;;[.O39];&quot;'&quot;;&quot;,&quot;)" office:value-type="string" office:string-value="'error'," calcext:value-type="string">
            <text:p>'error',</text:p>
          </table:table-cell>
          <table:table-cell table:formula="of:=CONCATENATE(&quot;'&quot;;[.P39];&quot;'&quot;;&quot;,&quot;)" office:value-type="string" office:string-value="'error'," calcext:value-type="string">
            <text:p>'error',</text:p>
          </table:table-cell>
          <table:table-cell table:formula="of:=CONCATENATE(&quot;'&quot;;[.Q39];&quot;'&quot;;&quot;,&quot;)" office:value-type="string" office:string-value="'error'," calcext:value-type="string">
            <text:p>'error',</text:p>
          </table:table-cell>
          <table:table-cell table:formula="of:=CONCATENATE(&quot;'&quot;;[.R39];&quot;'&quot;;&quot;,&quot;)" office:value-type="string" office:string-value="'error'," calcext:value-type="string">
            <text:p>'error',</text:p>
          </table:table-cell>
          <table:table-cell table:formula="of:=CONCATENATE(&quot;'&quot;;[.S39];&quot;'&quot;;&quot;,&quot;)" office:value-type="string" office:string-value="'error'," calcext:value-type="string">
            <text:p>'error',</text:p>
          </table:table-cell>
          <table:table-cell table:formula="of:=CONCATENATE(&quot;'&quot;;[.T39];&quot;'&quot;;&quot;,&quot;)" office:value-type="string" office:string-value="'error'," calcext:value-type="string">
            <text:p>'error',</text:p>
          </table:table-cell>
          <table:table-cell table:formula="of:=CONCATENATE(&quot;'&quot;;[.U39];&quot;'&quot;;&quot;,&quot;)" office:value-type="string" office:string-value="'error'," calcext:value-type="string">
            <text:p>'error',</text:p>
          </table:table-cell>
          <table:table-cell table:formula="of:=CONCATENATE(&quot;'&quot;;[.V39];&quot;'&quot;;&quot;,&quot;)" office:value-type="string" office:string-value="'error'," calcext:value-type="string">
            <text:p>'error',</text:p>
          </table:table-cell>
          <table:table-cell table:formula="of:=CONCATENATE(&quot;'&quot;;[.W39];&quot;'&quot;;&quot;,&quot;)" office:value-type="string" office:string-value="'error'," calcext:value-type="string">
            <text:p>'error',</text:p>
          </table:table-cell>
          <table:table-cell table:formula="of:=CONCATENATE(&quot;'&quot;;[.X39];&quot;'&quot;;&quot;,&quot;)" office:value-type="string" office:string-value="'error'," calcext:value-type="string">
            <text:p>'error',</text:p>
          </table:table-cell>
          <table:table-cell table:formula="of:=CONCATENATE(&quot;'&quot;;[.Y39];&quot;'&quot;;&quot;,&quot;)" office:value-type="string" office:string-value="'error'," calcext:value-type="string">
            <text:p>'error',</text:p>
          </table:table-cell>
          <table:table-cell table:formula="of:=CONCATENATE(&quot;'&quot;;[.Z39];&quot;'&quot;;&quot;,&quot;)" office:value-type="string" office:string-value="'error'," calcext:value-type="string">
            <text:p>'error',</text:p>
          </table:table-cell>
          <table:table-cell table:formula="of:=CONCATENATE(&quot;'&quot;;[.AA39];&quot;'&quot;;&quot;,&quot;)" office:value-type="string" office:string-value="'error'," calcext:value-type="string">
            <text:p>'error',</text:p>
          </table:table-cell>
          <table:table-cell table:formula="of:=CONCATENATE(&quot;'&quot;;[.AB39];&quot;'&quot;;&quot;,&quot;)" office:value-type="string" office:string-value="'error'," calcext:value-type="string">
            <text:p>'error',</text:p>
          </table:table-cell>
          <table:table-cell table:formula="of:=CONCATENATE(&quot;'&quot;;[.AC39];&quot;'&quot;;&quot;,&quot;)" office:value-type="string" office:string-value="'error'," calcext:value-type="string">
            <text:p>'error',</text:p>
          </table:table-cell>
          <table:table-cell table:formula="of:=CONCATENATE(&quot;'&quot;;[.AD39];&quot;'&quot;;&quot;,&quot;)" office:value-type="string" office:string-value="'error'," calcext:value-type="string">
            <text:p>'error',</text:p>
          </table:table-cell>
          <table:table-cell table:formula="of:=CONCATENATE(&quot;'&quot;;[.AE39];&quot;'&quot;;&quot;,&quot;)" office:value-type="string" office:string-value="'error'," calcext:value-type="string">
            <text:p>'error',</text:p>
          </table:table-cell>
          <table:table-cell table:formula="of:=CONCATENATE(&quot;'&quot;;[.AF39];&quot;'&quot;;&quot;,&quot;)" office:value-type="string" office:string-value="'error'," calcext:value-type="string">
            <text:p>'error',</text:p>
          </table:table-cell>
          <table:table-cell table:formula="of:=CONCATENATE(&quot;'&quot;;[.AG39];&quot;'&quot;;&quot;,&quot;)" office:value-type="string" office:string-value="'error'," calcext:value-type="string">
            <text:p>'error',</text:p>
          </table:table-cell>
          <table:table-cell table:formula="of:=CONCATENATE(&quot;'&quot;;[.AH39];&quot;'&quot;;&quot;,&quot;)" office:value-type="string" office:string-value="'error'," calcext:value-type="string">
            <text:p>'error',</text:p>
          </table:table-cell>
          <table:table-cell table:formula="of:=CONCATENATE(&quot;'&quot;;[.AI39];&quot;'&quot;;&quot;,&quot;)" office:value-type="string" office:string-value="'error'," calcext:value-type="string">
            <text:p>'error',</text:p>
          </table:table-cell>
          <table:table-cell table:formula="of:=CONCATENATE(&quot;'&quot;;[.AJ39];&quot;'&quot;;&quot;,&quot;)" office:value-type="string" office:string-value="'error'," calcext:value-type="string">
            <text:p>'error',</text:p>
          </table:table-cell>
          <table:table-cell table:formula="of:=CONCATENATE(&quot;'&quot;;[.AK39];&quot;'&quot;;&quot;,&quot;)" office:value-type="string" office:string-value="'error'," calcext:value-type="string">
            <text:p>'error',</text:p>
          </table:table-cell>
          <table:table-cell table:formula="of:=CONCATENATE(&quot;'&quot;;[.AL39];&quot;'&quot;;&quot;,&quot;)" office:value-type="string" office:string-value="'error'," calcext:value-type="string">
            <text:p>'error',</text:p>
          </table:table-cell>
          <table:table-cell table:formula="of:=CONCATENATE(&quot;'&quot;;[.AM39];&quot;'&quot;;&quot;,&quot;)" office:value-type="string" office:string-value="'error'," calcext:value-type="string">
            <text:p>'error',</text:p>
          </table:table-cell>
          <table:table-cell table:formula="of:=CONCATENATE(&quot;'&quot;;[.AN39];&quot;'&quot;;&quot;,&quot;)" office:value-type="string" office:string-value="'82'," calcext:value-type="string">
            <text:p>'82',</text:p>
          </table:table-cell>
          <table:table-cell table:formula="of:=CONCATENATE(&quot;'&quot;;[.AO39];&quot;'&quot;;&quot;,&quot;)" office:value-type="string" office:string-value="'error'," calcext:value-type="string">
            <text:p>'error',</text:p>
          </table:table-cell>
          <table:table-cell table:formula="of:=CONCATENATE(&quot;'&quot;;[.AP39];&quot;'&quot;;&quot;,&quot;)" office:value-type="string" office:string-value="'error'," calcext:value-type="string">
            <text:p>'error',</text:p>
          </table:table-cell>
          <table:table-cell table:formula="of:=CONCATENATE(&quot;'&quot;;[.AQ39];&quot;'&quot;;&quot;,&quot;)" office:value-type="string" office:string-value="'error'," calcext:value-type="string">
            <text:p>'error',</text:p>
          </table:table-cell>
          <table:table-cell table:formula="of:=CONCATENATE(&quot;'&quot;;[.AR39];&quot;'&quot;;&quot;,&quot;)" office:value-type="string" office:string-value="'error'," calcext:value-type="string">
            <text:p>'error',</text:p>
          </table:table-cell>
          <table:table-cell table:formula="of:=CONCATENATE(&quot;'&quot;;[.AS39];&quot;'&quot;;&quot;,&quot;)" office:value-type="string" office:string-value="'error'," calcext:value-type="string">
            <text:p>'error',</text:p>
          </table:table-cell>
          <table:table-cell table:formula="of:=CONCATENATE(&quot;'&quot;;[.AT39];&quot;'&quot;;&quot;,&quot;)" office:value-type="string" office:string-value="'error'," calcext:value-type="string">
            <text:p>'error',</text:p>
          </table:table-cell>
          <table:table-cell table:formula="of:=CONCATENATE(&quot;'&quot;;[.AU39];&quot;'&quot;;&quot;,&quot;)" office:value-type="string" office:string-value="'error'," calcext:value-type="string">
            <text:p>'error',</text:p>
          </table:table-cell>
          <table:table-cell table:formula="of:=CONCATENATE(&quot;'&quot;;[.AV39];&quot;'&quot;;&quot;,&quot;)" office:value-type="string" office:string-value="'error'," calcext:value-type="string">
            <text:p>'error',</text:p>
          </table:table-cell>
          <table:table-cell table:formula="of:=CONCATENATE(&quot;'&quot;;[.AW39];&quot;'&quot;;&quot;,&quot;)" office:value-type="string" office:string-value="'error'," calcext:value-type="string">
            <text:p>'error',</text:p>
          </table:table-cell>
          <table:table-cell table:formula="of:=CONCATENATE(&quot;'&quot;;[.AX39];&quot;'&quot;;&quot;,&quot;)" office:value-type="string" office:string-value="'error'," calcext:value-type="string">
            <text:p>'error',</text:p>
          </table:table-cell>
          <table:table-cell table:formula="of:=CONCATENATE(&quot;'&quot;;[.AY39];&quot;'&quot;;&quot;,&quot;)" office:value-type="string" office:string-value="'error'," calcext:value-type="string">
            <text:p>'error',</text:p>
          </table:table-cell>
          <table:table-cell table:formula="of:=CONCATENATE(&quot;'&quot;;[.AZ39];&quot;'&quot;;&quot;,&quot;)" office:value-type="string" office:string-value="'error'," calcext:value-type="string">
            <text:p>'error',</text:p>
          </table:table-cell>
          <table:table-cell table:formula="of:=CONCATENATE(&quot;'&quot;;[.BA39];&quot;'&quot;;&quot;,&quot;)" office:value-type="string" office:string-value="'error'," calcext:value-type="string">
            <text:p>'error',</text:p>
          </table:table-cell>
          <table:table-cell table:formula="of:=CONCATENATE(&quot;'&quot;;[.BB39];&quot;'&quot;;&quot;,&quot;)" office:value-type="string" office:string-value="'error'," calcext:value-type="string">
            <text:p>'error',</text:p>
          </table:table-cell>
          <table:table-cell table:formula="of:=CONCATENATE(&quot;'&quot;;[.BC39];&quot;'&quot;;&quot;,&quot;)" office:value-type="string" office:string-value="'error'," calcext:value-type="string">
            <text:p>'error',</text:p>
          </table:table-cell>
          <table:table-cell table:formula="of:=CONCATENATE(&quot;'&quot;;[.BD39];&quot;'&quot;;&quot;,&quot;)" office:value-type="string" office:string-value="'error'," calcext:value-type="string">
            <text:p>'error',</text:p>
          </table:table-cell>
          <table:table-cell table:formula="of:=CONCATENATE(&quot;'&quot;;[.BE39];&quot;'&quot;;&quot;,&quot;)" office:value-type="string" office:string-value="'error'," calcext:value-type="string">
            <text:p>'error',</text:p>
          </table:table-cell>
          <table:table-cell table:formula="of:=CONCATENATE(&quot;'&quot;;[.BF39];&quot;'&quot;;&quot;,&quot;)" office:value-type="string" office:string-value="'error'," calcext:value-type="string">
            <text:p>'error',</text:p>
          </table:table-cell>
          <table:table-cell table:formula="of:=CONCATENATE(&quot;'&quot;;[.BG39];&quot;'&quot;;&quot;,&quot;)" office:value-type="string" office:string-value="'error'," calcext:value-type="string">
            <text:p>'error',</text:p>
          </table:table-cell>
          <table:table-cell table:formula="of:=CONCATENATE(&quot;'&quot;;[.BH39];&quot;'&quot;;&quot;,&quot;)" office:value-type="string" office:string-value="'error'," calcext:value-type="string">
            <text:p>'error',</text:p>
          </table:table-cell>
          <table:table-cell table:formula="of:=CONCATENATE(&quot;'&quot;;[.BI39];&quot;'&quot;;&quot;,&quot;)" office:value-type="string" office:string-value="'error'," calcext:value-type="string">
            <text:p>'error',</text:p>
          </table:table-cell>
          <table:table-cell table:formula="of:=CONCATENATE(&quot;'&quot;;[.BJ39];&quot;'&quot;;&quot;,&quot;)" office:value-type="string" office:string-value="'error'," calcext:value-type="string">
            <text:p>'error',</text:p>
          </table:table-cell>
          <table:table-cell table:formula="of:=CONCATENATE(&quot;'&quot;;[.BK39];&quot;'&quot;;&quot;,&quot;)" office:value-type="string" office:string-value="'error'," calcext:value-type="string">
            <text:p>'error',</text:p>
          </table:table-cell>
          <table:table-cell table:formula="of:=CONCATENATE(&quot;'&quot;;[.BL39];&quot;'&quot;;&quot;,&quot;)" office:value-type="string" office:string-value="'error'," calcext:value-type="string">
            <text:p>'error',</text:p>
          </table:table-cell>
          <table:table-cell table:formula="of:=CONCATENATE(&quot;'&quot;;[.BM39];&quot;'&quot;;&quot;,&quot;)" office:value-type="string" office:string-value="'error'," calcext:value-type="string">
            <text:p>'error',</text:p>
          </table:table-cell>
          <table:table-cell table:formula="of:=CONCATENATE(&quot;'&quot;;[.BN39];&quot;'&quot;;&quot;,&quot;)" office:value-type="string" office:string-value="'error'," calcext:value-type="string">
            <text:p>'error',</text:p>
          </table:table-cell>
          <table:table-cell table:formula="of:=CONCATENATE(&quot;'&quot;;[.BO39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40];&quot;'&quot;;&quot;,&quot;)" office:value-type="string" office:string-value="['85'," calcext:value-type="string">
            <text:p>['85',</text:p>
          </table:table-cell>
          <table:table-cell table:formula="of:=CONCATENATE(&quot;'&quot;;[.D40];&quot;'&quot;;&quot;,&quot;)" office:value-type="string" office:string-value="'error'," calcext:value-type="string">
            <text:p>'error',</text:p>
          </table:table-cell>
          <table:table-cell table:formula="of:=CONCATENATE(&quot;'&quot;;[.E40];&quot;'&quot;;&quot;,&quot;)" office:value-type="string" office:string-value="'error'," calcext:value-type="string">
            <text:p>'error',</text:p>
          </table:table-cell>
          <table:table-cell table:formula="of:=CONCATENATE(&quot;'&quot;;[.F40];&quot;'&quot;;&quot;,&quot;)" office:value-type="string" office:string-value="'error'," calcext:value-type="string">
            <text:p>'error',</text:p>
          </table:table-cell>
          <table:table-cell table:formula="of:=CONCATENATE(&quot;'&quot;;[.G40];&quot;'&quot;;&quot;,&quot;)" office:value-type="string" office:string-value="'error'," calcext:value-type="string">
            <text:p>'error',</text:p>
          </table:table-cell>
          <table:table-cell table:formula="of:=CONCATENATE(&quot;'&quot;;[.H40];&quot;'&quot;;&quot;,&quot;)" office:value-type="string" office:string-value="'error'," calcext:value-type="string">
            <text:p>'error',</text:p>
          </table:table-cell>
          <table:table-cell table:formula="of:=CONCATENATE(&quot;'&quot;;[.I40];&quot;'&quot;;&quot;,&quot;)" office:value-type="string" office:string-value="'error'," calcext:value-type="string">
            <text:p>'error',</text:p>
          </table:table-cell>
          <table:table-cell table:formula="of:=CONCATENATE(&quot;'&quot;;[.J40];&quot;'&quot;;&quot;,&quot;)" office:value-type="string" office:string-value="'error'," calcext:value-type="string">
            <text:p>'error',</text:p>
          </table:table-cell>
          <table:table-cell table:formula="of:=CONCATENATE(&quot;'&quot;;[.K40];&quot;'&quot;;&quot;,&quot;)" office:value-type="string" office:string-value="'error'," calcext:value-type="string">
            <text:p>'error',</text:p>
          </table:table-cell>
          <table:table-cell table:formula="of:=CONCATENATE(&quot;'&quot;;[.L40];&quot;'&quot;;&quot;,&quot;)" office:value-type="string" office:string-value="'85'," calcext:value-type="string">
            <text:p>'85',</text:p>
          </table:table-cell>
          <table:table-cell table:formula="of:=CONCATENATE(&quot;'&quot;;[.M40];&quot;'&quot;;&quot;,&quot;)" office:value-type="string" office:string-value="'85'," calcext:value-type="string">
            <text:p>'85',</text:p>
          </table:table-cell>
          <table:table-cell table:formula="of:=CONCATENATE(&quot;'&quot;;[.N40];&quot;'&quot;;&quot;,&quot;)" office:value-type="string" office:string-value="'error'," calcext:value-type="string">
            <text:p>'error',</text:p>
          </table:table-cell>
          <table:table-cell table:formula="of:=CONCATENATE(&quot;'&quot;;[.O40];&quot;'&quot;;&quot;,&quot;)" office:value-type="string" office:string-value="'85'," calcext:value-type="string">
            <text:p>'85',</text:p>
          </table:table-cell>
          <table:table-cell table:formula="of:=CONCATENATE(&quot;'&quot;;[.P40];&quot;'&quot;;&quot;,&quot;)" office:value-type="string" office:string-value="'85'," calcext:value-type="string">
            <text:p>'85',</text:p>
          </table:table-cell>
          <table:table-cell table:formula="of:=CONCATENATE(&quot;'&quot;;[.Q40];&quot;'&quot;;&quot;,&quot;)" office:value-type="string" office:string-value="'85'," calcext:value-type="string">
            <text:p>'85',</text:p>
          </table:table-cell>
          <table:table-cell table:formula="of:=CONCATENATE(&quot;'&quot;;[.R40];&quot;'&quot;;&quot;,&quot;)" office:value-type="string" office:string-value="'85'," calcext:value-type="string">
            <text:p>'85',</text:p>
          </table:table-cell>
          <table:table-cell table:formula="of:=CONCATENATE(&quot;'&quot;;[.S40];&quot;'&quot;;&quot;,&quot;)" office:value-type="string" office:string-value="'error'," calcext:value-type="string">
            <text:p>'error',</text:p>
          </table:table-cell>
          <table:table-cell table:formula="of:=CONCATENATE(&quot;'&quot;;[.T40];&quot;'&quot;;&quot;,&quot;)" office:value-type="string" office:string-value="'85'," calcext:value-type="string">
            <text:p>'85',</text:p>
          </table:table-cell>
          <table:table-cell table:formula="of:=CONCATENATE(&quot;'&quot;;[.U40];&quot;'&quot;;&quot;,&quot;)" office:value-type="string" office:string-value="'85'," calcext:value-type="string">
            <text:p>'85',</text:p>
          </table:table-cell>
          <table:table-cell table:formula="of:=CONCATENATE(&quot;'&quot;;[.V40];&quot;'&quot;;&quot;,&quot;)" office:value-type="string" office:string-value="'error'," calcext:value-type="string">
            <text:p>'error',</text:p>
          </table:table-cell>
          <table:table-cell table:formula="of:=CONCATENATE(&quot;'&quot;;[.W40];&quot;'&quot;;&quot;,&quot;)" office:value-type="string" office:string-value="'error'," calcext:value-type="string">
            <text:p>'error',</text:p>
          </table:table-cell>
          <table:table-cell table:formula="of:=CONCATENATE(&quot;'&quot;;[.X40];&quot;'&quot;;&quot;,&quot;)" office:value-type="string" office:string-value="'error'," calcext:value-type="string">
            <text:p>'error',</text:p>
          </table:table-cell>
          <table:table-cell table:formula="of:=CONCATENATE(&quot;'&quot;;[.Y40];&quot;'&quot;;&quot;,&quot;)" office:value-type="string" office:string-value="'error'," calcext:value-type="string">
            <text:p>'error',</text:p>
          </table:table-cell>
          <table:table-cell table:formula="of:=CONCATENATE(&quot;'&quot;;[.Z40];&quot;'&quot;;&quot;,&quot;)" office:value-type="string" office:string-value="'error'," calcext:value-type="string">
            <text:p>'error',</text:p>
          </table:table-cell>
          <table:table-cell table:formula="of:=CONCATENATE(&quot;'&quot;;[.AA40];&quot;'&quot;;&quot;,&quot;)" office:value-type="string" office:string-value="'error'," calcext:value-type="string">
            <text:p>'error',</text:p>
          </table:table-cell>
          <table:table-cell table:formula="of:=CONCATENATE(&quot;'&quot;;[.AB40];&quot;'&quot;;&quot;,&quot;)" office:value-type="string" office:string-value="'error'," calcext:value-type="string">
            <text:p>'error',</text:p>
          </table:table-cell>
          <table:table-cell table:formula="of:=CONCATENATE(&quot;'&quot;;[.AC40];&quot;'&quot;;&quot;,&quot;)" office:value-type="string" office:string-value="'error'," calcext:value-type="string">
            <text:p>'error',</text:p>
          </table:table-cell>
          <table:table-cell table:formula="of:=CONCATENATE(&quot;'&quot;;[.AD40];&quot;'&quot;;&quot;,&quot;)" office:value-type="string" office:string-value="'error'," calcext:value-type="string">
            <text:p>'error',</text:p>
          </table:table-cell>
          <table:table-cell table:formula="of:=CONCATENATE(&quot;'&quot;;[.AE40];&quot;'&quot;;&quot;,&quot;)" office:value-type="string" office:string-value="'error'," calcext:value-type="string">
            <text:p>'error',</text:p>
          </table:table-cell>
          <table:table-cell table:formula="of:=CONCATENATE(&quot;'&quot;;[.AF40];&quot;'&quot;;&quot;,&quot;)" office:value-type="string" office:string-value="'error'," calcext:value-type="string">
            <text:p>'error',</text:p>
          </table:table-cell>
          <table:table-cell table:formula="of:=CONCATENATE(&quot;'&quot;;[.AG40];&quot;'&quot;;&quot;,&quot;)" office:value-type="string" office:string-value="'error'," calcext:value-type="string">
            <text:p>'error',</text:p>
          </table:table-cell>
          <table:table-cell table:formula="of:=CONCATENATE(&quot;'&quot;;[.AH40];&quot;'&quot;;&quot;,&quot;)" office:value-type="string" office:string-value="'error'," calcext:value-type="string">
            <text:p>'error',</text:p>
          </table:table-cell>
          <table:table-cell table:formula="of:=CONCATENATE(&quot;'&quot;;[.AI40];&quot;'&quot;;&quot;,&quot;)" office:value-type="string" office:string-value="'error'," calcext:value-type="string">
            <text:p>'error',</text:p>
          </table:table-cell>
          <table:table-cell table:formula="of:=CONCATENATE(&quot;'&quot;;[.AJ40];&quot;'&quot;;&quot;,&quot;)" office:value-type="string" office:string-value="'error'," calcext:value-type="string">
            <text:p>'error',</text:p>
          </table:table-cell>
          <table:table-cell table:formula="of:=CONCATENATE(&quot;'&quot;;[.AK40];&quot;'&quot;;&quot;,&quot;)" office:value-type="string" office:string-value="'85'," calcext:value-type="string">
            <text:p>'85',</text:p>
          </table:table-cell>
          <table:table-cell table:formula="of:=CONCATENATE(&quot;'&quot;;[.AL40];&quot;'&quot;;&quot;,&quot;)" office:value-type="string" office:string-value="'85'," calcext:value-type="string">
            <text:p>'85',</text:p>
          </table:table-cell>
          <table:table-cell table:formula="of:=CONCATENATE(&quot;'&quot;;[.AM40];&quot;'&quot;;&quot;,&quot;)" office:value-type="string" office:string-value="'error'," calcext:value-type="string">
            <text:p>'error',</text:p>
          </table:table-cell>
          <table:table-cell table:formula="of:=CONCATENATE(&quot;'&quot;;[.AN40];&quot;'&quot;;&quot;,&quot;)" office:value-type="string" office:string-value="'error'," calcext:value-type="string">
            <text:p>'error',</text:p>
          </table:table-cell>
          <table:table-cell table:formula="of:=CONCATENATE(&quot;'&quot;;[.AO40];&quot;'&quot;;&quot;,&quot;)" office:value-type="string" office:string-value="'error'," calcext:value-type="string">
            <text:p>'error',</text:p>
          </table:table-cell>
          <table:table-cell table:formula="of:=CONCATENATE(&quot;'&quot;;[.AP40];&quot;'&quot;;&quot;,&quot;)" office:value-type="string" office:string-value="'error'," calcext:value-type="string">
            <text:p>'error',</text:p>
          </table:table-cell>
          <table:table-cell table:formula="of:=CONCATENATE(&quot;'&quot;;[.AQ40];&quot;'&quot;;&quot;,&quot;)" office:value-type="string" office:string-value="'error'," calcext:value-type="string">
            <text:p>'error',</text:p>
          </table:table-cell>
          <table:table-cell table:formula="of:=CONCATENATE(&quot;'&quot;;[.AR40];&quot;'&quot;;&quot;,&quot;)" office:value-type="string" office:string-value="'error'," calcext:value-type="string">
            <text:p>'error',</text:p>
          </table:table-cell>
          <table:table-cell table:formula="of:=CONCATENATE(&quot;'&quot;;[.AS40];&quot;'&quot;;&quot;,&quot;)" office:value-type="string" office:string-value="'error'," calcext:value-type="string">
            <text:p>'error',</text:p>
          </table:table-cell>
          <table:table-cell table:formula="of:=CONCATENATE(&quot;'&quot;;[.AT40];&quot;'&quot;;&quot;,&quot;)" office:value-type="string" office:string-value="'85'," calcext:value-type="string">
            <text:p>'85',</text:p>
          </table:table-cell>
          <table:table-cell table:formula="of:=CONCATENATE(&quot;'&quot;;[.AU40];&quot;'&quot;;&quot;,&quot;)" office:value-type="string" office:string-value="'85'," calcext:value-type="string">
            <text:p>'85',</text:p>
          </table:table-cell>
          <table:table-cell table:formula="of:=CONCATENATE(&quot;'&quot;;[.AV40];&quot;'&quot;;&quot;,&quot;)" office:value-type="string" office:string-value="'error'," calcext:value-type="string">
            <text:p>'error',</text:p>
          </table:table-cell>
          <table:table-cell table:formula="of:=CONCATENATE(&quot;'&quot;;[.AW40];&quot;'&quot;;&quot;,&quot;)" office:value-type="string" office:string-value="'error'," calcext:value-type="string">
            <text:p>'error',</text:p>
          </table:table-cell>
          <table:table-cell table:formula="of:=CONCATENATE(&quot;'&quot;;[.AX40];&quot;'&quot;;&quot;,&quot;)" office:value-type="string" office:string-value="'error'," calcext:value-type="string">
            <text:p>'error',</text:p>
          </table:table-cell>
          <table:table-cell table:formula="of:=CONCATENATE(&quot;'&quot;;[.AY40];&quot;'&quot;;&quot;,&quot;)" office:value-type="string" office:string-value="'error'," calcext:value-type="string">
            <text:p>'error',</text:p>
          </table:table-cell>
          <table:table-cell table:formula="of:=CONCATENATE(&quot;'&quot;;[.AZ40];&quot;'&quot;;&quot;,&quot;)" office:value-type="string" office:string-value="'error'," calcext:value-type="string">
            <text:p>'error',</text:p>
          </table:table-cell>
          <table:table-cell table:formula="of:=CONCATENATE(&quot;'&quot;;[.BA40];&quot;'&quot;;&quot;,&quot;)" office:value-type="string" office:string-value="'error'," calcext:value-type="string">
            <text:p>'error',</text:p>
          </table:table-cell>
          <table:table-cell table:formula="of:=CONCATENATE(&quot;'&quot;;[.BB40];&quot;'&quot;;&quot;,&quot;)" office:value-type="string" office:string-value="'error'," calcext:value-type="string">
            <text:p>'error',</text:p>
          </table:table-cell>
          <table:table-cell table:formula="of:=CONCATENATE(&quot;'&quot;;[.BC40];&quot;'&quot;;&quot;,&quot;)" office:value-type="string" office:string-value="'85'," calcext:value-type="string">
            <text:p>'85',</text:p>
          </table:table-cell>
          <table:table-cell table:formula="of:=CONCATENATE(&quot;'&quot;;[.BD40];&quot;'&quot;;&quot;,&quot;)" office:value-type="string" office:string-value="'85'," calcext:value-type="string">
            <text:p>'85',</text:p>
          </table:table-cell>
          <table:table-cell table:formula="of:=CONCATENATE(&quot;'&quot;;[.BE40];&quot;'&quot;;&quot;,&quot;)" office:value-type="string" office:string-value="'84'," calcext:value-type="string">
            <text:p>'84',</text:p>
          </table:table-cell>
          <table:table-cell table:formula="of:=CONCATENATE(&quot;'&quot;;[.BF40];&quot;'&quot;;&quot;,&quot;)" office:value-type="string" office:string-value="'83'," calcext:value-type="string">
            <text:p>'83',</text:p>
          </table:table-cell>
          <table:table-cell table:formula="of:=CONCATENATE(&quot;'&quot;;[.BG40];&quot;'&quot;;&quot;,&quot;)" office:value-type="string" office:string-value="'85'," calcext:value-type="string">
            <text:p>'85',</text:p>
          </table:table-cell>
          <table:table-cell table:formula="of:=CONCATENATE(&quot;'&quot;;[.BH40];&quot;'&quot;;&quot;,&quot;)" office:value-type="string" office:string-value="'85'," calcext:value-type="string">
            <text:p>'85',</text:p>
          </table:table-cell>
          <table:table-cell table:formula="of:=CONCATENATE(&quot;'&quot;;[.BI40];&quot;'&quot;;&quot;,&quot;)" office:value-type="string" office:string-value="'85'," calcext:value-type="string">
            <text:p>'85',</text:p>
          </table:table-cell>
          <table:table-cell table:formula="of:=CONCATENATE(&quot;'&quot;;[.BJ40];&quot;'&quot;;&quot;,&quot;)" office:value-type="string" office:string-value="'85'," calcext:value-type="string">
            <text:p>'85',</text:p>
          </table:table-cell>
          <table:table-cell table:formula="of:=CONCATENATE(&quot;'&quot;;[.BK40];&quot;'&quot;;&quot;,&quot;)" office:value-type="string" office:string-value="'85'," calcext:value-type="string">
            <text:p>'85',</text:p>
          </table:table-cell>
          <table:table-cell table:formula="of:=CONCATENATE(&quot;'&quot;;[.BL40];&quot;'&quot;;&quot;,&quot;)" office:value-type="string" office:string-value="'85'," calcext:value-type="string">
            <text:p>'85',</text:p>
          </table:table-cell>
          <table:table-cell table:formula="of:=CONCATENATE(&quot;'&quot;;[.BM40];&quot;'&quot;;&quot;,&quot;)" office:value-type="string" office:string-value="'error'," calcext:value-type="string">
            <text:p>'error',</text:p>
          </table:table-cell>
          <table:table-cell table:formula="of:=CONCATENATE(&quot;'&quot;;[.BN40];&quot;'&quot;;&quot;,&quot;)" office:value-type="string" office:string-value="'error'," calcext:value-type="string">
            <text:p>'error',</text:p>
          </table:table-cell>
          <table:table-cell table:formula="of:=CONCATENATE(&quot;'&quot;;[.BO40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41];&quot;'&quot;;&quot;,&quot;)" office:value-type="string" office:string-value="['86'," calcext:value-type="string">
            <text:p>['86',</text:p>
          </table:table-cell>
          <table:table-cell table:formula="of:=CONCATENATE(&quot;'&quot;;[.D41];&quot;'&quot;;&quot;,&quot;)" office:value-type="string" office:string-value="'error'," calcext:value-type="string">
            <text:p>'error',</text:p>
          </table:table-cell>
          <table:table-cell table:formula="of:=CONCATENATE(&quot;'&quot;;[.E41];&quot;'&quot;;&quot;,&quot;)" office:value-type="string" office:string-value="'error'," calcext:value-type="string">
            <text:p>'error',</text:p>
          </table:table-cell>
          <table:table-cell table:formula="of:=CONCATENATE(&quot;'&quot;;[.F41];&quot;'&quot;;&quot;,&quot;)" office:value-type="string" office:string-value="'error'," calcext:value-type="string">
            <text:p>'error',</text:p>
          </table:table-cell>
          <table:table-cell table:formula="of:=CONCATENATE(&quot;'&quot;;[.G41];&quot;'&quot;;&quot;,&quot;)" office:value-type="string" office:string-value="'error'," calcext:value-type="string">
            <text:p>'error',</text:p>
          </table:table-cell>
          <table:table-cell table:formula="of:=CONCATENATE(&quot;'&quot;;[.H41];&quot;'&quot;;&quot;,&quot;)" office:value-type="string" office:string-value="'error'," calcext:value-type="string">
            <text:p>'error',</text:p>
          </table:table-cell>
          <table:table-cell table:formula="of:=CONCATENATE(&quot;'&quot;;[.I41];&quot;'&quot;;&quot;,&quot;)" office:value-type="string" office:string-value="'error'," calcext:value-type="string">
            <text:p>'error',</text:p>
          </table:table-cell>
          <table:table-cell table:formula="of:=CONCATENATE(&quot;'&quot;;[.J41];&quot;'&quot;;&quot;,&quot;)" office:value-type="string" office:string-value="'error'," calcext:value-type="string">
            <text:p>'error',</text:p>
          </table:table-cell>
          <table:table-cell table:formula="of:=CONCATENATE(&quot;'&quot;;[.K41];&quot;'&quot;;&quot;,&quot;)" office:value-type="string" office:string-value="'error'," calcext:value-type="string">
            <text:p>'error',</text:p>
          </table:table-cell>
          <table:table-cell table:formula="of:=CONCATENATE(&quot;'&quot;;[.L41];&quot;'&quot;;&quot;,&quot;)" office:value-type="string" office:string-value="'error'," calcext:value-type="string">
            <text:p>'error',</text:p>
          </table:table-cell>
          <table:table-cell table:formula="of:=CONCATENATE(&quot;'&quot;;[.M41];&quot;'&quot;;&quot;,&quot;)" office:value-type="string" office:string-value="'error'," calcext:value-type="string">
            <text:p>'error',</text:p>
          </table:table-cell>
          <table:table-cell table:formula="of:=CONCATENATE(&quot;'&quot;;[.N41];&quot;'&quot;;&quot;,&quot;)" office:value-type="string" office:string-value="'error'," calcext:value-type="string">
            <text:p>'error',</text:p>
          </table:table-cell>
          <table:table-cell table:formula="of:=CONCATENATE(&quot;'&quot;;[.O41];&quot;'&quot;;&quot;,&quot;)" office:value-type="string" office:string-value="'error'," calcext:value-type="string">
            <text:p>'error',</text:p>
          </table:table-cell>
          <table:table-cell table:formula="of:=CONCATENATE(&quot;'&quot;;[.P41];&quot;'&quot;;&quot;,&quot;)" office:value-type="string" office:string-value="'error'," calcext:value-type="string">
            <text:p>'error',</text:p>
          </table:table-cell>
          <table:table-cell table:formula="of:=CONCATENATE(&quot;'&quot;;[.Q41];&quot;'&quot;;&quot;,&quot;)" office:value-type="string" office:string-value="'error'," calcext:value-type="string">
            <text:p>'error',</text:p>
          </table:table-cell>
          <table:table-cell table:formula="of:=CONCATENATE(&quot;'&quot;;[.R41];&quot;'&quot;;&quot;,&quot;)" office:value-type="string" office:string-value="'error'," calcext:value-type="string">
            <text:p>'error',</text:p>
          </table:table-cell>
          <table:table-cell table:formula="of:=CONCATENATE(&quot;'&quot;;[.S41];&quot;'&quot;;&quot;,&quot;)" office:value-type="string" office:string-value="'error'," calcext:value-type="string">
            <text:p>'error',</text:p>
          </table:table-cell>
          <table:table-cell table:formula="of:=CONCATENATE(&quot;'&quot;;[.T41];&quot;'&quot;;&quot;,&quot;)" office:value-type="string" office:string-value="'error'," calcext:value-type="string">
            <text:p>'error',</text:p>
          </table:table-cell>
          <table:table-cell table:formula="of:=CONCATENATE(&quot;'&quot;;[.U41];&quot;'&quot;;&quot;,&quot;)" office:value-type="string" office:string-value="'error'," calcext:value-type="string">
            <text:p>'error',</text:p>
          </table:table-cell>
          <table:table-cell table:formula="of:=CONCATENATE(&quot;'&quot;;[.V41];&quot;'&quot;;&quot;,&quot;)" office:value-type="string" office:string-value="'error'," calcext:value-type="string">
            <text:p>'error',</text:p>
          </table:table-cell>
          <table:table-cell table:formula="of:=CONCATENATE(&quot;'&quot;;[.W41];&quot;'&quot;;&quot;,&quot;)" office:value-type="string" office:string-value="'error'," calcext:value-type="string">
            <text:p>'error',</text:p>
          </table:table-cell>
          <table:table-cell table:formula="of:=CONCATENATE(&quot;'&quot;;[.X41];&quot;'&quot;;&quot;,&quot;)" office:value-type="string" office:string-value="'error'," calcext:value-type="string">
            <text:p>'error',</text:p>
          </table:table-cell>
          <table:table-cell table:formula="of:=CONCATENATE(&quot;'&quot;;[.Y41];&quot;'&quot;;&quot;,&quot;)" office:value-type="string" office:string-value="'error'," calcext:value-type="string">
            <text:p>'error',</text:p>
          </table:table-cell>
          <table:table-cell table:formula="of:=CONCATENATE(&quot;'&quot;;[.Z41];&quot;'&quot;;&quot;,&quot;)" office:value-type="string" office:string-value="'error'," calcext:value-type="string">
            <text:p>'error',</text:p>
          </table:table-cell>
          <table:table-cell table:formula="of:=CONCATENATE(&quot;'&quot;;[.AA41];&quot;'&quot;;&quot;,&quot;)" office:value-type="string" office:string-value="'error'," calcext:value-type="string">
            <text:p>'error',</text:p>
          </table:table-cell>
          <table:table-cell table:formula="of:=CONCATENATE(&quot;'&quot;;[.AB41];&quot;'&quot;;&quot;,&quot;)" office:value-type="string" office:string-value="'error'," calcext:value-type="string">
            <text:p>'error',</text:p>
          </table:table-cell>
          <table:table-cell table:formula="of:=CONCATENATE(&quot;'&quot;;[.AC41];&quot;'&quot;;&quot;,&quot;)" office:value-type="string" office:string-value="'error'," calcext:value-type="string">
            <text:p>'error',</text:p>
          </table:table-cell>
          <table:table-cell table:formula="of:=CONCATENATE(&quot;'&quot;;[.AD41];&quot;'&quot;;&quot;,&quot;)" office:value-type="string" office:string-value="'error'," calcext:value-type="string">
            <text:p>'error',</text:p>
          </table:table-cell>
          <table:table-cell table:formula="of:=CONCATENATE(&quot;'&quot;;[.AE41];&quot;'&quot;;&quot;,&quot;)" office:value-type="string" office:string-value="'error'," calcext:value-type="string">
            <text:p>'error',</text:p>
          </table:table-cell>
          <table:table-cell table:formula="of:=CONCATENATE(&quot;'&quot;;[.AF41];&quot;'&quot;;&quot;,&quot;)" office:value-type="string" office:string-value="'error'," calcext:value-type="string">
            <text:p>'error',</text:p>
          </table:table-cell>
          <table:table-cell table:formula="of:=CONCATENATE(&quot;'&quot;;[.AG41];&quot;'&quot;;&quot;,&quot;)" office:value-type="string" office:string-value="'error'," calcext:value-type="string">
            <text:p>'error',</text:p>
          </table:table-cell>
          <table:table-cell table:formula="of:=CONCATENATE(&quot;'&quot;;[.AH41];&quot;'&quot;;&quot;,&quot;)" office:value-type="string" office:string-value="'error'," calcext:value-type="string">
            <text:p>'error',</text:p>
          </table:table-cell>
          <table:table-cell table:formula="of:=CONCATENATE(&quot;'&quot;;[.AI41];&quot;'&quot;;&quot;,&quot;)" office:value-type="string" office:string-value="'error'," calcext:value-type="string">
            <text:p>'error',</text:p>
          </table:table-cell>
          <table:table-cell table:formula="of:=CONCATENATE(&quot;'&quot;;[.AJ41];&quot;'&quot;;&quot;,&quot;)" office:value-type="string" office:string-value="'error'," calcext:value-type="string">
            <text:p>'error',</text:p>
          </table:table-cell>
          <table:table-cell table:formula="of:=CONCATENATE(&quot;'&quot;;[.AK41];&quot;'&quot;;&quot;,&quot;)" office:value-type="string" office:string-value="'error'," calcext:value-type="string">
            <text:p>'error',</text:p>
          </table:table-cell>
          <table:table-cell table:formula="of:=CONCATENATE(&quot;'&quot;;[.AL41];&quot;'&quot;;&quot;,&quot;)" office:value-type="string" office:string-value="'error'," calcext:value-type="string">
            <text:p>'error',</text:p>
          </table:table-cell>
          <table:table-cell table:formula="of:=CONCATENATE(&quot;'&quot;;[.AM41];&quot;'&quot;;&quot;,&quot;)" office:value-type="string" office:string-value="'error'," calcext:value-type="string">
            <text:p>'error',</text:p>
          </table:table-cell>
          <table:table-cell table:formula="of:=CONCATENATE(&quot;'&quot;;[.AN41];&quot;'&quot;;&quot;,&quot;)" office:value-type="string" office:string-value="'87'," calcext:value-type="string">
            <text:p>'87',</text:p>
          </table:table-cell>
          <table:table-cell table:formula="of:=CONCATENATE(&quot;'&quot;;[.AO41];&quot;'&quot;;&quot;,&quot;)" office:value-type="string" office:string-value="'error'," calcext:value-type="string">
            <text:p>'error',</text:p>
          </table:table-cell>
          <table:table-cell table:formula="of:=CONCATENATE(&quot;'&quot;;[.AP41];&quot;'&quot;;&quot;,&quot;)" office:value-type="string" office:string-value="'error'," calcext:value-type="string">
            <text:p>'error',</text:p>
          </table:table-cell>
          <table:table-cell table:formula="of:=CONCATENATE(&quot;'&quot;;[.AQ41];&quot;'&quot;;&quot;,&quot;)" office:value-type="string" office:string-value="'error'," calcext:value-type="string">
            <text:p>'error',</text:p>
          </table:table-cell>
          <table:table-cell table:formula="of:=CONCATENATE(&quot;'&quot;;[.AR41];&quot;'&quot;;&quot;,&quot;)" office:value-type="string" office:string-value="'error'," calcext:value-type="string">
            <text:p>'error',</text:p>
          </table:table-cell>
          <table:table-cell table:formula="of:=CONCATENATE(&quot;'&quot;;[.AS41];&quot;'&quot;;&quot;,&quot;)" office:value-type="string" office:string-value="'error'," calcext:value-type="string">
            <text:p>'error',</text:p>
          </table:table-cell>
          <table:table-cell table:formula="of:=CONCATENATE(&quot;'&quot;;[.AT41];&quot;'&quot;;&quot;,&quot;)" office:value-type="string" office:string-value="'error'," calcext:value-type="string">
            <text:p>'error',</text:p>
          </table:table-cell>
          <table:table-cell table:formula="of:=CONCATENATE(&quot;'&quot;;[.AU41];&quot;'&quot;;&quot;,&quot;)" office:value-type="string" office:string-value="'error'," calcext:value-type="string">
            <text:p>'error',</text:p>
          </table:table-cell>
          <table:table-cell table:formula="of:=CONCATENATE(&quot;'&quot;;[.AV41];&quot;'&quot;;&quot;,&quot;)" office:value-type="string" office:string-value="'error'," calcext:value-type="string">
            <text:p>'error',</text:p>
          </table:table-cell>
          <table:table-cell table:formula="of:=CONCATENATE(&quot;'&quot;;[.AW41];&quot;'&quot;;&quot;,&quot;)" office:value-type="string" office:string-value="'error'," calcext:value-type="string">
            <text:p>'error',</text:p>
          </table:table-cell>
          <table:table-cell table:formula="of:=CONCATENATE(&quot;'&quot;;[.AX41];&quot;'&quot;;&quot;,&quot;)" office:value-type="string" office:string-value="'error'," calcext:value-type="string">
            <text:p>'error',</text:p>
          </table:table-cell>
          <table:table-cell table:formula="of:=CONCATENATE(&quot;'&quot;;[.AY41];&quot;'&quot;;&quot;,&quot;)" office:value-type="string" office:string-value="'error'," calcext:value-type="string">
            <text:p>'error',</text:p>
          </table:table-cell>
          <table:table-cell table:formula="of:=CONCATENATE(&quot;'&quot;;[.AZ41];&quot;'&quot;;&quot;,&quot;)" office:value-type="string" office:string-value="'error'," calcext:value-type="string">
            <text:p>'error',</text:p>
          </table:table-cell>
          <table:table-cell table:formula="of:=CONCATENATE(&quot;'&quot;;[.BA41];&quot;'&quot;;&quot;,&quot;)" office:value-type="string" office:string-value="'error'," calcext:value-type="string">
            <text:p>'error',</text:p>
          </table:table-cell>
          <table:table-cell table:formula="of:=CONCATENATE(&quot;'&quot;;[.BB41];&quot;'&quot;;&quot;,&quot;)" office:value-type="string" office:string-value="'error'," calcext:value-type="string">
            <text:p>'error',</text:p>
          </table:table-cell>
          <table:table-cell table:formula="of:=CONCATENATE(&quot;'&quot;;[.BC41];&quot;'&quot;;&quot;,&quot;)" office:value-type="string" office:string-value="'error'," calcext:value-type="string">
            <text:p>'error',</text:p>
          </table:table-cell>
          <table:table-cell table:formula="of:=CONCATENATE(&quot;'&quot;;[.BD41];&quot;'&quot;;&quot;,&quot;)" office:value-type="string" office:string-value="'error'," calcext:value-type="string">
            <text:p>'error',</text:p>
          </table:table-cell>
          <table:table-cell table:formula="of:=CONCATENATE(&quot;'&quot;;[.BE41];&quot;'&quot;;&quot;,&quot;)" office:value-type="string" office:string-value="'error'," calcext:value-type="string">
            <text:p>'error',</text:p>
          </table:table-cell>
          <table:table-cell table:formula="of:=CONCATENATE(&quot;'&quot;;[.BF41];&quot;'&quot;;&quot;,&quot;)" office:value-type="string" office:string-value="'error'," calcext:value-type="string">
            <text:p>'error',</text:p>
          </table:table-cell>
          <table:table-cell table:formula="of:=CONCATENATE(&quot;'&quot;;[.BG41];&quot;'&quot;;&quot;,&quot;)" office:value-type="string" office:string-value="'error'," calcext:value-type="string">
            <text:p>'error',</text:p>
          </table:table-cell>
          <table:table-cell table:formula="of:=CONCATENATE(&quot;'&quot;;[.BH41];&quot;'&quot;;&quot;,&quot;)" office:value-type="string" office:string-value="'error'," calcext:value-type="string">
            <text:p>'error',</text:p>
          </table:table-cell>
          <table:table-cell table:formula="of:=CONCATENATE(&quot;'&quot;;[.BI41];&quot;'&quot;;&quot;,&quot;)" office:value-type="string" office:string-value="'error'," calcext:value-type="string">
            <text:p>'error',</text:p>
          </table:table-cell>
          <table:table-cell table:formula="of:=CONCATENATE(&quot;'&quot;;[.BJ41];&quot;'&quot;;&quot;,&quot;)" office:value-type="string" office:string-value="'error'," calcext:value-type="string">
            <text:p>'error',</text:p>
          </table:table-cell>
          <table:table-cell table:formula="of:=CONCATENATE(&quot;'&quot;;[.BK41];&quot;'&quot;;&quot;,&quot;)" office:value-type="string" office:string-value="'error'," calcext:value-type="string">
            <text:p>'error',</text:p>
          </table:table-cell>
          <table:table-cell table:formula="of:=CONCATENATE(&quot;'&quot;;[.BL41];&quot;'&quot;;&quot;,&quot;)" office:value-type="string" office:string-value="'error'," calcext:value-type="string">
            <text:p>'error',</text:p>
          </table:table-cell>
          <table:table-cell table:formula="of:=CONCATENATE(&quot;'&quot;;[.BM41];&quot;'&quot;;&quot;,&quot;)" office:value-type="string" office:string-value="'error'," calcext:value-type="string">
            <text:p>'error',</text:p>
          </table:table-cell>
          <table:table-cell table:formula="of:=CONCATENATE(&quot;'&quot;;[.BN41];&quot;'&quot;;&quot;,&quot;)" office:value-type="string" office:string-value="'error'," calcext:value-type="string">
            <text:p>'error',</text:p>
          </table:table-cell>
          <table:table-cell table:formula="of:=CONCATENATE(&quot;'&quot;;[.BO41];&quot;'&quot;;&quot;]&quot;;&quot;,&quot;)" office:value-type="string" office:string-value="'error']," calcext:value-type="string">
            <text:p>'error'],</text:p>
          </table:table-cell>
        </table:table-row>
        <table:table-row table:style-name="ro1">
          <table:table-cell table:number-columns-repeated="2"/>
          <table:table-cell table:formula="of:=CONCATENATE(&quot;[&quot;;&quot;'&quot;;[.C42];&quot;'&quot;;&quot;,&quot;)" office:value-type="string" office:string-value="['error'," calcext:value-type="string">
            <text:p>['error',</text:p>
          </table:table-cell>
          <table:table-cell table:formula="of:=CONCATENATE(&quot;'&quot;;[.D42];&quot;'&quot;;&quot;,&quot;)" office:value-type="string" office:string-value="'error'," calcext:value-type="string">
            <text:p>'error',</text:p>
          </table:table-cell>
          <table:table-cell table:formula="of:=CONCATENATE(&quot;'&quot;;[.E42];&quot;'&quot;;&quot;,&quot;)" office:value-type="string" office:string-value="'error'," calcext:value-type="string">
            <text:p>'error',</text:p>
          </table:table-cell>
          <table:table-cell table:formula="of:=CONCATENATE(&quot;'&quot;;[.F42];&quot;'&quot;;&quot;,&quot;)" office:value-type="string" office:string-value="'error'," calcext:value-type="string">
            <text:p>'error',</text:p>
          </table:table-cell>
          <table:table-cell table:formula="of:=CONCATENATE(&quot;'&quot;;[.G42];&quot;'&quot;;&quot;,&quot;)" office:value-type="string" office:string-value="'error'," calcext:value-type="string">
            <text:p>'error',</text:p>
          </table:table-cell>
          <table:table-cell table:formula="of:=CONCATENATE(&quot;'&quot;;[.H42];&quot;'&quot;;&quot;,&quot;)" office:value-type="string" office:string-value="'error'," calcext:value-type="string">
            <text:p>'error',</text:p>
          </table:table-cell>
          <table:table-cell table:formula="of:=CONCATENATE(&quot;'&quot;;[.I42];&quot;'&quot;;&quot;,&quot;)" office:value-type="string" office:string-value="'error'," calcext:value-type="string">
            <text:p>'error',</text:p>
          </table:table-cell>
          <table:table-cell table:formula="of:=CONCATENATE(&quot;'&quot;;[.J42];&quot;'&quot;;&quot;,&quot;)" office:value-type="string" office:string-value="'error'," calcext:value-type="string">
            <text:p>'error',</text:p>
          </table:table-cell>
          <table:table-cell table:formula="of:=CONCATENATE(&quot;'&quot;;[.K42];&quot;'&quot;;&quot;,&quot;)" office:value-type="string" office:string-value="'error'," calcext:value-type="string">
            <text:p>'error',</text:p>
          </table:table-cell>
          <table:table-cell table:formula="of:=CONCATENATE(&quot;'&quot;;[.L42];&quot;'&quot;;&quot;,&quot;)" office:value-type="string" office:string-value="'error'," calcext:value-type="string">
            <text:p>'error',</text:p>
          </table:table-cell>
          <table:table-cell table:formula="of:=CONCATENATE(&quot;'&quot;;[.M42];&quot;'&quot;;&quot;,&quot;)" office:value-type="string" office:string-value="'error'," calcext:value-type="string">
            <text:p>'error',</text:p>
          </table:table-cell>
          <table:table-cell table:formula="of:=CONCATENATE(&quot;'&quot;;[.N42];&quot;'&quot;;&quot;,&quot;)" office:value-type="string" office:string-value="'error'," calcext:value-type="string">
            <text:p>'error',</text:p>
          </table:table-cell>
          <table:table-cell table:formula="of:=CONCATENATE(&quot;'&quot;;[.O42];&quot;'&quot;;&quot;,&quot;)" office:value-type="string" office:string-value="'error'," calcext:value-type="string">
            <text:p>'error',</text:p>
          </table:table-cell>
          <table:table-cell table:formula="of:=CONCATENATE(&quot;'&quot;;[.P42];&quot;'&quot;;&quot;,&quot;)" office:value-type="string" office:string-value="'error'," calcext:value-type="string">
            <text:p>'error',</text:p>
          </table:table-cell>
          <table:table-cell table:formula="of:=CONCATENATE(&quot;'&quot;;[.Q42];&quot;'&quot;;&quot;,&quot;)" office:value-type="string" office:string-value="'error'," calcext:value-type="string">
            <text:p>'error',</text:p>
          </table:table-cell>
          <table:table-cell table:formula="of:=CONCATENATE(&quot;'&quot;;[.R42];&quot;'&quot;;&quot;,&quot;)" office:value-type="string" office:string-value="'error'," calcext:value-type="string">
            <text:p>'error',</text:p>
          </table:table-cell>
          <table:table-cell table:formula="of:=CONCATENATE(&quot;'&quot;;[.S42];&quot;'&quot;;&quot;,&quot;)" office:value-type="string" office:string-value="'error'," calcext:value-type="string">
            <text:p>'error',</text:p>
          </table:table-cell>
          <table:table-cell table:formula="of:=CONCATENATE(&quot;'&quot;;[.T42];&quot;'&quot;;&quot;,&quot;)" office:value-type="string" office:string-value="'error'," calcext:value-type="string">
            <text:p>'error',</text:p>
          </table:table-cell>
          <table:table-cell table:formula="of:=CONCATENATE(&quot;'&quot;;[.U42];&quot;'&quot;;&quot;,&quot;)" office:value-type="string" office:string-value="'error'," calcext:value-type="string">
            <text:p>'error',</text:p>
          </table:table-cell>
          <table:table-cell table:formula="of:=CONCATENATE(&quot;'&quot;;[.V42];&quot;'&quot;;&quot;,&quot;)" office:value-type="string" office:string-value="'error'," calcext:value-type="string">
            <text:p>'error',</text:p>
          </table:table-cell>
          <table:table-cell table:formula="of:=CONCATENATE(&quot;'&quot;;[.W42];&quot;'&quot;;&quot;,&quot;)" office:value-type="string" office:string-value="'error'," calcext:value-type="string">
            <text:p>'error',</text:p>
          </table:table-cell>
          <table:table-cell table:formula="of:=CONCATENATE(&quot;'&quot;;[.X42];&quot;'&quot;;&quot;,&quot;)" office:value-type="string" office:string-value="'error'," calcext:value-type="string">
            <text:p>'error',</text:p>
          </table:table-cell>
          <table:table-cell table:formula="of:=CONCATENATE(&quot;'&quot;;[.Y42];&quot;'&quot;;&quot;,&quot;)" office:value-type="string" office:string-value="'error'," calcext:value-type="string">
            <text:p>'error',</text:p>
          </table:table-cell>
          <table:table-cell table:formula="of:=CONCATENATE(&quot;'&quot;;[.Z42];&quot;'&quot;;&quot;,&quot;)" office:value-type="string" office:string-value="'error'," calcext:value-type="string">
            <text:p>'error',</text:p>
          </table:table-cell>
          <table:table-cell table:formula="of:=CONCATENATE(&quot;'&quot;;[.AA42];&quot;'&quot;;&quot;,&quot;)" office:value-type="string" office:string-value="'error'," calcext:value-type="string">
            <text:p>'error',</text:p>
          </table:table-cell>
          <table:table-cell table:formula="of:=CONCATENATE(&quot;'&quot;;[.AB42];&quot;'&quot;;&quot;,&quot;)" office:value-type="string" office:string-value="'error'," calcext:value-type="string">
            <text:p>'error',</text:p>
          </table:table-cell>
          <table:table-cell table:formula="of:=CONCATENATE(&quot;'&quot;;[.AC42];&quot;'&quot;;&quot;,&quot;)" office:value-type="string" office:string-value="'error'," calcext:value-type="string">
            <text:p>'error',</text:p>
          </table:table-cell>
          <table:table-cell table:formula="of:=CONCATENATE(&quot;'&quot;;[.AD42];&quot;'&quot;;&quot;,&quot;)" office:value-type="string" office:string-value="'error'," calcext:value-type="string">
            <text:p>'error',</text:p>
          </table:table-cell>
          <table:table-cell table:formula="of:=CONCATENATE(&quot;'&quot;;[.AE42];&quot;'&quot;;&quot;,&quot;)" office:value-type="string" office:string-value="'error'," calcext:value-type="string">
            <text:p>'error',</text:p>
          </table:table-cell>
          <table:table-cell table:formula="of:=CONCATENATE(&quot;'&quot;;[.AF42];&quot;'&quot;;&quot;,&quot;)" office:value-type="string" office:string-value="'error'," calcext:value-type="string">
            <text:p>'error',</text:p>
          </table:table-cell>
          <table:table-cell table:formula="of:=CONCATENATE(&quot;'&quot;;[.AG42];&quot;'&quot;;&quot;,&quot;)" office:value-type="string" office:string-value="'error'," calcext:value-type="string">
            <text:p>'error',</text:p>
          </table:table-cell>
          <table:table-cell table:formula="of:=CONCATENATE(&quot;'&quot;;[.AH42];&quot;'&quot;;&quot;,&quot;)" office:value-type="string" office:string-value="'error'," calcext:value-type="string">
            <text:p>'error',</text:p>
          </table:table-cell>
          <table:table-cell table:formula="of:=CONCATENATE(&quot;'&quot;;[.AI42];&quot;'&quot;;&quot;,&quot;)" office:value-type="string" office:string-value="'error'," calcext:value-type="string">
            <text:p>'error',</text:p>
          </table:table-cell>
          <table:table-cell table:formula="of:=CONCATENATE(&quot;'&quot;;[.AJ42];&quot;'&quot;;&quot;,&quot;)" office:value-type="string" office:string-value="'error'," calcext:value-type="string">
            <text:p>'error',</text:p>
          </table:table-cell>
          <table:table-cell table:formula="of:=CONCATENATE(&quot;'&quot;;[.AK42];&quot;'&quot;;&quot;,&quot;)" office:value-type="string" office:string-value="'error'," calcext:value-type="string">
            <text:p>'error',</text:p>
          </table:table-cell>
          <table:table-cell table:formula="of:=CONCATENATE(&quot;'&quot;;[.AL42];&quot;'&quot;;&quot;,&quot;)" office:value-type="string" office:string-value="'error'," calcext:value-type="string">
            <text:p>'error',</text:p>
          </table:table-cell>
          <table:table-cell table:formula="of:=CONCATENATE(&quot;'&quot;;[.AM42];&quot;'&quot;;&quot;,&quot;)" office:value-type="string" office:string-value="'error'," calcext:value-type="string">
            <text:p>'error',</text:p>
          </table:table-cell>
          <table:table-cell table:formula="of:=CONCATENATE(&quot;'&quot;;[.AN42];&quot;'&quot;;&quot;,&quot;)" office:value-type="string" office:string-value="'error'," calcext:value-type="string">
            <text:p>'error',</text:p>
          </table:table-cell>
          <table:table-cell table:formula="of:=CONCATENATE(&quot;'&quot;;[.AO42];&quot;'&quot;;&quot;,&quot;)" office:value-type="string" office:string-value="'error'," calcext:value-type="string">
            <text:p>'error',</text:p>
          </table:table-cell>
          <table:table-cell table:formula="of:=CONCATENATE(&quot;'&quot;;[.AP42];&quot;'&quot;;&quot;,&quot;)" office:value-type="string" office:string-value="'error'," calcext:value-type="string">
            <text:p>'error',</text:p>
          </table:table-cell>
          <table:table-cell table:formula="of:=CONCATENATE(&quot;'&quot;;[.AQ42];&quot;'&quot;;&quot;,&quot;)" office:value-type="string" office:string-value="'error'," calcext:value-type="string">
            <text:p>'error',</text:p>
          </table:table-cell>
          <table:table-cell table:formula="of:=CONCATENATE(&quot;'&quot;;[.AR42];&quot;'&quot;;&quot;,&quot;)" office:value-type="string" office:string-value="'error'," calcext:value-type="string">
            <text:p>'error',</text:p>
          </table:table-cell>
          <table:table-cell table:formula="of:=CONCATENATE(&quot;'&quot;;[.AS42];&quot;'&quot;;&quot;,&quot;)" office:value-type="string" office:string-value="'error'," calcext:value-type="string">
            <text:p>'error',</text:p>
          </table:table-cell>
          <table:table-cell table:formula="of:=CONCATENATE(&quot;'&quot;;[.AT42];&quot;'&quot;;&quot;,&quot;)" office:value-type="string" office:string-value="'error'," calcext:value-type="string">
            <text:p>'error',</text:p>
          </table:table-cell>
          <table:table-cell table:formula="of:=CONCATENATE(&quot;'&quot;;[.AU42];&quot;'&quot;;&quot;,&quot;)" office:value-type="string" office:string-value="'error'," calcext:value-type="string">
            <text:p>'error',</text:p>
          </table:table-cell>
          <table:table-cell table:formula="of:=CONCATENATE(&quot;'&quot;;[.AV42];&quot;'&quot;;&quot;,&quot;)" office:value-type="string" office:string-value="'error'," calcext:value-type="string">
            <text:p>'error',</text:p>
          </table:table-cell>
          <table:table-cell table:formula="of:=CONCATENATE(&quot;'&quot;;[.AW42];&quot;'&quot;;&quot;,&quot;)" office:value-type="string" office:string-value="'error'," calcext:value-type="string">
            <text:p>'error',</text:p>
          </table:table-cell>
          <table:table-cell table:formula="of:=CONCATENATE(&quot;'&quot;;[.AX42];&quot;'&quot;;&quot;,&quot;)" office:value-type="string" office:string-value="'error'," calcext:value-type="string">
            <text:p>'error',</text:p>
          </table:table-cell>
          <table:table-cell table:formula="of:=CONCATENATE(&quot;'&quot;;[.AY42];&quot;'&quot;;&quot;,&quot;)" office:value-type="string" office:string-value="'error'," calcext:value-type="string">
            <text:p>'error',</text:p>
          </table:table-cell>
          <table:table-cell table:formula="of:=CONCATENATE(&quot;'&quot;;[.AZ42];&quot;'&quot;;&quot;,&quot;)" office:value-type="string" office:string-value="'error'," calcext:value-type="string">
            <text:p>'error',</text:p>
          </table:table-cell>
          <table:table-cell table:formula="of:=CONCATENATE(&quot;'&quot;;[.BA42];&quot;'&quot;;&quot;,&quot;)" office:value-type="string" office:string-value="'error'," calcext:value-type="string">
            <text:p>'error',</text:p>
          </table:table-cell>
          <table:table-cell table:formula="of:=CONCATENATE(&quot;'&quot;;[.BB42];&quot;'&quot;;&quot;,&quot;)" office:value-type="string" office:string-value="'error'," calcext:value-type="string">
            <text:p>'error',</text:p>
          </table:table-cell>
          <table:table-cell table:formula="of:=CONCATENATE(&quot;'&quot;;[.BC42];&quot;'&quot;;&quot;,&quot;)" office:value-type="string" office:string-value="'error'," calcext:value-type="string">
            <text:p>'error',</text:p>
          </table:table-cell>
          <table:table-cell table:formula="of:=CONCATENATE(&quot;'&quot;;[.BD42];&quot;'&quot;;&quot;,&quot;)" office:value-type="string" office:string-value="'error'," calcext:value-type="string">
            <text:p>'error',</text:p>
          </table:table-cell>
          <table:table-cell table:formula="of:=CONCATENATE(&quot;'&quot;;[.BE42];&quot;'&quot;;&quot;,&quot;)" office:value-type="string" office:string-value="'error'," calcext:value-type="string">
            <text:p>'error',</text:p>
          </table:table-cell>
          <table:table-cell table:formula="of:=CONCATENATE(&quot;'&quot;;[.BF42];&quot;'&quot;;&quot;,&quot;)" office:value-type="string" office:string-value="'error'," calcext:value-type="string">
            <text:p>'error',</text:p>
          </table:table-cell>
          <table:table-cell table:formula="of:=CONCATENATE(&quot;'&quot;;[.BG42];&quot;'&quot;;&quot;,&quot;)" office:value-type="string" office:string-value="'88'," calcext:value-type="string">
            <text:p>'88',</text:p>
          </table:table-cell>
          <table:table-cell table:formula="of:=CONCATENATE(&quot;'&quot;;[.BH42];&quot;'&quot;;&quot;,&quot;)" office:value-type="string" office:string-value="'89'," calcext:value-type="string">
            <text:p>'89',</text:p>
          </table:table-cell>
          <table:table-cell table:formula="of:=CONCATENATE(&quot;'&quot;;[.BI42];&quot;'&quot;;&quot;,&quot;)" office:value-type="string" office:string-value="'90'," calcext:value-type="string">
            <text:p>'90',</text:p>
          </table:table-cell>
          <table:table-cell table:formula="of:=CONCATENATE(&quot;'&quot;;[.BJ42];&quot;'&quot;;&quot;,&quot;)" office:value-type="string" office:string-value="'91'," calcext:value-type="string">
            <text:p>'91',</text:p>
          </table:table-cell>
          <table:table-cell table:formula="of:=CONCATENATE(&quot;'&quot;;[.BK42];&quot;'&quot;;&quot;,&quot;)" office:value-type="string" office:string-value="'92'," calcext:value-type="string">
            <text:p>'92',</text:p>
          </table:table-cell>
          <table:table-cell table:formula="of:=CONCATENATE(&quot;'&quot;;[.BL42];&quot;'&quot;;&quot;,&quot;)" office:value-type="string" office:string-value="'93'," calcext:value-type="string">
            <text:p>'93',</text:p>
          </table:table-cell>
          <table:table-cell table:formula="of:=CONCATENATE(&quot;'&quot;;[.BM42];&quot;'&quot;;&quot;,&quot;)" office:value-type="string" office:string-value="'error'," calcext:value-type="string">
            <text:p>'error',</text:p>
          </table:table-cell>
          <table:table-cell table:formula="of:=CONCATENATE(&quot;'&quot;;[.BN42];&quot;'&quot;;&quot;,&quot;)" office:value-type="string" office:string-value="'error'," calcext:value-type="string">
            <text:p>'error',</text:p>
          </table:table-cell>
          <table:table-cell table:formula="of:=CONCATENATE(&quot;'&quot;;[.BO42];&quot;'&quot;;&quot;]&quot;;&quot;,&quot;)" office:value-type="string" office:string-value="'error']," calcext:value-type="string">
            <text:p>'error'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等线" svg:font-family="等线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09:53:07.734776781</dc:date>
    <meta:editing-duration>PT18H51M45S</meta:editing-duration>
    <meta:editing-cycles>152</meta:editing-cycles>
    <meta:generator>LibreOffice/7.3.7.2$Linux_X86_64 LibreOffice_project/30$Build-2</meta:generator>
    <meta:document-statistic meta:table-count="1" meta:cell-count="5502" meta:object-count="0"/>
  </office:meta>
</office:document-meta>
</file>